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2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3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21">
      <style:table-cell-properties fo:background-color="#fcd3c1" style:text-align-source="fix" style:repeat-content="false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6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ISODD(ROW()))" style:apply-style-name="Untitled5" style:base-cell-address="Sheet1.A1"/>
    </style:style>
    <style:style style:name="ce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</style:style>
    <style:style style:name="ce10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D2"/>
      <style:map style:condition="cell-content()=0" style:apply-style-name="Accent" style:base-cell-address="Sheet1.D2"/>
    </style:style>
    <style:style style:name="ce11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D2"/>
      <style:map style:condition="cell-content()=0" style:apply-style-name="Accent" style:base-cell-address="Sheet1.D2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fo:font-weight="bold" style:font-size-asian="11pt" style:font-weight-asian="bold" style:font-size-complex="11pt" style:font-weight-complex="bold"/>
      <style:map style:condition="is-true-formula(ISODD(ROW()))" style:apply-style-name="Untitled5" style:base-cell-address="Sheet1.A1"/>
    </style:style>
    <style:style style:name="ce13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A2"/>
      <style:map style:condition="cell-content()=0" style:apply-style-name="Accent" style:base-cell-address="Sheet1.A2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I2"/>
      <style:map style:condition="cell-content()=0" style:apply-style-name="Accent" style:base-cell-address="Sheet1.I2"/>
    </style:style>
    <style:style style:name="ce15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2" style:base-cell-address="Sheet1.I2"/>
      <style:map style:condition="cell-content()=0" style:apply-style-name="Accent" style:base-cell-address="Sheet1.I2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size="11pt" style:font-size-asian="11pt" style:font-size-complex="11pt"/>
      <style:map style:condition="is-true-formula(MOD(ROW()+1;2=1))" style:apply-style-name="Untitled1" style:base-cell-address="Sheet1.K112"/>
    </style:style>
    <style:style style:name="ce18" style:family="table-cell" style:parent-style-name="Default">
      <style:table-cell-properties fo:background-color="transparen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3" table:default-cell-style-name="ce16"/>
        <table:table-column table:style-name="co12" table:default-cell-style-name="ce18"/>
        <table:table-row table:style-name="ro1"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XC</text:p>
          </table:table-cell>
          <table:table-cell table:style-name="ce5" office:value-type="string" calcext:value-type="string">
            <text:p>XGL</text:p>
          </table:table-cell>
          <table:table-cell table:style-name="ce5" office:value-type="string" calcext:value-type="string">
            <text:p>XGR</text:p>
          </table:table-cell>
          <table:table-cell table:style-name="ce5" office:value-type="string" calcext:value-type="string">
            <text:p>DXG</text:p>
          </table:table-cell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YC</text:p>
          </table:table-cell>
          <table:table-cell table:style-name="ce5" office:value-type="string" calcext:value-type="string">
            <text:p>YGB</text:p>
          </table:table-cell>
          <table:table-cell table:style-name="ce5" office:value-type="string" calcext:value-type="string">
            <text:p>YGT</text:p>
          </table:table-cell>
          <table:table-cell table:style-name="ce5" office:value-type="string" calcext:value-type="string">
            <text:p>DYG</text:p>
          </table:table-cell>
          <table:table-cell table:style-name="ce4" table:number-columns-repeated="101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88.416656494141" calcext:value-type="float">
            <text:p>288.417</text:p>
          </table:table-cell>
          <table:table-cell table:style-name="ce6" office:value-type="float" office:value="288.333343505859" calcext:value-type="float">
            <text:p>288.333</text:p>
          </table:table-cell>
          <table:table-cell table:style-name="ce10" office:value-type="float" office:value="288.5" calcext:value-type="float">
            <text:p>288.500</text:p>
          </table:table-cell>
          <table:table-cell table:style-name="ce6" table:formula="of:=[.D2]-[.C2]" office:value-type="float" office:value="0.166656494141023" calcext:value-type="float">
            <text:p>0.16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-59.6835517883301" calcext:value-type="float">
            <text:p>-59.684</text:p>
          </table:table-cell>
          <table:table-cell table:style-name="ce6" office:value-type="float" office:value="-59.7255096435547" calcext:value-type="float">
            <text:p>-59.726</text:p>
          </table:table-cell>
          <table:table-cell table:style-name="ce14" office:value-type="float" office:value="-59.6415939331055" calcext:value-type="float">
            <text:p>-59.642</text:p>
          </table:table-cell>
          <table:table-cell table:style-name="ce6" table:formula="of:=[.I2]-[.H2]" office:value-type="float" office:value="0.0839157104492045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88.583343505859" calcext:value-type="float">
            <text:p>288.583</text:p>
          </table:table-cell>
          <table:table-cell table:style-name="ce6" office:value-type="float" office:value="288.5" calcext:value-type="float">
            <text:p>288.500</text:p>
          </table:table-cell>
          <table:table-cell table:style-name="ce10" office:value-type="float" office:value="288.666656494141" calcext:value-type="float">
            <text:p>288.667</text:p>
          </table:table-cell>
          <table:table-cell table:style-name="ce6" table:formula="of:=[.D3]-[.C3]" office:value-type="float" office:value="0.166656494141023" calcext:value-type="float">
            <text:p>0.16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-59.5995292663574" calcext:value-type="float">
            <text:p>-59.600</text:p>
          </table:table-cell>
          <table:table-cell table:style-name="ce6" office:value-type="float" office:value="-59.6415939331055" calcext:value-type="float">
            <text:p>-59.642</text:p>
          </table:table-cell>
          <table:table-cell table:style-name="ce14" office:value-type="float" office:value="-59.5574645996094" calcext:value-type="float">
            <text:p>-59.557</text:p>
          </table:table-cell>
          <table:table-cell table:style-name="ce6" table:formula="of:=[.I3]-[.H3]" office:value-type="float" office:value="0.0841293334960938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88.75" calcext:value-type="float">
            <text:p>288.750</text:p>
          </table:table-cell>
          <table:table-cell table:style-name="ce6" office:value-type="float" office:value="288.666656494141" calcext:value-type="float">
            <text:p>288.667</text:p>
          </table:table-cell>
          <table:table-cell table:style-name="ce10" office:value-type="float" office:value="288.833343505859" calcext:value-type="float">
            <text:p>288.833</text:p>
          </table:table-cell>
          <table:table-cell table:style-name="ce6" table:formula="of:=[.D4]-[.C4]" office:value-type="float" office:value="0.166687011717954" calcext:value-type="float">
            <text:p>0.16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-59.5152931213379" calcext:value-type="float">
            <text:p>-59.515</text:p>
          </table:table-cell>
          <table:table-cell table:style-name="ce6" office:value-type="float" office:value="-59.5574645996094" calcext:value-type="float">
            <text:p>-59.557</text:p>
          </table:table-cell>
          <table:table-cell table:style-name="ce14" office:value-type="float" office:value="-59.4731216430664" calcext:value-type="float">
            <text:p>-59.473</text:p>
          </table:table-cell>
          <table:table-cell table:style-name="ce6" table:formula="of:=[.I4]-[.H4]" office:value-type="float" office:value="0.0843429565430043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88.916656494141" calcext:value-type="float">
            <text:p>288.917</text:p>
          </table:table-cell>
          <table:table-cell table:style-name="ce6" office:value-type="float" office:value="288.833343505859" calcext:value-type="float">
            <text:p>288.833</text:p>
          </table:table-cell>
          <table:table-cell table:style-name="ce10" office:value-type="float" office:value="289" calcext:value-type="float">
            <text:p>289.000</text:p>
          </table:table-cell>
          <table:table-cell table:style-name="ce6" table:formula="of:=[.D5]-[.C5]" office:value-type="float" office:value="0.166656494141023" calcext:value-type="float">
            <text:p>0.16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-59.4308471679688" calcext:value-type="float">
            <text:p>-59.431</text:p>
          </table:table-cell>
          <table:table-cell table:style-name="ce6" office:value-type="float" office:value="-59.4731216430664" calcext:value-type="float">
            <text:p>-59.473</text:p>
          </table:table-cell>
          <table:table-cell table:style-name="ce14" office:value-type="float" office:value="-59.3885688781738" calcext:value-type="float">
            <text:p>-59.389</text:p>
          </table:table-cell>
          <table:table-cell table:style-name="ce6" table:formula="of:=[.I5]-[.H5]" office:value-type="float" office:value="0.0845527648925994" calcext:value-type="float">
            <text:p>0.085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89.083343505859" calcext:value-type="float">
            <text:p>289.083</text:p>
          </table:table-cell>
          <table:table-cell table:style-name="ce6" office:value-type="float" office:value="289" calcext:value-type="float">
            <text:p>289.000</text:p>
          </table:table-cell>
          <table:table-cell table:style-name="ce10" office:value-type="float" office:value="289.166656494141" calcext:value-type="float">
            <text:p>289.167</text:p>
          </table:table-cell>
          <table:table-cell table:style-name="ce6" table:formula="of:=[.D6]-[.C6]" office:value-type="float" office:value="0.166656494141023" calcext:value-type="float">
            <text:p>0.167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-59.3461875915527" calcext:value-type="float">
            <text:p>-59.346</text:p>
          </table:table-cell>
          <table:table-cell table:style-name="ce6" office:value-type="float" office:value="-59.3885688781738" calcext:value-type="float">
            <text:p>-59.389</text:p>
          </table:table-cell>
          <table:table-cell table:style-name="ce14" office:value-type="float" office:value="-59.3038063049316" calcext:value-type="float">
            <text:p>-59.304</text:p>
          </table:table-cell>
          <table:table-cell table:style-name="ce6" table:formula="of:=[.I6]-[.H6]" office:value-type="float" office:value="0.0847625732422017" calcext:value-type="float">
            <text:p>0.085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89.25" calcext:value-type="float">
            <text:p>289.250</text:p>
          </table:table-cell>
          <table:table-cell table:style-name="ce6" office:value-type="float" office:value="289.166656494141" calcext:value-type="float">
            <text:p>289.167</text:p>
          </table:table-cell>
          <table:table-cell table:style-name="ce10" office:value-type="float" office:value="289.333343505859" calcext:value-type="float">
            <text:p>289.333</text:p>
          </table:table-cell>
          <table:table-cell table:style-name="ce6" table:formula="of:=[.D7]-[.C7]" office:value-type="float" office:value="0.166687011717954" calcext:value-type="float">
            <text:p>0.167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-59.2613182067871" calcext:value-type="float">
            <text:p>-59.261</text:p>
          </table:table-cell>
          <table:table-cell table:style-name="ce6" office:value-type="float" office:value="-59.3038063049316" calcext:value-type="float">
            <text:p>-59.304</text:p>
          </table:table-cell>
          <table:table-cell table:style-name="ce14" office:value-type="float" office:value="-59.2188262939453" calcext:value-type="float">
            <text:p>-59.219</text:p>
          </table:table-cell>
          <table:table-cell table:style-name="ce6" table:formula="of:=[.I7]-[.H7]" office:value-type="float" office:value="0.0849800109862997" calcext:value-type="float">
            <text:p>0.085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89.416656494141" calcext:value-type="float">
            <text:p>289.417</text:p>
          </table:table-cell>
          <table:table-cell table:style-name="ce6" office:value-type="float" office:value="289.333343505859" calcext:value-type="float">
            <text:p>289.333</text:p>
          </table:table-cell>
          <table:table-cell table:style-name="ce10" office:value-type="float" office:value="289.5" calcext:value-type="float">
            <text:p>289.500</text:p>
          </table:table-cell>
          <table:table-cell table:style-name="ce6" table:formula="of:=[.D8]-[.C8]" office:value-type="float" office:value="0.166656494141023" calcext:value-type="float">
            <text:p>0.167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-59.1762313842773" calcext:value-type="float">
            <text:p>-59.176</text:p>
          </table:table-cell>
          <table:table-cell table:style-name="ce6" office:value-type="float" office:value="-59.2188262939453" calcext:value-type="float">
            <text:p>-59.219</text:p>
          </table:table-cell>
          <table:table-cell table:style-name="ce14" office:value-type="float" office:value="-59.1336364746094" calcext:value-type="float">
            <text:p>-59.134</text:p>
          </table:table-cell>
          <table:table-cell table:style-name="ce6" table:formula="of:=[.I8]-[.H8]" office:value-type="float" office:value="0.0851898193358949" calcext:value-type="float">
            <text:p>0.085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89.583343505859" calcext:value-type="float">
            <text:p>289.583</text:p>
          </table:table-cell>
          <table:table-cell table:style-name="ce6" office:value-type="float" office:value="289.5" calcext:value-type="float">
            <text:p>289.500</text:p>
          </table:table-cell>
          <table:table-cell table:style-name="ce10" office:value-type="float" office:value="289.666656494141" calcext:value-type="float">
            <text:p>289.667</text:p>
          </table:table-cell>
          <table:table-cell table:style-name="ce6" table:formula="of:=[.D9]-[.C9]" office:value-type="float" office:value="0.166656494141023" calcext:value-type="float">
            <text:p>0.16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-59.090934753418" calcext:value-type="float">
            <text:p>-59.091</text:p>
          </table:table-cell>
          <table:table-cell table:style-name="ce6" office:value-type="float" office:value="-59.1336364746094" calcext:value-type="float">
            <text:p>-59.134</text:p>
          </table:table-cell>
          <table:table-cell table:style-name="ce14" office:value-type="float" office:value="-59.0482330322266" calcext:value-type="float">
            <text:p>-59.048</text:p>
          </table:table-cell>
          <table:table-cell table:style-name="ce6" table:formula="of:=[.I9]-[.H9]" office:value-type="float" office:value="0.0854034423828054" calcext:value-type="float">
            <text:p>0.085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89.75" calcext:value-type="float">
            <text:p>289.750</text:p>
          </table:table-cell>
          <table:table-cell table:style-name="ce6" office:value-type="float" office:value="289.666656494141" calcext:value-type="float">
            <text:p>289.667</text:p>
          </table:table-cell>
          <table:table-cell table:style-name="ce10" office:value-type="float" office:value="289.833343505859" calcext:value-type="float">
            <text:p>289.833</text:p>
          </table:table-cell>
          <table:table-cell table:style-name="ce6" table:formula="of:=[.D10]-[.C10]" office:value-type="float" office:value="0.166687011717954" calcext:value-type="float">
            <text:p>0.167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-59.0054244995117" calcext:value-type="float">
            <text:p>-59.005</text:p>
          </table:table-cell>
          <table:table-cell table:style-name="ce6" office:value-type="float" office:value="-59.0482330322266" calcext:value-type="float">
            <text:p>-59.048</text:p>
          </table:table-cell>
          <table:table-cell table:style-name="ce14" office:value-type="float" office:value="-58.9626159667969" calcext:value-type="float">
            <text:p>-58.963</text:p>
          </table:table-cell>
          <table:table-cell table:style-name="ce6" table:formula="of:=[.I10]-[.H10]" office:value-type="float" office:value="0.0856170654296946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89.916656494141" calcext:value-type="float">
            <text:p>289.917</text:p>
          </table:table-cell>
          <table:table-cell table:style-name="ce6" office:value-type="float" office:value="289.833343505859" calcext:value-type="float">
            <text:p>289.833</text:p>
          </table:table-cell>
          <table:table-cell table:style-name="ce10" office:value-type="float" office:value="290" calcext:value-type="float">
            <text:p>290.000</text:p>
          </table:table-cell>
          <table:table-cell table:style-name="ce6" table:formula="of:=[.D11]-[.C11]" office:value-type="float" office:value="0.166656494141023" calcext:value-type="float">
            <text:p>0.167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-58.9197006225586" calcext:value-type="float">
            <text:p>-58.920</text:p>
          </table:table-cell>
          <table:table-cell table:style-name="ce6" office:value-type="float" office:value="-58.9626159667969" calcext:value-type="float">
            <text:p>-58.963</text:p>
          </table:table-cell>
          <table:table-cell table:style-name="ce14" office:value-type="float" office:value="-58.8767852783203" calcext:value-type="float">
            <text:p>-58.877</text:p>
          </table:table-cell>
          <table:table-cell table:style-name="ce6" table:formula="of:=[.I11]-[.H11]" office:value-type="float" office:value="0.0858306884766051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90.083343505859" calcext:value-type="float">
            <text:p>290.083</text:p>
          </table:table-cell>
          <table:table-cell table:style-name="ce6" office:value-type="float" office:value="290" calcext:value-type="float">
            <text:p>290.000</text:p>
          </table:table-cell>
          <table:table-cell table:style-name="ce10" office:value-type="float" office:value="290.166656494141" calcext:value-type="float">
            <text:p>290.167</text:p>
          </table:table-cell>
          <table:table-cell table:style-name="ce6" table:formula="of:=[.D12]-[.C12]" office:value-type="float" office:value="0.166656494141023" calcext:value-type="float">
            <text:p>0.167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-58.8337631225586" calcext:value-type="float">
            <text:p>-58.834</text:p>
          </table:table-cell>
          <table:table-cell table:style-name="ce6" office:value-type="float" office:value="-58.8767852783203" calcext:value-type="float">
            <text:p>-58.877</text:p>
          </table:table-cell>
          <table:table-cell table:style-name="ce14" office:value-type="float" office:value="-58.7907409667969" calcext:value-type="float">
            <text:p>-58.791</text:p>
          </table:table-cell>
          <table:table-cell table:style-name="ce6" table:formula="of:=[.I12]-[.H12]" office:value-type="float" office:value="0.0860443115233949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290.25" calcext:value-type="float">
            <text:p>290.250</text:p>
          </table:table-cell>
          <table:table-cell table:style-name="ce6" office:value-type="float" office:value="290.166656494141" calcext:value-type="float">
            <text:p>290.167</text:p>
          </table:table-cell>
          <table:table-cell table:style-name="ce10" office:value-type="float" office:value="290.333343505859" calcext:value-type="float">
            <text:p>290.333</text:p>
          </table:table-cell>
          <table:table-cell table:style-name="ce6" table:formula="of:=[.D13]-[.C13]" office:value-type="float" office:value="0.166687011717954" calcext:value-type="float">
            <text:p>0.167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-58.7476119995117" calcext:value-type="float">
            <text:p>-58.748</text:p>
          </table:table-cell>
          <table:table-cell table:style-name="ce6" office:value-type="float" office:value="-58.7907409667969" calcext:value-type="float">
            <text:p>-58.791</text:p>
          </table:table-cell>
          <table:table-cell table:style-name="ce14" office:value-type="float" office:value="-58.7044830322266" calcext:value-type="float">
            <text:p>-58.704</text:p>
          </table:table-cell>
          <table:table-cell table:style-name="ce6" table:formula="of:=[.I13]-[.H13]" office:value-type="float" office:value="0.0862579345703054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90.416656494141" calcext:value-type="float">
            <text:p>290.417</text:p>
          </table:table-cell>
          <table:table-cell table:style-name="ce6" office:value-type="float" office:value="290.333343505859" calcext:value-type="float">
            <text:p>290.333</text:p>
          </table:table-cell>
          <table:table-cell table:style-name="ce10" office:value-type="float" office:value="290.5" calcext:value-type="float">
            <text:p>290.500</text:p>
          </table:table-cell>
          <table:table-cell table:style-name="ce6" table:formula="of:=[.D14]-[.C14]" office:value-type="float" office:value="0.166656494141023" calcext:value-type="float">
            <text:p>0.167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-58.661247253418" calcext:value-type="float">
            <text:p>-58.661</text:p>
          </table:table-cell>
          <table:table-cell table:style-name="ce6" office:value-type="float" office:value="-58.7044830322266" calcext:value-type="float">
            <text:p>-58.704</text:p>
          </table:table-cell>
          <table:table-cell table:style-name="ce14" office:value-type="float" office:value="-58.6180076599121" calcext:value-type="float">
            <text:p>-58.618</text:p>
          </table:table-cell>
          <table:table-cell table:style-name="ce6" table:formula="of:=[.I14]-[.H14]" office:value-type="float" office:value="0.0864753723144958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290.583343505859" calcext:value-type="float">
            <text:p>290.583</text:p>
          </table:table-cell>
          <table:table-cell table:style-name="ce6" office:value-type="float" office:value="290.5" calcext:value-type="float">
            <text:p>290.500</text:p>
          </table:table-cell>
          <table:table-cell table:style-name="ce10" office:value-type="float" office:value="290.666656494141" calcext:value-type="float">
            <text:p>290.667</text:p>
          </table:table-cell>
          <table:table-cell table:style-name="ce6" table:formula="of:=[.D15]-[.C15]" office:value-type="float" office:value="0.166656494141023" calcext:value-type="float">
            <text:p>0.167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-58.5746650695801" calcext:value-type="float">
            <text:p>-58.575</text:p>
          </table:table-cell>
          <table:table-cell table:style-name="ce6" office:value-type="float" office:value="-58.6180076599121" calcext:value-type="float">
            <text:p>-58.618</text:p>
          </table:table-cell>
          <table:table-cell table:style-name="ce14" office:value-type="float" office:value="-58.5313186645508" calcext:value-type="float">
            <text:p>-58.531</text:p>
          </table:table-cell>
          <table:table-cell table:style-name="ce6" table:formula="of:=[.I15]-[.H15]" office:value-type="float" office:value="0.0866889953612997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90.75" calcext:value-type="float">
            <text:p>290.750</text:p>
          </table:table-cell>
          <table:table-cell table:style-name="ce6" office:value-type="float" office:value="290.666656494141" calcext:value-type="float">
            <text:p>290.667</text:p>
          </table:table-cell>
          <table:table-cell table:style-name="ce10" office:value-type="float" office:value="290.833343505859" calcext:value-type="float">
            <text:p>290.833</text:p>
          </table:table-cell>
          <table:table-cell table:style-name="ce6" table:formula="of:=[.D16]-[.C16]" office:value-type="float" office:value="0.166687011717954" calcext:value-type="float">
            <text:p>0.167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-58.4878692626953" calcext:value-type="float">
            <text:p>-58.488</text:p>
          </table:table-cell>
          <table:table-cell table:style-name="ce6" office:value-type="float" office:value="-58.5313186645508" calcext:value-type="float">
            <text:p>-58.531</text:p>
          </table:table-cell>
          <table:table-cell table:style-name="ce14" office:value-type="float" office:value="-58.4444160461426" calcext:value-type="float">
            <text:p>-58.444</text:p>
          </table:table-cell>
          <table:table-cell table:style-name="ce6" table:formula="of:=[.I16]-[.H16]" office:value-type="float" office:value="0.0869026184082031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290.916656494141" calcext:value-type="float">
            <text:p>290.917</text:p>
          </table:table-cell>
          <table:table-cell table:style-name="ce6" office:value-type="float" office:value="290.833343505859" calcext:value-type="float">
            <text:p>290.833</text:p>
          </table:table-cell>
          <table:table-cell table:style-name="ce10" office:value-type="float" office:value="291" calcext:value-type="float">
            <text:p>291.000</text:p>
          </table:table-cell>
          <table:table-cell table:style-name="ce6" table:formula="of:=[.D17]-[.C17]" office:value-type="float" office:value="0.166656494141023" calcext:value-type="float">
            <text:p>0.167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-58.4008560180664" calcext:value-type="float">
            <text:p>-58.401</text:p>
          </table:table-cell>
          <table:table-cell table:style-name="ce6" office:value-type="float" office:value="-58.4444160461426" calcext:value-type="float">
            <text:p>-58.444</text:p>
          </table:table-cell>
          <table:table-cell table:style-name="ce14" office:value-type="float" office:value="-58.357292175293" calcext:value-type="float">
            <text:p>-58.357</text:p>
          </table:table-cell>
          <table:table-cell table:style-name="ce6" table:formula="of:=[.I17]-[.H17]" office:value-type="float" office:value="0.0871238708496023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91.083343505859" calcext:value-type="float">
            <text:p>291.083</text:p>
          </table:table-cell>
          <table:table-cell table:style-name="ce6" office:value-type="float" office:value="291" calcext:value-type="float">
            <text:p>291.000</text:p>
          </table:table-cell>
          <table:table-cell table:style-name="ce10" office:value-type="float" office:value="291.166656494141" calcext:value-type="float">
            <text:p>291.167</text:p>
          </table:table-cell>
          <table:table-cell table:style-name="ce6" table:formula="of:=[.D18]-[.C18]" office:value-type="float" office:value="0.166656494141023" calcext:value-type="float">
            <text:p>0.167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-58.3136253356934" calcext:value-type="float">
            <text:p>-58.314</text:p>
          </table:table-cell>
          <table:table-cell table:style-name="ce6" office:value-type="float" office:value="-58.357292175293" calcext:value-type="float">
            <text:p>-58.357</text:p>
          </table:table-cell>
          <table:table-cell table:style-name="ce14" office:value-type="float" office:value="-58.2699546813965" calcext:value-type="float">
            <text:p>-58.270</text:p>
          </table:table-cell>
          <table:table-cell table:style-name="ce6" table:formula="of:=[.I18]-[.H18]" office:value-type="float" office:value="0.0873374938964986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291.25" calcext:value-type="float">
            <text:p>291.250</text:p>
          </table:table-cell>
          <table:table-cell table:style-name="ce6" office:value-type="float" office:value="291.166656494141" calcext:value-type="float">
            <text:p>291.167</text:p>
          </table:table-cell>
          <table:table-cell table:style-name="ce10" office:value-type="float" office:value="291.333343505859" calcext:value-type="float">
            <text:p>291.333</text:p>
          </table:table-cell>
          <table:table-cell table:style-name="ce6" table:formula="of:=[.D19]-[.C19]" office:value-type="float" office:value="0.166687011717954" calcext:value-type="float">
            <text:p>0.167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-58.2261810302734" calcext:value-type="float">
            <text:p>-58.226</text:p>
          </table:table-cell>
          <table:table-cell table:style-name="ce6" office:value-type="float" office:value="-58.2699546813965" calcext:value-type="float">
            <text:p>-58.270</text:p>
          </table:table-cell>
          <table:table-cell table:style-name="ce14" office:value-type="float" office:value="-58.1824035644531" calcext:value-type="float">
            <text:p>-58.182</text:p>
          </table:table-cell>
          <table:table-cell table:style-name="ce6" table:formula="of:=[.I19]-[.H19]" office:value-type="float" office:value="0.087551116943402" calcext:value-type="float">
            <text:p>0.088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291.416656494141" calcext:value-type="float">
            <text:p>291.417</text:p>
          </table:table-cell>
          <table:table-cell table:style-name="ce6" office:value-type="float" office:value="291.333343505859" calcext:value-type="float">
            <text:p>291.333</text:p>
          </table:table-cell>
          <table:table-cell table:style-name="ce10" office:value-type="float" office:value="291.5" calcext:value-type="float">
            <text:p>291.500</text:p>
          </table:table-cell>
          <table:table-cell table:style-name="ce6" table:formula="of:=[.D20]-[.C20]" office:value-type="float" office:value="0.166656494141023" calcext:value-type="float">
            <text:p>0.167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-58.1385192871094" calcext:value-type="float">
            <text:p>-58.139</text:p>
          </table:table-cell>
          <table:table-cell table:style-name="ce6" office:value-type="float" office:value="-58.1824035644531" calcext:value-type="float">
            <text:p>-58.182</text:p>
          </table:table-cell>
          <table:table-cell table:style-name="ce14" office:value-type="float" office:value="-58.0946311950684" calcext:value-type="float">
            <text:p>-58.095</text:p>
          </table:table-cell>
          <table:table-cell table:style-name="ce6" table:formula="of:=[.I20]-[.H20]" office:value-type="float" office:value="0.0877723693846946" calcext:value-type="float">
            <text:p>0.088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291.583343505859" calcext:value-type="float">
            <text:p>291.583</text:p>
          </table:table-cell>
          <table:table-cell table:style-name="ce6" office:value-type="float" office:value="291.5" calcext:value-type="float">
            <text:p>291.500</text:p>
          </table:table-cell>
          <table:table-cell table:style-name="ce10" office:value-type="float" office:value="291.666656494141" calcext:value-type="float">
            <text:p>291.667</text:p>
          </table:table-cell>
          <table:table-cell table:style-name="ce6" table:formula="of:=[.D21]-[.C21]" office:value-type="float" office:value="0.166656494141023" calcext:value-type="float">
            <text:p>0.167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-58.0506401062012" calcext:value-type="float">
            <text:p>-58.051</text:p>
          </table:table-cell>
          <table:table-cell table:style-name="ce6" office:value-type="float" office:value="-58.0946311950684" calcext:value-type="float">
            <text:p>-58.095</text:p>
          </table:table-cell>
          <table:table-cell table:style-name="ce14" office:value-type="float" office:value="-58.0066452026367" calcext:value-type="float">
            <text:p>-58.007</text:p>
          </table:table-cell>
          <table:table-cell table:style-name="ce6" table:formula="of:=[.I21]-[.H21]" office:value-type="float" office:value="0.0879859924317046" calcext:value-type="float">
            <text:p>0.088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291.75" calcext:value-type="float">
            <text:p>291.750</text:p>
          </table:table-cell>
          <table:table-cell table:style-name="ce6" office:value-type="float" office:value="291.666656494141" calcext:value-type="float">
            <text:p>291.667</text:p>
          </table:table-cell>
          <table:table-cell table:style-name="ce10" office:value-type="float" office:value="291.833343505859" calcext:value-type="float">
            <text:p>291.833</text:p>
          </table:table-cell>
          <table:table-cell table:style-name="ce6" table:formula="of:=[.D22]-[.C22]" office:value-type="float" office:value="0.166687011717954" calcext:value-type="float">
            <text:p>0.167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-57.9625434875488" calcext:value-type="float">
            <text:p>-57.963</text:p>
          </table:table-cell>
          <table:table-cell table:style-name="ce6" office:value-type="float" office:value="-58.0066452026367" calcext:value-type="float">
            <text:p>-58.007</text:p>
          </table:table-cell>
          <table:table-cell table:style-name="ce14" office:value-type="float" office:value="-57.9184379577637" calcext:value-type="float">
            <text:p>-57.918</text:p>
          </table:table-cell>
          <table:table-cell table:style-name="ce6" table:formula="of:=[.I22]-[.H22]" office:value-type="float" office:value="0.0882072448729971" calcext:value-type="float">
            <text:p>0.088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91.916656494141" calcext:value-type="float">
            <text:p>291.917</text:p>
          </table:table-cell>
          <table:table-cell table:style-name="ce6" office:value-type="float" office:value="291.833343505859" calcext:value-type="float">
            <text:p>291.833</text:p>
          </table:table-cell>
          <table:table-cell table:style-name="ce10" office:value-type="float" office:value="292" calcext:value-type="float">
            <text:p>292.000</text:p>
          </table:table-cell>
          <table:table-cell table:style-name="ce6" table:formula="of:=[.D23]-[.C23]" office:value-type="float" office:value="0.166656494141023" calcext:value-type="float">
            <text:p>0.167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-57.8742294311523" calcext:value-type="float">
            <text:p>-57.874</text:p>
          </table:table-cell>
          <table:table-cell table:style-name="ce6" office:value-type="float" office:value="-57.9184379577637" calcext:value-type="float">
            <text:p>-57.918</text:p>
          </table:table-cell>
          <table:table-cell table:style-name="ce14" office:value-type="float" office:value="-57.8300170898438" calcext:value-type="float">
            <text:p>-57.830</text:p>
          </table:table-cell>
          <table:table-cell table:style-name="ce6" table:formula="of:=[.I23]-[.H23]" office:value-type="float" office:value="0.0884208679199006" calcext:value-type="float">
            <text:p>0.088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92.083343505859" calcext:value-type="float">
            <text:p>292.083</text:p>
          </table:table-cell>
          <table:table-cell table:style-name="ce6" office:value-type="float" office:value="292" calcext:value-type="float">
            <text:p>292.000</text:p>
          </table:table-cell>
          <table:table-cell table:style-name="ce10" office:value-type="float" office:value="292.166656494141" calcext:value-type="float">
            <text:p>292.167</text:p>
          </table:table-cell>
          <table:table-cell table:style-name="ce6" table:formula="of:=[.D24]-[.C24]" office:value-type="float" office:value="0.166656494141023" calcext:value-type="float">
            <text:p>0.167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-57.7856979370117" calcext:value-type="float">
            <text:p>-57.786</text:p>
          </table:table-cell>
          <table:table-cell table:style-name="ce6" office:value-type="float" office:value="-57.8300170898438" calcext:value-type="float">
            <text:p>-57.830</text:p>
          </table:table-cell>
          <table:table-cell table:style-name="ce14" office:value-type="float" office:value="-57.7413749694824" calcext:value-type="float">
            <text:p>-57.741</text:p>
          </table:table-cell>
          <table:table-cell table:style-name="ce6" table:formula="of:=[.I24]-[.H24]" office:value-type="float" office:value="0.0886421203613992" calcext:value-type="float">
            <text:p>0.089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292.25" calcext:value-type="float">
            <text:p>292.250</text:p>
          </table:table-cell>
          <table:table-cell table:style-name="ce6" office:value-type="float" office:value="292.166656494141" calcext:value-type="float">
            <text:p>292.167</text:p>
          </table:table-cell>
          <table:table-cell table:style-name="ce10" office:value-type="float" office:value="292.333343505859" calcext:value-type="float">
            <text:p>292.333</text:p>
          </table:table-cell>
          <table:table-cell table:style-name="ce6" table:formula="of:=[.D25]-[.C25]" office:value-type="float" office:value="0.166687011717954" calcext:value-type="float">
            <text:p>0.167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-57.6969451904297" calcext:value-type="float">
            <text:p>-57.697</text:p>
          </table:table-cell>
          <table:table-cell table:style-name="ce6" office:value-type="float" office:value="-57.7413749694824" calcext:value-type="float">
            <text:p>-57.741</text:p>
          </table:table-cell>
          <table:table-cell table:style-name="ce14" office:value-type="float" office:value="-57.652515411377" calcext:value-type="float">
            <text:p>-57.653</text:p>
          </table:table-cell>
          <table:table-cell table:style-name="ce6" table:formula="of:=[.I25]-[.H25]" office:value-type="float" office:value="0.0888595581053977" calcext:value-type="float">
            <text:p>0.089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92.416656494141" calcext:value-type="float">
            <text:p>292.417</text:p>
          </table:table-cell>
          <table:table-cell table:style-name="ce6" office:value-type="float" office:value="292.333343505859" calcext:value-type="float">
            <text:p>292.333</text:p>
          </table:table-cell>
          <table:table-cell table:style-name="ce10" office:value-type="float" office:value="292.5" calcext:value-type="float">
            <text:p>292.500</text:p>
          </table:table-cell>
          <table:table-cell table:style-name="ce6" table:formula="of:=[.D26]-[.C26]" office:value-type="float" office:value="0.166656494141023" calcext:value-type="float">
            <text:p>0.167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-57.6079750061035" calcext:value-type="float">
            <text:p>-57.608</text:p>
          </table:table-cell>
          <table:table-cell table:style-name="ce6" office:value-type="float" office:value="-57.652515411377" calcext:value-type="float">
            <text:p>-57.653</text:p>
          </table:table-cell>
          <table:table-cell table:style-name="ce14" office:value-type="float" office:value="-57.5634346008301" calcext:value-type="float">
            <text:p>-57.563</text:p>
          </table:table-cell>
          <table:table-cell table:style-name="ce6" table:formula="of:=[.I26]-[.H26]" office:value-type="float" office:value="0.0890808105469034" calcext:value-type="float">
            <text:p>0.089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292.583343505859" calcext:value-type="float">
            <text:p>292.583</text:p>
          </table:table-cell>
          <table:table-cell table:style-name="ce6" office:value-type="float" office:value="292.5" calcext:value-type="float">
            <text:p>292.500</text:p>
          </table:table-cell>
          <table:table-cell table:style-name="ce10" office:value-type="float" office:value="292.666656494141" calcext:value-type="float">
            <text:p>292.667</text:p>
          </table:table-cell>
          <table:table-cell table:style-name="ce6" table:formula="of:=[.D27]-[.C27]" office:value-type="float" office:value="0.166656494141023" calcext:value-type="float">
            <text:p>0.167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-57.5187873840332" calcext:value-type="float">
            <text:p>-57.519</text:p>
          </table:table-cell>
          <table:table-cell table:style-name="ce6" office:value-type="float" office:value="-57.5634346008301" calcext:value-type="float">
            <text:p>-57.563</text:p>
          </table:table-cell>
          <table:table-cell table:style-name="ce14" office:value-type="float" office:value="-57.4741401672363" calcext:value-type="float">
            <text:p>-57.474</text:p>
          </table:table-cell>
          <table:table-cell table:style-name="ce6" table:formula="of:=[.I27]-[.H27]" office:value-type="float" office:value="0.0892944335937997" calcext:value-type="float">
            <text:p>0.089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92.75" calcext:value-type="float">
            <text:p>292.750</text:p>
          </table:table-cell>
          <table:table-cell table:style-name="ce6" office:value-type="float" office:value="292.666656494141" calcext:value-type="float">
            <text:p>292.667</text:p>
          </table:table-cell>
          <table:table-cell table:style-name="ce10" office:value-type="float" office:value="292.833343505859" calcext:value-type="float">
            <text:p>292.833</text:p>
          </table:table-cell>
          <table:table-cell table:style-name="ce6" table:formula="of:=[.D28]-[.C28]" office:value-type="float" office:value="0.166687011717954" calcext:value-type="float">
            <text:p>0.167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-57.4293823242188" calcext:value-type="float">
            <text:p>-57.429</text:p>
          </table:table-cell>
          <table:table-cell table:style-name="ce6" office:value-type="float" office:value="-57.4741401672363" calcext:value-type="float">
            <text:p>-57.474</text:p>
          </table:table-cell>
          <table:table-cell table:style-name="ce14" office:value-type="float" office:value="-57.3846206665039" calcext:value-type="float">
            <text:p>-57.385</text:p>
          </table:table-cell>
          <table:table-cell table:style-name="ce6" table:formula="of:=[.I28]-[.H28]" office:value-type="float" office:value="0.0895195007324006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292.916656494141" calcext:value-type="float">
            <text:p>292.917</text:p>
          </table:table-cell>
          <table:table-cell table:style-name="ce6" office:value-type="float" office:value="292.833343505859" calcext:value-type="float">
            <text:p>292.833</text:p>
          </table:table-cell>
          <table:table-cell table:style-name="ce10" office:value-type="float" office:value="293" calcext:value-type="float">
            <text:p>293.000</text:p>
          </table:table-cell>
          <table:table-cell table:style-name="ce6" table:formula="of:=[.D29]-[.C29]" office:value-type="float" office:value="0.166656494141023" calcext:value-type="float">
            <text:p>0.167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-57.3397521972656" calcext:value-type="float">
            <text:p>-57.340</text:p>
          </table:table-cell>
          <table:table-cell table:style-name="ce6" office:value-type="float" office:value="-57.3846206665039" calcext:value-type="float">
            <text:p>-57.385</text:p>
          </table:table-cell>
          <table:table-cell table:style-name="ce14" office:value-type="float" office:value="-57.2948837280273" calcext:value-type="float">
            <text:p>-57.295</text:p>
          </table:table-cell>
          <table:table-cell table:style-name="ce6" table:formula="of:=[.I29]-[.H29]" office:value-type="float" office:value="0.089736938476598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293.083343505859" calcext:value-type="float">
            <text:p>293.083</text:p>
          </table:table-cell>
          <table:table-cell table:style-name="ce6" office:value-type="float" office:value="293" calcext:value-type="float">
            <text:p>293.000</text:p>
          </table:table-cell>
          <table:table-cell table:style-name="ce10" office:value-type="float" office:value="293.166656494141" calcext:value-type="float">
            <text:p>293.167</text:p>
          </table:table-cell>
          <table:table-cell table:style-name="ce6" table:formula="of:=[.D30]-[.C30]" office:value-type="float" office:value="0.166656494141023" calcext:value-type="float">
            <text:p>0.167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-57.2499084472656" calcext:value-type="float">
            <text:p>-57.250</text:p>
          </table:table-cell>
          <table:table-cell table:style-name="ce6" office:value-type="float" office:value="-57.2948837280273" calcext:value-type="float">
            <text:p>-57.295</text:p>
          </table:table-cell>
          <table:table-cell table:style-name="ce14" office:value-type="float" office:value="-57.2049293518066" calcext:value-type="float">
            <text:p>-57.205</text:p>
          </table:table-cell>
          <table:table-cell table:style-name="ce6" table:formula="of:=[.I30]-[.H30]" office:value-type="float" office:value="0.0899543762207031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293.25" calcext:value-type="float">
            <text:p>293.250</text:p>
          </table:table-cell>
          <table:table-cell table:style-name="ce6" office:value-type="float" office:value="293.166656494141" calcext:value-type="float">
            <text:p>293.167</text:p>
          </table:table-cell>
          <table:table-cell table:style-name="ce10" office:value-type="float" office:value="293.333343505859" calcext:value-type="float">
            <text:p>293.333</text:p>
          </table:table-cell>
          <table:table-cell table:style-name="ce6" table:formula="of:=[.D31]-[.C31]" office:value-type="float" office:value="0.166687011717954" calcext:value-type="float">
            <text:p>0.167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-57.159839630127" calcext:value-type="float">
            <text:p>-57.160</text:p>
          </table:table-cell>
          <table:table-cell table:style-name="ce6" office:value-type="float" office:value="-57.2049293518066" calcext:value-type="float">
            <text:p>-57.205</text:p>
          </table:table-cell>
          <table:table-cell table:style-name="ce14" office:value-type="float" office:value="-57.1147499084473" calcext:value-type="float">
            <text:p>-57.115</text:p>
          </table:table-cell>
          <table:table-cell table:style-name="ce6" table:formula="of:=[.I31]-[.H31]" office:value-type="float" office:value="0.0901794433592968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293.416656494141" calcext:value-type="float">
            <text:p>293.417</text:p>
          </table:table-cell>
          <table:table-cell table:style-name="ce6" office:value-type="float" office:value="293.333343505859" calcext:value-type="float">
            <text:p>293.333</text:p>
          </table:table-cell>
          <table:table-cell table:style-name="ce10" office:value-type="float" office:value="293.5" calcext:value-type="float">
            <text:p>293.500</text:p>
          </table:table-cell>
          <table:table-cell table:style-name="ce6" table:formula="of:=[.D32]-[.C32]" office:value-type="float" office:value="0.166656494141023" calcext:value-type="float">
            <text:p>0.167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-57.0695533752441" calcext:value-type="float">
            <text:p>-57.070</text:p>
          </table:table-cell>
          <table:table-cell table:style-name="ce6" office:value-type="float" office:value="-57.1147499084473" calcext:value-type="float">
            <text:p>-57.115</text:p>
          </table:table-cell>
          <table:table-cell table:style-name="ce14" office:value-type="float" office:value="-57.0243530273438" calcext:value-type="float">
            <text:p>-57.024</text:p>
          </table:table-cell>
          <table:table-cell table:style-name="ce6" table:formula="of:=[.I32]-[.H32]" office:value-type="float" office:value="0.0903968811035014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293.583343505859" calcext:value-type="float">
            <text:p>293.583</text:p>
          </table:table-cell>
          <table:table-cell table:style-name="ce6" office:value-type="float" office:value="293.5" calcext:value-type="float">
            <text:p>293.500</text:p>
          </table:table-cell>
          <table:table-cell table:style-name="ce10" office:value-type="float" office:value="293.666656494141" calcext:value-type="float">
            <text:p>293.667</text:p>
          </table:table-cell>
          <table:table-cell table:style-name="ce6" table:formula="of:=[.D33]-[.C33]" office:value-type="float" office:value="0.166656494141023" calcext:value-type="float">
            <text:p>0.167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-56.9790420532227" calcext:value-type="float">
            <text:p>-56.979</text:p>
          </table:table-cell>
          <table:table-cell table:style-name="ce6" office:value-type="float" office:value="-57.0243530273438" calcext:value-type="float">
            <text:p>-57.024</text:p>
          </table:table-cell>
          <table:table-cell table:style-name="ce14" office:value-type="float" office:value="-56.9337310791016" calcext:value-type="float">
            <text:p>-56.934</text:p>
          </table:table-cell>
          <table:table-cell table:style-name="ce6" table:formula="of:=[.I33]-[.H33]" office:value-type="float" office:value="0.0906219482422017" calcext:value-type="float">
            <text:p>0.091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293.75" calcext:value-type="float">
            <text:p>293.750</text:p>
          </table:table-cell>
          <table:table-cell table:style-name="ce6" office:value-type="float" office:value="293.666656494141" calcext:value-type="float">
            <text:p>293.667</text:p>
          </table:table-cell>
          <table:table-cell table:style-name="ce10" office:value-type="float" office:value="293.833343505859" calcext:value-type="float">
            <text:p>293.833</text:p>
          </table:table-cell>
          <table:table-cell table:style-name="ce6" table:formula="of:=[.D34]-[.C34]" office:value-type="float" office:value="0.166687011717954" calcext:value-type="float">
            <text:p>0.167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-56.888313293457" calcext:value-type="float">
            <text:p>-56.888</text:p>
          </table:table-cell>
          <table:table-cell table:style-name="ce6" office:value-type="float" office:value="-56.9337310791016" calcext:value-type="float">
            <text:p>-56.934</text:p>
          </table:table-cell>
          <table:table-cell table:style-name="ce14" office:value-type="float" office:value="-56.8428916931152" calcext:value-type="float">
            <text:p>-56.843</text:p>
          </table:table-cell>
          <table:table-cell table:style-name="ce6" table:formula="of:=[.I34]-[.H34]" office:value-type="float" office:value="0.0908393859863992" calcext:value-type="float">
            <text:p>0.091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293.916656494141" calcext:value-type="float">
            <text:p>293.917</text:p>
          </table:table-cell>
          <table:table-cell table:style-name="ce6" office:value-type="float" office:value="293.833343505859" calcext:value-type="float">
            <text:p>293.833</text:p>
          </table:table-cell>
          <table:table-cell table:style-name="ce10" office:value-type="float" office:value="294" calcext:value-type="float">
            <text:p>294.000</text:p>
          </table:table-cell>
          <table:table-cell table:style-name="ce6" table:formula="of:=[.D35]-[.C35]" office:value-type="float" office:value="0.166656494141023" calcext:value-type="float">
            <text:p>0.167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-56.7973594665527" calcext:value-type="float">
            <text:p>-56.797</text:p>
          </table:table-cell>
          <table:table-cell table:style-name="ce6" office:value-type="float" office:value="-56.8428916931152" calcext:value-type="float">
            <text:p>-56.843</text:p>
          </table:table-cell>
          <table:table-cell table:style-name="ce14" office:value-type="float" office:value="-56.7518272399902" calcext:value-type="float">
            <text:p>-56.752</text:p>
          </table:table-cell>
          <table:table-cell table:style-name="ce6" table:formula="of:=[.I35]-[.H35]" office:value-type="float" office:value="0.091064453125" calcext:value-type="float">
            <text:p>0.091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294.083343505859" calcext:value-type="float">
            <text:p>294.083</text:p>
          </table:table-cell>
          <table:table-cell table:style-name="ce6" office:value-type="float" office:value="294" calcext:value-type="float">
            <text:p>294.000</text:p>
          </table:table-cell>
          <table:table-cell table:style-name="ce10" office:value-type="float" office:value="294.166656494141" calcext:value-type="float">
            <text:p>294.167</text:p>
          </table:table-cell>
          <table:table-cell table:style-name="ce6" table:formula="of:=[.D36]-[.C36]" office:value-type="float" office:value="0.166656494141023" calcext:value-type="float">
            <text:p>0.167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-56.7061882019043" calcext:value-type="float">
            <text:p>-56.706</text:p>
          </table:table-cell>
          <table:table-cell table:style-name="ce6" office:value-type="float" office:value="-56.7518272399902" calcext:value-type="float">
            <text:p>-56.752</text:p>
          </table:table-cell>
          <table:table-cell table:style-name="ce14" office:value-type="float" office:value="-56.6605453491211" calcext:value-type="float">
            <text:p>-56.661</text:p>
          </table:table-cell>
          <table:table-cell table:style-name="ce6" table:formula="of:=[.I36]-[.H36]" office:value-type="float" office:value="0.091281890869098" calcext:value-type="float">
            <text:p>0.091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294.25" calcext:value-type="float">
            <text:p>294.250</text:p>
          </table:table-cell>
          <table:table-cell table:style-name="ce6" office:value-type="float" office:value="294.166656494141" calcext:value-type="float">
            <text:p>294.167</text:p>
          </table:table-cell>
          <table:table-cell table:style-name="ce10" office:value-type="float" office:value="294.333343505859" calcext:value-type="float">
            <text:p>294.333</text:p>
          </table:table-cell>
          <table:table-cell table:style-name="ce6" table:formula="of:=[.D37]-[.C37]" office:value-type="float" office:value="0.166687011717954" calcext:value-type="float">
            <text:p>0.167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-56.6147918701172" calcext:value-type="float">
            <text:p>-56.615</text:p>
          </table:table-cell>
          <table:table-cell table:style-name="ce6" office:value-type="float" office:value="-56.6605453491211" calcext:value-type="float">
            <text:p>-56.661</text:p>
          </table:table-cell>
          <table:table-cell table:style-name="ce14" office:value-type="float" office:value="-56.569034576416" calcext:value-type="float">
            <text:p>-56.569</text:p>
          </table:table-cell>
          <table:table-cell table:style-name="ce6" table:formula="of:=[.I37]-[.H37]" office:value-type="float" office:value="0.0915107727050994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294.416656494141" calcext:value-type="float">
            <text:p>294.417</text:p>
          </table:table-cell>
          <table:table-cell table:style-name="ce6" office:value-type="float" office:value="294.333343505859" calcext:value-type="float">
            <text:p>294.333</text:p>
          </table:table-cell>
          <table:table-cell table:style-name="ce10" office:value-type="float" office:value="294.5" calcext:value-type="float">
            <text:p>294.500</text:p>
          </table:table-cell>
          <table:table-cell table:style-name="ce6" table:formula="of:=[.D38]-[.C38]" office:value-type="float" office:value="0.166656494141023" calcext:value-type="float">
            <text:p>0.167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-56.5231704711914" calcext:value-type="float">
            <text:p>-56.523</text:p>
          </table:table-cell>
          <table:table-cell table:style-name="ce6" office:value-type="float" office:value="-56.569034576416" calcext:value-type="float">
            <text:p>-56.569</text:p>
          </table:table-cell>
          <table:table-cell table:style-name="ce14" office:value-type="float" office:value="-56.4773063659668" calcext:value-type="float">
            <text:p>-56.477</text:p>
          </table:table-cell>
          <table:table-cell table:style-name="ce6" table:formula="of:=[.I38]-[.H38]" office:value-type="float" office:value="0.0917282104492045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294.583343505859" calcext:value-type="float">
            <text:p>294.583</text:p>
          </table:table-cell>
          <table:table-cell table:style-name="ce6" office:value-type="float" office:value="294.5" calcext:value-type="float">
            <text:p>294.500</text:p>
          </table:table-cell>
          <table:table-cell table:style-name="ce10" office:value-type="float" office:value="294.666656494141" calcext:value-type="float">
            <text:p>294.667</text:p>
          </table:table-cell>
          <table:table-cell table:style-name="ce6" table:formula="of:=[.D39]-[.C39]" office:value-type="float" office:value="0.166656494141023" calcext:value-type="float">
            <text:p>0.167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-56.4313316345215" calcext:value-type="float">
            <text:p>-56.431</text:p>
          </table:table-cell>
          <table:table-cell table:style-name="ce6" office:value-type="float" office:value="-56.4773063659668" calcext:value-type="float">
            <text:p>-56.477</text:p>
          </table:table-cell>
          <table:table-cell table:style-name="ce14" office:value-type="float" office:value="-56.3853530883789" calcext:value-type="float">
            <text:p>-56.385</text:p>
          </table:table-cell>
          <table:table-cell table:style-name="ce6" table:formula="of:=[.I39]-[.H39]" office:value-type="float" office:value="0.0919532775878977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294.75" calcext:value-type="float">
            <text:p>294.750</text:p>
          </table:table-cell>
          <table:table-cell table:style-name="ce6" office:value-type="float" office:value="294.666656494141" calcext:value-type="float">
            <text:p>294.667</text:p>
          </table:table-cell>
          <table:table-cell table:style-name="ce10" office:value-type="float" office:value="294.833343505859" calcext:value-type="float">
            <text:p>294.833</text:p>
          </table:table-cell>
          <table:table-cell table:style-name="ce6" table:formula="of:=[.D40]-[.C40]" office:value-type="float" office:value="0.166687011717954" calcext:value-type="float">
            <text:p>0.167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-56.3392677307129" calcext:value-type="float">
            <text:p>-56.339</text:p>
          </table:table-cell>
          <table:table-cell table:style-name="ce6" office:value-type="float" office:value="-56.3853530883789" calcext:value-type="float">
            <text:p>-56.385</text:p>
          </table:table-cell>
          <table:table-cell table:style-name="ce14" office:value-type="float" office:value="-56.2931785583496" calcext:value-type="float">
            <text:p>-56.293</text:p>
          </table:table-cell>
          <table:table-cell table:style-name="ce6" table:formula="of:=[.I40]-[.H40]" office:value-type="float" office:value="0.0921745300292969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294.916656494141" calcext:value-type="float">
            <text:p>294.917</text:p>
          </table:table-cell>
          <table:table-cell table:style-name="ce6" office:value-type="float" office:value="294.833343505859" calcext:value-type="float">
            <text:p>294.833</text:p>
          </table:table-cell>
          <table:table-cell table:style-name="ce10" office:value-type="float" office:value="295" calcext:value-type="float">
            <text:p>295.000</text:p>
          </table:table-cell>
          <table:table-cell table:style-name="ce6" table:formula="of:=[.D41]-[.C41]" office:value-type="float" office:value="0.166656494141023" calcext:value-type="float">
            <text:p>0.167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-56.2469787597656" calcext:value-type="float">
            <text:p>-56.247</text:p>
          </table:table-cell>
          <table:table-cell table:style-name="ce6" office:value-type="float" office:value="-56.2931785583496" calcext:value-type="float">
            <text:p>-56.293</text:p>
          </table:table-cell>
          <table:table-cell table:style-name="ce14" office:value-type="float" office:value="-56.2007789611816" calcext:value-type="float">
            <text:p>-56.201</text:p>
          </table:table-cell>
          <table:table-cell table:style-name="ce6" table:formula="of:=[.I41]-[.H41]" office:value-type="float" office:value="0.0923995971680043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295.083343505859" calcext:value-type="float">
            <text:p>295.083</text:p>
          </table:table-cell>
          <table:table-cell table:style-name="ce6" office:value-type="float" office:value="295" calcext:value-type="float">
            <text:p>295.000</text:p>
          </table:table-cell>
          <table:table-cell table:style-name="ce10" office:value-type="float" office:value="295.166656494141" calcext:value-type="float">
            <text:p>295.167</text:p>
          </table:table-cell>
          <table:table-cell table:style-name="ce6" table:formula="of:=[.D42]-[.C42]" office:value-type="float" office:value="0.166656494141023" calcext:value-type="float">
            <text:p>0.167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-56.154468536377" calcext:value-type="float">
            <text:p>-56.154</text:p>
          </table:table-cell>
          <table:table-cell table:style-name="ce6" office:value-type="float" office:value="-56.2007789611816" calcext:value-type="float">
            <text:p>-56.201</text:p>
          </table:table-cell>
          <table:table-cell table:style-name="ce14" office:value-type="float" office:value="-56.1081581115723" calcext:value-type="float">
            <text:p>-56.108</text:p>
          </table:table-cell>
          <table:table-cell table:style-name="ce6" table:formula="of:=[.I42]-[.H42]" office:value-type="float" office:value="0.0926208496092968" calcext:value-type="float">
            <text:p>0.093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295.25" calcext:value-type="float">
            <text:p>295.250</text:p>
          </table:table-cell>
          <table:table-cell table:style-name="ce6" office:value-type="float" office:value="295.166656494141" calcext:value-type="float">
            <text:p>295.167</text:p>
          </table:table-cell>
          <table:table-cell table:style-name="ce10" office:value-type="float" office:value="295.333343505859" calcext:value-type="float">
            <text:p>295.333</text:p>
          </table:table-cell>
          <table:table-cell table:style-name="ce6" table:formula="of:=[.D43]-[.C43]" office:value-type="float" office:value="0.166687011717954" calcext:value-type="float">
            <text:p>0.167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-56.0617332458496" calcext:value-type="float">
            <text:p>-56.062</text:p>
          </table:table-cell>
          <table:table-cell table:style-name="ce6" office:value-type="float" office:value="-56.1081581115723" calcext:value-type="float">
            <text:p>-56.108</text:p>
          </table:table-cell>
          <table:table-cell table:style-name="ce14" office:value-type="float" office:value="-56.015308380127" calcext:value-type="float">
            <text:p>-56.015</text:p>
          </table:table-cell>
          <table:table-cell table:style-name="ce6" table:formula="of:=[.I43]-[.H43]" office:value-type="float" office:value="0.0928497314452983" calcext:value-type="float">
            <text:p>0.093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295.416656494141" calcext:value-type="float">
            <text:p>295.417</text:p>
          </table:table-cell>
          <table:table-cell table:style-name="ce6" office:value-type="float" office:value="295.333343505859" calcext:value-type="float">
            <text:p>295.333</text:p>
          </table:table-cell>
          <table:table-cell table:style-name="ce10" office:value-type="float" office:value="295.5" calcext:value-type="float">
            <text:p>295.500</text:p>
          </table:table-cell>
          <table:table-cell table:style-name="ce6" table:formula="of:=[.D44]-[.C44]" office:value-type="float" office:value="0.166656494141023" calcext:value-type="float">
            <text:p>0.167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-55.9687728881836" calcext:value-type="float">
            <text:p>-55.969</text:p>
          </table:table-cell>
          <table:table-cell table:style-name="ce6" office:value-type="float" office:value="-56.015308380127" calcext:value-type="float">
            <text:p>-56.015</text:p>
          </table:table-cell>
          <table:table-cell table:style-name="ce14" office:value-type="float" office:value="-55.9222373962402" calcext:value-type="float">
            <text:p>-55.922</text:p>
          </table:table-cell>
          <table:table-cell table:style-name="ce6" table:formula="of:=[.I44]-[.H44]" office:value-type="float" office:value="0.093070983886804" calcext:value-type="float">
            <text:p>0.093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295.583343505859" calcext:value-type="float">
            <text:p>295.583</text:p>
          </table:table-cell>
          <table:table-cell table:style-name="ce6" office:value-type="float" office:value="295.5" calcext:value-type="float">
            <text:p>295.500</text:p>
          </table:table-cell>
          <table:table-cell table:style-name="ce10" office:value-type="float" office:value="295.666656494141" calcext:value-type="float">
            <text:p>295.667</text:p>
          </table:table-cell>
          <table:table-cell table:style-name="ce6" table:formula="of:=[.D45]-[.C45]" office:value-type="float" office:value="0.166656494141023" calcext:value-type="float">
            <text:p>0.167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-55.8755912780762" calcext:value-type="float">
            <text:p>-55.876</text:p>
          </table:table-cell>
          <table:table-cell table:style-name="ce6" office:value-type="float" office:value="-55.9222373962402" calcext:value-type="float">
            <text:p>-55.922</text:p>
          </table:table-cell>
          <table:table-cell table:style-name="ce14" office:value-type="float" office:value="-55.8289413452148" calcext:value-type="float">
            <text:p>-55.829</text:p>
          </table:table-cell>
          <table:table-cell table:style-name="ce6" table:formula="of:=[.I45]-[.H45]" office:value-type="float" office:value="0.0932960510253977" calcext:value-type="float">
            <text:p>0.093</text:p>
          </table:table-cell>
          <table:table-cell table:number-columns-repeated="101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295.75" calcext:value-type="float">
            <text:p>295.750</text:p>
          </table:table-cell>
          <table:table-cell table:style-name="ce6" office:value-type="float" office:value="295.666656494141" calcext:value-type="float">
            <text:p>295.667</text:p>
          </table:table-cell>
          <table:table-cell table:style-name="ce10" office:value-type="float" office:value="295.833343505859" calcext:value-type="float">
            <text:p>295.833</text:p>
          </table:table-cell>
          <table:table-cell table:style-name="ce6" table:formula="of:=[.D46]-[.C46]" office:value-type="float" office:value="0.166687011717954" calcext:value-type="float">
            <text:p>0.167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-55.7821807861328" calcext:value-type="float">
            <text:p>-55.782</text:p>
          </table:table-cell>
          <table:table-cell table:style-name="ce6" office:value-type="float" office:value="-55.8289413452148" calcext:value-type="float">
            <text:p>-55.829</text:p>
          </table:table-cell>
          <table:table-cell table:style-name="ce14" office:value-type="float" office:value="-55.7354202270508" calcext:value-type="float">
            <text:p>-55.735</text:p>
          </table:table-cell>
          <table:table-cell table:style-name="ce6" table:formula="of:=[.I46]-[.H46]" office:value-type="float" office:value="0.0935211181639986" calcext:value-type="float">
            <text:p>0.094</text:p>
          </table:table-cell>
          <table:table-cell table:number-columns-repeated="101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295.916656494141" calcext:value-type="float">
            <text:p>295.917</text:p>
          </table:table-cell>
          <table:table-cell table:style-name="ce6" office:value-type="float" office:value="295.833343505859" calcext:value-type="float">
            <text:p>295.833</text:p>
          </table:table-cell>
          <table:table-cell table:style-name="ce10" office:value-type="float" office:value="296" calcext:value-type="float">
            <text:p>296.000</text:p>
          </table:table-cell>
          <table:table-cell table:style-name="ce6" table:formula="of:=[.D47]-[.C47]" office:value-type="float" office:value="0.166656494141023" calcext:value-type="float">
            <text:p>0.167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-55.688549041748" calcext:value-type="float">
            <text:p>-55.689</text:p>
          </table:table-cell>
          <table:table-cell table:style-name="ce6" office:value-type="float" office:value="-55.7354202270508" calcext:value-type="float">
            <text:p>-55.735</text:p>
          </table:table-cell>
          <table:table-cell table:style-name="ce14" office:value-type="float" office:value="-55.641674041748" calcext:value-type="float">
            <text:p>-55.642</text:p>
          </table:table-cell>
          <table:table-cell table:style-name="ce6" table:formula="of:=[.I47]-[.H47]" office:value-type="float" office:value="0.0937461853028054" calcext:value-type="float">
            <text:p>0.094</text:p>
          </table:table-cell>
          <table:table-cell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296.083343505859" calcext:value-type="float">
            <text:p>296.083</text:p>
          </table:table-cell>
          <table:table-cell table:style-name="ce6" office:value-type="float" office:value="296" calcext:value-type="float">
            <text:p>296.000</text:p>
          </table:table-cell>
          <table:table-cell table:style-name="ce10" office:value-type="float" office:value="296.166656494141" calcext:value-type="float">
            <text:p>296.167</text:p>
          </table:table-cell>
          <table:table-cell table:style-name="ce6" table:formula="of:=[.D48]-[.C48]" office:value-type="float" office:value="0.166656494141023" calcext:value-type="float">
            <text:p>0.167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-55.5946884155273" calcext:value-type="float">
            <text:p>-55.595</text:p>
          </table:table-cell>
          <table:table-cell table:style-name="ce6" office:value-type="float" office:value="-55.641674041748" calcext:value-type="float">
            <text:p>-55.642</text:p>
          </table:table-cell>
          <table:table-cell table:style-name="ce14" office:value-type="float" office:value="-55.5477027893066" calcext:value-type="float">
            <text:p>-55.548</text:p>
          </table:table-cell>
          <table:table-cell table:style-name="ce6" table:formula="of:=[.I48]-[.H48]" office:value-type="float" office:value="0.0939712524413991" calcext:value-type="float">
            <text:p>0.094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296.25" calcext:value-type="float">
            <text:p>296.250</text:p>
          </table:table-cell>
          <table:table-cell table:style-name="ce6" office:value-type="float" office:value="296.166656494141" calcext:value-type="float">
            <text:p>296.167</text:p>
          </table:table-cell>
          <table:table-cell table:style-name="ce10" office:value-type="float" office:value="296.333343505859" calcext:value-type="float">
            <text:p>296.333</text:p>
          </table:table-cell>
          <table:table-cell table:style-name="ce6" table:formula="of:=[.D49]-[.C49]" office:value-type="float" office:value="0.166687011717954" calcext:value-type="float">
            <text:p>0.167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-55.500602722168" calcext:value-type="float">
            <text:p>-55.501</text:p>
          </table:table-cell>
          <table:table-cell table:style-name="ce6" office:value-type="float" office:value="-55.5477027893066" calcext:value-type="float">
            <text:p>-55.548</text:p>
          </table:table-cell>
          <table:table-cell table:style-name="ce14" office:value-type="float" office:value="-55.4535026550293" calcext:value-type="float">
            <text:p>-55.454</text:p>
          </table:table-cell>
          <table:table-cell table:style-name="ce6" table:formula="of:=[.I49]-[.H49]" office:value-type="float" office:value="0.0942001342773011" calcext:value-type="float">
            <text:p>0.094</text:p>
          </table:table-cell>
          <table:table-cell table:number-columns-repeated="101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296.416656494141" calcext:value-type="float">
            <text:p>296.417</text:p>
          </table:table-cell>
          <table:table-cell table:style-name="ce6" office:value-type="float" office:value="296.333343505859" calcext:value-type="float">
            <text:p>296.333</text:p>
          </table:table-cell>
          <table:table-cell table:style-name="ce10" office:value-type="float" office:value="296.5" calcext:value-type="float">
            <text:p>296.500</text:p>
          </table:table-cell>
          <table:table-cell table:style-name="ce6" table:formula="of:=[.D50]-[.C50]" office:value-type="float" office:value="0.166656494141023" calcext:value-type="float">
            <text:p>0.167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-55.4062919616699" calcext:value-type="float">
            <text:p>-55.406</text:p>
          </table:table-cell>
          <table:table-cell table:style-name="ce6" office:value-type="float" office:value="-55.4535026550293" calcext:value-type="float">
            <text:p>-55.454</text:p>
          </table:table-cell>
          <table:table-cell table:style-name="ce14" office:value-type="float" office:value="-55.3590812683105" calcext:value-type="float">
            <text:p>-55.359</text:p>
          </table:table-cell>
          <table:table-cell table:style-name="ce6" table:formula="of:=[.I50]-[.H50]" office:value-type="float" office:value="0.0944213867187997" calcext:value-type="float">
            <text:p>0.094</text:p>
          </table:table-cell>
          <table:table-cell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296.583343505859" calcext:value-type="float">
            <text:p>296.583</text:p>
          </table:table-cell>
          <table:table-cell table:style-name="ce6" office:value-type="float" office:value="296.5" calcext:value-type="float">
            <text:p>296.500</text:p>
          </table:table-cell>
          <table:table-cell table:style-name="ce10" office:value-type="float" office:value="296.666656494141" calcext:value-type="float">
            <text:p>296.667</text:p>
          </table:table-cell>
          <table:table-cell table:style-name="ce6" table:formula="of:=[.D51]-[.C51]" office:value-type="float" office:value="0.166656494141023" calcext:value-type="float">
            <text:p>0.167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-55.3117561340332" calcext:value-type="float">
            <text:p>-55.312</text:p>
          </table:table-cell>
          <table:table-cell table:style-name="ce6" office:value-type="float" office:value="-55.3590812683105" calcext:value-type="float">
            <text:p>-55.359</text:p>
          </table:table-cell>
          <table:table-cell table:style-name="ce14" office:value-type="float" office:value="-55.2644271850586" calcext:value-type="float">
            <text:p>-55.264</text:p>
          </table:table-cell>
          <table:table-cell table:style-name="ce6" table:formula="of:=[.I51]-[.H51]" office:value-type="float" office:value="0.0946540832518963" calcext:value-type="float">
            <text:p>0.095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296.75" calcext:value-type="float">
            <text:p>296.750</text:p>
          </table:table-cell>
          <table:table-cell table:style-name="ce6" office:value-type="float" office:value="296.666656494141" calcext:value-type="float">
            <text:p>296.667</text:p>
          </table:table-cell>
          <table:table-cell table:style-name="ce10" office:value-type="float" office:value="296.833343505859" calcext:value-type="float">
            <text:p>296.833</text:p>
          </table:table-cell>
          <table:table-cell table:style-name="ce6" table:formula="of:=[.D52]-[.C52]" office:value-type="float" office:value="0.166687011717954" calcext:value-type="float">
            <text:p>0.167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-55.2169914245605" calcext:value-type="float">
            <text:p>-55.217</text:p>
          </table:table-cell>
          <table:table-cell table:style-name="ce6" office:value-type="float" office:value="-55.2644271850586" calcext:value-type="float">
            <text:p>-55.264</text:p>
          </table:table-cell>
          <table:table-cell table:style-name="ce14" office:value-type="float" office:value="-55.1695518493652" calcext:value-type="float">
            <text:p>-55.170</text:p>
          </table:table-cell>
          <table:table-cell table:style-name="ce6" table:formula="of:=[.I52]-[.H52]" office:value-type="float" office:value="0.094875335693402" calcext:value-type="float">
            <text:p>0.095</text:p>
          </table:table-cell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296.916656494141" calcext:value-type="float">
            <text:p>296.917</text:p>
          </table:table-cell>
          <table:table-cell table:style-name="ce6" office:value-type="float" office:value="296.833343505859" calcext:value-type="float">
            <text:p>296.833</text:p>
          </table:table-cell>
          <table:table-cell table:style-name="ce10" office:value-type="float" office:value="297" calcext:value-type="float">
            <text:p>297.000</text:p>
          </table:table-cell>
          <table:table-cell table:style-name="ce6" table:formula="of:=[.D53]-[.C53]" office:value-type="float" office:value="0.166656494141023" calcext:value-type="float">
            <text:p>0.167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-55.121997833252" calcext:value-type="float">
            <text:p>-55.122</text:p>
          </table:table-cell>
          <table:table-cell table:style-name="ce6" office:value-type="float" office:value="-55.1695518493652" calcext:value-type="float">
            <text:p>-55.170</text:p>
          </table:table-cell>
          <table:table-cell table:style-name="ce14" office:value-type="float" office:value="-55.0744438171387" calcext:value-type="float">
            <text:p>-55.074</text:p>
          </table:table-cell>
          <table:table-cell table:style-name="ce6" table:formula="of:=[.I53]-[.H53]" office:value-type="float" office:value="0.0951080322264986" calcext:value-type="float">
            <text:p>0.095</text:p>
          </table:table-cell>
          <table:table-cell table:number-columns-repeated="101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297.083343505859" calcext:value-type="float">
            <text:p>297.083</text:p>
          </table:table-cell>
          <table:table-cell table:style-name="ce6" office:value-type="float" office:value="297" calcext:value-type="float">
            <text:p>297.000</text:p>
          </table:table-cell>
          <table:table-cell table:style-name="ce10" office:value-type="float" office:value="297.166656494141" calcext:value-type="float">
            <text:p>297.167</text:p>
          </table:table-cell>
          <table:table-cell table:style-name="ce6" table:formula="of:=[.D54]-[.C54]" office:value-type="float" office:value="0.166656494141023" calcext:value-type="float">
            <text:p>0.167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-55.0267791748047" calcext:value-type="float">
            <text:p>-55.027</text:p>
          </table:table-cell>
          <table:table-cell table:style-name="ce6" office:value-type="float" office:value="-55.0744438171387" calcext:value-type="float">
            <text:p>-55.074</text:p>
          </table:table-cell>
          <table:table-cell table:style-name="ce14" office:value-type="float" office:value="-54.9791145324707" calcext:value-type="float">
            <text:p>-54.979</text:p>
          </table:table-cell>
          <table:table-cell table:style-name="ce6" table:formula="of:=[.I54]-[.H54]" office:value-type="float" office:value="0.0953292846679972" calcext:value-type="float">
            <text:p>0.095</text:p>
          </table:table-cell>
          <table:table-cell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297.25" calcext:value-type="float">
            <text:p>297.250</text:p>
          </table:table-cell>
          <table:table-cell table:style-name="ce6" office:value-type="float" office:value="297.166656494141" calcext:value-type="float">
            <text:p>297.167</text:p>
          </table:table-cell>
          <table:table-cell table:style-name="ce10" office:value-type="float" office:value="297.333343505859" calcext:value-type="float">
            <text:p>297.333</text:p>
          </table:table-cell>
          <table:table-cell table:style-name="ce6" table:formula="of:=[.D55]-[.C55]" office:value-type="float" office:value="0.166687011717954" calcext:value-type="float">
            <text:p>0.167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-54.9313354492188" calcext:value-type="float">
            <text:p>-54.931</text:p>
          </table:table-cell>
          <table:table-cell table:style-name="ce6" office:value-type="float" office:value="-54.9791145324707" calcext:value-type="float">
            <text:p>-54.979</text:p>
          </table:table-cell>
          <table:table-cell table:style-name="ce14" office:value-type="float" office:value="-54.8835525512695" calcext:value-type="float">
            <text:p>-54.884</text:p>
          </table:table-cell>
          <table:table-cell table:style-name="ce6" table:formula="of:=[.I55]-[.H55]" office:value-type="float" office:value="0.0955619812012003" calcext:value-type="float">
            <text:p>0.096</text:p>
          </table:table-cell>
          <table:table-cell table:number-columns-repeated="101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297.416656494141" calcext:value-type="float">
            <text:p>297.417</text:p>
          </table:table-cell>
          <table:table-cell table:style-name="ce6" office:value-type="float" office:value="297.333343505859" calcext:value-type="float">
            <text:p>297.333</text:p>
          </table:table-cell>
          <table:table-cell table:style-name="ce10" office:value-type="float" office:value="297.5" calcext:value-type="float">
            <text:p>297.500</text:p>
          </table:table-cell>
          <table:table-cell table:style-name="ce6" table:formula="of:=[.D56]-[.C56]" office:value-type="float" office:value="0.166656494141023" calcext:value-type="float">
            <text:p>0.167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-54.8356590270996" calcext:value-type="float">
            <text:p>-54.836</text:p>
          </table:table-cell>
          <table:table-cell table:style-name="ce6" office:value-type="float" office:value="-54.8835525512695" calcext:value-type="float">
            <text:p>-54.884</text:p>
          </table:table-cell>
          <table:table-cell table:style-name="ce14" office:value-type="float" office:value="-54.7877655029297" calcext:value-type="float">
            <text:p>-54.788</text:p>
          </table:table-cell>
          <table:table-cell table:style-name="ce6" table:formula="of:=[.I56]-[.H56]" office:value-type="float" office:value="0.0957870483398011" calcext:value-type="float">
            <text:p>0.096</text:p>
          </table:table-cell>
          <table:table-cell table:number-columns-repeated="101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297.583343505859" calcext:value-type="float">
            <text:p>297.583</text:p>
          </table:table-cell>
          <table:table-cell table:style-name="ce6" office:value-type="float" office:value="297.5" calcext:value-type="float">
            <text:p>297.500</text:p>
          </table:table-cell>
          <table:table-cell table:style-name="ce10" office:value-type="float" office:value="297.666656494141" calcext:value-type="float">
            <text:p>297.667</text:p>
          </table:table-cell>
          <table:table-cell table:style-name="ce6" table:formula="of:=[.D57]-[.C57]" office:value-type="float" office:value="0.166656494141023" calcext:value-type="float">
            <text:p>0.167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-54.7397575378418" calcext:value-type="float">
            <text:p>-54.740</text:p>
          </table:table-cell>
          <table:table-cell table:style-name="ce6" office:value-type="float" office:value="-54.7877655029297" calcext:value-type="float">
            <text:p>-54.788</text:p>
          </table:table-cell>
          <table:table-cell table:style-name="ce14" office:value-type="float" office:value="-54.6917495727539" calcext:value-type="float">
            <text:p>-54.692</text:p>
          </table:table-cell>
          <table:table-cell table:style-name="ce6" table:formula="of:=[.I57]-[.H57]" office:value-type="float" office:value="0.0960159301758026" calcext:value-type="float">
            <text:p>0.096</text:p>
          </table:table-cell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297.75" calcext:value-type="float">
            <text:p>297.750</text:p>
          </table:table-cell>
          <table:table-cell table:style-name="ce6" office:value-type="float" office:value="297.666656494141" calcext:value-type="float">
            <text:p>297.667</text:p>
          </table:table-cell>
          <table:table-cell table:style-name="ce10" office:value-type="float" office:value="297.833343505859" calcext:value-type="float">
            <text:p>297.833</text:p>
          </table:table-cell>
          <table:table-cell table:style-name="ce6" table:formula="of:=[.D58]-[.C58]" office:value-type="float" office:value="0.166687011717954" calcext:value-type="float">
            <text:p>0.167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-54.643627166748" calcext:value-type="float">
            <text:p>-54.644</text:p>
          </table:table-cell>
          <table:table-cell table:style-name="ce6" office:value-type="float" office:value="-54.6917495727539" calcext:value-type="float">
            <text:p>-54.692</text:p>
          </table:table-cell>
          <table:table-cell table:style-name="ce14" office:value-type="float" office:value="-54.5955047607422" calcext:value-type="float">
            <text:p>-54.596</text:p>
          </table:table-cell>
          <table:table-cell table:style-name="ce6" table:formula="of:=[.I58]-[.H58]" office:value-type="float" office:value="0.0962448120116974" calcext:value-type="float">
            <text:p>0.096</text:p>
          </table:table-cell>
          <table:table-cell table:number-columns-repeated="101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297.916656494141" calcext:value-type="float">
            <text:p>297.917</text:p>
          </table:table-cell>
          <table:table-cell table:style-name="ce6" office:value-type="float" office:value="297.833343505859" calcext:value-type="float">
            <text:p>297.833</text:p>
          </table:table-cell>
          <table:table-cell table:style-name="ce10" office:value-type="float" office:value="298" calcext:value-type="float">
            <text:p>298.000</text:p>
          </table:table-cell>
          <table:table-cell table:style-name="ce6" table:formula="of:=[.D59]-[.C59]" office:value-type="float" office:value="0.166656494141023" calcext:value-type="float">
            <text:p>0.167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-54.5472679138184" calcext:value-type="float">
            <text:p>-54.547</text:p>
          </table:table-cell>
          <table:table-cell table:style-name="ce6" office:value-type="float" office:value="-54.5955047607422" calcext:value-type="float">
            <text:p>-54.596</text:p>
          </table:table-cell>
          <table:table-cell table:style-name="ce14" office:value-type="float" office:value="-54.4990310668945" calcext:value-type="float">
            <text:p>-54.499</text:p>
          </table:table-cell>
          <table:table-cell table:style-name="ce6" table:formula="of:=[.I59]-[.H59]" office:value-type="float" office:value="0.0964736938476989" calcext:value-type="float">
            <text:p>0.096</text:p>
          </table:table-cell>
          <table:table-cell table:number-columns-repeated="101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298.083343505859" calcext:value-type="float">
            <text:p>298.083</text:p>
          </table:table-cell>
          <table:table-cell table:style-name="ce6" office:value-type="float" office:value="298" calcext:value-type="float">
            <text:p>298.000</text:p>
          </table:table-cell>
          <table:table-cell table:style-name="ce10" office:value-type="float" office:value="298.166656494141" calcext:value-type="float">
            <text:p>298.167</text:p>
          </table:table-cell>
          <table:table-cell table:style-name="ce6" table:formula="of:=[.D60]-[.C60]" office:value-type="float" office:value="0.166656494141023" calcext:value-type="float">
            <text:p>0.167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-54.45068359375" calcext:value-type="float">
            <text:p>-54.451</text:p>
          </table:table-cell>
          <table:table-cell table:style-name="ce6" office:value-type="float" office:value="-54.4990310668945" calcext:value-type="float">
            <text:p>-54.499</text:p>
          </table:table-cell>
          <table:table-cell table:style-name="ce14" office:value-type="float" office:value="-54.4023323059082" calcext:value-type="float">
            <text:p>-54.402</text:p>
          </table:table-cell>
          <table:table-cell table:style-name="ce6" table:formula="of:=[.I60]-[.H60]" office:value-type="float" office:value="0.0966987609862997" calcext:value-type="float">
            <text:p>0.097</text:p>
          </table:table-cell>
          <table:table-cell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298.25" calcext:value-type="float">
            <text:p>298.250</text:p>
          </table:table-cell>
          <table:table-cell table:style-name="ce6" office:value-type="float" office:value="298.166656494141" calcext:value-type="float">
            <text:p>298.167</text:p>
          </table:table-cell>
          <table:table-cell table:style-name="ce10" office:value-type="float" office:value="298.333343505859" calcext:value-type="float">
            <text:p>298.333</text:p>
          </table:table-cell>
          <table:table-cell table:style-name="ce6" table:formula="of:=[.D61]-[.C61]" office:value-type="float" office:value="0.166687011717954" calcext:value-type="float">
            <text:p>0.167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-54.3538665771484" calcext:value-type="float">
            <text:p>-54.354</text:p>
          </table:table-cell>
          <table:table-cell table:style-name="ce6" office:value-type="float" office:value="-54.4023323059082" calcext:value-type="float">
            <text:p>-54.402</text:p>
          </table:table-cell>
          <table:table-cell table:style-name="ce14" office:value-type="float" office:value="-54.3054008483887" calcext:value-type="float">
            <text:p>-54.305</text:p>
          </table:table-cell>
          <table:table-cell table:style-name="ce6" table:formula="of:=[.I61]-[.H61]" office:value-type="float" office:value="0.0969314575195028" calcext:value-type="float">
            <text:p>0.097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298.416656494141" calcext:value-type="float">
            <text:p>298.417</text:p>
          </table:table-cell>
          <table:table-cell table:style-name="ce6" office:value-type="float" office:value="298.333343505859" calcext:value-type="float">
            <text:p>298.333</text:p>
          </table:table-cell>
          <table:table-cell table:style-name="ce10" office:value-type="float" office:value="298.5" calcext:value-type="float">
            <text:p>298.500</text:p>
          </table:table-cell>
          <table:table-cell table:style-name="ce6" table:formula="of:=[.D62]-[.C62]" office:value-type="float" office:value="0.166656494141023" calcext:value-type="float">
            <text:p>0.167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-54.2568206787109" calcext:value-type="float">
            <text:p>-54.257</text:p>
          </table:table-cell>
          <table:table-cell table:style-name="ce6" office:value-type="float" office:value="-54.3054008483887" calcext:value-type="float">
            <text:p>-54.305</text:p>
          </table:table-cell>
          <table:table-cell table:style-name="ce14" office:value-type="float" office:value="-54.2082366943359" calcext:value-type="float">
            <text:p>-54.208</text:p>
          </table:table-cell>
          <table:table-cell table:style-name="ce6" table:formula="of:=[.I62]-[.H62]" office:value-type="float" office:value="0.0971641540527983" calcext:value-type="float">
            <text:p>0.097</text:p>
          </table:table-cell>
          <table:table-cell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298.583343505859" calcext:value-type="float">
            <text:p>298.583</text:p>
          </table:table-cell>
          <table:table-cell table:style-name="ce6" office:value-type="float" office:value="298.5" calcext:value-type="float">
            <text:p>298.500</text:p>
          </table:table-cell>
          <table:table-cell table:style-name="ce10" office:value-type="float" office:value="298.666656494141" calcext:value-type="float">
            <text:p>298.667</text:p>
          </table:table-cell>
          <table:table-cell table:style-name="ce6" table:formula="of:=[.D63]-[.C63]" office:value-type="float" office:value="0.166656494141023" calcext:value-type="float">
            <text:p>0.167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-54.1595420837402" calcext:value-type="float">
            <text:p>-54.160</text:p>
          </table:table-cell>
          <table:table-cell table:style-name="ce6" office:value-type="float" office:value="-54.2082366943359" calcext:value-type="float">
            <text:p>-54.208</text:p>
          </table:table-cell>
          <table:table-cell table:style-name="ce14" office:value-type="float" office:value="-54.1108474731445" calcext:value-type="float">
            <text:p>-54.111</text:p>
          </table:table-cell>
          <table:table-cell table:style-name="ce6" table:formula="of:=[.I63]-[.H63]" office:value-type="float" office:value="0.0973892211913991" calcext:value-type="float">
            <text:p>0.097</text:p>
          </table:table-cell>
          <table:table-cell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298.75" calcext:value-type="float">
            <text:p>298.750</text:p>
          </table:table-cell>
          <table:table-cell table:style-name="ce6" office:value-type="float" office:value="298.666656494141" calcext:value-type="float">
            <text:p>298.667</text:p>
          </table:table-cell>
          <table:table-cell table:style-name="ce10" office:value-type="float" office:value="298.833343505859" calcext:value-type="float">
            <text:p>298.833</text:p>
          </table:table-cell>
          <table:table-cell table:style-name="ce6" table:formula="of:=[.D64]-[.C64]" office:value-type="float" office:value="0.166687011717954" calcext:value-type="float">
            <text:p>0.167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-54.0620384216309" calcext:value-type="float">
            <text:p>-54.062</text:p>
          </table:table-cell>
          <table:table-cell table:style-name="ce6" office:value-type="float" office:value="-54.1108474731445" calcext:value-type="float">
            <text:p>-54.111</text:p>
          </table:table-cell>
          <table:table-cell table:style-name="ce14" office:value-type="float" office:value="-54.0132293701172" calcext:value-type="float">
            <text:p>-54.013</text:p>
          </table:table-cell>
          <table:table-cell table:style-name="ce6" table:formula="of:=[.I64]-[.H64]" office:value-type="float" office:value="0.0976181030273011" calcext:value-type="float">
            <text:p>0.098</text:p>
          </table:table-cell>
          <table:table-cell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298.916656494141" calcext:value-type="float">
            <text:p>298.917</text:p>
          </table:table-cell>
          <table:table-cell table:style-name="ce6" office:value-type="float" office:value="298.833343505859" calcext:value-type="float">
            <text:p>298.833</text:p>
          </table:table-cell>
          <table:table-cell table:style-name="ce10" office:value-type="float" office:value="299" calcext:value-type="float">
            <text:p>299.000</text:p>
          </table:table-cell>
          <table:table-cell table:style-name="ce6" table:formula="of:=[.D65]-[.C65]" office:value-type="float" office:value="0.166656494141023" calcext:value-type="float">
            <text:p>0.167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-53.9643058776855" calcext:value-type="float">
            <text:p>-53.964</text:p>
          </table:table-cell>
          <table:table-cell table:style-name="ce6" office:value-type="float" office:value="-54.0132293701172" calcext:value-type="float">
            <text:p>-54.013</text:p>
          </table:table-cell>
          <table:table-cell table:style-name="ce14" office:value-type="float" office:value="-53.9153785705566" calcext:value-type="float">
            <text:p>-53.915</text:p>
          </table:table-cell>
          <table:table-cell table:style-name="ce6" table:formula="of:=[.I65]-[.H65]" office:value-type="float" office:value="0.0978507995606037" calcext:value-type="float">
            <text:p>0.098</text:p>
          </table:table-cell>
          <table:table-cell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299.083343505859" calcext:value-type="float">
            <text:p>299.083</text:p>
          </table:table-cell>
          <table:table-cell table:style-name="ce6" office:value-type="float" office:value="299" calcext:value-type="float">
            <text:p>299.000</text:p>
          </table:table-cell>
          <table:table-cell table:style-name="ce10" office:value-type="float" office:value="299.166656494141" calcext:value-type="float">
            <text:p>299.167</text:p>
          </table:table-cell>
          <table:table-cell table:style-name="ce6" table:formula="of:=[.D66]-[.C66]" office:value-type="float" office:value="0.166656494141023" calcext:value-type="float">
            <text:p>0.167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-53.8663368225098" calcext:value-type="float">
            <text:p>-53.866</text:p>
          </table:table-cell>
          <table:table-cell table:style-name="ce6" office:value-type="float" office:value="-53.9153785705566" calcext:value-type="float">
            <text:p>-53.915</text:p>
          </table:table-cell>
          <table:table-cell table:style-name="ce14" office:value-type="float" office:value="-53.8172950744629" calcext:value-type="float">
            <text:p>-53.817</text:p>
          </table:table-cell>
          <table:table-cell table:style-name="ce6" table:formula="of:=[.I66]-[.H66]" office:value-type="float" office:value="0.0980834960937003" calcext:value-type="float">
            <text:p>0.098</text:p>
          </table:table-cell>
          <table:table-cell table:number-columns-repeated="101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299.25" calcext:value-type="float">
            <text:p>299.250</text:p>
          </table:table-cell>
          <table:table-cell table:style-name="ce6" office:value-type="float" office:value="299.166656494141" calcext:value-type="float">
            <text:p>299.167</text:p>
          </table:table-cell>
          <table:table-cell table:style-name="ce10" office:value-type="float" office:value="299.333343505859" calcext:value-type="float">
            <text:p>299.333</text:p>
          </table:table-cell>
          <table:table-cell table:style-name="ce6" table:formula="of:=[.D67]-[.C67]" office:value-type="float" office:value="0.166687011717954" calcext:value-type="float">
            <text:p>0.167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-53.768138885498" calcext:value-type="float">
            <text:p>-53.768</text:p>
          </table:table-cell>
          <table:table-cell table:style-name="ce6" office:value-type="float" office:value="-53.8172950744629" calcext:value-type="float">
            <text:p>-53.817</text:p>
          </table:table-cell>
          <table:table-cell table:style-name="ce14" office:value-type="float" office:value="-53.7189826965332" calcext:value-type="float">
            <text:p>-53.719</text:p>
          </table:table-cell>
          <table:table-cell table:style-name="ce6" table:formula="of:=[.I67]-[.H67]" office:value-type="float" office:value="0.0983123779296946" calcext:value-type="float">
            <text:p>0.098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299.416656494141" calcext:value-type="float">
            <text:p>299.417</text:p>
          </table:table-cell>
          <table:table-cell table:style-name="ce6" office:value-type="float" office:value="299.333343505859" calcext:value-type="float">
            <text:p>299.333</text:p>
          </table:table-cell>
          <table:table-cell table:style-name="ce10" office:value-type="float" office:value="299.5" calcext:value-type="float">
            <text:p>299.500</text:p>
          </table:table-cell>
          <table:table-cell table:style-name="ce6" table:formula="of:=[.D68]-[.C68]" office:value-type="float" office:value="0.166656494141023" calcext:value-type="float">
            <text:p>0.167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-53.6697120666504" calcext:value-type="float">
            <text:p>-53.670</text:p>
          </table:table-cell>
          <table:table-cell table:style-name="ce6" office:value-type="float" office:value="-53.7189826965332" calcext:value-type="float">
            <text:p>-53.719</text:p>
          </table:table-cell>
          <table:table-cell table:style-name="ce14" office:value-type="float" office:value="-53.6204414367676" calcext:value-type="float">
            <text:p>-53.620</text:p>
          </table:table-cell>
          <table:table-cell table:style-name="ce6" table:formula="of:=[.I68]-[.H68]" office:value-type="float" office:value="0.0985412597656037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299.583343505859" calcext:value-type="float">
            <text:p>299.583</text:p>
          </table:table-cell>
          <table:table-cell table:style-name="ce6" office:value-type="float" office:value="299.5" calcext:value-type="float">
            <text:p>299.500</text:p>
          </table:table-cell>
          <table:table-cell table:style-name="ce10" office:value-type="float" office:value="299.666656494141" calcext:value-type="float">
            <text:p>299.667</text:p>
          </table:table-cell>
          <table:table-cell table:style-name="ce6" table:formula="of:=[.D69]-[.C69]" office:value-type="float" office:value="0.166656494141023" calcext:value-type="float">
            <text:p>0.167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-53.5710563659668" calcext:value-type="float">
            <text:p>-53.571</text:p>
          </table:table-cell>
          <table:table-cell table:style-name="ce6" office:value-type="float" office:value="-53.6204414367676" calcext:value-type="float">
            <text:p>-53.620</text:p>
          </table:table-cell>
          <table:table-cell table:style-name="ce14" office:value-type="float" office:value="-53.5216674804688" calcext:value-type="float">
            <text:p>-53.522</text:p>
          </table:table-cell>
          <table:table-cell table:style-name="ce6" table:formula="of:=[.I69]-[.H69]" office:value-type="float" office:value="0.0987739562987997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299.75" calcext:value-type="float">
            <text:p>299.750</text:p>
          </table:table-cell>
          <table:table-cell table:style-name="ce6" office:value-type="float" office:value="299.666656494141" calcext:value-type="float">
            <text:p>299.667</text:p>
          </table:table-cell>
          <table:table-cell table:style-name="ce10" office:value-type="float" office:value="299.833343505859" calcext:value-type="float">
            <text:p>299.833</text:p>
          </table:table-cell>
          <table:table-cell table:style-name="ce6" table:formula="of:=[.D70]-[.C70]" office:value-type="float" office:value="0.166687011717954" calcext:value-type="float">
            <text:p>0.167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-53.4721641540527" calcext:value-type="float">
            <text:p>-53.472</text:p>
          </table:table-cell>
          <table:table-cell table:style-name="ce6" office:value-type="float" office:value="-53.5216674804688" calcext:value-type="float">
            <text:p>-53.522</text:p>
          </table:table-cell>
          <table:table-cell table:style-name="ce14" office:value-type="float" office:value="-53.4226608276367" calcext:value-type="float">
            <text:p>-53.423</text:p>
          </table:table-cell>
          <table:table-cell table:style-name="ce6" table:formula="of:=[.I70]-[.H70]" office:value-type="float" office:value="0.0990066528321023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299.916656494141" calcext:value-type="float">
            <text:p>299.917</text:p>
          </table:table-cell>
          <table:table-cell table:style-name="ce6" office:value-type="float" office:value="299.833343505859" calcext:value-type="float">
            <text:p>299.833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6" table:formula="of:=[.D71]-[.C71]" office:value-type="float" office:value="0.166656494141023" calcext:value-type="float">
            <text:p>0.167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-53.3730430603027" calcext:value-type="float">
            <text:p>-53.373</text:p>
          </table:table-cell>
          <table:table-cell table:style-name="ce6" office:value-type="float" office:value="-53.4226608276367" calcext:value-type="float">
            <text:p>-53.423</text:p>
          </table:table-cell>
          <table:table-cell table:style-name="ce14" office:value-type="float" office:value="-53.3234252929688" calcext:value-type="float">
            <text:p>-53.323</text:p>
          </table:table-cell>
          <table:table-cell table:style-name="ce6" table:formula="of:=[.I71]-[.H71]" office:value-type="float" office:value="0.0992355346678977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300.083343505859" calcext:value-type="float">
            <text:p>300.083</text:p>
          </table:table-cell>
          <table:table-cell table:style-name="ce6" office:value-type="float" office:value="300" calcext:value-type="float">
            <text:p>300.000</text:p>
          </table:table-cell>
          <table:table-cell table:style-name="ce10" office:value-type="float" office:value="300.166656494141" calcext:value-type="float">
            <text:p>300.167</text:p>
          </table:table-cell>
          <table:table-cell table:style-name="ce6" table:formula="of:=[.D72]-[.C72]" office:value-type="float" office:value="0.166656494141023" calcext:value-type="float">
            <text:p>0.167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-53.2736892700195" calcext:value-type="float">
            <text:p>-53.274</text:p>
          </table:table-cell>
          <table:table-cell table:style-name="ce6" office:value-type="float" office:value="-53.3234252929688" calcext:value-type="float">
            <text:p>-53.323</text:p>
          </table:table-cell>
          <table:table-cell table:style-name="ce14" office:value-type="float" office:value="-53.2239532470703" calcext:value-type="float">
            <text:p>-53.224</text:p>
          </table:table-cell>
          <table:table-cell table:style-name="ce6" table:formula="of:=[.I72]-[.H72]" office:value-type="float" office:value="0.0994720458985015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300.25" calcext:value-type="float">
            <text:p>300.250</text:p>
          </table:table-cell>
          <table:table-cell table:style-name="ce6" office:value-type="float" office:value="300.166656494141" calcext:value-type="float">
            <text:p>300.167</text:p>
          </table:table-cell>
          <table:table-cell table:style-name="ce10" office:value-type="float" office:value="300.333343505859" calcext:value-type="float">
            <text:p>300.333</text:p>
          </table:table-cell>
          <table:table-cell table:style-name="ce6" table:formula="of:=[.D73]-[.C73]" office:value-type="float" office:value="0.166687011717954" calcext:value-type="float">
            <text:p>0.167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-53.1741027832031" calcext:value-type="float">
            <text:p>-53.174</text:p>
          </table:table-cell>
          <table:table-cell table:style-name="ce6" office:value-type="float" office:value="-53.2239532470703" calcext:value-type="float">
            <text:p>-53.224</text:p>
          </table:table-cell>
          <table:table-cell table:style-name="ce14" office:value-type="float" office:value="-53.1242523193359" calcext:value-type="float">
            <text:p>-53.124</text:p>
          </table:table-cell>
          <table:table-cell table:style-name="ce6" table:formula="of:=[.I73]-[.H73]" office:value-type="float" office:value="0.0997009277343963" calcext:value-type="float">
            <text:p>0.100</text:p>
          </table:table-cell>
          <table:table-cell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300.416656494141" calcext:value-type="float">
            <text:p>300.417</text:p>
          </table:table-cell>
          <table:table-cell table:style-name="ce6" office:value-type="float" office:value="300.333343505859" calcext:value-type="float">
            <text:p>300.333</text:p>
          </table:table-cell>
          <table:table-cell table:style-name="ce10" office:value-type="float" office:value="300.5" calcext:value-type="float">
            <text:p>300.500</text:p>
          </table:table-cell>
          <table:table-cell table:style-name="ce6" table:formula="of:=[.D74]-[.C74]" office:value-type="float" office:value="0.166656494141023" calcext:value-type="float">
            <text:p>0.167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-53.0742835998535" calcext:value-type="float">
            <text:p>-53.074</text:p>
          </table:table-cell>
          <table:table-cell table:style-name="ce6" office:value-type="float" office:value="-53.1242523193359" calcext:value-type="float">
            <text:p>-53.124</text:p>
          </table:table-cell>
          <table:table-cell table:style-name="ce14" office:value-type="float" office:value="-53.0243148803711" calcext:value-type="float">
            <text:p>-53.024</text:p>
          </table:table-cell>
          <table:table-cell table:style-name="ce6" table:formula="of:=[.I74]-[.H74]" office:value-type="float" office:value="0.0999374389648011" calcext:value-type="float">
            <text:p>0.100</text:p>
          </table:table-cell>
          <table:table-cell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300.583343505859" calcext:value-type="float">
            <text:p>300.583</text:p>
          </table:table-cell>
          <table:table-cell table:style-name="ce6" office:value-type="float" office:value="300.5" calcext:value-type="float">
            <text:p>300.500</text:p>
          </table:table-cell>
          <table:table-cell table:style-name="ce10" office:value-type="float" office:value="300.666656494141" calcext:value-type="float">
            <text:p>300.667</text:p>
          </table:table-cell>
          <table:table-cell table:style-name="ce6" table:formula="of:=[.D75]-[.C75]" office:value-type="float" office:value="0.166656494141023" calcext:value-type="float">
            <text:p>0.167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-52.9742317199707" calcext:value-type="float">
            <text:p>-52.974</text:p>
          </table:table-cell>
          <table:table-cell table:style-name="ce6" office:value-type="float" office:value="-53.0243148803711" calcext:value-type="float">
            <text:p>-53.024</text:p>
          </table:table-cell>
          <table:table-cell table:style-name="ce14" office:value-type="float" office:value="-52.924144744873" calcext:value-type="float">
            <text:p>-52.924</text:p>
          </table:table-cell>
          <table:table-cell table:style-name="ce6" table:formula="of:=[.I75]-[.H75]" office:value-type="float" office:value="0.100170135498104" calcext:value-type="float">
            <text:p>0.100</text:p>
          </table:table-cell>
          <table:table-cell table:number-columns-repeated="101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300.75" calcext:value-type="float">
            <text:p>300.750</text:p>
          </table:table-cell>
          <table:table-cell table:style-name="ce6" office:value-type="float" office:value="300.666656494141" calcext:value-type="float">
            <text:p>300.667</text:p>
          </table:table-cell>
          <table:table-cell table:style-name="ce10" office:value-type="float" office:value="300.833343505859" calcext:value-type="float">
            <text:p>300.833</text:p>
          </table:table-cell>
          <table:table-cell table:style-name="ce6" table:formula="of:=[.D76]-[.C76]" office:value-type="float" office:value="0.166687011717954" calcext:value-type="float">
            <text:p>0.167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-52.8739471435547" calcext:value-type="float">
            <text:p>-52.874</text:p>
          </table:table-cell>
          <table:table-cell table:style-name="ce6" office:value-type="float" office:value="-52.924144744873" calcext:value-type="float">
            <text:p>-52.924</text:p>
          </table:table-cell>
          <table:table-cell table:style-name="ce14" office:value-type="float" office:value="-52.8237457275391" calcext:value-type="float">
            <text:p>-52.824</text:p>
          </table:table-cell>
          <table:table-cell table:style-name="ce6" table:formula="of:=[.I76]-[.H76]" office:value-type="float" office:value="0.100399017333899" calcext:value-type="float">
            <text:p>0.100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300.916656494141" calcext:value-type="float">
            <text:p>300.917</text:p>
          </table:table-cell>
          <table:table-cell table:style-name="ce6" office:value-type="float" office:value="300.833343505859" calcext:value-type="float">
            <text:p>300.833</text:p>
          </table:table-cell>
          <table:table-cell table:style-name="ce10" office:value-type="float" office:value="301" calcext:value-type="float">
            <text:p>301.000</text:p>
          </table:table-cell>
          <table:table-cell table:style-name="ce6" table:formula="of:=[.D77]-[.C77]" office:value-type="float" office:value="0.166656494141023" calcext:value-type="float">
            <text:p>0.167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-52.7734336853027" calcext:value-type="float">
            <text:p>-52.773</text:p>
          </table:table-cell>
          <table:table-cell table:style-name="ce6" office:value-type="float" office:value="-52.8237457275391" calcext:value-type="float">
            <text:p>-52.824</text:p>
          </table:table-cell>
          <table:table-cell table:style-name="ce14" office:value-type="float" office:value="-52.7231178283691" calcext:value-type="float">
            <text:p>-52.723</text:p>
          </table:table-cell>
          <table:table-cell table:style-name="ce6" table:formula="of:=[.I77]-[.H77]" office:value-type="float" office:value="0.10062789917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301.083343505859" calcext:value-type="float">
            <text:p>301.083</text:p>
          </table:table-cell>
          <table:table-cell table:style-name="ce6" office:value-type="float" office:value="301" calcext:value-type="float">
            <text:p>301.000</text:p>
          </table:table-cell>
          <table:table-cell table:style-name="ce10" office:value-type="float" office:value="301.166656494141" calcext:value-type="float">
            <text:p>301.167</text:p>
          </table:table-cell>
          <table:table-cell table:style-name="ce6" table:formula="of:=[.D78]-[.C78]" office:value-type="float" office:value="0.166656494141023" calcext:value-type="float">
            <text:p>0.167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-52.6726837158203" calcext:value-type="float">
            <text:p>-52.673</text:p>
          </table:table-cell>
          <table:table-cell table:style-name="ce6" office:value-type="float" office:value="-52.7231178283691" calcext:value-type="float">
            <text:p>-52.723</text:p>
          </table:table-cell>
          <table:table-cell table:style-name="ce14" office:value-type="float" office:value="-52.6222457885742" calcext:value-type="float">
            <text:p>-52.622</text:p>
          </table:table-cell>
          <table:table-cell table:style-name="ce6" table:formula="of:=[.I78]-[.H78]" office:value-type="float" office:value="0.100872039794901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301.25" calcext:value-type="float">
            <text:p>301.250</text:p>
          </table:table-cell>
          <table:table-cell table:style-name="ce6" office:value-type="float" office:value="301.166656494141" calcext:value-type="float">
            <text:p>301.167</text:p>
          </table:table-cell>
          <table:table-cell table:style-name="ce10" office:value-type="float" office:value="301.333343505859" calcext:value-type="float">
            <text:p>301.333</text:p>
          </table:table-cell>
          <table:table-cell table:style-name="ce6" table:formula="of:=[.D79]-[.C79]" office:value-type="float" office:value="0.166687011717954" calcext:value-type="float">
            <text:p>0.167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-52.5716972351074" calcext:value-type="float">
            <text:p>-52.572</text:p>
          </table:table-cell>
          <table:table-cell table:style-name="ce6" office:value-type="float" office:value="-52.6222457885742" calcext:value-type="float">
            <text:p>-52.622</text:p>
          </table:table-cell>
          <table:table-cell table:style-name="ce14" office:value-type="float" office:value="-52.5211448669434" calcext:value-type="float">
            <text:p>-52.521</text:p>
          </table:table-cell>
          <table:table-cell table:style-name="ce6" table:formula="of:=[.I79]-[.H79]" office:value-type="float" office:value="0.101100921630795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301.416656494141" calcext:value-type="float">
            <text:p>301.417</text:p>
          </table:table-cell>
          <table:table-cell table:style-name="ce6" office:value-type="float" office:value="301.333343505859" calcext:value-type="float">
            <text:p>301.333</text:p>
          </table:table-cell>
          <table:table-cell table:style-name="ce10" office:value-type="float" office:value="301.5" calcext:value-type="float">
            <text:p>301.500</text:p>
          </table:table-cell>
          <table:table-cell table:style-name="ce6" table:formula="of:=[.D80]-[.C80]" office:value-type="float" office:value="0.166656494141023" calcext:value-type="float">
            <text:p>0.167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-52.4704818725586" calcext:value-type="float">
            <text:p>-52.470</text:p>
          </table:table-cell>
          <table:table-cell table:style-name="ce6" office:value-type="float" office:value="-52.5211448669434" calcext:value-type="float">
            <text:p>-52.521</text:p>
          </table:table-cell>
          <table:table-cell table:style-name="ce14" office:value-type="float" office:value="-52.4198150634766" calcext:value-type="float">
            <text:p>-52.420</text:p>
          </table:table-cell>
          <table:table-cell table:style-name="ce6" table:formula="of:=[.I80]-[.H80]" office:value-type="float" office:value="0.101329803466804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301.583343505859" calcext:value-type="float">
            <text:p>301.583</text:p>
          </table:table-cell>
          <table:table-cell table:style-name="ce6" office:value-type="float" office:value="301.5" calcext:value-type="float">
            <text:p>301.500</text:p>
          </table:table-cell>
          <table:table-cell table:style-name="ce10" office:value-type="float" office:value="301.666656494141" calcext:value-type="float">
            <text:p>301.667</text:p>
          </table:table-cell>
          <table:table-cell table:style-name="ce6" table:formula="of:=[.D81]-[.C81]" office:value-type="float" office:value="0.166656494141023" calcext:value-type="float">
            <text:p>0.167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-52.3690299987793" calcext:value-type="float">
            <text:p>-52.369</text:p>
          </table:table-cell>
          <table:table-cell table:style-name="ce6" office:value-type="float" office:value="-52.4198150634766" calcext:value-type="float">
            <text:p>-52.420</text:p>
          </table:table-cell>
          <table:table-cell table:style-name="ce14" office:value-type="float" office:value="-52.318244934082" calcext:value-type="float">
            <text:p>-52.318</text:p>
          </table:table-cell>
          <table:table-cell table:style-name="ce6" table:formula="of:=[.I81]-[.H81]" office:value-type="float" office:value="0.101570129394595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301.75" calcext:value-type="float">
            <text:p>301.750</text:p>
          </table:table-cell>
          <table:table-cell table:style-name="ce6" office:value-type="float" office:value="301.666656494141" calcext:value-type="float">
            <text:p>301.667</text:p>
          </table:table-cell>
          <table:table-cell table:style-name="ce10" office:value-type="float" office:value="301.833343505859" calcext:value-type="float">
            <text:p>301.833</text:p>
          </table:table-cell>
          <table:table-cell table:style-name="ce6" table:formula="of:=[.D82]-[.C82]" office:value-type="float" office:value="0.166687011717954" calcext:value-type="float">
            <text:p>0.167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-52.2673454284668" calcext:value-type="float">
            <text:p>-52.267</text:p>
          </table:table-cell>
          <table:table-cell table:style-name="ce6" office:value-type="float" office:value="-52.318244934082" calcext:value-type="float">
            <text:p>-52.318</text:p>
          </table:table-cell>
          <table:table-cell table:style-name="ce14" office:value-type="float" office:value="-52.2164459228516" calcext:value-type="float">
            <text:p>-52.216</text:p>
          </table:table-cell>
          <table:table-cell table:style-name="ce6" table:formula="of:=[.I82]-[.H82]" office:value-type="float" office:value="0.101799011230405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301.916656494141" calcext:value-type="float">
            <text:p>301.917</text:p>
          </table:table-cell>
          <table:table-cell table:style-name="ce6" office:value-type="float" office:value="301.833343505859" calcext:value-type="float">
            <text:p>301.833</text:p>
          </table:table-cell>
          <table:table-cell table:style-name="ce10" office:value-type="float" office:value="302" calcext:value-type="float">
            <text:p>302.000</text:p>
          </table:table-cell>
          <table:table-cell table:style-name="ce6" table:formula="of:=[.D83]-[.C83]" office:value-type="float" office:value="0.166656494141023" calcext:value-type="float">
            <text:p>0.167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-52.1654281616211" calcext:value-type="float">
            <text:p>-52.165</text:p>
          </table:table-cell>
          <table:table-cell table:style-name="ce6" office:value-type="float" office:value="-52.2164459228516" calcext:value-type="float">
            <text:p>-52.216</text:p>
          </table:table-cell>
          <table:table-cell table:style-name="ce14" office:value-type="float" office:value="-52.1144065856934" calcext:value-type="float">
            <text:p>-52.114</text:p>
          </table:table-cell>
          <table:table-cell table:style-name="ce6" table:formula="of:=[.I83]-[.H83]" office:value-type="float" office:value="0.102039337158196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302.083343505859" calcext:value-type="float">
            <text:p>302.083</text:p>
          </table:table-cell>
          <table:table-cell table:style-name="ce6" office:value-type="float" office:value="302" calcext:value-type="float">
            <text:p>302.000</text:p>
          </table:table-cell>
          <table:table-cell table:style-name="ce10" office:value-type="float" office:value="302.166656494141" calcext:value-type="float">
            <text:p>302.167</text:p>
          </table:table-cell>
          <table:table-cell table:style-name="ce6" table:formula="of:=[.D84]-[.C84]" office:value-type="float" office:value="0.166656494141023" calcext:value-type="float">
            <text:p>0.167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-52.0632743835449" calcext:value-type="float">
            <text:p>-52.063</text:p>
          </table:table-cell>
          <table:table-cell table:style-name="ce6" office:value-type="float" office:value="-52.1144065856934" calcext:value-type="float">
            <text:p>-52.114</text:p>
          </table:table-cell>
          <table:table-cell table:style-name="ce14" office:value-type="float" office:value="-52.0121383666992" calcext:value-type="float">
            <text:p>-52.012</text:p>
          </table:table-cell>
          <table:table-cell table:style-name="ce6" table:formula="of:=[.I84]-[.H84]" office:value-type="float" office:value="0.102268218994205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302.25" calcext:value-type="float">
            <text:p>302.250</text:p>
          </table:table-cell>
          <table:table-cell table:style-name="ce6" office:value-type="float" office:value="302.166656494141" calcext:value-type="float">
            <text:p>302.167</text:p>
          </table:table-cell>
          <table:table-cell table:style-name="ce10" office:value-type="float" office:value="302.333343505859" calcext:value-type="float">
            <text:p>302.333</text:p>
          </table:table-cell>
          <table:table-cell table:style-name="ce6" table:formula="of:=[.D85]-[.C85]" office:value-type="float" office:value="0.166687011717954" calcext:value-type="float">
            <text:p>0.167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-51.9608840942383" calcext:value-type="float">
            <text:p>-51.961</text:p>
          </table:table-cell>
          <table:table-cell table:style-name="ce6" office:value-type="float" office:value="-52.0121383666992" calcext:value-type="float">
            <text:p>-52.012</text:p>
          </table:table-cell>
          <table:table-cell table:style-name="ce14" office:value-type="float" office:value="-51.9096260070801" calcext:value-type="float">
            <text:p>-51.910</text:p>
          </table:table-cell>
          <table:table-cell table:style-name="ce6" table:formula="of:=[.I85]-[.H85]" office:value-type="float" office:value="0.102512359619098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302.416656494141" calcext:value-type="float">
            <text:p>302.417</text:p>
          </table:table-cell>
          <table:table-cell table:style-name="ce6" office:value-type="float" office:value="302.333343505859" calcext:value-type="float">
            <text:p>302.333</text:p>
          </table:table-cell>
          <table:table-cell table:style-name="ce10" office:value-type="float" office:value="302.5" calcext:value-type="float">
            <text:p>302.500</text:p>
          </table:table-cell>
          <table:table-cell table:style-name="ce6" table:formula="of:=[.D86]-[.C86]" office:value-type="float" office:value="0.166656494141023" calcext:value-type="float">
            <text:p>0.167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-51.8582572937012" calcext:value-type="float">
            <text:p>-51.858</text:p>
          </table:table-cell>
          <table:table-cell table:style-name="ce6" office:value-type="float" office:value="-51.9096260070801" calcext:value-type="float">
            <text:p>-51.910</text:p>
          </table:table-cell>
          <table:table-cell table:style-name="ce14" office:value-type="float" office:value="-51.806884765625" calcext:value-type="float">
            <text:p>-51.807</text:p>
          </table:table-cell>
          <table:table-cell table:style-name="ce6" table:formula="of:=[.I86]-[.H86]" office:value-type="float" office:value="0.102741241455099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302.583343505859" calcext:value-type="float">
            <text:p>302.583</text:p>
          </table:table-cell>
          <table:table-cell table:style-name="ce6" office:value-type="float" office:value="302.5" calcext:value-type="float">
            <text:p>302.500</text:p>
          </table:table-cell>
          <table:table-cell table:style-name="ce10" office:value-type="float" office:value="302.666656494141" calcext:value-type="float">
            <text:p>302.667</text:p>
          </table:table-cell>
          <table:table-cell table:style-name="ce6" table:formula="of:=[.D87]-[.C87]" office:value-type="float" office:value="0.166656494141023" calcext:value-type="float">
            <text:p>0.167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-51.7553977966309" calcext:value-type="float">
            <text:p>-51.755</text:p>
          </table:table-cell>
          <table:table-cell table:style-name="ce6" office:value-type="float" office:value="-51.806884765625" calcext:value-type="float">
            <text:p>-51.807</text:p>
          </table:table-cell>
          <table:table-cell table:style-name="ce14" office:value-type="float" office:value="-51.7039070129395" calcext:value-type="float">
            <text:p>-51.704</text:p>
          </table:table-cell>
          <table:table-cell table:style-name="ce6" table:formula="of:=[.I87]-[.H87]" office:value-type="float" office:value="0.102977752685497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302.75" calcext:value-type="float">
            <text:p>302.750</text:p>
          </table:table-cell>
          <table:table-cell table:style-name="ce6" office:value-type="float" office:value="302.666656494141" calcext:value-type="float">
            <text:p>302.667</text:p>
          </table:table-cell>
          <table:table-cell table:style-name="ce10" office:value-type="float" office:value="302.833343505859" calcext:value-type="float">
            <text:p>302.833</text:p>
          </table:table-cell>
          <table:table-cell table:style-name="ce6" table:formula="of:=[.D88]-[.C88]" office:value-type="float" office:value="0.166687011717954" calcext:value-type="float">
            <text:p>0.167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-51.6523017883301" calcext:value-type="float">
            <text:p>-51.652</text:p>
          </table:table-cell>
          <table:table-cell table:style-name="ce6" office:value-type="float" office:value="-51.7039070129395" calcext:value-type="float">
            <text:p>-51.704</text:p>
          </table:table-cell>
          <table:table-cell table:style-name="ce14" office:value-type="float" office:value="-51.6006965637207" calcext:value-type="float">
            <text:p>-51.601</text:p>
          </table:table-cell>
          <table:table-cell table:style-name="ce6" table:formula="of:=[.I88]-[.H88]" office:value-type="float" office:value="0.1032104492188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302.916656494141" calcext:value-type="float">
            <text:p>302.917</text:p>
          </table:table-cell>
          <table:table-cell table:style-name="ce6" office:value-type="float" office:value="302.833343505859" calcext:value-type="float">
            <text:p>302.833</text:p>
          </table:table-cell>
          <table:table-cell table:style-name="ce10" office:value-type="float" office:value="303" calcext:value-type="float">
            <text:p>303.000</text:p>
          </table:table-cell>
          <table:table-cell table:style-name="ce6" table:formula="of:=[.D89]-[.C89]" office:value-type="float" office:value="0.166656494141023" calcext:value-type="float">
            <text:p>0.167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-51.5489730834961" calcext:value-type="float">
            <text:p>-51.549</text:p>
          </table:table-cell>
          <table:table-cell table:style-name="ce6" office:value-type="float" office:value="-51.6006965637207" calcext:value-type="float">
            <text:p>-51.601</text:p>
          </table:table-cell>
          <table:table-cell table:style-name="ce14" office:value-type="float" office:value="-51.4972457885742" calcext:value-type="float">
            <text:p>-51.497</text:p>
          </table:table-cell>
          <table:table-cell table:style-name="ce6" table:formula="of:=[.I89]-[.H89]" office:value-type="float" office:value="0.103450775146506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303.083343505859" calcext:value-type="float">
            <text:p>303.083</text:p>
          </table:table-cell>
          <table:table-cell table:style-name="ce6" office:value-type="float" office:value="303" calcext:value-type="float">
            <text:p>303.000</text:p>
          </table:table-cell>
          <table:table-cell table:style-name="ce10" office:value-type="float" office:value="303.166656494141" calcext:value-type="float">
            <text:p>303.167</text:p>
          </table:table-cell>
          <table:table-cell table:style-name="ce6" table:formula="of:=[.D90]-[.C90]" office:value-type="float" office:value="0.166656494141023" calcext:value-type="float">
            <text:p>0.167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-51.4454002380371" calcext:value-type="float">
            <text:p>-51.445</text:p>
          </table:table-cell>
          <table:table-cell table:style-name="ce6" office:value-type="float" office:value="-51.4972457885742" calcext:value-type="float">
            <text:p>-51.497</text:p>
          </table:table-cell>
          <table:table-cell table:style-name="ce14" office:value-type="float" office:value="-51.3935546875" calcext:value-type="float">
            <text:p>-51.394</text:p>
          </table:table-cell>
          <table:table-cell table:style-name="ce6" table:formula="of:=[.I90]-[.H90]" office:value-type="float" office:value="0.103691101074197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303.25" calcext:value-type="float">
            <text:p>303.250</text:p>
          </table:table-cell>
          <table:table-cell table:style-name="ce6" office:value-type="float" office:value="303.166656494141" calcext:value-type="float">
            <text:p>303.167</text:p>
          </table:table-cell>
          <table:table-cell table:style-name="ce10" office:value-type="float" office:value="303.333343505859" calcext:value-type="float">
            <text:p>303.333</text:p>
          </table:table-cell>
          <table:table-cell table:style-name="ce6" table:formula="of:=[.D91]-[.C91]" office:value-type="float" office:value="0.166687011717954" calcext:value-type="float">
            <text:p>0.167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-51.3415946960449" calcext:value-type="float">
            <text:p>-51.342</text:p>
          </table:table-cell>
          <table:table-cell table:style-name="ce6" office:value-type="float" office:value="-51.3935546875" calcext:value-type="float">
            <text:p>-51.394</text:p>
          </table:table-cell>
          <table:table-cell table:style-name="ce14" office:value-type="float" office:value="-51.2896347045898" calcext:value-type="float">
            <text:p>-51.290</text:p>
          </table:table-cell>
          <table:table-cell table:style-name="ce6" table:formula="of:=[.I91]-[.H91]" office:value-type="float" office:value="0.103919982910199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303.416656494141" calcext:value-type="float">
            <text:p>303.417</text:p>
          </table:table-cell>
          <table:table-cell table:style-name="ce6" office:value-type="float" office:value="303.333343505859" calcext:value-type="float">
            <text:p>303.333</text:p>
          </table:table-cell>
          <table:table-cell table:style-name="ce10" office:value-type="float" office:value="303.5" calcext:value-type="float">
            <text:p>303.500</text:p>
          </table:table-cell>
          <table:table-cell table:style-name="ce6" table:formula="of:=[.D92]-[.C92]" office:value-type="float" office:value="0.166656494141023" calcext:value-type="float">
            <text:p>0.167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-51.2375564575195" calcext:value-type="float">
            <text:p>-51.238</text:p>
          </table:table-cell>
          <table:table-cell table:style-name="ce6" office:value-type="float" office:value="-51.2896347045898" calcext:value-type="float">
            <text:p>-51.290</text:p>
          </table:table-cell>
          <table:table-cell table:style-name="ce14" office:value-type="float" office:value="-51.1854782104492" calcext:value-type="float">
            <text:p>-51.185</text:p>
          </table:table-cell>
          <table:table-cell table:style-name="ce6" table:formula="of:=[.I92]-[.H92]" office:value-type="float" office:value="0.104156494140604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303.583343505859" calcext:value-type="float">
            <text:p>303.583</text:p>
          </table:table-cell>
          <table:table-cell table:style-name="ce6" office:value-type="float" office:value="303.5" calcext:value-type="float">
            <text:p>303.500</text:p>
          </table:table-cell>
          <table:table-cell table:style-name="ce10" office:value-type="float" office:value="303.666656494141" calcext:value-type="float">
            <text:p>303.667</text:p>
          </table:table-cell>
          <table:table-cell table:style-name="ce6" table:formula="of:=[.D93]-[.C93]" office:value-type="float" office:value="0.166656494141023" calcext:value-type="float">
            <text:p>0.167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-51.1332817077637" calcext:value-type="float">
            <text:p>-51.133</text:p>
          </table:table-cell>
          <table:table-cell table:style-name="ce6" office:value-type="float" office:value="-51.1854782104492" calcext:value-type="float">
            <text:p>-51.185</text:p>
          </table:table-cell>
          <table:table-cell table:style-name="ce14" office:value-type="float" office:value="-51.0810852050781" calcext:value-type="float">
            <text:p>-51.081</text:p>
          </table:table-cell>
          <table:table-cell table:style-name="ce6" table:formula="of:=[.I93]-[.H93]" office:value-type="float" office:value="0.104393005371101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303.75" calcext:value-type="float">
            <text:p>303.750</text:p>
          </table:table-cell>
          <table:table-cell table:style-name="ce6" office:value-type="float" office:value="303.666656494141" calcext:value-type="float">
            <text:p>303.667</text:p>
          </table:table-cell>
          <table:table-cell table:style-name="ce10" office:value-type="float" office:value="303.833343505859" calcext:value-type="float">
            <text:p>303.833</text:p>
          </table:table-cell>
          <table:table-cell table:style-name="ce6" table:formula="of:=[.D94]-[.C94]" office:value-type="float" office:value="0.166687011717954" calcext:value-type="float">
            <text:p>0.167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-51.0287704467773" calcext:value-type="float">
            <text:p>-51.029</text:p>
          </table:table-cell>
          <table:table-cell table:style-name="ce6" office:value-type="float" office:value="-51.0810852050781" calcext:value-type="float">
            <text:p>-51.081</text:p>
          </table:table-cell>
          <table:table-cell table:style-name="ce14" office:value-type="float" office:value="-50.9764556884766" calcext:value-type="float">
            <text:p>-50.976</text:p>
          </table:table-cell>
          <table:table-cell table:style-name="ce6" table:formula="of:=[.I94]-[.H94]" office:value-type="float" office:value="0.104629516601499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303.916656494141" calcext:value-type="float">
            <text:p>303.917</text:p>
          </table:table-cell>
          <table:table-cell table:style-name="ce6" office:value-type="float" office:value="303.833343505859" calcext:value-type="float">
            <text:p>303.833</text:p>
          </table:table-cell>
          <table:table-cell table:style-name="ce10" office:value-type="float" office:value="304" calcext:value-type="float">
            <text:p>304.000</text:p>
          </table:table-cell>
          <table:table-cell table:style-name="ce6" table:formula="of:=[.D95]-[.C95]" office:value-type="float" office:value="0.166656494141023" calcext:value-type="float">
            <text:p>0.167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-50.9240226745605" calcext:value-type="float">
            <text:p>-50.924</text:p>
          </table:table-cell>
          <table:table-cell table:style-name="ce6" office:value-type="float" office:value="-50.9764556884766" calcext:value-type="float">
            <text:p>-50.976</text:p>
          </table:table-cell>
          <table:table-cell table:style-name="ce14" office:value-type="float" office:value="-50.8715858459473" calcext:value-type="float">
            <text:p>-50.872</text:p>
          </table:table-cell>
          <table:table-cell table:style-name="ce6" table:formula="of:=[.I95]-[.H95]" office:value-type="float" office:value="0.104869842529297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304.083343505859" calcext:value-type="float">
            <text:p>304.083</text:p>
          </table:table-cell>
          <table:table-cell table:style-name="ce6" office:value-type="float" office:value="304" calcext:value-type="float">
            <text:p>304.000</text:p>
          </table:table-cell>
          <table:table-cell table:style-name="ce10" office:value-type="float" office:value="304.166656494141" calcext:value-type="float">
            <text:p>304.167</text:p>
          </table:table-cell>
          <table:table-cell table:style-name="ce6" table:formula="of:=[.D96]-[.C96]" office:value-type="float" office:value="0.166656494141023" calcext:value-type="float">
            <text:p>0.167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-50.8190307617188" calcext:value-type="float">
            <text:p>-50.819</text:p>
          </table:table-cell>
          <table:table-cell table:style-name="ce6" office:value-type="float" office:value="-50.8715858459473" calcext:value-type="float">
            <text:p>-50.872</text:p>
          </table:table-cell>
          <table:table-cell table:style-name="ce14" office:value-type="float" office:value="-50.7664756774902" calcext:value-type="float">
            <text:p>-50.766</text:p>
          </table:table-cell>
          <table:table-cell table:style-name="ce6" table:formula="of:=[.I96]-[.H96]" office:value-type="float" office:value="0.105110168457102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304.25" calcext:value-type="float">
            <text:p>304.250</text:p>
          </table:table-cell>
          <table:table-cell table:style-name="ce6" office:value-type="float" office:value="304.166656494141" calcext:value-type="float">
            <text:p>304.167</text:p>
          </table:table-cell>
          <table:table-cell table:style-name="ce10" office:value-type="float" office:value="304.333343505859" calcext:value-type="float">
            <text:p>304.333</text:p>
          </table:table-cell>
          <table:table-cell table:style-name="ce6" table:formula="of:=[.D97]-[.C97]" office:value-type="float" office:value="0.166687011717954" calcext:value-type="float">
            <text:p>0.167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-50.7138061523438" calcext:value-type="float">
            <text:p>-50.714</text:p>
          </table:table-cell>
          <table:table-cell table:style-name="ce6" office:value-type="float" office:value="-50.7664756774902" calcext:value-type="float">
            <text:p>-50.766</text:p>
          </table:table-cell>
          <table:table-cell table:style-name="ce14" office:value-type="float" office:value="-50.6611366271973" calcext:value-type="float">
            <text:p>-50.661</text:p>
          </table:table-cell>
          <table:table-cell table:style-name="ce6" table:formula="of:=[.I97]-[.H97]" office:value-type="float" office:value="0.105339050292898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304.416656494141" calcext:value-type="float">
            <text:p>304.417</text:p>
          </table:table-cell>
          <table:table-cell table:style-name="ce6" office:value-type="float" office:value="304.333343505859" calcext:value-type="float">
            <text:p>304.333</text:p>
          </table:table-cell>
          <table:table-cell table:style-name="ce10" office:value-type="float" office:value="304.5" calcext:value-type="float">
            <text:p>304.500</text:p>
          </table:table-cell>
          <table:table-cell table:style-name="ce6" table:formula="of:=[.D98]-[.C98]" office:value-type="float" office:value="0.166656494141023" calcext:value-type="float">
            <text:p>0.167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-50.6083488464355" calcext:value-type="float">
            <text:p>-50.608</text:p>
          </table:table-cell>
          <table:table-cell table:style-name="ce6" office:value-type="float" office:value="-50.6611366271973" calcext:value-type="float">
            <text:p>-50.661</text:p>
          </table:table-cell>
          <table:table-cell table:style-name="ce14" office:value-type="float" office:value="-50.5555572509766" calcext:value-type="float">
            <text:p>-50.556</text:p>
          </table:table-cell>
          <table:table-cell table:style-name="ce6" table:formula="of:=[.I98]-[.H98]" office:value-type="float" office:value="0.105579376220703" calcext:value-type="float">
            <text:p>0.106</text:p>
          </table:table-cell>
          <table:table-cell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304.583343505859" calcext:value-type="float">
            <text:p>304.583</text:p>
          </table:table-cell>
          <table:table-cell table:style-name="ce6" office:value-type="float" office:value="304.5" calcext:value-type="float">
            <text:p>304.500</text:p>
          </table:table-cell>
          <table:table-cell table:style-name="ce10" office:value-type="float" office:value="304.666656494141" calcext:value-type="float">
            <text:p>304.667</text:p>
          </table:table-cell>
          <table:table-cell table:style-name="ce6" table:formula="of:=[.D99]-[.C99]" office:value-type="float" office:value="0.166656494141023" calcext:value-type="float">
            <text:p>0.167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-50.5026473999023" calcext:value-type="float">
            <text:p>-50.503</text:p>
          </table:table-cell>
          <table:table-cell table:style-name="ce6" office:value-type="float" office:value="-50.5555572509766" calcext:value-type="float">
            <text:p>-50.556</text:p>
          </table:table-cell>
          <table:table-cell table:style-name="ce14" office:value-type="float" office:value="-50.4497375488281" calcext:value-type="float">
            <text:p>-50.450</text:p>
          </table:table-cell>
          <table:table-cell table:style-name="ce6" table:formula="of:=[.I99]-[.H99]" office:value-type="float" office:value="0.105819702148501" calcext:value-type="float">
            <text:p>0.106</text:p>
          </table:table-cell>
          <table:table-cell table:number-columns-repeated="101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304.75" calcext:value-type="float">
            <text:p>304.750</text:p>
          </table:table-cell>
          <table:table-cell table:style-name="ce6" office:value-type="float" office:value="304.666656494141" calcext:value-type="float">
            <text:p>304.667</text:p>
          </table:table-cell>
          <table:table-cell table:style-name="ce10" office:value-type="float" office:value="304.833343505859" calcext:value-type="float">
            <text:p>304.833</text:p>
          </table:table-cell>
          <table:table-cell table:style-name="ce6" table:formula="of:=[.D100]-[.C100]" office:value-type="float" office:value="0.166687011717954" calcext:value-type="float">
            <text:p>0.167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-50.3967094421387" calcext:value-type="float">
            <text:p>-50.397</text:p>
          </table:table-cell>
          <table:table-cell table:style-name="ce6" office:value-type="float" office:value="-50.4497375488281" calcext:value-type="float">
            <text:p>-50.450</text:p>
          </table:table-cell>
          <table:table-cell table:style-name="ce14" office:value-type="float" office:value="-50.343677520752" calcext:value-type="float">
            <text:p>-50.344</text:p>
          </table:table-cell>
          <table:table-cell table:style-name="ce6" table:formula="of:=[.I100]-[.H100]" office:value-type="float" office:value="0.106060028076094" calcext:value-type="float">
            <text:p>0.106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04.916656494141" calcext:value-type="float">
            <text:p>304.917</text:p>
          </table:table-cell>
          <table:table-cell table:style-name="ce6" office:value-type="float" office:value="304.833343505859" calcext:value-type="float">
            <text:p>304.833</text:p>
          </table:table-cell>
          <table:table-cell table:style-name="ce10" office:value-type="float" office:value="305" calcext:value-type="float">
            <text:p>305.000</text:p>
          </table:table-cell>
          <table:table-cell table:style-name="ce6" table:formula="of:=[.D101]-[.C101]" office:value-type="float" office:value="0.166656494141023" calcext:value-type="float">
            <text:p>0.167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-50.2905311584473" calcext:value-type="float">
            <text:p>-50.291</text:p>
          </table:table-cell>
          <table:table-cell table:style-name="ce6" office:value-type="float" office:value="-50.343677520752" calcext:value-type="float">
            <text:p>-50.344</text:p>
          </table:table-cell>
          <table:table-cell table:style-name="ce14" office:value-type="float" office:value="-50.2373847961426" calcext:value-type="float">
            <text:p>-50.237</text:p>
          </table:table-cell>
          <table:table-cell table:style-name="ce6" table:formula="of:=[.I101]-[.H101]" office:value-type="float" office:value="0.106292724609403" calcext:value-type="float">
            <text:p>0.106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305.083343505859" calcext:value-type="float">
            <text:p>305.083</text:p>
          </table:table-cell>
          <table:table-cell table:style-name="ce6" office:value-type="float" office:value="305" calcext:value-type="float">
            <text:p>305.000</text:p>
          </table:table-cell>
          <table:table-cell table:style-name="ce10" office:value-type="float" office:value="305.166656494141" calcext:value-type="float">
            <text:p>305.167</text:p>
          </table:table-cell>
          <table:table-cell table:style-name="ce6" table:formula="of:=[.D102]-[.C102]" office:value-type="float" office:value="0.166656494141023" calcext:value-type="float">
            <text:p>0.167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-50.1841201782227" calcext:value-type="float">
            <text:p>-50.184</text:p>
          </table:table-cell>
          <table:table-cell table:style-name="ce6" office:value-type="float" office:value="-50.2373847961426" calcext:value-type="float">
            <text:p>-50.237</text:p>
          </table:table-cell>
          <table:table-cell table:style-name="ce14" office:value-type="float" office:value="-50.1308555603027" calcext:value-type="float">
            <text:p>-50.131</text:p>
          </table:table-cell>
          <table:table-cell table:style-name="ce6" table:formula="of:=[.I102]-[.H102]" office:value-type="float" office:value="0.106529235839901" calcext:value-type="float">
            <text:p>0.107</text:p>
          </table:table-cell>
          <table:table-cell table:number-columns-repeated="101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305.25" calcext:value-type="float">
            <text:p>305.250</text:p>
          </table:table-cell>
          <table:table-cell table:style-name="ce6" office:value-type="float" office:value="305.166656494141" calcext:value-type="float">
            <text:p>305.167</text:p>
          </table:table-cell>
          <table:table-cell table:style-name="ce10" office:value-type="float" office:value="305.333343505859" calcext:value-type="float">
            <text:p>305.333</text:p>
          </table:table-cell>
          <table:table-cell table:style-name="ce6" table:formula="of:=[.D103]-[.C103]" office:value-type="float" office:value="0.166687011717954" calcext:value-type="float">
            <text:p>0.167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-50.0774726867676" calcext:value-type="float">
            <text:p>-50.077</text:p>
          </table:table-cell>
          <table:table-cell table:style-name="ce6" office:value-type="float" office:value="-50.1308555603027" calcext:value-type="float">
            <text:p>-50.131</text:p>
          </table:table-cell>
          <table:table-cell table:style-name="ce14" office:value-type="float" office:value="-50.0240859985352" calcext:value-type="float">
            <text:p>-50.024</text:p>
          </table:table-cell>
          <table:table-cell table:style-name="ce6" table:formula="of:=[.I103]-[.H103]" office:value-type="float" office:value="0.1067695617675" calcext:value-type="float">
            <text:p>0.107</text:p>
          </table:table-cell>
          <table:table-cell table:number-columns-repeated="101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305.416656494141" calcext:value-type="float">
            <text:p>305.417</text:p>
          </table:table-cell>
          <table:table-cell table:style-name="ce6" office:value-type="float" office:value="305.333343505859" calcext:value-type="float">
            <text:p>305.333</text:p>
          </table:table-cell>
          <table:table-cell table:style-name="ce10" office:value-type="float" office:value="305.5" calcext:value-type="float">
            <text:p>305.500</text:p>
          </table:table-cell>
          <table:table-cell table:style-name="ce6" table:formula="of:=[.D104]-[.C104]" office:value-type="float" office:value="0.166656494141023" calcext:value-type="float">
            <text:p>0.167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-49.9705810546875" calcext:value-type="float">
            <text:p>-49.971</text:p>
          </table:table-cell>
          <table:table-cell table:style-name="ce6" office:value-type="float" office:value="-50.0240859985352" calcext:value-type="float">
            <text:p>-50.024</text:p>
          </table:table-cell>
          <table:table-cell table:style-name="ce14" office:value-type="float" office:value="-49.9170761108398" calcext:value-type="float">
            <text:p>-49.917</text:p>
          </table:table-cell>
          <table:table-cell table:style-name="ce6" table:formula="of:=[.I104]-[.H104]" office:value-type="float" office:value="0.107009887695398" calcext:value-type="float">
            <text:p>0.107</text:p>
          </table:table-cell>
          <table:table-cell table:number-columns-repeated="101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305.583343505859" calcext:value-type="float">
            <text:p>305.583</text:p>
          </table:table-cell>
          <table:table-cell table:style-name="ce6" office:value-type="float" office:value="305.5" calcext:value-type="float">
            <text:p>305.500</text:p>
          </table:table-cell>
          <table:table-cell table:style-name="ce10" office:value-type="float" office:value="305.666656494141" calcext:value-type="float">
            <text:p>305.667</text:p>
          </table:table-cell>
          <table:table-cell table:style-name="ce6" table:formula="of:=[.D105]-[.C105]" office:value-type="float" office:value="0.166656494141023" calcext:value-type="float">
            <text:p>0.167</text:p>
          </table:table-cell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-49.863452911377" calcext:value-type="float">
            <text:p>-49.863</text:p>
          </table:table-cell>
          <table:table-cell table:style-name="ce6" office:value-type="float" office:value="-49.9170761108398" calcext:value-type="float">
            <text:p>-49.917</text:p>
          </table:table-cell>
          <table:table-cell table:style-name="ce14" office:value-type="float" office:value="-49.8098258972168" calcext:value-type="float">
            <text:p>-49.810</text:p>
          </table:table-cell>
          <table:table-cell table:style-name="ce6" table:formula="of:=[.I105]-[.H105]" office:value-type="float" office:value="0.107250213623004" calcext:value-type="float">
            <text:p>0.107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305.75" calcext:value-type="float">
            <text:p>305.750</text:p>
          </table:table-cell>
          <table:table-cell table:style-name="ce6" office:value-type="float" office:value="305.666656494141" calcext:value-type="float">
            <text:p>305.667</text:p>
          </table:table-cell>
          <table:table-cell table:style-name="ce10" office:value-type="float" office:value="305.833343505859" calcext:value-type="float">
            <text:p>305.833</text:p>
          </table:table-cell>
          <table:table-cell table:style-name="ce6" table:formula="of:=[.D106]-[.C106]" office:value-type="float" office:value="0.166687011717954" calcext:value-type="float">
            <text:p>0.167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-49.7560806274414" calcext:value-type="float">
            <text:p>-49.756</text:p>
          </table:table-cell>
          <table:table-cell table:style-name="ce6" office:value-type="float" office:value="-49.8098258972168" calcext:value-type="float">
            <text:p>-49.810</text:p>
          </table:table-cell>
          <table:table-cell table:style-name="ce14" office:value-type="float" office:value="-49.702335357666" calcext:value-type="float">
            <text:p>-49.702</text:p>
          </table:table-cell>
          <table:table-cell table:style-name="ce6" table:formula="of:=[.I106]-[.H106]" office:value-type="float" office:value="0.107490539550795" calcext:value-type="float">
            <text:p>0.107</text:p>
          </table:table-cell>
          <table:table-cell table:number-columns-repeated="101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305.916656494141" calcext:value-type="float">
            <text:p>305.917</text:p>
          </table:table-cell>
          <table:table-cell table:style-name="ce6" office:value-type="float" office:value="305.833343505859" calcext:value-type="float">
            <text:p>305.833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6" table:formula="of:=[.D107]-[.C107]" office:value-type="float" office:value="0.166656494141023" calcext:value-type="float">
            <text:p>0.167</text:p>
          </table:table-cell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-49.6484718322754" calcext:value-type="float">
            <text:p>-49.648</text:p>
          </table:table-cell>
          <table:table-cell table:style-name="ce6" office:value-type="float" office:value="-49.702335357666" calcext:value-type="float">
            <text:p>-49.702</text:p>
          </table:table-cell>
          <table:table-cell table:style-name="ce14" office:value-type="float" office:value="-49.5946083068848" calcext:value-type="float">
            <text:p>-49.595</text:p>
          </table:table-cell>
          <table:table-cell table:style-name="ce6" table:formula="of:=[.I107]-[.H107]" office:value-type="float" office:value="0.1077270507812" calcext:value-type="float">
            <text:p>0.108</text:p>
          </table:table-cell>
          <table:table-cell table:number-columns-repeated="101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306.083343505859" calcext:value-type="float">
            <text:p>306.083</text:p>
          </table:table-cell>
          <table:table-cell table:style-name="ce6" office:value-type="float" office:value="306" calcext:value-type="float">
            <text:p>306.000</text:p>
          </table:table-cell>
          <table:table-cell table:style-name="ce10" office:value-type="float" office:value="306.166656494141" calcext:value-type="float">
            <text:p>306.167</text:p>
          </table:table-cell>
          <table:table-cell table:style-name="ce6" table:formula="of:=[.D108]-[.C108]" office:value-type="float" office:value="0.166656494141023" calcext:value-type="float">
            <text:p>0.167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-49.5406227111816" calcext:value-type="float">
            <text:p>-49.541</text:p>
          </table:table-cell>
          <table:table-cell table:style-name="ce6" office:value-type="float" office:value="-49.5946083068848" calcext:value-type="float">
            <text:p>-49.595</text:p>
          </table:table-cell>
          <table:table-cell table:style-name="ce14" office:value-type="float" office:value="-49.4866371154785" calcext:value-type="float">
            <text:p>-49.487</text:p>
          </table:table-cell>
          <table:table-cell table:style-name="ce6" table:formula="of:=[.I108]-[.H108]" office:value-type="float" office:value="0.1079711914063" calcext:value-type="float">
            <text:p>0.108</text:p>
          </table:table-cell>
          <table:table-cell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306.25" calcext:value-type="float">
            <text:p>306.250</text:p>
          </table:table-cell>
          <table:table-cell table:style-name="ce6" office:value-type="float" office:value="306.166656494141" calcext:value-type="float">
            <text:p>306.167</text:p>
          </table:table-cell>
          <table:table-cell table:style-name="ce10" office:value-type="float" office:value="306.333343505859" calcext:value-type="float">
            <text:p>306.333</text:p>
          </table:table-cell>
          <table:table-cell table:style-name="ce6" table:formula="of:=[.D109]-[.C109]" office:value-type="float" office:value="0.166687011717954" calcext:value-type="float">
            <text:p>0.167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-49.4325370788574" calcext:value-type="float">
            <text:p>-49.433</text:p>
          </table:table-cell>
          <table:table-cell table:style-name="ce6" office:value-type="float" office:value="-49.4866371154785" calcext:value-type="float">
            <text:p>-49.487</text:p>
          </table:table-cell>
          <table:table-cell table:style-name="ce14" office:value-type="float" office:value="-49.3784370422363" calcext:value-type="float">
            <text:p>-49.378</text:p>
          </table:table-cell>
          <table:table-cell table:style-name="ce6" table:formula="of:=[.I109]-[.H109]" office:value-type="float" office:value="0.108200073242202" calcext:value-type="float">
            <text:p>0.108</text:p>
          </table:table-cell>
          <table:table-cell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306.416656494141" calcext:value-type="float">
            <text:p>306.417</text:p>
          </table:table-cell>
          <table:table-cell table:style-name="ce6" office:value-type="float" office:value="306.333343505859" calcext:value-type="float">
            <text:p>306.333</text:p>
          </table:table-cell>
          <table:table-cell table:style-name="ce10" office:value-type="float" office:value="306.5" calcext:value-type="float">
            <text:p>306.500</text:p>
          </table:table-cell>
          <table:table-cell table:style-name="ce6" table:formula="of:=[.D110]-[.C110]" office:value-type="float" office:value="0.166656494141023" calcext:value-type="float">
            <text:p>0.167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-49.32421875" calcext:value-type="float">
            <text:p>-49.324</text:p>
          </table:table-cell>
          <table:table-cell table:style-name="ce6" office:value-type="float" office:value="-49.3784370422363" calcext:value-type="float">
            <text:p>-49.378</text:p>
          </table:table-cell>
          <table:table-cell table:style-name="ce14" office:value-type="float" office:value="-49.2699966430664" calcext:value-type="float">
            <text:p>-49.270</text:p>
          </table:table-cell>
          <table:table-cell table:style-name="ce6" table:formula="of:=[.I110]-[.H110]" office:value-type="float" office:value="0.108440399169901" calcext:value-type="float">
            <text:p>0.108</text:p>
          </table:table-cell>
          <table:table-cell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306.583343505859" calcext:value-type="float">
            <text:p>306.583</text:p>
          </table:table-cell>
          <table:table-cell table:style-name="ce6" office:value-type="float" office:value="306.5" calcext:value-type="float">
            <text:p>306.500</text:p>
          </table:table-cell>
          <table:table-cell table:style-name="ce10" office:value-type="float" office:value="306.666656494141" calcext:value-type="float">
            <text:p>306.667</text:p>
          </table:table-cell>
          <table:table-cell table:style-name="ce6" table:formula="of:=[.D111]-[.C111]" office:value-type="float" office:value="0.166656494141023" calcext:value-type="float">
            <text:p>0.167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-49.2156562805176" calcext:value-type="float">
            <text:p>-49.216</text:p>
          </table:table-cell>
          <table:table-cell table:style-name="ce6" office:value-type="float" office:value="-49.2699966430664" calcext:value-type="float">
            <text:p>-49.270</text:p>
          </table:table-cell>
          <table:table-cell table:style-name="ce14" office:value-type="float" office:value="-49.1613159179688" calcext:value-type="float">
            <text:p>-49.161</text:p>
          </table:table-cell>
          <table:table-cell table:style-name="ce6" table:formula="of:=[.I111]-[.H111]" office:value-type="float" office:value="0.108680725097599" calcext:value-type="float">
            <text:p>0.109</text:p>
          </table:table-cell>
          <table:table-cell table:number-columns-repeated="101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306.75" calcext:value-type="float">
            <text:p>306.750</text:p>
          </table:table-cell>
          <table:table-cell table:style-name="ce6" office:value-type="float" office:value="306.666656494141" calcext:value-type="float">
            <text:p>306.667</text:p>
          </table:table-cell>
          <table:table-cell table:style-name="ce10" office:value-type="float" office:value="306.833343505859" calcext:value-type="float">
            <text:p>306.833</text:p>
          </table:table-cell>
          <table:table-cell table:style-name="ce6" table:formula="of:=[.D112]-[.C112]" office:value-type="float" office:value="0.166687011717954" calcext:value-type="float">
            <text:p>0.167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-49.1068572998047" calcext:value-type="float">
            <text:p>-49.107</text:p>
          </table:table-cell>
          <table:table-cell table:style-name="ce6" office:value-type="float" office:value="-49.1613159179688" calcext:value-type="float">
            <text:p>-49.161</text:p>
          </table:table-cell>
          <table:table-cell table:style-name="ce14" office:value-type="float" office:value="-49.0523948669434" calcext:value-type="float">
            <text:p>-49.052</text:p>
          </table:table-cell>
          <table:table-cell table:style-name="ce6" table:formula="of:=[.I112]-[.H112]" office:value-type="float" office:value="0.108921051025398" calcext:value-type="float">
            <text:p>0.109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306.916656494141" calcext:value-type="float">
            <text:p>306.917</text:p>
          </table:table-cell>
          <table:table-cell table:style-name="ce6" office:value-type="float" office:value="306.833343505859" calcext:value-type="float">
            <text:p>306.833</text:p>
          </table:table-cell>
          <table:table-cell table:style-name="ce10" office:value-type="float" office:value="307" calcext:value-type="float">
            <text:p>307.000</text:p>
          </table:table-cell>
          <table:table-cell table:style-name="ce6" table:formula="of:=[.D113]-[.C113]" office:value-type="float" office:value="0.166656494141023" calcext:value-type="float">
            <text:p>0.167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-48.9978179931641" calcext:value-type="float">
            <text:p>-48.998</text:p>
          </table:table-cell>
          <table:table-cell table:style-name="ce6" office:value-type="float" office:value="-49.0523948669434" calcext:value-type="float">
            <text:p>-49.052</text:p>
          </table:table-cell>
          <table:table-cell table:style-name="ce14" office:value-type="float" office:value="-48.9432373046875" calcext:value-type="float">
            <text:p>-48.943</text:p>
          </table:table-cell>
          <table:table-cell table:style-name="ce6" table:formula="of:=[.I113]-[.H113]" office:value-type="float" office:value="0.109157562255902" calcext:value-type="float">
            <text:p>0.109</text:p>
          </table:table-cell>
          <table:table-cell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307.083343505859" calcext:value-type="float">
            <text:p>307.083</text:p>
          </table:table-cell>
          <table:table-cell table:style-name="ce6" office:value-type="float" office:value="307" calcext:value-type="float">
            <text:p>307.000</text:p>
          </table:table-cell>
          <table:table-cell table:style-name="ce10" office:value-type="float" office:value="307.166656494141" calcext:value-type="float">
            <text:p>307.167</text:p>
          </table:table-cell>
          <table:table-cell table:style-name="ce6" table:formula="of:=[.D114]-[.C114]" office:value-type="float" office:value="0.166656494141023" calcext:value-type="float">
            <text:p>0.167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-48.8885383605957" calcext:value-type="float">
            <text:p>-48.889</text:p>
          </table:table-cell>
          <table:table-cell table:style-name="ce6" office:value-type="float" office:value="-48.9432373046875" calcext:value-type="float">
            <text:p>-48.943</text:p>
          </table:table-cell>
          <table:table-cell table:style-name="ce14" office:value-type="float" office:value="-48.8338356018066" calcext:value-type="float">
            <text:p>-48.834</text:p>
          </table:table-cell>
          <table:table-cell table:style-name="ce6" table:formula="of:=[.I114]-[.H114]" office:value-type="float" office:value="0.109401702880902" calcext:value-type="float">
            <text:p>0.109</text:p>
          </table:table-cell>
          <table:table-cell table:number-columns-repeated="101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307.25" calcext:value-type="float">
            <text:p>307.250</text:p>
          </table:table-cell>
          <table:table-cell table:style-name="ce6" office:value-type="float" office:value="307.166656494141" calcext:value-type="float">
            <text:p>307.167</text:p>
          </table:table-cell>
          <table:table-cell table:style-name="ce10" office:value-type="float" office:value="307.333343505859" calcext:value-type="float">
            <text:p>307.333</text:p>
          </table:table-cell>
          <table:table-cell table:style-name="ce6" table:formula="of:=[.D115]-[.C115]" office:value-type="float" office:value="0.166687011717954" calcext:value-type="float">
            <text:p>0.167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-48.7790184020996" calcext:value-type="float">
            <text:p>-48.779</text:p>
          </table:table-cell>
          <table:table-cell table:style-name="ce6" office:value-type="float" office:value="-48.8338356018066" calcext:value-type="float">
            <text:p>-48.834</text:p>
          </table:table-cell>
          <table:table-cell table:style-name="ce14" office:value-type="float" office:value="-48.7241973876953" calcext:value-type="float">
            <text:p>-48.724</text:p>
          </table:table-cell>
          <table:table-cell table:style-name="ce6" table:formula="of:=[.I115]-[.H115]" office:value-type="float" office:value="0.1096382141113" calcext:value-type="float">
            <text:p>0.110</text:p>
          </table:table-cell>
          <table:table-cell table:number-columns-repeated="101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307.416656494141" calcext:value-type="float">
            <text:p>307.417</text:p>
          </table:table-cell>
          <table:table-cell table:style-name="ce6" office:value-type="float" office:value="307.333343505859" calcext:value-type="float">
            <text:p>307.333</text:p>
          </table:table-cell>
          <table:table-cell table:style-name="ce10" office:value-type="float" office:value="307.5" calcext:value-type="float">
            <text:p>307.500</text:p>
          </table:table-cell>
          <table:table-cell table:style-name="ce6" table:formula="of:=[.D116]-[.C116]" office:value-type="float" office:value="0.166656494141023" calcext:value-type="float">
            <text:p>0.167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-48.6692581176758" calcext:value-type="float">
            <text:p>-48.669</text:p>
          </table:table-cell>
          <table:table-cell table:style-name="ce6" office:value-type="float" office:value="-48.7241973876953" calcext:value-type="float">
            <text:p>-48.724</text:p>
          </table:table-cell>
          <table:table-cell table:style-name="ce14" office:value-type="float" office:value="-48.614315032959" calcext:value-type="float">
            <text:p>-48.614</text:p>
          </table:table-cell>
          <table:table-cell table:style-name="ce6" table:formula="of:=[.I116]-[.H116]" office:value-type="float" office:value="0.1098823547363" calcext:value-type="float">
            <text:p>0.110</text:p>
          </table:table-cell>
          <table:table-cell table:number-columns-repeated="101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307.583343505859" calcext:value-type="float">
            <text:p>307.583</text:p>
          </table:table-cell>
          <table:table-cell table:style-name="ce6" office:value-type="float" office:value="307.5" calcext:value-type="float">
            <text:p>307.500</text:p>
          </table:table-cell>
          <table:table-cell table:style-name="ce10" office:value-type="float" office:value="307.666656494141" calcext:value-type="float">
            <text:p>307.667</text:p>
          </table:table-cell>
          <table:table-cell table:style-name="ce6" table:formula="of:=[.D117]-[.C117]" office:value-type="float" office:value="0.166656494141023" calcext:value-type="float">
            <text:p>0.167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-48.5592575073242" calcext:value-type="float">
            <text:p>-48.559</text:p>
          </table:table-cell>
          <table:table-cell table:style-name="ce6" office:value-type="float" office:value="-48.614315032959" calcext:value-type="float">
            <text:p>-48.614</text:p>
          </table:table-cell>
          <table:table-cell table:style-name="ce14" office:value-type="float" office:value="-48.5041961669922" calcext:value-type="float">
            <text:p>-48.504</text:p>
          </table:table-cell>
          <table:table-cell table:style-name="ce6" table:formula="of:=[.I117]-[.H117]" office:value-type="float" office:value="0.110118865966797" calcext:value-type="float">
            <text:p>0.110</text:p>
          </table:table-cell>
          <table:table-cell table:number-columns-repeated="101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307.75" calcext:value-type="float">
            <text:p>307.750</text:p>
          </table:table-cell>
          <table:table-cell table:style-name="ce6" office:value-type="float" office:value="307.666656494141" calcext:value-type="float">
            <text:p>307.667</text:p>
          </table:table-cell>
          <table:table-cell table:style-name="ce10" office:value-type="float" office:value="307.833343505859" calcext:value-type="float">
            <text:p>307.833</text:p>
          </table:table-cell>
          <table:table-cell table:style-name="ce6" table:formula="of:=[.D118]-[.C118]" office:value-type="float" office:value="0.166687011717954" calcext:value-type="float">
            <text:p>0.167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-48.4490165710449" calcext:value-type="float">
            <text:p>-48.449</text:p>
          </table:table-cell>
          <table:table-cell table:style-name="ce6" office:value-type="float" office:value="-48.5041961669922" calcext:value-type="float">
            <text:p>-48.504</text:p>
          </table:table-cell>
          <table:table-cell table:style-name="ce14" office:value-type="float" office:value="-48.3938369750977" calcext:value-type="float">
            <text:p>-48.394</text:p>
          </table:table-cell>
          <table:table-cell table:style-name="ce6" table:formula="of:=[.I118]-[.H118]" office:value-type="float" office:value="0.110359191894503" calcext:value-type="float">
            <text:p>0.110</text:p>
          </table:table-cell>
          <table:table-cell table:number-columns-repeated="101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307.916656494141" calcext:value-type="float">
            <text:p>307.917</text:p>
          </table:table-cell>
          <table:table-cell table:style-name="ce6" office:value-type="float" office:value="307.833343505859" calcext:value-type="float">
            <text:p>307.833</text:p>
          </table:table-cell>
          <table:table-cell table:style-name="ce10" office:value-type="float" office:value="308" calcext:value-type="float">
            <text:p>308.000</text:p>
          </table:table-cell>
          <table:table-cell table:style-name="ce6" table:formula="of:=[.D119]-[.C119]" office:value-type="float" office:value="0.166656494141023" calcext:value-type="float">
            <text:p>0.167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-48.3385314941406" calcext:value-type="float">
            <text:p>-48.339</text:p>
          </table:table-cell>
          <table:table-cell table:style-name="ce6" office:value-type="float" office:value="-48.3938369750977" calcext:value-type="float">
            <text:p>-48.394</text:p>
          </table:table-cell>
          <table:table-cell table:style-name="ce14" office:value-type="float" office:value="-48.2832260131836" calcext:value-type="float">
            <text:p>-48.283</text:p>
          </table:table-cell>
          <table:table-cell table:style-name="ce6" table:formula="of:=[.I119]-[.H119]" office:value-type="float" office:value="0.110610961914098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308.083343505859" calcext:value-type="float">
            <text:p>308.083</text:p>
          </table:table-cell>
          <table:table-cell table:style-name="ce6" office:value-type="float" office:value="308" calcext:value-type="float">
            <text:p>308.000</text:p>
          </table:table-cell>
          <table:table-cell table:style-name="ce10" office:value-type="float" office:value="308.166656494141" calcext:value-type="float">
            <text:p>308.167</text:p>
          </table:table-cell>
          <table:table-cell table:style-name="ce6" table:formula="of:=[.D120]-[.C120]" office:value-type="float" office:value="0.166656494141023" calcext:value-type="float">
            <text:p>0.167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-48.2278022766113" calcext:value-type="float">
            <text:p>-48.228</text:p>
          </table:table-cell>
          <table:table-cell table:style-name="ce6" office:value-type="float" office:value="-48.2832260131836" calcext:value-type="float">
            <text:p>-48.283</text:p>
          </table:table-cell>
          <table:table-cell table:style-name="ce14" office:value-type="float" office:value="-48.1723747253418" calcext:value-type="float">
            <text:p>-48.172</text:p>
          </table:table-cell>
          <table:table-cell table:style-name="ce6" table:formula="of:=[.I120]-[.H120]" office:value-type="float" office:value="0.110851287841804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308.25" calcext:value-type="float">
            <text:p>308.250</text:p>
          </table:table-cell>
          <table:table-cell table:style-name="ce6" office:value-type="float" office:value="308.166656494141" calcext:value-type="float">
            <text:p>308.167</text:p>
          </table:table-cell>
          <table:table-cell table:style-name="ce10" office:value-type="float" office:value="308.333343505859" calcext:value-type="float">
            <text:p>308.333</text:p>
          </table:table-cell>
          <table:table-cell table:style-name="ce6" table:formula="of:=[.D121]-[.C121]" office:value-type="float" office:value="0.166687011717954" calcext:value-type="float">
            <text:p>0.167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-48.1168327331543" calcext:value-type="float">
            <text:p>-48.117</text:p>
          </table:table-cell>
          <table:table-cell table:style-name="ce6" office:value-type="float" office:value="-48.1723747253418" calcext:value-type="float">
            <text:p>-48.172</text:p>
          </table:table-cell>
          <table:table-cell table:style-name="ce14" office:value-type="float" office:value="-48.0612869262695" calcext:value-type="float">
            <text:p>-48.061</text:p>
          </table:table-cell>
          <table:table-cell table:style-name="ce6" table:formula="of:=[.I121]-[.H121]" office:value-type="float" office:value="0.111087799072294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308.416656494141" calcext:value-type="float">
            <text:p>308.417</text:p>
          </table:table-cell>
          <table:table-cell table:style-name="ce6" office:value-type="float" office:value="308.333343505859" calcext:value-type="float">
            <text:p>308.333</text:p>
          </table:table-cell>
          <table:table-cell table:style-name="ce10" office:value-type="float" office:value="308.5" calcext:value-type="float">
            <text:p>308.500</text:p>
          </table:table-cell>
          <table:table-cell table:style-name="ce6" table:formula="of:=[.D122]-[.C122]" office:value-type="float" office:value="0.166656494141023" calcext:value-type="float">
            <text:p>0.167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-48.0056228637695" calcext:value-type="float">
            <text:p>-48.006</text:p>
          </table:table-cell>
          <table:table-cell table:style-name="ce6" office:value-type="float" office:value="-48.0612869262695" calcext:value-type="float">
            <text:p>-48.061</text:p>
          </table:table-cell>
          <table:table-cell table:style-name="ce14" office:value-type="float" office:value="-47.9499549865723" calcext:value-type="float">
            <text:p>-47.950</text:p>
          </table:table-cell>
          <table:table-cell table:style-name="ce6" table:formula="of:=[.I122]-[.H122]" office:value-type="float" office:value="0.111331939697202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308.583343505859" calcext:value-type="float">
            <text:p>308.583</text:p>
          </table:table-cell>
          <table:table-cell table:style-name="ce6" office:value-type="float" office:value="308.5" calcext:value-type="float">
            <text:p>308.500</text:p>
          </table:table-cell>
          <table:table-cell table:style-name="ce10" office:value-type="float" office:value="308.666656494141" calcext:value-type="float">
            <text:p>308.667</text:p>
          </table:table-cell>
          <table:table-cell table:style-name="ce6" table:formula="of:=[.D123]-[.C123]" office:value-type="float" office:value="0.166656494141023" calcext:value-type="float">
            <text:p>0.167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-47.894172668457" calcext:value-type="float">
            <text:p>-47.894</text:p>
          </table:table-cell>
          <table:table-cell table:style-name="ce6" office:value-type="float" office:value="-47.9499549865723" calcext:value-type="float">
            <text:p>-47.950</text:p>
          </table:table-cell>
          <table:table-cell table:style-name="ce14" office:value-type="float" office:value="-47.8383865356445" calcext:value-type="float">
            <text:p>-47.838</text:p>
          </table:table-cell>
          <table:table-cell table:style-name="ce6" table:formula="of:=[.I123]-[.H123]" office:value-type="float" office:value="0.111568450927798" calcext:value-type="float">
            <text:p>0.112</text:p>
          </table:table-cell>
          <table:table-cell table:number-columns-repeated="101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308.75" calcext:value-type="float">
            <text:p>308.750</text:p>
          </table:table-cell>
          <table:table-cell table:style-name="ce6" office:value-type="float" office:value="308.666656494141" calcext:value-type="float">
            <text:p>308.667</text:p>
          </table:table-cell>
          <table:table-cell table:style-name="ce10" office:value-type="float" office:value="308.833343505859" calcext:value-type="float">
            <text:p>308.833</text:p>
          </table:table-cell>
          <table:table-cell table:style-name="ce6" table:formula="of:=[.D124]-[.C124]" office:value-type="float" office:value="0.166687011717954" calcext:value-type="float">
            <text:p>0.167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-47.7824821472168" calcext:value-type="float">
            <text:p>-47.782</text:p>
          </table:table-cell>
          <table:table-cell table:style-name="ce6" office:value-type="float" office:value="-47.8383865356445" calcext:value-type="float">
            <text:p>-47.838</text:p>
          </table:table-cell>
          <table:table-cell table:style-name="ce14" office:value-type="float" office:value="-47.7265777587891" calcext:value-type="float">
            <text:p>-47.727</text:p>
          </table:table-cell>
          <table:table-cell table:style-name="ce6" table:formula="of:=[.I124]-[.H124]" office:value-type="float" office:value="0.111808776855405" calcext:value-type="float">
            <text:p>0.112</text:p>
          </table:table-cell>
          <table:table-cell table:number-columns-repeated="101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308.916656494141" calcext:value-type="float">
            <text:p>308.917</text:p>
          </table:table-cell>
          <table:table-cell table:style-name="ce6" office:value-type="float" office:value="308.833343505859" calcext:value-type="float">
            <text:p>308.833</text:p>
          </table:table-cell>
          <table:table-cell table:style-name="ce10" office:value-type="float" office:value="309" calcext:value-type="float">
            <text:p>309.000</text:p>
          </table:table-cell>
          <table:table-cell table:style-name="ce6" table:formula="of:=[.D125]-[.C125]" office:value-type="float" office:value="0.166656494141023" calcext:value-type="float">
            <text:p>0.167</text:p>
          </table:table-cell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-47.6705513000488" calcext:value-type="float">
            <text:p>-47.671</text:p>
          </table:table-cell>
          <table:table-cell table:style-name="ce6" office:value-type="float" office:value="-47.7265777587891" calcext:value-type="float">
            <text:p>-47.727</text:p>
          </table:table-cell>
          <table:table-cell table:style-name="ce14" office:value-type="float" office:value="-47.6145248413086" calcext:value-type="float">
            <text:p>-47.615</text:p>
          </table:table-cell>
          <table:table-cell table:style-name="ce6" table:formula="of:=[.I125]-[.H125]" office:value-type="float" office:value="0.112052917480497" calcext:value-type="float">
            <text:p>0.112</text:p>
          </table:table-cell>
          <table:table-cell table:number-columns-repeated="101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309.083343505859" calcext:value-type="float">
            <text:p>309.083</text:p>
          </table:table-cell>
          <table:table-cell table:style-name="ce6" office:value-type="float" office:value="309" calcext:value-type="float">
            <text:p>309.000</text:p>
          </table:table-cell>
          <table:table-cell table:style-name="ce10" office:value-type="float" office:value="309.166656494141" calcext:value-type="float">
            <text:p>309.167</text:p>
          </table:table-cell>
          <table:table-cell table:style-name="ce6" table:formula="of:=[.D126]-[.C126]" office:value-type="float" office:value="0.166656494141023" calcext:value-type="float">
            <text:p>0.167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-47.5583801269531" calcext:value-type="float">
            <text:p>-47.558</text:p>
          </table:table-cell>
          <table:table-cell table:style-name="ce6" office:value-type="float" office:value="-47.6145248413086" calcext:value-type="float">
            <text:p>-47.615</text:p>
          </table:table-cell>
          <table:table-cell table:style-name="ce14" office:value-type="float" office:value="-47.5022354125977" calcext:value-type="float">
            <text:p>-47.502</text:p>
          </table:table-cell>
          <table:table-cell table:style-name="ce6" table:formula="of:=[.I126]-[.H126]" office:value-type="float" office:value="0.112289428710902" calcext:value-type="float">
            <text:p>0.112</text:p>
          </table:table-cell>
          <table:table-cell table:number-columns-repeated="101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309.25" calcext:value-type="float">
            <text:p>309.250</text:p>
          </table:table-cell>
          <table:table-cell table:style-name="ce6" office:value-type="float" office:value="309.166656494141" calcext:value-type="float">
            <text:p>309.167</text:p>
          </table:table-cell>
          <table:table-cell table:style-name="ce10" office:value-type="float" office:value="309.333343505859" calcext:value-type="float">
            <text:p>309.333</text:p>
          </table:table-cell>
          <table:table-cell table:style-name="ce6" table:formula="of:=[.D127]-[.C127]" office:value-type="float" office:value="0.166687011717954" calcext:value-type="float">
            <text:p>0.167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-47.445972442627" calcext:value-type="float">
            <text:p>-47.446</text:p>
          </table:table-cell>
          <table:table-cell table:style-name="ce6" office:value-type="float" office:value="-47.5022354125977" calcext:value-type="float">
            <text:p>-47.502</text:p>
          </table:table-cell>
          <table:table-cell table:style-name="ce14" office:value-type="float" office:value="-47.389705657959" calcext:value-type="float">
            <text:p>-47.390</text:p>
          </table:table-cell>
          <table:table-cell table:style-name="ce6" table:formula="of:=[.I127]-[.H127]" office:value-type="float" office:value="0.1125297546387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309.416656494141" calcext:value-type="float">
            <text:p>309.417</text:p>
          </table:table-cell>
          <table:table-cell table:style-name="ce6" office:value-type="float" office:value="309.333343505859" calcext:value-type="float">
            <text:p>309.333</text:p>
          </table:table-cell>
          <table:table-cell table:style-name="ce10" office:value-type="float" office:value="309.5" calcext:value-type="float">
            <text:p>309.500</text:p>
          </table:table-cell>
          <table:table-cell table:style-name="ce6" table:formula="of:=[.D128]-[.C128]" office:value-type="float" office:value="0.166656494141023" calcext:value-type="float">
            <text:p>0.167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-47.3333168029785" calcext:value-type="float">
            <text:p>-47.333</text:p>
          </table:table-cell>
          <table:table-cell table:style-name="ce6" office:value-type="float" office:value="-47.389705657959" calcext:value-type="float">
            <text:p>-47.390</text:p>
          </table:table-cell>
          <table:table-cell table:style-name="ce14" office:value-type="float" office:value="-47.276927947998" calcext:value-type="float">
            <text:p>-47.277</text:p>
          </table:table-cell>
          <table:table-cell table:style-name="ce6" table:formula="of:=[.I128]-[.H128]" office:value-type="float" office:value="0.112777709961001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309.583343505859" calcext:value-type="float">
            <text:p>309.583</text:p>
          </table:table-cell>
          <table:table-cell table:style-name="ce6" office:value-type="float" office:value="309.5" calcext:value-type="float">
            <text:p>309.500</text:p>
          </table:table-cell>
          <table:table-cell table:style-name="ce10" office:value-type="float" office:value="309.666656494141" calcext:value-type="float">
            <text:p>309.667</text:p>
          </table:table-cell>
          <table:table-cell table:style-name="ce6" table:formula="of:=[.D129]-[.C129]" office:value-type="float" office:value="0.166656494141023" calcext:value-type="float">
            <text:p>0.16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-47.2204170227051" calcext:value-type="float">
            <text:p>-47.220</text:p>
          </table:table-cell>
          <table:table-cell table:style-name="ce6" office:value-type="float" office:value="-47.276927947998" calcext:value-type="float">
            <text:p>-47.277</text:p>
          </table:table-cell>
          <table:table-cell table:style-name="ce14" office:value-type="float" office:value="-47.1639060974121" calcext:value-type="float">
            <text:p>-47.164</text:p>
          </table:table-cell>
          <table:table-cell table:style-name="ce6" table:formula="of:=[.I129]-[.H129]" office:value-type="float" office:value="0.113021850585895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309.75" calcext:value-type="float">
            <text:p>309.750</text:p>
          </table:table-cell>
          <table:table-cell table:style-name="ce6" office:value-type="float" office:value="309.666656494141" calcext:value-type="float">
            <text:p>309.667</text:p>
          </table:table-cell>
          <table:table-cell table:style-name="ce10" office:value-type="float" office:value="309.833343505859" calcext:value-type="float">
            <text:p>309.833</text:p>
          </table:table-cell>
          <table:table-cell table:style-name="ce6" table:formula="of:=[.D130]-[.C130]" office:value-type="float" office:value="0.166687011717954" calcext:value-type="float">
            <text:p>0.167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-47.1072769165039" calcext:value-type="float">
            <text:p>-47.107</text:p>
          </table:table-cell>
          <table:table-cell table:style-name="ce6" office:value-type="float" office:value="-47.1639060974121" calcext:value-type="float">
            <text:p>-47.164</text:p>
          </table:table-cell>
          <table:table-cell table:style-name="ce14" office:value-type="float" office:value="-47.0506477355957" calcext:value-type="float">
            <text:p>-47.051</text:p>
          </table:table-cell>
          <table:table-cell table:style-name="ce6" table:formula="of:=[.I130]-[.H130]" office:value-type="float" office:value="0.113258361816399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309.916656494141" calcext:value-type="float">
            <text:p>309.917</text:p>
          </table:table-cell>
          <table:table-cell table:style-name="ce6" office:value-type="float" office:value="309.833343505859" calcext:value-type="float">
            <text:p>309.833</text:p>
          </table:table-cell>
          <table:table-cell table:style-name="ce10" office:value-type="float" office:value="310" calcext:value-type="float">
            <text:p>310.000</text:p>
          </table:table-cell>
          <table:table-cell table:style-name="ce6" table:formula="of:=[.D131]-[.C131]" office:value-type="float" office:value="0.166656494141023" calcext:value-type="float">
            <text:p>0.167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-46.993896484375" calcext:value-type="float">
            <text:p>-46.994</text:p>
          </table:table-cell>
          <table:table-cell table:style-name="ce6" office:value-type="float" office:value="-47.0506477355957" calcext:value-type="float">
            <text:p>-47.051</text:p>
          </table:table-cell>
          <table:table-cell table:style-name="ce14" office:value-type="float" office:value="-46.9371452331543" calcext:value-type="float">
            <text:p>-46.937</text:p>
          </table:table-cell>
          <table:table-cell table:style-name="ce6" table:formula="of:=[.I131]-[.H131]" office:value-type="float" office:value="0.113502502441406" calcext:value-type="float">
            <text:p>0.114</text:p>
          </table:table-cell>
          <table:table-cell table:number-columns-repeated="101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310.083343505859" calcext:value-type="float">
            <text:p>310.083</text:p>
          </table:table-cell>
          <table:table-cell table:style-name="ce6" office:value-type="float" office:value="310" calcext:value-type="float">
            <text:p>310.000</text:p>
          </table:table-cell>
          <table:table-cell table:style-name="ce10" office:value-type="float" office:value="310.166656494141" calcext:value-type="float">
            <text:p>310.167</text:p>
          </table:table-cell>
          <table:table-cell table:style-name="ce6" table:formula="of:=[.D132]-[.C132]" office:value-type="float" office:value="0.166656494141023" calcext:value-type="float">
            <text:p>0.167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-46.8802757263184" calcext:value-type="float">
            <text:p>-46.880</text:p>
          </table:table-cell>
          <table:table-cell table:style-name="ce6" office:value-type="float" office:value="-46.9371452331543" calcext:value-type="float">
            <text:p>-46.937</text:p>
          </table:table-cell>
          <table:table-cell table:style-name="ce14" office:value-type="float" office:value="-46.8234062194824" calcext:value-type="float">
            <text:p>-46.823</text:p>
          </table:table-cell>
          <table:table-cell table:style-name="ce6" table:formula="of:=[.I132]-[.H132]" office:value-type="float" office:value="0.113739013671896" calcext:value-type="float">
            <text:p>0.114</text:p>
          </table:table-cell>
          <table:table-cell table:number-columns-repeated="101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310.25" calcext:value-type="float">
            <text:p>310.250</text:p>
          </table:table-cell>
          <table:table-cell table:style-name="ce6" office:value-type="float" office:value="310.166656494141" calcext:value-type="float">
            <text:p>310.167</text:p>
          </table:table-cell>
          <table:table-cell table:style-name="ce11" office:value-type="float" office:value="310.333343505859" calcext:value-type="float">
            <text:p>310.333</text:p>
          </table:table-cell>
          <table:table-cell table:style-name="ce6" table:formula="of:=[.D133]-[.C133]" office:value-type="float" office:value="0.166687011717954" calcext:value-type="float">
            <text:p>0.167</text:p>
          </table:table-cell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-46.7664184570312" calcext:value-type="float">
            <text:p>-46.766</text:p>
          </table:table-cell>
          <table:table-cell table:style-name="ce6" office:value-type="float" office:value="-46.8234062194824" calcext:value-type="float">
            <text:p>-46.823</text:p>
          </table:table-cell>
          <table:table-cell table:style-name="ce15" office:value-type="float" office:value="-46.7094268798828" calcext:value-type="float">
            <text:p>-46.709</text:p>
          </table:table-cell>
          <table:table-cell table:style-name="ce6" table:formula="of:=[.I133]-[.H133]" office:value-type="float" office:value="0.113979339599602" calcext:value-type="float">
            <text:p>0.114</text:p>
          </table:table-cell>
          <table:table-cell table:number-columns-repeated="1014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7" office:value-type="float" office:value="310.416656494141" calcext:value-type="float">
            <text:p>310.417</text:p>
          </table:table-cell>
          <table:table-cell table:style-name="ce7" office:value-type="float" office:value="310.333343505859" calcext:value-type="float">
            <text:p>310.333</text:p>
          </table:table-cell>
          <table:table-cell table:style-name="ce11" office:value-type="float" office:value="310.5" calcext:value-type="float">
            <text:p>310.500</text:p>
          </table:table-cell>
          <table:table-cell table:style-name="ce7" table:formula="of:=[.D134]-[.C134]" office:value-type="float" office:value="0.166656494141023" calcext:value-type="float">
            <text:p>0.167</text:p>
          </table:table-cell>
          <table:table-cell table:style-name="ce2" office:value-type="float" office:value="133" calcext:value-type="float">
            <text:p>133</text:p>
          </table:table-cell>
          <table:table-cell table:style-name="ce13" office:value-type="float" office:value="-46.6523132324219" calcext:value-type="float">
            <text:p>-46.652</text:p>
          </table:table-cell>
          <table:table-cell table:style-name="ce13" office:value-type="float" office:value="-46.7094268798828" calcext:value-type="float">
            <text:p>-46.709</text:p>
          </table:table-cell>
          <table:table-cell table:style-name="ce15" office:value-type="float" office:value="-46.5951957702637" calcext:value-type="float">
            <text:p>-46.595</text:p>
          </table:table-cell>
          <table:table-cell table:style-name="ce6" table:formula="of:=[.I134]-[.H134]" office:value-type="float" office:value="0.114231109619098" calcext:value-type="float">
            <text:p>0.114</text:p>
          </table:table-cell>
          <table:table-cell table:number-columns-repeated="101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7" office:value-type="float" office:value="310.583343505859" calcext:value-type="float">
            <text:p>310.583</text:p>
          </table:table-cell>
          <table:table-cell table:style-name="ce7" office:value-type="float" office:value="310.5" calcext:value-type="float">
            <text:p>310.500</text:p>
          </table:table-cell>
          <table:table-cell table:style-name="ce11" office:value-type="float" office:value="310.666656494141" calcext:value-type="float">
            <text:p>310.667</text:p>
          </table:table-cell>
          <table:table-cell table:style-name="ce7" table:formula="of:=[.D135]-[.C135]" office:value-type="float" office:value="0.166656494141023" calcext:value-type="float">
            <text:p>0.167</text:p>
          </table:table-cell>
          <table:table-cell table:style-name="ce2" office:value-type="float" office:value="134" calcext:value-type="float">
            <text:p>134</text:p>
          </table:table-cell>
          <table:table-cell table:style-name="ce13" office:value-type="float" office:value="-46.5379638671875" calcext:value-type="float">
            <text:p>-46.538</text:p>
          </table:table-cell>
          <table:table-cell table:style-name="ce13" office:value-type="float" office:value="-46.5951957702637" calcext:value-type="float">
            <text:p>-46.595</text:p>
          </table:table-cell>
          <table:table-cell table:style-name="ce15" office:value-type="float" office:value="-46.4807281494141" calcext:value-type="float">
            <text:p>-46.481</text:p>
          </table:table-cell>
          <table:table-cell table:style-name="ce6" table:formula="of:=[.I135]-[.H135]" office:value-type="float" office:value="0.114467620849602" calcext:value-type="float">
            <text:p>0.114</text:p>
          </table:table-cell>
          <table:table-cell table:number-columns-repeated="1014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7" office:value-type="float" office:value="310.75" calcext:value-type="float">
            <text:p>310.750</text:p>
          </table:table-cell>
          <table:table-cell table:style-name="ce7" office:value-type="float" office:value="310.666656494141" calcext:value-type="float">
            <text:p>310.667</text:p>
          </table:table-cell>
          <table:table-cell table:style-name="ce11" office:value-type="float" office:value="310.833343505859" calcext:value-type="float">
            <text:p>310.833</text:p>
          </table:table-cell>
          <table:table-cell table:style-name="ce7" table:formula="of:=[.D136]-[.C136]" office:value-type="float" office:value="0.166687011717954" calcext:value-type="float">
            <text:p>0.167</text:p>
          </table:table-cell>
          <table:table-cell table:style-name="ce2" office:value-type="float" office:value="135" calcext:value-type="float">
            <text:p>135</text:p>
          </table:table-cell>
          <table:table-cell table:style-name="ce13" office:value-type="float" office:value="-46.4233741760254" calcext:value-type="float">
            <text:p>-46.423</text:p>
          </table:table-cell>
          <table:table-cell table:style-name="ce13" office:value-type="float" office:value="-46.4807281494141" calcext:value-type="float">
            <text:p>-46.481</text:p>
          </table:table-cell>
          <table:table-cell table:style-name="ce15" office:value-type="float" office:value="-46.3660163879395" calcext:value-type="float">
            <text:p>-46.366</text:p>
          </table:table-cell>
          <table:table-cell table:style-name="ce6" table:formula="of:=[.I136]-[.H136]" office:value-type="float" office:value="0.114711761474595" calcext:value-type="float">
            <text:p>0.115</text:p>
          </table:table-cell>
          <table:table-cell table:number-columns-repeated="101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7" office:value-type="float" office:value="310.916656494141" calcext:value-type="float">
            <text:p>310.917</text:p>
          </table:table-cell>
          <table:table-cell table:style-name="ce7" office:value-type="float" office:value="310.833343505859" calcext:value-type="float">
            <text:p>310.833</text:p>
          </table:table-cell>
          <table:table-cell table:style-name="ce11" office:value-type="float" office:value="311" calcext:value-type="float">
            <text:p>311.000</text:p>
          </table:table-cell>
          <table:table-cell table:style-name="ce7" table:formula="of:=[.D137]-[.C137]" office:value-type="float" office:value="0.166656494141023" calcext:value-type="float">
            <text:p>0.167</text:p>
          </table:table-cell>
          <table:table-cell table:style-name="ce2" office:value-type="float" office:value="136" calcext:value-type="float">
            <text:p>136</text:p>
          </table:table-cell>
          <table:table-cell table:style-name="ce13" office:value-type="float" office:value="-46.3085441589355" calcext:value-type="float">
            <text:p>-46.309</text:p>
          </table:table-cell>
          <table:table-cell table:style-name="ce13" office:value-type="float" office:value="-46.3660163879395" calcext:value-type="float">
            <text:p>-46.366</text:p>
          </table:table-cell>
          <table:table-cell table:style-name="ce15" office:value-type="float" office:value="-46.2510681152344" calcext:value-type="float">
            <text:p>-46.251</text:p>
          </table:table-cell>
          <table:table-cell table:style-name="ce6" table:formula="of:=[.I137]-[.H137]" office:value-type="float" office:value="0.114948272705099" calcext:value-type="float">
            <text:p>0.115</text:p>
          </table:table-cell>
          <table:table-cell table:number-columns-repeated="1014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7" office:value-type="float" office:value="311.083343505859" calcext:value-type="float">
            <text:p>311.083</text:p>
          </table:table-cell>
          <table:table-cell table:style-name="ce7" office:value-type="float" office:value="311" calcext:value-type="float">
            <text:p>311.000</text:p>
          </table:table-cell>
          <table:table-cell table:style-name="ce11" office:value-type="float" office:value="311.166656494141" calcext:value-type="float">
            <text:p>311.167</text:p>
          </table:table-cell>
          <table:table-cell table:style-name="ce7" table:formula="of:=[.D138]-[.C138]" office:value-type="float" office:value="0.166656494141023" calcext:value-type="float">
            <text:p>0.167</text:p>
          </table:table-cell>
          <table:table-cell table:style-name="ce2" office:value-type="float" office:value="137" calcext:value-type="float">
            <text:p>137</text:p>
          </table:table-cell>
          <table:table-cell table:style-name="ce13" office:value-type="float" office:value="-46.193473815918" calcext:value-type="float">
            <text:p>-46.193</text:p>
          </table:table-cell>
          <table:table-cell table:style-name="ce13" office:value-type="float" office:value="-46.2510681152344" calcext:value-type="float">
            <text:p>-46.251</text:p>
          </table:table-cell>
          <table:table-cell table:style-name="ce15" office:value-type="float" office:value="-46.1358757019043" calcext:value-type="float">
            <text:p>-46.136</text:p>
          </table:table-cell>
          <table:table-cell table:style-name="ce6" table:formula="of:=[.I138]-[.H138]" office:value-type="float" office:value="0.115192413330107" calcext:value-type="float">
            <text:p>0.115</text:p>
          </table:table-cell>
          <table:table-cell table:number-columns-repeated="1014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7" office:value-type="float" office:value="311.25" calcext:value-type="float">
            <text:p>311.250</text:p>
          </table:table-cell>
          <table:table-cell table:style-name="ce7" office:value-type="float" office:value="311.166656494141" calcext:value-type="float">
            <text:p>311.167</text:p>
          </table:table-cell>
          <table:table-cell table:style-name="ce11" office:value-type="float" office:value="311.333343505859" calcext:value-type="float">
            <text:p>311.333</text:p>
          </table:table-cell>
          <table:table-cell table:style-name="ce7" table:formula="of:=[.D139]-[.C139]" office:value-type="float" office:value="0.166687011717954" calcext:value-type="float">
            <text:p>0.167</text:p>
          </table:table-cell>
          <table:table-cell table:style-name="ce2" office:value-type="float" office:value="138" calcext:value-type="float">
            <text:p>138</text:p>
          </table:table-cell>
          <table:table-cell table:style-name="ce13" office:value-type="float" office:value="-46.0781555175781" calcext:value-type="float">
            <text:p>-46.078</text:p>
          </table:table-cell>
          <table:table-cell table:style-name="ce13" office:value-type="float" office:value="-46.1358757019043" calcext:value-type="float">
            <text:p>-46.136</text:p>
          </table:table-cell>
          <table:table-cell table:style-name="ce15" office:value-type="float" office:value="-46.020435333252" calcext:value-type="float">
            <text:p>-46.020</text:p>
          </table:table-cell>
          <table:table-cell table:style-name="ce6" table:formula="of:=[.I139]-[.H139]" office:value-type="float" office:value="0.115440368652294" calcext:value-type="float">
            <text:p>0.115</text:p>
          </table:table-cell>
          <table:table-cell table:number-columns-repeated="101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7" office:value-type="float" office:value="311.416656494141" calcext:value-type="float">
            <text:p>311.417</text:p>
          </table:table-cell>
          <table:table-cell table:style-name="ce7" office:value-type="float" office:value="311.333343505859" calcext:value-type="float">
            <text:p>311.333</text:p>
          </table:table-cell>
          <table:table-cell table:style-name="ce11" office:value-type="float" office:value="311.5" calcext:value-type="float">
            <text:p>311.500</text:p>
          </table:table-cell>
          <table:table-cell table:style-name="ce7" table:formula="of:=[.D140]-[.C140]" office:value-type="float" office:value="0.166656494141023" calcext:value-type="float">
            <text:p>0.167</text:p>
          </table:table-cell>
          <table:table-cell table:style-name="ce2" office:value-type="float" office:value="139" calcext:value-type="float">
            <text:p>139</text:p>
          </table:table-cell>
          <table:table-cell table:style-name="ce13" office:value-type="float" office:value="-45.9625968933105" calcext:value-type="float">
            <text:p>-45.963</text:p>
          </table:table-cell>
          <table:table-cell table:style-name="ce13" office:value-type="float" office:value="-46.020435333252" calcext:value-type="float">
            <text:p>-46.020</text:p>
          </table:table-cell>
          <table:table-cell table:style-name="ce15" office:value-type="float" office:value="-45.9047546386719" calcext:value-type="float">
            <text:p>-45.905</text:p>
          </table:table-cell>
          <table:table-cell table:style-name="ce6" table:formula="of:=[.I140]-[.H140]" office:value-type="float" office:value="0.115680694580099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7" office:value-type="float" office:value="311.583343505859" calcext:value-type="float">
            <text:p>311.583</text:p>
          </table:table-cell>
          <table:table-cell table:style-name="ce7" office:value-type="float" office:value="311.5" calcext:value-type="float">
            <text:p>311.500</text:p>
          </table:table-cell>
          <table:table-cell table:style-name="ce11" office:value-type="float" office:value="311.666656494141" calcext:value-type="float">
            <text:p>311.667</text:p>
          </table:table-cell>
          <table:table-cell table:style-name="ce7" table:formula="of:=[.D141]-[.C141]" office:value-type="float" office:value="0.166656494141023" calcext:value-type="float">
            <text:p>0.167</text:p>
          </table:table-cell>
          <table:table-cell table:style-name="ce2" office:value-type="float" office:value="140" calcext:value-type="float">
            <text:p>140</text:p>
          </table:table-cell>
          <table:table-cell table:style-name="ce13" office:value-type="float" office:value="-45.8467979431152" calcext:value-type="float">
            <text:p>-45.847</text:p>
          </table:table-cell>
          <table:table-cell table:style-name="ce13" office:value-type="float" office:value="-45.9047546386719" calcext:value-type="float">
            <text:p>-45.905</text:p>
          </table:table-cell>
          <table:table-cell table:style-name="ce15" office:value-type="float" office:value="-45.7888374328613" calcext:value-type="float">
            <text:p>-45.789</text:p>
          </table:table-cell>
          <table:table-cell table:style-name="ce6" table:formula="of:=[.I141]-[.H141]" office:value-type="float" office:value="0.115917205810604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7" office:value-type="float" office:value="311.75" calcext:value-type="float">
            <text:p>311.750</text:p>
          </table:table-cell>
          <table:table-cell table:style-name="ce7" office:value-type="float" office:value="311.666656494141" calcext:value-type="float">
            <text:p>311.667</text:p>
          </table:table-cell>
          <table:table-cell table:style-name="ce11" office:value-type="float" office:value="311.833343505859" calcext:value-type="float">
            <text:p>311.833</text:p>
          </table:table-cell>
          <table:table-cell table:style-name="ce7" table:formula="of:=[.D142]-[.C142]" office:value-type="float" office:value="0.166687011717954" calcext:value-type="float">
            <text:p>0.167</text:p>
          </table:table-cell>
          <table:table-cell table:style-name="ce2" office:value-type="float" office:value="141" calcext:value-type="float">
            <text:p>141</text:p>
          </table:table-cell>
          <table:table-cell table:style-name="ce13" office:value-type="float" office:value="-45.7307586669922" calcext:value-type="float">
            <text:p>-45.731</text:p>
          </table:table-cell>
          <table:table-cell table:style-name="ce13" office:value-type="float" office:value="-45.7888374328613" calcext:value-type="float">
            <text:p>-45.789</text:p>
          </table:table-cell>
          <table:table-cell table:style-name="ce15" office:value-type="float" office:value="-45.6726760864258" calcext:value-type="float">
            <text:p>-45.673</text:p>
          </table:table-cell>
          <table:table-cell table:style-name="ce6" table:formula="of:=[.I142]-[.H142]" office:value-type="float" office:value="0.116161346435497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7" office:value-type="float" office:value="311.916656494141" calcext:value-type="float">
            <text:p>311.917</text:p>
          </table:table-cell>
          <table:table-cell table:style-name="ce7" office:value-type="float" office:value="311.833343505859" calcext:value-type="float">
            <text:p>311.833</text:p>
          </table:table-cell>
          <table:table-cell table:style-name="ce11" office:value-type="float" office:value="312" calcext:value-type="float">
            <text:p>312.000</text:p>
          </table:table-cell>
          <table:table-cell table:style-name="ce7" table:formula="of:=[.D143]-[.C143]" office:value-type="float" office:value="0.166656494141023" calcext:value-type="float">
            <text:p>0.167</text:p>
          </table:table-cell>
          <table:table-cell table:style-name="ce2" office:value-type="float" office:value="142" calcext:value-type="float">
            <text:p>142</text:p>
          </table:table-cell>
          <table:table-cell table:style-name="ce13" office:value-type="float" office:value="-45.6144714355469" calcext:value-type="float">
            <text:p>-45.614</text:p>
          </table:table-cell>
          <table:table-cell table:style-name="ce13" office:value-type="float" office:value="-45.6726760864258" calcext:value-type="float">
            <text:p>-45.673</text:p>
          </table:table-cell>
          <table:table-cell table:style-name="ce15" office:value-type="float" office:value="-45.556266784668" calcext:value-type="float">
            <text:p>-45.556</text:p>
          </table:table-cell>
          <table:table-cell table:style-name="ce6" table:formula="of:=[.I143]-[.H143]" office:value-type="float" office:value="0.116409301757805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7" office:value-type="float" office:value="312.083343505859" calcext:value-type="float">
            <text:p>312.083</text:p>
          </table:table-cell>
          <table:table-cell table:style-name="ce7" office:value-type="float" office:value="312" calcext:value-type="float">
            <text:p>312.000</text:p>
          </table:table-cell>
          <table:table-cell table:style-name="ce11" office:value-type="float" office:value="312.166656494141" calcext:value-type="float">
            <text:p>312.167</text:p>
          </table:table-cell>
          <table:table-cell table:style-name="ce7" table:formula="of:=[.D144]-[.C144]" office:value-type="float" office:value="0.166656494141023" calcext:value-type="float">
            <text:p>0.167</text:p>
          </table:table-cell>
          <table:table-cell table:style-name="ce2" office:value-type="float" office:value="143" calcext:value-type="float">
            <text:p>143</text:p>
          </table:table-cell>
          <table:table-cell table:style-name="ce13" office:value-type="float" office:value="-45.4979438781738" calcext:value-type="float">
            <text:p>-45.498</text:p>
          </table:table-cell>
          <table:table-cell table:style-name="ce13" office:value-type="float" office:value="-45.556266784668" calcext:value-type="float">
            <text:p>-45.556</text:p>
          </table:table-cell>
          <table:table-cell table:style-name="ce15" office:value-type="float" office:value="-45.4396171569824" calcext:value-type="float">
            <text:p>-45.440</text:p>
          </table:table-cell>
          <table:table-cell table:style-name="ce6" table:formula="of:=[.I144]-[.H144]" office:value-type="float" office:value="0.11664962768559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312.25" calcext:value-type="float">
            <text:p>312.250</text:p>
          </table:table-cell>
          <table:table-cell table:style-name="ce7" office:value-type="float" office:value="312.166656494141" calcext:value-type="float">
            <text:p>312.167</text:p>
          </table:table-cell>
          <table:table-cell table:style-name="ce11" office:value-type="float" office:value="312.333343505859" calcext:value-type="float">
            <text:p>312.333</text:p>
          </table:table-cell>
          <table:table-cell table:style-name="ce7" table:formula="of:=[.D145]-[.C145]" office:value-type="float" office:value="0.166687011717954" calcext:value-type="float">
            <text:p>0.167</text:p>
          </table:table-cell>
          <table:table-cell table:style-name="ce2" office:value-type="float" office:value="144" calcext:value-type="float">
            <text:p>144</text:p>
          </table:table-cell>
          <table:table-cell table:style-name="ce13" office:value-type="float" office:value="-45.3811721801758" calcext:value-type="float">
            <text:p>-45.381</text:p>
          </table:table-cell>
          <table:table-cell table:style-name="ce13" office:value-type="float" office:value="-45.4396171569824" calcext:value-type="float">
            <text:p>-45.440</text:p>
          </table:table-cell>
          <table:table-cell table:style-name="ce15" office:value-type="float" office:value="-45.3227272033691" calcext:value-type="float">
            <text:p>-45.323</text:p>
          </table:table-cell>
          <table:table-cell table:style-name="ce6" table:formula="of:=[.I145]-[.H145]" office:value-type="float" office:value="0.116889953613303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7" office:value-type="float" office:value="312.416656494141" calcext:value-type="float">
            <text:p>312.417</text:p>
          </table:table-cell>
          <table:table-cell table:style-name="ce7" office:value-type="float" office:value="312.333343505859" calcext:value-type="float">
            <text:p>312.333</text:p>
          </table:table-cell>
          <table:table-cell table:style-name="ce11" office:value-type="float" office:value="312.5" calcext:value-type="float">
            <text:p>312.500</text:p>
          </table:table-cell>
          <table:table-cell table:style-name="ce7" table:formula="of:=[.D146]-[.C146]" office:value-type="float" office:value="0.166656494141023" calcext:value-type="float">
            <text:p>0.167</text:p>
          </table:table-cell>
          <table:table-cell table:style-name="ce2" office:value-type="float" office:value="145" calcext:value-type="float">
            <text:p>145</text:p>
          </table:table-cell>
          <table:table-cell table:style-name="ce13" office:value-type="float" office:value="-45.2641639709473" calcext:value-type="float">
            <text:p>-45.264</text:p>
          </table:table-cell>
          <table:table-cell table:style-name="ce13" office:value-type="float" office:value="-45.3227272033691" calcext:value-type="float">
            <text:p>-45.323</text:p>
          </table:table-cell>
          <table:table-cell table:style-name="ce15" office:value-type="float" office:value="-45.2055969238281" calcext:value-type="float">
            <text:p>-45.206</text:p>
          </table:table-cell>
          <table:table-cell table:style-name="ce6" table:formula="of:=[.I146]-[.H146]" office:value-type="float" office:value="0.117130279541001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7" office:value-type="float" office:value="312.583343505859" calcext:value-type="float">
            <text:p>312.583</text:p>
          </table:table-cell>
          <table:table-cell table:style-name="ce7" office:value-type="float" office:value="312.5" calcext:value-type="float">
            <text:p>312.500</text:p>
          </table:table-cell>
          <table:table-cell table:style-name="ce11" office:value-type="float" office:value="312.666656494141" calcext:value-type="float">
            <text:p>312.667</text:p>
          </table:table-cell>
          <table:table-cell table:style-name="ce7" table:formula="of:=[.D147]-[.C147]" office:value-type="float" office:value="0.166656494141023" calcext:value-type="float">
            <text:p>0.167</text:p>
          </table:table-cell>
          <table:table-cell table:style-name="ce2" office:value-type="float" office:value="146" calcext:value-type="float">
            <text:p>146</text:p>
          </table:table-cell>
          <table:table-cell table:style-name="ce13" office:value-type="float" office:value="-45.1469078063965" calcext:value-type="float">
            <text:p>-45.147</text:p>
          </table:table-cell>
          <table:table-cell table:style-name="ce13" office:value-type="float" office:value="-45.2055969238281" calcext:value-type="float">
            <text:p>-45.206</text:p>
          </table:table-cell>
          <table:table-cell table:style-name="ce15" office:value-type="float" office:value="-45.0882148742676" calcext:value-type="float">
            <text:p>-45.088</text:p>
          </table:table-cell>
          <table:table-cell table:style-name="ce6" table:formula="of:=[.I147]-[.H147]" office:value-type="float" office:value="0.11738204956049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312.75" calcext:value-type="float">
            <text:p>312.750</text:p>
          </table:table-cell>
          <table:table-cell table:style-name="ce7" office:value-type="float" office:value="312.666656494141" calcext:value-type="float">
            <text:p>312.667</text:p>
          </table:table-cell>
          <table:table-cell table:style-name="ce11" office:value-type="float" office:value="312.833343505859" calcext:value-type="float">
            <text:p>312.833</text:p>
          </table:table-cell>
          <table:table-cell table:style-name="ce7" table:formula="of:=[.D148]-[.C148]" office:value-type="float" office:value="0.166687011717954" calcext:value-type="float">
            <text:p>0.167</text:p>
          </table:table-cell>
          <table:table-cell table:style-name="ce2" office:value-type="float" office:value="147" calcext:value-type="float">
            <text:p>147</text:p>
          </table:table-cell>
          <table:table-cell table:style-name="ce13" office:value-type="float" office:value="-45.0294075012207" calcext:value-type="float">
            <text:p>-45.029</text:p>
          </table:table-cell>
          <table:table-cell table:style-name="ce13" office:value-type="float" office:value="-45.0882148742676" calcext:value-type="float">
            <text:p>-45.088</text:p>
          </table:table-cell>
          <table:table-cell table:style-name="ce15" office:value-type="float" office:value="-44.9705963134766" calcext:value-type="float">
            <text:p>-44.971</text:p>
          </table:table-cell>
          <table:table-cell table:style-name="ce6" table:formula="of:=[.I148]-[.H148]" office:value-type="float" office:value="0.117618560791001" calcext:value-type="float">
            <text:p>0.118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7" office:value-type="float" office:value="312.916656494141" calcext:value-type="float">
            <text:p>312.917</text:p>
          </table:table-cell>
          <table:table-cell table:style-name="ce7" office:value-type="float" office:value="312.833343505859" calcext:value-type="float">
            <text:p>312.833</text:p>
          </table:table-cell>
          <table:table-cell table:style-name="ce11" office:value-type="float" office:value="313" calcext:value-type="float">
            <text:p>313.000</text:p>
          </table:table-cell>
          <table:table-cell table:style-name="ce7" table:formula="of:=[.D149]-[.C149]" office:value-type="float" office:value="0.166656494141023" calcext:value-type="float">
            <text:p>0.167</text:p>
          </table:table-cell>
          <table:table-cell table:style-name="ce2" office:value-type="float" office:value="148" calcext:value-type="float">
            <text:p>148</text:p>
          </table:table-cell>
          <table:table-cell table:style-name="ce13" office:value-type="float" office:value="-44.9116668701172" calcext:value-type="float">
            <text:p>-44.912</text:p>
          </table:table-cell>
          <table:table-cell table:style-name="ce13" office:value-type="float" office:value="-44.9705963134766" calcext:value-type="float">
            <text:p>-44.971</text:p>
          </table:table-cell>
          <table:table-cell table:style-name="ce15" office:value-type="float" office:value="-44.8527374267578" calcext:value-type="float">
            <text:p>-44.853</text:p>
          </table:table-cell>
          <table:table-cell table:style-name="ce6" table:formula="of:=[.I149]-[.H149]" office:value-type="float" office:value="0.1178588867188" calcext:value-type="float">
            <text:p>0.118</text:p>
          </table:table-cell>
          <table:table-cell table:number-columns-repeated="1014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7" office:value-type="float" office:value="313.083343505859" calcext:value-type="float">
            <text:p>313.083</text:p>
          </table:table-cell>
          <table:table-cell table:style-name="ce7" office:value-type="float" office:value="313" calcext:value-type="float">
            <text:p>313.000</text:p>
          </table:table-cell>
          <table:table-cell table:style-name="ce11" office:value-type="float" office:value="313.166656494141" calcext:value-type="float">
            <text:p>313.167</text:p>
          </table:table-cell>
          <table:table-cell table:style-name="ce7" table:formula="of:=[.D150]-[.C150]" office:value-type="float" office:value="0.166656494141023" calcext:value-type="float">
            <text:p>0.167</text:p>
          </table:table-cell>
          <table:table-cell table:style-name="ce2" office:value-type="float" office:value="149" calcext:value-type="float">
            <text:p>149</text:p>
          </table:table-cell>
          <table:table-cell table:style-name="ce13" office:value-type="float" office:value="-44.7936897277832" calcext:value-type="float">
            <text:p>-44.794</text:p>
          </table:table-cell>
          <table:table-cell table:style-name="ce13" office:value-type="float" office:value="-44.8527374267578" calcext:value-type="float">
            <text:p>-44.853</text:p>
          </table:table-cell>
          <table:table-cell table:style-name="ce15" office:value-type="float" office:value="-44.7346382141113" calcext:value-type="float">
            <text:p>-44.735</text:p>
          </table:table-cell>
          <table:table-cell table:style-name="ce6" table:formula="of:=[.I150]-[.H150]" office:value-type="float" office:value="0.118099212646499" calcext:value-type="float">
            <text:p>0.118</text:p>
          </table:table-cell>
          <table:table-cell table:number-columns-repeated="101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7" office:value-type="float" office:value="313.25" calcext:value-type="float">
            <text:p>313.250</text:p>
          </table:table-cell>
          <table:table-cell table:style-name="ce7" office:value-type="float" office:value="313.166656494141" calcext:value-type="float">
            <text:p>313.167</text:p>
          </table:table-cell>
          <table:table-cell table:style-name="ce11" office:value-type="float" office:value="313.333343505859" calcext:value-type="float">
            <text:p>313.333</text:p>
          </table:table-cell>
          <table:table-cell table:style-name="ce7" table:formula="of:=[.D151]-[.C151]" office:value-type="float" office:value="0.166687011717954" calcext:value-type="float">
            <text:p>0.167</text:p>
          </table:table-cell>
          <table:table-cell table:style-name="ce2" office:value-type="float" office:value="150" calcext:value-type="float">
            <text:p>150</text:p>
          </table:table-cell>
          <table:table-cell table:style-name="ce13" office:value-type="float" office:value="-44.675464630127" calcext:value-type="float">
            <text:p>-44.675</text:p>
          </table:table-cell>
          <table:table-cell table:style-name="ce13" office:value-type="float" office:value="-44.7346382141113" calcext:value-type="float">
            <text:p>-44.735</text:p>
          </table:table-cell>
          <table:table-cell table:style-name="ce15" office:value-type="float" office:value="-44.6162872314453" calcext:value-type="float">
            <text:p>-44.616</text:p>
          </table:table-cell>
          <table:table-cell table:style-name="ce6" table:formula="of:=[.I151]-[.H151]" office:value-type="float" office:value="0.118350982666001" calcext:value-type="float">
            <text:p>0.118</text:p>
          </table:table-cell>
          <table:table-cell table:number-columns-repeated="1014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7" office:value-type="float" office:value="313.416656494141" calcext:value-type="float">
            <text:p>313.417</text:p>
          </table:table-cell>
          <table:table-cell table:style-name="ce7" office:value-type="float" office:value="313.333343505859" calcext:value-type="float">
            <text:p>313.333</text:p>
          </table:table-cell>
          <table:table-cell table:style-name="ce11" office:value-type="float" office:value="313.5" calcext:value-type="float">
            <text:p>313.500</text:p>
          </table:table-cell>
          <table:table-cell table:style-name="ce7" table:formula="of:=[.D152]-[.C152]" office:value-type="float" office:value="0.166656494141023" calcext:value-type="float">
            <text:p>0.167</text:p>
          </table:table-cell>
          <table:table-cell table:style-name="ce2" office:value-type="float" office:value="151" calcext:value-type="float">
            <text:p>151</text:p>
          </table:table-cell>
          <table:table-cell table:style-name="ce13" office:value-type="float" office:value="-44.5569915771484" calcext:value-type="float">
            <text:p>-44.557</text:p>
          </table:table-cell>
          <table:table-cell table:style-name="ce13" office:value-type="float" office:value="-44.6162872314453" calcext:value-type="float">
            <text:p>-44.616</text:p>
          </table:table-cell>
          <table:table-cell table:style-name="ce15" office:value-type="float" office:value="-44.4976959228516" calcext:value-type="float">
            <text:p>-44.498</text:p>
          </table:table-cell>
          <table:table-cell table:style-name="ce6" table:formula="of:=[.I152]-[.H152]" office:value-type="float" office:value="0.1185913085937" calcext:value-type="float">
            <text:p>0.119</text:p>
          </table:table-cell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7" office:value-type="float" office:value="313.583343505859" calcext:value-type="float">
            <text:p>313.583</text:p>
          </table:table-cell>
          <table:table-cell table:style-name="ce7" office:value-type="float" office:value="313.5" calcext:value-type="float">
            <text:p>313.500</text:p>
          </table:table-cell>
          <table:table-cell table:style-name="ce11" office:value-type="float" office:value="313.666656494141" calcext:value-type="float">
            <text:p>313.667</text:p>
          </table:table-cell>
          <table:table-cell table:style-name="ce7" table:formula="of:=[.D153]-[.C153]" office:value-type="float" office:value="0.166656494141023" calcext:value-type="float">
            <text:p>0.167</text:p>
          </table:table-cell>
          <table:table-cell table:style-name="ce2" office:value-type="float" office:value="152" calcext:value-type="float">
            <text:p>152</text:p>
          </table:table-cell>
          <table:table-cell table:style-name="ce13" office:value-type="float" office:value="-44.4382820129395" calcext:value-type="float">
            <text:p>-44.438</text:p>
          </table:table-cell>
          <table:table-cell table:style-name="ce13" office:value-type="float" office:value="-44.4976959228516" calcext:value-type="float">
            <text:p>-44.498</text:p>
          </table:table-cell>
          <table:table-cell table:style-name="ce15" office:value-type="float" office:value="-44.3788681030273" calcext:value-type="float">
            <text:p>-44.379</text:p>
          </table:table-cell>
          <table:table-cell table:style-name="ce6" table:formula="of:=[.I153]-[.H153]" office:value-type="float" office:value="0.118827819824297" calcext:value-type="float">
            <text:p>0.119</text:p>
          </table:table-cell>
          <table:table-cell table:number-columns-repeated="1014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7" office:value-type="float" office:value="313.75" calcext:value-type="float">
            <text:p>313.750</text:p>
          </table:table-cell>
          <table:table-cell table:style-name="ce7" office:value-type="float" office:value="313.666656494141" calcext:value-type="float">
            <text:p>313.667</text:p>
          </table:table-cell>
          <table:table-cell table:style-name="ce11" office:value-type="float" office:value="313.833343505859" calcext:value-type="float">
            <text:p>313.833</text:p>
          </table:table-cell>
          <table:table-cell table:style-name="ce7" table:formula="of:=[.D154]-[.C154]" office:value-type="float" office:value="0.166687011717954" calcext:value-type="float">
            <text:p>0.167</text:p>
          </table:table-cell>
          <table:table-cell table:style-name="ce2" office:value-type="float" office:value="153" calcext:value-type="float">
            <text:p>153</text:p>
          </table:table-cell>
          <table:table-cell table:style-name="ce13" office:value-type="float" office:value="-44.3193321228027" calcext:value-type="float">
            <text:p>-44.319</text:p>
          </table:table-cell>
          <table:table-cell table:style-name="ce13" office:value-type="float" office:value="-44.3788681030273" calcext:value-type="float">
            <text:p>-44.379</text:p>
          </table:table-cell>
          <table:table-cell table:style-name="ce15" office:value-type="float" office:value="-44.2597961425781" calcext:value-type="float">
            <text:p>-44.260</text:p>
          </table:table-cell>
          <table:table-cell table:style-name="ce6" table:formula="of:=[.I154]-[.H154]" office:value-type="float" office:value="0.119071960449205" calcext:value-type="float">
            <text:p>0.119</text:p>
          </table:table-cell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7" office:value-type="float" office:value="313.916656494141" calcext:value-type="float">
            <text:p>313.917</text:p>
          </table:table-cell>
          <table:table-cell table:style-name="ce7" office:value-type="float" office:value="313.833343505859" calcext:value-type="float">
            <text:p>313.833</text:p>
          </table:table-cell>
          <table:table-cell table:style-name="ce11" office:value-type="float" office:value="314" calcext:value-type="float">
            <text:p>314.000</text:p>
          </table:table-cell>
          <table:table-cell table:style-name="ce7" table:formula="of:=[.D155]-[.C155]" office:value-type="float" office:value="0.166656494141023" calcext:value-type="float">
            <text:p>0.167</text:p>
          </table:table-cell>
          <table:table-cell table:style-name="ce2" office:value-type="float" office:value="154" calcext:value-type="float">
            <text:p>154</text:p>
          </table:table-cell>
          <table:table-cell table:style-name="ce13" office:value-type="float" office:value="-44.2001419067383" calcext:value-type="float">
            <text:p>-44.200</text:p>
          </table:table-cell>
          <table:table-cell table:style-name="ce13" office:value-type="float" office:value="-44.2597961425781" calcext:value-type="float">
            <text:p>-44.260</text:p>
          </table:table-cell>
          <table:table-cell table:style-name="ce15" office:value-type="float" office:value="-44.1404876708984" calcext:value-type="float">
            <text:p>-44.140</text:p>
          </table:table-cell>
          <table:table-cell table:style-name="ce6" table:formula="of:=[.I155]-[.H155]" office:value-type="float" office:value="0.119308471679695" calcext:value-type="float">
            <text:p>0.119</text:p>
          </table:table-cell>
          <table:table-cell table:number-columns-repeated="1014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7" office:value-type="float" office:value="314.083343505859" calcext:value-type="float">
            <text:p>314.083</text:p>
          </table:table-cell>
          <table:table-cell table:style-name="ce7" office:value-type="float" office:value="314" calcext:value-type="float">
            <text:p>314.000</text:p>
          </table:table-cell>
          <table:table-cell table:style-name="ce11" office:value-type="float" office:value="314.166656494141" calcext:value-type="float">
            <text:p>314.167</text:p>
          </table:table-cell>
          <table:table-cell table:style-name="ce7" table:formula="of:=[.D156]-[.C156]" office:value-type="float" office:value="0.166656494141023" calcext:value-type="float">
            <text:p>0.167</text:p>
          </table:table-cell>
          <table:table-cell table:style-name="ce2" office:value-type="float" office:value="155" calcext:value-type="float">
            <text:p>155</text:p>
          </table:table-cell>
          <table:table-cell table:style-name="ce13" office:value-type="float" office:value="-44.0807075500488" calcext:value-type="float">
            <text:p>-44.081</text:p>
          </table:table-cell>
          <table:table-cell table:style-name="ce13" office:value-type="float" office:value="-44.1404876708984" calcext:value-type="float">
            <text:p>-44.140</text:p>
          </table:table-cell>
          <table:table-cell table:style-name="ce15" office:value-type="float" office:value="-44.0209274291992" calcext:value-type="float">
            <text:p>-44.021</text:p>
          </table:table-cell>
          <table:table-cell table:style-name="ce6" table:formula="of:=[.I156]-[.H156]" office:value-type="float" office:value="0.119560241699205" calcext:value-type="float">
            <text:p>0.120</text:p>
          </table:table-cell>
          <table:table-cell table:number-columns-repeated="1014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314.25" calcext:value-type="float">
            <text:p>314.250</text:p>
          </table:table-cell>
          <table:table-cell table:style-name="ce7" office:value-type="float" office:value="314.166656494141" calcext:value-type="float">
            <text:p>314.167</text:p>
          </table:table-cell>
          <table:table-cell table:style-name="ce11" office:value-type="float" office:value="314.333343505859" calcext:value-type="float">
            <text:p>314.333</text:p>
          </table:table-cell>
          <table:table-cell table:style-name="ce7" table:formula="of:=[.D157]-[.C157]" office:value-type="float" office:value="0.166687011717954" calcext:value-type="float">
            <text:p>0.167</text:p>
          </table:table-cell>
          <table:table-cell table:style-name="ce2" office:value-type="float" office:value="156" calcext:value-type="float">
            <text:p>156</text:p>
          </table:table-cell>
          <table:table-cell table:style-name="ce13" office:value-type="float" office:value="-43.9610290527344" calcext:value-type="float">
            <text:p>-43.961</text:p>
          </table:table-cell>
          <table:table-cell table:style-name="ce13" office:value-type="float" office:value="-44.0209274291992" calcext:value-type="float">
            <text:p>-44.021</text:p>
          </table:table-cell>
          <table:table-cell table:style-name="ce15" office:value-type="float" office:value="-43.9011268615723" calcext:value-type="float">
            <text:p>-43.901</text:p>
          </table:table-cell>
          <table:table-cell table:style-name="ce6" table:formula="of:=[.I157]-[.H157]" office:value-type="float" office:value="0.119800567626896" calcext:value-type="float">
            <text:p>0.120</text:p>
          </table:table-cell>
          <table:table-cell table:number-columns-repeated="1014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7" office:value-type="float" office:value="314.416656494141" calcext:value-type="float">
            <text:p>314.417</text:p>
          </table:table-cell>
          <table:table-cell table:style-name="ce7" office:value-type="float" office:value="314.333343505859" calcext:value-type="float">
            <text:p>314.333</text:p>
          </table:table-cell>
          <table:table-cell table:style-name="ce11" office:value-type="float" office:value="314.5" calcext:value-type="float">
            <text:p>314.500</text:p>
          </table:table-cell>
          <table:table-cell table:style-name="ce7" table:formula="of:=[.D158]-[.C158]" office:value-type="float" office:value="0.166656494141023" calcext:value-type="float">
            <text:p>0.167</text:p>
          </table:table-cell>
          <table:table-cell table:style-name="ce2" office:value-type="float" office:value="157" calcext:value-type="float">
            <text:p>157</text:p>
          </table:table-cell>
          <table:table-cell table:style-name="ce13" office:value-type="float" office:value="-43.8411064147949" calcext:value-type="float">
            <text:p>-43.841</text:p>
          </table:table-cell>
          <table:table-cell table:style-name="ce13" office:value-type="float" office:value="-43.9011268615723" calcext:value-type="float">
            <text:p>-43.901</text:p>
          </table:table-cell>
          <table:table-cell table:style-name="ce15" office:value-type="float" office:value="-43.7810859680176" calcext:value-type="float">
            <text:p>-43.781</text:p>
          </table:table-cell>
          <table:table-cell table:style-name="ce6" table:formula="of:=[.I158]-[.H158]" office:value-type="float" office:value="0.120040893554702" calcext:value-type="float">
            <text:p>0.120</text:p>
          </table:table-cell>
          <table:table-cell table:number-columns-repeated="1014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7" office:value-type="float" office:value="314.583343505859" calcext:value-type="float">
            <text:p>314.583</text:p>
          </table:table-cell>
          <table:table-cell table:style-name="ce7" office:value-type="float" office:value="314.5" calcext:value-type="float">
            <text:p>314.500</text:p>
          </table:table-cell>
          <table:table-cell table:style-name="ce11" office:value-type="float" office:value="314.666656494141" calcext:value-type="float">
            <text:p>314.667</text:p>
          </table:table-cell>
          <table:table-cell table:style-name="ce7" table:formula="of:=[.D159]-[.C159]" office:value-type="float" office:value="0.166656494141023" calcext:value-type="float">
            <text:p>0.167</text:p>
          </table:table-cell>
          <table:table-cell table:style-name="ce2" office:value-type="float" office:value="158" calcext:value-type="float">
            <text:p>158</text:p>
          </table:table-cell>
          <table:table-cell table:style-name="ce13" office:value-type="float" office:value="-43.720947265625" calcext:value-type="float">
            <text:p>-43.721</text:p>
          </table:table-cell>
          <table:table-cell table:style-name="ce13" office:value-type="float" office:value="-43.7810859680176" calcext:value-type="float">
            <text:p>-43.781</text:p>
          </table:table-cell>
          <table:table-cell table:style-name="ce15" office:value-type="float" office:value="-43.6608047485352" calcext:value-type="float">
            <text:p>-43.661</text:p>
          </table:table-cell>
          <table:table-cell table:style-name="ce6" table:formula="of:=[.I159]-[.H159]" office:value-type="float" office:value="0.120281219482401" calcext:value-type="float">
            <text:p>0.120</text:p>
          </table:table-cell>
          <table:table-cell table:number-columns-repeated="1014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7" office:value-type="float" office:value="314.75" calcext:value-type="float">
            <text:p>314.750</text:p>
          </table:table-cell>
          <table:table-cell table:style-name="ce7" office:value-type="float" office:value="314.666656494141" calcext:value-type="float">
            <text:p>314.667</text:p>
          </table:table-cell>
          <table:table-cell table:style-name="ce11" office:value-type="float" office:value="314.833343505859" calcext:value-type="float">
            <text:p>314.833</text:p>
          </table:table-cell>
          <table:table-cell table:style-name="ce7" table:formula="of:=[.D160]-[.C160]" office:value-type="float" office:value="0.166687011717954" calcext:value-type="float">
            <text:p>0.167</text:p>
          </table:table-cell>
          <table:table-cell table:style-name="ce2" office:value-type="float" office:value="159" calcext:value-type="float">
            <text:p>159</text:p>
          </table:table-cell>
          <table:table-cell table:style-name="ce13" office:value-type="float" office:value="-43.6005401611328" calcext:value-type="float">
            <text:p>-43.601</text:p>
          </table:table-cell>
          <table:table-cell table:style-name="ce13" office:value-type="float" office:value="-43.6608047485352" calcext:value-type="float">
            <text:p>-43.661</text:p>
          </table:table-cell>
          <table:table-cell table:style-name="ce15" office:value-type="float" office:value="-43.5402755737305" calcext:value-type="float">
            <text:p>-43.540</text:p>
          </table:table-cell>
          <table:table-cell table:style-name="ce6" table:formula="of:=[.I160]-[.H160]" office:value-type="float" office:value="0.120529174804702" calcext:value-type="float">
            <text:p>0.12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314.916656494141" calcext:value-type="float">
            <text:p>314.917</text:p>
          </table:table-cell>
          <table:table-cell table:style-name="ce7" office:value-type="float" office:value="314.833343505859" calcext:value-type="float">
            <text:p>314.833</text:p>
          </table:table-cell>
          <table:table-cell table:style-name="ce11" office:value-type="float" office:value="315" calcext:value-type="float">
            <text:p>315.000</text:p>
          </table:table-cell>
          <table:table-cell table:style-name="ce7" table:formula="of:=[.D161]-[.C161]" office:value-type="float" office:value="0.166656494141023" calcext:value-type="float">
            <text:p>0.167</text:p>
          </table:table-cell>
          <table:table-cell table:style-name="ce2" office:value-type="float" office:value="160" calcext:value-type="float">
            <text:p>160</text:p>
          </table:table-cell>
          <table:table-cell table:style-name="ce13" office:value-type="float" office:value="-43.4798927307129" calcext:value-type="float">
            <text:p>-43.480</text:p>
          </table:table-cell>
          <table:table-cell table:style-name="ce13" office:value-type="float" office:value="-43.5402755737305" calcext:value-type="float">
            <text:p>-43.540</text:p>
          </table:table-cell>
          <table:table-cell table:style-name="ce15" office:value-type="float" office:value="-43.419506072998" calcext:value-type="float">
            <text:p>-43.420</text:p>
          </table:table-cell>
          <table:table-cell table:style-name="ce6" table:formula="of:=[.I161]-[.H161]" office:value-type="float" office:value="0.1207695007325" calcext:value-type="float">
            <text:p>0.121</text:p>
          </table:table-cell>
          <table:table-cell table:number-columns-repeated="1014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7" office:value-type="float" office:value="315.083343505859" calcext:value-type="float">
            <text:p>315.083</text:p>
          </table:table-cell>
          <table:table-cell table:style-name="ce7" office:value-type="float" office:value="315" calcext:value-type="float">
            <text:p>315.000</text:p>
          </table:table-cell>
          <table:table-cell table:style-name="ce11" office:value-type="float" office:value="315.166656494141" calcext:value-type="float">
            <text:p>315.167</text:p>
          </table:table-cell>
          <table:table-cell table:style-name="ce7" table:formula="of:=[.D162]-[.C162]" office:value-type="float" office:value="0.166656494141023" calcext:value-type="float">
            <text:p>0.167</text:p>
          </table:table-cell>
          <table:table-cell table:style-name="ce2" office:value-type="float" office:value="161" calcext:value-type="float">
            <text:p>161</text:p>
          </table:table-cell>
          <table:table-cell table:style-name="ce13" office:value-type="float" office:value="-43.359001159668" calcext:value-type="float">
            <text:p>-43.359</text:p>
          </table:table-cell>
          <table:table-cell table:style-name="ce13" office:value-type="float" office:value="-43.419506072998" calcext:value-type="float">
            <text:p>-43.420</text:p>
          </table:table-cell>
          <table:table-cell table:style-name="ce15" office:value-type="float" office:value="-43.2984962463379" calcext:value-type="float">
            <text:p>-43.298</text:p>
          </table:table-cell>
          <table:table-cell table:style-name="ce6" table:formula="of:=[.I162]-[.H162]" office:value-type="float" office:value="0.121009826660099" calcext:value-type="float">
            <text:p>0.121</text:p>
          </table:table-cell>
          <table:table-cell table:number-columns-repeated="1014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7" office:value-type="float" office:value="315.25" calcext:value-type="float">
            <text:p>315.250</text:p>
          </table:table-cell>
          <table:table-cell table:style-name="ce7" office:value-type="float" office:value="315.166656494141" calcext:value-type="float">
            <text:p>315.167</text:p>
          </table:table-cell>
          <table:table-cell table:style-name="ce11" office:value-type="float" office:value="315.333343505859" calcext:value-type="float">
            <text:p>315.333</text:p>
          </table:table-cell>
          <table:table-cell table:style-name="ce7" table:formula="of:=[.D163]-[.C163]" office:value-type="float" office:value="0.166687011717954" calcext:value-type="float">
            <text:p>0.167</text:p>
          </table:table-cell>
          <table:table-cell table:style-name="ce2" office:value-type="float" office:value="162" calcext:value-type="float">
            <text:p>162</text:p>
          </table:table-cell>
          <table:table-cell table:style-name="ce13" office:value-type="float" office:value="-43.2378730773926" calcext:value-type="float">
            <text:p>-43.238</text:p>
          </table:table-cell>
          <table:table-cell table:style-name="ce13" office:value-type="float" office:value="-43.2984962463379" calcext:value-type="float">
            <text:p>-43.298</text:p>
          </table:table-cell>
          <table:table-cell table:style-name="ce15" office:value-type="float" office:value="-43.17724609375" calcext:value-type="float">
            <text:p>-43.177</text:p>
          </table:table-cell>
          <table:table-cell table:style-name="ce6" table:formula="of:=[.I163]-[.H163]" office:value-type="float" office:value="0.121250152587898" calcext:value-type="float">
            <text:p>0.12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315.416656494141" calcext:value-type="float">
            <text:p>315.417</text:p>
          </table:table-cell>
          <table:table-cell table:style-name="ce7" office:value-type="float" office:value="315.333343505859" calcext:value-type="float">
            <text:p>315.333</text:p>
          </table:table-cell>
          <table:table-cell table:style-name="ce11" office:value-type="float" office:value="315.5" calcext:value-type="float">
            <text:p>315.500</text:p>
          </table:table-cell>
          <table:table-cell table:style-name="ce7" table:formula="of:=[.D164]-[.C164]" office:value-type="float" office:value="0.166656494141023" calcext:value-type="float">
            <text:p>0.167</text:p>
          </table:table-cell>
          <table:table-cell table:style-name="ce2" office:value-type="float" office:value="163" calcext:value-type="float">
            <text:p>163</text:p>
          </table:table-cell>
          <table:table-cell table:style-name="ce13" office:value-type="float" office:value="-43.1165008544922" calcext:value-type="float">
            <text:p>-43.117</text:p>
          </table:table-cell>
          <table:table-cell table:style-name="ce13" office:value-type="float" office:value="-43.17724609375" calcext:value-type="float">
            <text:p>-43.177</text:p>
          </table:table-cell>
          <table:table-cell table:style-name="ce15" office:value-type="float" office:value="-43.0557556152344" calcext:value-type="float">
            <text:p>-43.056</text:p>
          </table:table-cell>
          <table:table-cell table:style-name="ce6" table:formula="of:=[.I164]-[.H164]" office:value-type="float" office:value="0.121490478515597" calcext:value-type="float">
            <text:p>0.121</text:p>
          </table:table-cell>
          <table:table-cell table:number-columns-repeated="1014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315.583343505859" calcext:value-type="float">
            <text:p>315.583</text:p>
          </table:table-cell>
          <table:table-cell table:style-name="ce7" office:value-type="float" office:value="315.5" calcext:value-type="float">
            <text:p>315.500</text:p>
          </table:table-cell>
          <table:table-cell table:style-name="ce11" office:value-type="float" office:value="315.666656494141" calcext:value-type="float">
            <text:p>315.667</text:p>
          </table:table-cell>
          <table:table-cell table:style-name="ce7" table:formula="of:=[.D165]-[.C165]" office:value-type="float" office:value="0.166656494141023" calcext:value-type="float">
            <text:p>0.167</text:p>
          </table:table-cell>
          <table:table-cell table:style-name="ce2" office:value-type="float" office:value="164" calcext:value-type="float">
            <text:p>164</text:p>
          </table:table-cell>
          <table:table-cell table:style-name="ce13" office:value-type="float" office:value="-42.9948883056641" calcext:value-type="float">
            <text:p>-42.995</text:p>
          </table:table-cell>
          <table:table-cell table:style-name="ce13" office:value-type="float" office:value="-43.0557556152344" calcext:value-type="float">
            <text:p>-43.056</text:p>
          </table:table-cell>
          <table:table-cell table:style-name="ce15" office:value-type="float" office:value="-42.9340171813965" calcext:value-type="float">
            <text:p>-42.934</text:p>
          </table:table-cell>
          <table:table-cell table:style-name="ce6" table:formula="of:=[.I165]-[.H165]" office:value-type="float" office:value="0.121738433837905" calcext:value-type="float">
            <text:p>0.122</text:p>
          </table:table-cell>
          <table:table-cell table:number-columns-repeated="1014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7" office:value-type="float" office:value="315.75" calcext:value-type="float">
            <text:p>315.750</text:p>
          </table:table-cell>
          <table:table-cell table:style-name="ce7" office:value-type="float" office:value="315.666656494141" calcext:value-type="float">
            <text:p>315.667</text:p>
          </table:table-cell>
          <table:table-cell table:style-name="ce11" office:value-type="float" office:value="315.833343505859" calcext:value-type="float">
            <text:p>315.833</text:p>
          </table:table-cell>
          <table:table-cell table:style-name="ce7" table:formula="of:=[.D166]-[.C166]" office:value-type="float" office:value="0.166687011717954" calcext:value-type="float">
            <text:p>0.167</text:p>
          </table:table-cell>
          <table:table-cell table:style-name="ce2" office:value-type="float" office:value="165" calcext:value-type="float">
            <text:p>165</text:p>
          </table:table-cell>
          <table:table-cell table:style-name="ce13" office:value-type="float" office:value="-42.8730278015137" calcext:value-type="float">
            <text:p>-42.873</text:p>
          </table:table-cell>
          <table:table-cell table:style-name="ce13" office:value-type="float" office:value="-42.9340171813965" calcext:value-type="float">
            <text:p>-42.934</text:p>
          </table:table-cell>
          <table:table-cell table:style-name="ce15" office:value-type="float" office:value="-42.8120346069336" calcext:value-type="float">
            <text:p>-42.812</text:p>
          </table:table-cell>
          <table:table-cell table:style-name="ce6" table:formula="of:=[.I166]-[.H166]" office:value-type="float" office:value="0.121982574462898" calcext:value-type="float">
            <text:p>0.122</text:p>
          </table:table-cell>
          <table:table-cell table:number-columns-repeated="1014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315.916656494141" calcext:value-type="float">
            <text:p>315.917</text:p>
          </table:table-cell>
          <table:table-cell table:style-name="ce7" office:value-type="float" office:value="315.833343505859" calcext:value-type="float">
            <text:p>315.833</text:p>
          </table:table-cell>
          <table:table-cell table:style-name="ce11" office:value-type="float" office:value="316" calcext:value-type="float">
            <text:p>316.000</text:p>
          </table:table-cell>
          <table:table-cell table:style-name="ce7" table:formula="of:=[.D167]-[.C167]" office:value-type="float" office:value="0.166656494141023" calcext:value-type="float">
            <text:p>0.167</text:p>
          </table:table-cell>
          <table:table-cell table:style-name="ce2" office:value-type="float" office:value="166" calcext:value-type="float">
            <text:p>166</text:p>
          </table:table-cell>
          <table:table-cell table:style-name="ce13" office:value-type="float" office:value="-42.7509269714355" calcext:value-type="float">
            <text:p>-42.751</text:p>
          </table:table-cell>
          <table:table-cell table:style-name="ce13" office:value-type="float" office:value="-42.8120346069336" calcext:value-type="float">
            <text:p>-42.812</text:p>
          </table:table-cell>
          <table:table-cell table:style-name="ce15" office:value-type="float" office:value="-42.6898155212402" calcext:value-type="float">
            <text:p>-42.690</text:p>
          </table:table-cell>
          <table:table-cell table:style-name="ce6" table:formula="of:=[.I167]-[.H167]" office:value-type="float" office:value="0.122219085693402" calcext:value-type="float">
            <text:p>0.122</text:p>
          </table:table-cell>
          <table:table-cell table:number-columns-repeated="1014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7" office:value-type="float" office:value="316.083343505859" calcext:value-type="float">
            <text:p>316.083</text:p>
          </table:table-cell>
          <table:table-cell table:style-name="ce7" office:value-type="float" office:value="316" calcext:value-type="float">
            <text:p>316.000</text:p>
          </table:table-cell>
          <table:table-cell table:style-name="ce11" office:value-type="float" office:value="316.166656494141" calcext:value-type="float">
            <text:p>316.167</text:p>
          </table:table-cell>
          <table:table-cell table:style-name="ce7" table:formula="of:=[.D168]-[.C168]" office:value-type="float" office:value="0.166656494141023" calcext:value-type="float">
            <text:p>0.167</text:p>
          </table:table-cell>
          <table:table-cell table:style-name="ce2" office:value-type="float" office:value="167" calcext:value-type="float">
            <text:p>167</text:p>
          </table:table-cell>
          <table:table-cell table:style-name="ce13" office:value-type="float" office:value="-42.6285858154297" calcext:value-type="float">
            <text:p>-42.629</text:p>
          </table:table-cell>
          <table:table-cell table:style-name="ce13" office:value-type="float" office:value="-42.6898155212402" calcext:value-type="float">
            <text:p>-42.690</text:p>
          </table:table-cell>
          <table:table-cell table:style-name="ce15" office:value-type="float" office:value="-42.5673561096191" calcext:value-type="float">
            <text:p>-42.567</text:p>
          </table:table-cell>
          <table:table-cell table:style-name="ce6" table:formula="of:=[.I168]-[.H168]" office:value-type="float" office:value="0.122459411621101" calcext:value-type="float">
            <text:p>0.122</text:p>
          </table:table-cell>
          <table:table-cell table:number-columns-repeated="1014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7" office:value-type="float" office:value="316.25" calcext:value-type="float">
            <text:p>316.250</text:p>
          </table:table-cell>
          <table:table-cell table:style-name="ce7" office:value-type="float" office:value="316.166656494141" calcext:value-type="float">
            <text:p>316.167</text:p>
          </table:table-cell>
          <table:table-cell table:style-name="ce11" office:value-type="float" office:value="316.333343505859" calcext:value-type="float">
            <text:p>316.333</text:p>
          </table:table-cell>
          <table:table-cell table:style-name="ce7" table:formula="of:=[.D169]-[.C169]" office:value-type="float" office:value="0.166687011717954" calcext:value-type="float">
            <text:p>0.167</text:p>
          </table:table-cell>
          <table:table-cell table:style-name="ce2" office:value-type="float" office:value="168" calcext:value-type="float">
            <text:p>168</text:p>
          </table:table-cell>
          <table:table-cell table:style-name="ce13" office:value-type="float" office:value="-42.5060081481934" calcext:value-type="float">
            <text:p>-42.506</text:p>
          </table:table-cell>
          <table:table-cell table:style-name="ce13" office:value-type="float" office:value="-42.5673561096191" calcext:value-type="float">
            <text:p>-42.567</text:p>
          </table:table-cell>
          <table:table-cell table:style-name="ce15" office:value-type="float" office:value="-42.4446563720703" calcext:value-type="float">
            <text:p>-42.445</text:p>
          </table:table-cell>
          <table:table-cell table:style-name="ce6" table:formula="of:=[.I169]-[.H169]" office:value-type="float" office:value="0.1226997375488" calcext:value-type="float">
            <text:p>0.123</text:p>
          </table:table-cell>
          <table:table-cell table:number-columns-repeated="1014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7" office:value-type="float" office:value="316.416656494141" calcext:value-type="float">
            <text:p>316.417</text:p>
          </table:table-cell>
          <table:table-cell table:style-name="ce7" office:value-type="float" office:value="316.333343505859" calcext:value-type="float">
            <text:p>316.333</text:p>
          </table:table-cell>
          <table:table-cell table:style-name="ce11" office:value-type="float" office:value="316.5" calcext:value-type="float">
            <text:p>316.500</text:p>
          </table:table-cell>
          <table:table-cell table:style-name="ce7" table:formula="of:=[.D170]-[.C170]" office:value-type="float" office:value="0.166656494141023" calcext:value-type="float">
            <text:p>0.167</text:p>
          </table:table-cell>
          <table:table-cell table:style-name="ce2" office:value-type="float" office:value="169" calcext:value-type="float">
            <text:p>169</text:p>
          </table:table-cell>
          <table:table-cell table:style-name="ce13" office:value-type="float" office:value="-42.383186340332" calcext:value-type="float">
            <text:p>-42.383</text:p>
          </table:table-cell>
          <table:table-cell table:style-name="ce13" office:value-type="float" office:value="-42.4446563720703" calcext:value-type="float">
            <text:p>-42.445</text:p>
          </table:table-cell>
          <table:table-cell table:style-name="ce15" office:value-type="float" office:value="-42.3217163085938" calcext:value-type="float">
            <text:p>-42.322</text:p>
          </table:table-cell>
          <table:table-cell table:style-name="ce6" table:formula="of:=[.I170]-[.H170]" office:value-type="float" office:value="0.122940063476499" calcext:value-type="float">
            <text:p>0.123</text:p>
          </table:table-cell>
          <table:table-cell table:number-columns-repeated="1014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7" office:value-type="float" office:value="316.583343505859" calcext:value-type="float">
            <text:p>316.583</text:p>
          </table:table-cell>
          <table:table-cell table:style-name="ce7" office:value-type="float" office:value="316.5" calcext:value-type="float">
            <text:p>316.500</text:p>
          </table:table-cell>
          <table:table-cell table:style-name="ce11" office:value-type="float" office:value="316.666656494141" calcext:value-type="float">
            <text:p>316.667</text:p>
          </table:table-cell>
          <table:table-cell table:style-name="ce7" table:formula="of:=[.D171]-[.C171]" office:value-type="float" office:value="0.166656494141023" calcext:value-type="float">
            <text:p>0.167</text:p>
          </table:table-cell>
          <table:table-cell table:style-name="ce2" office:value-type="float" office:value="170" calcext:value-type="float">
            <text:p>170</text:p>
          </table:table-cell>
          <table:table-cell table:style-name="ce13" office:value-type="float" office:value="-42.260124206543" calcext:value-type="float">
            <text:p>-42.260</text:p>
          </table:table-cell>
          <table:table-cell table:style-name="ce13" office:value-type="float" office:value="-42.3217163085938" calcext:value-type="float">
            <text:p>-42.322</text:p>
          </table:table-cell>
          <table:table-cell table:style-name="ce15" office:value-type="float" office:value="-42.1985282897949" calcext:value-type="float">
            <text:p>-42.199</text:p>
          </table:table-cell>
          <table:table-cell table:style-name="ce6" table:formula="of:=[.I171]-[.H171]" office:value-type="float" office:value="0.123188018798899" calcext:value-type="float">
            <text:p>0.123</text:p>
          </table:table-cell>
          <table:table-cell table:number-columns-repeated="1014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7" office:value-type="float" office:value="316.75" calcext:value-type="float">
            <text:p>316.750</text:p>
          </table:table-cell>
          <table:table-cell table:style-name="ce7" office:value-type="float" office:value="316.666656494141" calcext:value-type="float">
            <text:p>316.667</text:p>
          </table:table-cell>
          <table:table-cell table:style-name="ce11" office:value-type="float" office:value="316.833343505859" calcext:value-type="float">
            <text:p>316.833</text:p>
          </table:table-cell>
          <table:table-cell table:style-name="ce7" table:formula="of:=[.D172]-[.C172]" office:value-type="float" office:value="0.166687011717954" calcext:value-type="float">
            <text:p>0.167</text:p>
          </table:table-cell>
          <table:table-cell table:style-name="ce2" office:value-type="float" office:value="171" calcext:value-type="float">
            <text:p>171</text:p>
          </table:table-cell>
          <table:table-cell table:style-name="ce13" office:value-type="float" office:value="-42.1368141174316" calcext:value-type="float">
            <text:p>-42.137</text:p>
          </table:table-cell>
          <table:table-cell table:style-name="ce13" office:value-type="float" office:value="-42.1985282897949" calcext:value-type="float">
            <text:p>-42.199</text:p>
          </table:table-cell>
          <table:table-cell table:style-name="ce15" office:value-type="float" office:value="-42.0750961303711" calcext:value-type="float">
            <text:p>-42.075</text:p>
          </table:table-cell>
          <table:table-cell table:style-name="ce6" table:formula="of:=[.I172]-[.H172]" office:value-type="float" office:value="0.1234321594238" calcext:value-type="float">
            <text:p>0.123</text:p>
          </table:table-cell>
          <table:table-cell table:number-columns-repeated="1014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316.916656494141" calcext:value-type="float">
            <text:p>316.917</text:p>
          </table:table-cell>
          <table:table-cell table:style-name="ce7" office:value-type="float" office:value="316.833343505859" calcext:value-type="float">
            <text:p>316.833</text:p>
          </table:table-cell>
          <table:table-cell table:style-name="ce11" office:value-type="float" office:value="317" calcext:value-type="float">
            <text:p>317.000</text:p>
          </table:table-cell>
          <table:table-cell table:style-name="ce7" table:formula="of:=[.D173]-[.C173]" office:value-type="float" office:value="0.166656494141023" calcext:value-type="float">
            <text:p>0.167</text:p>
          </table:table-cell>
          <table:table-cell table:style-name="ce2" office:value-type="float" office:value="172" calcext:value-type="float">
            <text:p>172</text:p>
          </table:table-cell>
          <table:table-cell table:style-name="ce13" office:value-type="float" office:value="-42.0132637023926" calcext:value-type="float">
            <text:p>-42.013</text:p>
          </table:table-cell>
          <table:table-cell table:style-name="ce13" office:value-type="float" office:value="-42.0750961303711" calcext:value-type="float">
            <text:p>-42.075</text:p>
          </table:table-cell>
          <table:table-cell table:style-name="ce15" office:value-type="float" office:value="-41.9514274597168" calcext:value-type="float">
            <text:p>-41.951</text:p>
          </table:table-cell>
          <table:table-cell table:style-name="ce6" table:formula="of:=[.I173]-[.H173]" office:value-type="float" office:value="0.123668670654304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7" office:value-type="float" office:value="317.083343505859" calcext:value-type="float">
            <text:p>317.083</text:p>
          </table:table-cell>
          <table:table-cell table:style-name="ce7" office:value-type="float" office:value="317" calcext:value-type="float">
            <text:p>317.000</text:p>
          </table:table-cell>
          <table:table-cell table:style-name="ce11" office:value-type="float" office:value="317.166656494141" calcext:value-type="float">
            <text:p>317.167</text:p>
          </table:table-cell>
          <table:table-cell table:style-name="ce7" table:formula="of:=[.D174]-[.C174]" office:value-type="float" office:value="0.166656494141023" calcext:value-type="float">
            <text:p>0.167</text:p>
          </table:table-cell>
          <table:table-cell table:style-name="ce2" office:value-type="float" office:value="173" calcext:value-type="float">
            <text:p>173</text:p>
          </table:table-cell>
          <table:table-cell table:style-name="ce13" office:value-type="float" office:value="-41.8894729614258" calcext:value-type="float">
            <text:p>-41.889</text:p>
          </table:table-cell>
          <table:table-cell table:style-name="ce13" office:value-type="float" office:value="-41.9514274597168" calcext:value-type="float">
            <text:p>-41.951</text:p>
          </table:table-cell>
          <table:table-cell table:style-name="ce15" office:value-type="float" office:value="-41.8275146484375" calcext:value-type="float">
            <text:p>-41.828</text:p>
          </table:table-cell>
          <table:table-cell table:style-name="ce6" table:formula="of:=[.I174]-[.H174]" office:value-type="float" office:value="0.123912811279297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7" office:value-type="float" office:value="317.25" calcext:value-type="float">
            <text:p>317.250</text:p>
          </table:table-cell>
          <table:table-cell table:style-name="ce7" office:value-type="float" office:value="317.166656494141" calcext:value-type="float">
            <text:p>317.167</text:p>
          </table:table-cell>
          <table:table-cell table:style-name="ce11" office:value-type="float" office:value="317.333343505859" calcext:value-type="float">
            <text:p>317.333</text:p>
          </table:table-cell>
          <table:table-cell table:style-name="ce7" table:formula="of:=[.D175]-[.C175]" office:value-type="float" office:value="0.166687011717954" calcext:value-type="float">
            <text:p>0.167</text:p>
          </table:table-cell>
          <table:table-cell table:style-name="ce2" office:value-type="float" office:value="174" calcext:value-type="float">
            <text:p>174</text:p>
          </table:table-cell>
          <table:table-cell table:style-name="ce13" office:value-type="float" office:value="-41.7654418945312" calcext:value-type="float">
            <text:p>-41.765</text:p>
          </table:table-cell>
          <table:table-cell table:style-name="ce13" office:value-type="float" office:value="-41.8275146484375" calcext:value-type="float">
            <text:p>-41.828</text:p>
          </table:table-cell>
          <table:table-cell table:style-name="ce15" office:value-type="float" office:value="-41.7033653259277" calcext:value-type="float">
            <text:p>-41.703</text:p>
          </table:table-cell>
          <table:table-cell table:style-name="ce6" table:formula="of:=[.I175]-[.H175]" office:value-type="float" office:value="0.124149322509801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7" office:value-type="float" office:value="317.416656494141" calcext:value-type="float">
            <text:p>317.417</text:p>
          </table:table-cell>
          <table:table-cell table:style-name="ce7" office:value-type="float" office:value="317.333343505859" calcext:value-type="float">
            <text:p>317.333</text:p>
          </table:table-cell>
          <table:table-cell table:style-name="ce11" office:value-type="float" office:value="317.5" calcext:value-type="float">
            <text:p>317.500</text:p>
          </table:table-cell>
          <table:table-cell table:style-name="ce7" table:formula="of:=[.D176]-[.C176]" office:value-type="float" office:value="0.166656494141023" calcext:value-type="float">
            <text:p>0.167</text:p>
          </table:table-cell>
          <table:table-cell table:style-name="ce2" office:value-type="float" office:value="175" calcext:value-type="float">
            <text:p>175</text:p>
          </table:table-cell>
          <table:table-cell table:style-name="ce13" office:value-type="float" office:value="-41.641170501709" calcext:value-type="float">
            <text:p>-41.641</text:p>
          </table:table-cell>
          <table:table-cell table:style-name="ce13" office:value-type="float" office:value="-41.7033653259277" calcext:value-type="float">
            <text:p>-41.703</text:p>
          </table:table-cell>
          <table:table-cell table:style-name="ce15" office:value-type="float" office:value="-41.5789756774902" calcext:value-type="float">
            <text:p>-41.579</text:p>
          </table:table-cell>
          <table:table-cell table:style-name="ce6" table:formula="of:=[.I176]-[.H176]" office:value-type="float" office:value="0.1243896484375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7" office:value-type="float" office:value="317.583343505859" calcext:value-type="float">
            <text:p>317.583</text:p>
          </table:table-cell>
          <table:table-cell table:style-name="ce7" office:value-type="float" office:value="317.5" calcext:value-type="float">
            <text:p>317.500</text:p>
          </table:table-cell>
          <table:table-cell table:style-name="ce11" office:value-type="float" office:value="317.666656494141" calcext:value-type="float">
            <text:p>317.667</text:p>
          </table:table-cell>
          <table:table-cell table:style-name="ce7" table:formula="of:=[.D177]-[.C177]" office:value-type="float" office:value="0.166656494141023" calcext:value-type="float">
            <text:p>0.167</text:p>
          </table:table-cell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-41.5166625976562" calcext:value-type="float">
            <text:p>-41.517</text:p>
          </table:table-cell>
          <table:table-cell table:style-name="ce13" office:value-type="float" office:value="-41.5789756774902" calcext:value-type="float">
            <text:p>-41.579</text:p>
          </table:table-cell>
          <table:table-cell table:style-name="ce15" office:value-type="float" office:value="-41.454345703125" calcext:value-type="float">
            <text:p>-41.454</text:p>
          </table:table-cell>
          <table:table-cell table:style-name="ce6" table:formula="of:=[.I177]-[.H177]" office:value-type="float" office:value="0.124629974365199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7" office:value-type="float" office:value="317.75" calcext:value-type="float">
            <text:p>317.750</text:p>
          </table:table-cell>
          <table:table-cell table:style-name="ce7" office:value-type="float" office:value="317.666656494141" calcext:value-type="float">
            <text:p>317.667</text:p>
          </table:table-cell>
          <table:table-cell table:style-name="ce11" office:value-type="float" office:value="317.833343505859" calcext:value-type="float">
            <text:p>317.833</text:p>
          </table:table-cell>
          <table:table-cell table:style-name="ce7" table:formula="of:=[.D178]-[.C178]" office:value-type="float" office:value="0.166687011717954" calcext:value-type="float">
            <text:p>0.167</text:p>
          </table:table-cell>
          <table:table-cell table:style-name="ce2" office:value-type="float" office:value="177" calcext:value-type="float">
            <text:p>177</text:p>
          </table:table-cell>
          <table:table-cell table:style-name="ce13" office:value-type="float" office:value="-41.3919105529785" calcext:value-type="float">
            <text:p>-41.392</text:p>
          </table:table-cell>
          <table:table-cell table:style-name="ce13" office:value-type="float" office:value="-41.454345703125" calcext:value-type="float">
            <text:p>-41.454</text:p>
          </table:table-cell>
          <table:table-cell table:style-name="ce15" office:value-type="float" office:value="-41.329475402832" calcext:value-type="float">
            <text:p>-41.329</text:p>
          </table:table-cell>
          <table:table-cell table:style-name="ce6" table:formula="of:=[.I178]-[.H178]" office:value-type="float" office:value="0.124870300292997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7" office:value-type="float" office:value="317.916656494141" calcext:value-type="float">
            <text:p>317.917</text:p>
          </table:table-cell>
          <table:table-cell table:style-name="ce7" office:value-type="float" office:value="317.833343505859" calcext:value-type="float">
            <text:p>317.833</text:p>
          </table:table-cell>
          <table:table-cell table:style-name="ce11" office:value-type="float" office:value="318" calcext:value-type="float">
            <text:p>318.000</text:p>
          </table:table-cell>
          <table:table-cell table:style-name="ce7" table:formula="of:=[.D179]-[.C179]" office:value-type="float" office:value="0.166656494141023" calcext:value-type="float">
            <text:p>0.167</text:p>
          </table:table-cell>
          <table:table-cell table:style-name="ce2" office:value-type="float" office:value="178" calcext:value-type="float">
            <text:p>178</text:p>
          </table:table-cell>
          <table:table-cell table:style-name="ce13" office:value-type="float" office:value="-41.2669219970703" calcext:value-type="float">
            <text:p>-41.267</text:p>
          </table:table-cell>
          <table:table-cell table:style-name="ce13" office:value-type="float" office:value="-41.329475402832" calcext:value-type="float">
            <text:p>-41.329</text:p>
          </table:table-cell>
          <table:table-cell table:style-name="ce15" office:value-type="float" office:value="-41.2043647766113" calcext:value-type="float">
            <text:p>-41.204</text:p>
          </table:table-cell>
          <table:table-cell table:style-name="ce6" table:formula="of:=[.I179]-[.H179]" office:value-type="float" office:value="0.125110626220703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7" office:value-type="float" office:value="318.083343505859" calcext:value-type="float">
            <text:p>318.083</text:p>
          </table:table-cell>
          <table:table-cell table:style-name="ce7" office:value-type="float" office:value="318" calcext:value-type="float">
            <text:p>318.000</text:p>
          </table:table-cell>
          <table:table-cell table:style-name="ce11" office:value-type="float" office:value="318.166656494141" calcext:value-type="float">
            <text:p>318.167</text:p>
          </table:table-cell>
          <table:table-cell table:style-name="ce7" table:formula="of:=[.D180]-[.C180]" office:value-type="float" office:value="0.166656494141023" calcext:value-type="float">
            <text:p>0.167</text:p>
          </table:table-cell>
          <table:table-cell table:style-name="ce2" office:value-type="float" office:value="179" calcext:value-type="float">
            <text:p>179</text:p>
          </table:table-cell>
          <table:table-cell table:style-name="ce13" office:value-type="float" office:value="-41.1416931152344" calcext:value-type="float">
            <text:p>-41.142</text:p>
          </table:table-cell>
          <table:table-cell table:style-name="ce13" office:value-type="float" office:value="-41.2043647766113" calcext:value-type="float">
            <text:p>-41.204</text:p>
          </table:table-cell>
          <table:table-cell table:style-name="ce15" office:value-type="float" office:value="-41.0790176391602" calcext:value-type="float">
            <text:p>-41.079</text:p>
          </table:table-cell>
          <table:table-cell table:style-name="ce6" table:formula="of:=[.I180]-[.H180]" office:value-type="float" office:value="0.125347137451101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318.25" calcext:value-type="float">
            <text:p>318.250</text:p>
          </table:table-cell>
          <table:table-cell table:style-name="ce7" office:value-type="float" office:value="318.166656494141" calcext:value-type="float">
            <text:p>318.167</text:p>
          </table:table-cell>
          <table:table-cell table:style-name="ce11" office:value-type="float" office:value="318.333343505859" calcext:value-type="float">
            <text:p>318.333</text:p>
          </table:table-cell>
          <table:table-cell table:style-name="ce7" table:formula="of:=[.D181]-[.C181]" office:value-type="float" office:value="0.166687011717954" calcext:value-type="float">
            <text:p>0.167</text:p>
          </table:table-cell>
          <table:table-cell table:style-name="ce2" office:value-type="float" office:value="180" calcext:value-type="float">
            <text:p>180</text:p>
          </table:table-cell>
          <table:table-cell table:style-name="ce13" office:value-type="float" office:value="-41.0162239074707" calcext:value-type="float">
            <text:p>-41.016</text:p>
          </table:table-cell>
          <table:table-cell table:style-name="ce13" office:value-type="float" office:value="-41.0790176391602" calcext:value-type="float">
            <text:p>-41.079</text:p>
          </table:table-cell>
          <table:table-cell table:style-name="ce15" office:value-type="float" office:value="-40.953426361084" calcext:value-type="float">
            <text:p>-40.953</text:p>
          </table:table-cell>
          <table:table-cell table:style-name="ce6" table:formula="of:=[.I181]-[.H181]" office:value-type="float" office:value="0.1255912780762" calcext:value-type="float">
            <text:p>0.126</text:p>
          </table:table-cell>
          <table:table-cell table:number-columns-repeated="1014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7" office:value-type="float" office:value="318.416656494141" calcext:value-type="float">
            <text:p>318.417</text:p>
          </table:table-cell>
          <table:table-cell table:style-name="ce7" office:value-type="float" office:value="318.333343505859" calcext:value-type="float">
            <text:p>318.333</text:p>
          </table:table-cell>
          <table:table-cell table:style-name="ce11" office:value-type="float" office:value="318.5" calcext:value-type="float">
            <text:p>318.500</text:p>
          </table:table-cell>
          <table:table-cell table:style-name="ce7" table:formula="of:=[.D182]-[.C182]" office:value-type="float" office:value="0.166656494141023" calcext:value-type="float">
            <text:p>0.167</text:p>
          </table:table-cell>
          <table:table-cell table:style-name="ce2" office:value-type="float" office:value="181" calcext:value-type="float">
            <text:p>181</text:p>
          </table:table-cell>
          <table:table-cell table:style-name="ce13" office:value-type="float" office:value="-40.890510559082" calcext:value-type="float">
            <text:p>-40.891</text:p>
          </table:table-cell>
          <table:table-cell table:style-name="ce13" office:value-type="float" office:value="-40.953426361084" calcext:value-type="float">
            <text:p>-40.953</text:p>
          </table:table-cell>
          <table:table-cell table:style-name="ce15" office:value-type="float" office:value="-40.8275947570801" calcext:value-type="float">
            <text:p>-40.828</text:p>
          </table:table-cell>
          <table:table-cell table:style-name="ce6" table:formula="of:=[.I182]-[.H182]" office:value-type="float" office:value="0.125831604003899" calcext:value-type="float">
            <text:p>0.126</text:p>
          </table:table-cell>
          <table:table-cell table:number-columns-repeated="1014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7" office:value-type="float" office:value="318.583343505859" calcext:value-type="float">
            <text:p>318.583</text:p>
          </table:table-cell>
          <table:table-cell table:style-name="ce7" office:value-type="float" office:value="318.5" calcext:value-type="float">
            <text:p>318.500</text:p>
          </table:table-cell>
          <table:table-cell table:style-name="ce11" office:value-type="float" office:value="318.666656494141" calcext:value-type="float">
            <text:p>318.667</text:p>
          </table:table-cell>
          <table:table-cell table:style-name="ce7" table:formula="of:=[.D183]-[.C183]" office:value-type="float" office:value="0.166656494141023" calcext:value-type="float">
            <text:p>0.167</text:p>
          </table:table-cell>
          <table:table-cell table:style-name="ce2" office:value-type="float" office:value="182" calcext:value-type="float">
            <text:p>182</text:p>
          </table:table-cell>
          <table:table-cell table:style-name="ce13" office:value-type="float" office:value="-40.7645606994629" calcext:value-type="float">
            <text:p>-40.765</text:p>
          </table:table-cell>
          <table:table-cell table:style-name="ce13" office:value-type="float" office:value="-40.8275947570801" calcext:value-type="float">
            <text:p>-40.828</text:p>
          </table:table-cell>
          <table:table-cell table:style-name="ce15" office:value-type="float" office:value="-40.7015266418457" calcext:value-type="float">
            <text:p>-40.702</text:p>
          </table:table-cell>
          <table:table-cell table:style-name="ce6" table:formula="of:=[.I183]-[.H183]" office:value-type="float" office:value="0.126068115234396" calcext:value-type="float">
            <text:p>0.126</text:p>
          </table:table-cell>
          <table:table-cell table:number-columns-repeated="1014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318.75" calcext:value-type="float">
            <text:p>318.750</text:p>
          </table:table-cell>
          <table:table-cell table:style-name="ce7" office:value-type="float" office:value="318.666656494141" calcext:value-type="float">
            <text:p>318.667</text:p>
          </table:table-cell>
          <table:table-cell table:style-name="ce11" office:value-type="float" office:value="318.833343505859" calcext:value-type="float">
            <text:p>318.833</text:p>
          </table:table-cell>
          <table:table-cell table:style-name="ce7" table:formula="of:=[.D184]-[.C184]" office:value-type="float" office:value="0.166687011717954" calcext:value-type="float">
            <text:p>0.167</text:p>
          </table:table-cell>
          <table:table-cell table:style-name="ce2" office:value-type="float" office:value="183" calcext:value-type="float">
            <text:p>183</text:p>
          </table:table-cell>
          <table:table-cell table:style-name="ce13" office:value-type="float" office:value="-40.6383743286133" calcext:value-type="float">
            <text:p>-40.638</text:p>
          </table:table-cell>
          <table:table-cell table:style-name="ce13" office:value-type="float" office:value="-40.7015266418457" calcext:value-type="float">
            <text:p>-40.702</text:p>
          </table:table-cell>
          <table:table-cell table:style-name="ce15" office:value-type="float" office:value="-40.5752182006836" calcext:value-type="float">
            <text:p>-40.575</text:p>
          </table:table-cell>
          <table:table-cell table:style-name="ce6" table:formula="of:=[.I184]-[.H184]" office:value-type="float" office:value="0.126308441162102" calcext:value-type="float">
            <text:p>0.126</text:p>
          </table:table-cell>
          <table:table-cell table:number-columns-repeated="1014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7" office:value-type="float" office:value="318.916656494141" calcext:value-type="float">
            <text:p>318.917</text:p>
          </table:table-cell>
          <table:table-cell table:style-name="ce7" office:value-type="float" office:value="318.833343505859" calcext:value-type="float">
            <text:p>318.833</text:p>
          </table:table-cell>
          <table:table-cell table:style-name="ce11" office:value-type="float" office:value="319" calcext:value-type="float">
            <text:p>319.000</text:p>
          </table:table-cell>
          <table:table-cell table:style-name="ce7" table:formula="of:=[.D185]-[.C185]" office:value-type="float" office:value="0.166656494141023" calcext:value-type="float">
            <text:p>0.167</text:p>
          </table:table-cell>
          <table:table-cell table:style-name="ce2" office:value-type="float" office:value="184" calcext:value-type="float">
            <text:p>184</text:p>
          </table:table-cell>
          <table:table-cell table:style-name="ce13" office:value-type="float" office:value="-40.5119438171387" calcext:value-type="float">
            <text:p>-40.512</text:p>
          </table:table-cell>
          <table:table-cell table:style-name="ce13" office:value-type="float" office:value="-40.5752182006836" calcext:value-type="float">
            <text:p>-40.575</text:p>
          </table:table-cell>
          <table:table-cell table:style-name="ce15" office:value-type="float" office:value="-40.4486656188965" calcext:value-type="float">
            <text:p>-40.449</text:p>
          </table:table-cell>
          <table:table-cell table:style-name="ce6" table:formula="of:=[.I185]-[.H185]" office:value-type="float" office:value="0.126552581787102" calcext:value-type="float">
            <text:p>0.127</text:p>
          </table:table-cell>
          <table:table-cell table:number-columns-repeated="1014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319.083343505859" calcext:value-type="float">
            <text:p>319.083</text:p>
          </table:table-cell>
          <table:table-cell table:style-name="ce7" office:value-type="float" office:value="319" calcext:value-type="float">
            <text:p>319.000</text:p>
          </table:table-cell>
          <table:table-cell table:style-name="ce11" office:value-type="float" office:value="319.166656494141" calcext:value-type="float">
            <text:p>319.167</text:p>
          </table:table-cell>
          <table:table-cell table:style-name="ce7" table:formula="of:=[.D186]-[.C186]" office:value-type="float" office:value="0.166656494141023" calcext:value-type="float">
            <text:p>0.167</text:p>
          </table:table-cell>
          <table:table-cell table:style-name="ce2" office:value-type="float" office:value="185" calcext:value-type="float">
            <text:p>185</text:p>
          </table:table-cell>
          <table:table-cell table:style-name="ce13" office:value-type="float" office:value="-40.3852729797363" calcext:value-type="float">
            <text:p>-40.385</text:p>
          </table:table-cell>
          <table:table-cell table:style-name="ce13" office:value-type="float" office:value="-40.4486656188965" calcext:value-type="float">
            <text:p>-40.449</text:p>
          </table:table-cell>
          <table:table-cell table:style-name="ce15" office:value-type="float" office:value="-40.3218765258789" calcext:value-type="float">
            <text:p>-40.322</text:p>
          </table:table-cell>
          <table:table-cell table:style-name="ce6" table:formula="of:=[.I186]-[.H186]" office:value-type="float" office:value="0.126789093017599" calcext:value-type="float">
            <text:p>0.127</text:p>
          </table:table-cell>
          <table:table-cell table:number-columns-repeated="1014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7" office:value-type="float" office:value="319.25" calcext:value-type="float">
            <text:p>319.250</text:p>
          </table:table-cell>
          <table:table-cell table:style-name="ce7" office:value-type="float" office:value="319.166656494141" calcext:value-type="float">
            <text:p>319.167</text:p>
          </table:table-cell>
          <table:table-cell table:style-name="ce11" office:value-type="float" office:value="319.333343505859" calcext:value-type="float">
            <text:p>319.333</text:p>
          </table:table-cell>
          <table:table-cell table:style-name="ce7" table:formula="of:=[.D187]-[.C187]" office:value-type="float" office:value="0.166687011717954" calcext:value-type="float">
            <text:p>0.167</text:p>
          </table:table-cell>
          <table:table-cell table:style-name="ce2" office:value-type="float" office:value="186" calcext:value-type="float">
            <text:p>186</text:p>
          </table:table-cell>
          <table:table-cell table:style-name="ce13" office:value-type="float" office:value="-40.2583618164062" calcext:value-type="float">
            <text:p>-40.258</text:p>
          </table:table-cell>
          <table:table-cell table:style-name="ce13" office:value-type="float" office:value="-40.3218765258789" calcext:value-type="float">
            <text:p>-40.322</text:p>
          </table:table-cell>
          <table:table-cell table:style-name="ce15" office:value-type="float" office:value="-40.1948471069336" calcext:value-type="float">
            <text:p>-40.195</text:p>
          </table:table-cell>
          <table:table-cell table:style-name="ce6" table:formula="of:=[.I187]-[.H187]" office:value-type="float" office:value="0.127029418945298" calcext:value-type="float">
            <text:p>0.127</text:p>
          </table:table-cell>
          <table:table-cell table:number-columns-repeated="1014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7" office:value-type="float" office:value="319.416656494141" calcext:value-type="float">
            <text:p>319.417</text:p>
          </table:table-cell>
          <table:table-cell table:style-name="ce7" office:value-type="float" office:value="319.333343505859" calcext:value-type="float">
            <text:p>319.333</text:p>
          </table:table-cell>
          <table:table-cell table:style-name="ce11" office:value-type="float" office:value="319.5" calcext:value-type="float">
            <text:p>319.500</text:p>
          </table:table-cell>
          <table:table-cell table:style-name="ce7" table:formula="of:=[.D188]-[.C188]" office:value-type="float" office:value="0.166656494141023" calcext:value-type="float">
            <text:p>0.167</text:p>
          </table:table-cell>
          <table:table-cell table:style-name="ce2" office:value-type="float" office:value="187" calcext:value-type="float">
            <text:p>187</text:p>
          </table:table-cell>
          <table:table-cell table:style-name="ce13" office:value-type="float" office:value="-40.1312141418457" calcext:value-type="float">
            <text:p>-40.131</text:p>
          </table:table-cell>
          <table:table-cell table:style-name="ce13" office:value-type="float" office:value="-40.1948471069336" calcext:value-type="float">
            <text:p>-40.195</text:p>
          </table:table-cell>
          <table:table-cell table:style-name="ce15" office:value-type="float" office:value="-40.0675773620605" calcext:value-type="float">
            <text:p>-40.068</text:p>
          </table:table-cell>
          <table:table-cell table:style-name="ce6" table:formula="of:=[.I188]-[.H188]" office:value-type="float" office:value="0.127269744873104" calcext:value-type="float">
            <text:p>0.127</text:p>
          </table:table-cell>
          <table:table-cell table:number-columns-repeated="1014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319.583343505859" calcext:value-type="float">
            <text:p>319.583</text:p>
          </table:table-cell>
          <table:table-cell table:style-name="ce7" office:value-type="float" office:value="319.5" calcext:value-type="float">
            <text:p>319.500</text:p>
          </table:table-cell>
          <table:table-cell table:style-name="ce11" office:value-type="float" office:value="319.666656494141" calcext:value-type="float">
            <text:p>319.667</text:p>
          </table:table-cell>
          <table:table-cell table:style-name="ce7" table:formula="of:=[.D189]-[.C189]" office:value-type="float" office:value="0.166656494141023" calcext:value-type="float">
            <text:p>0.167</text:p>
          </table:table-cell>
          <table:table-cell table:style-name="ce2" office:value-type="float" office:value="188" calcext:value-type="float">
            <text:p>188</text:p>
          </table:table-cell>
          <table:table-cell table:style-name="ce13" office:value-type="float" office:value="-40.0038223266602" calcext:value-type="float">
            <text:p>-40.004</text:p>
          </table:table-cell>
          <table:table-cell table:style-name="ce13" office:value-type="float" office:value="-40.0675773620605" calcext:value-type="float">
            <text:p>-40.068</text:p>
          </table:table-cell>
          <table:table-cell table:style-name="ce15" office:value-type="float" office:value="-39.9400672912598" calcext:value-type="float">
            <text:p>-39.940</text:p>
          </table:table-cell>
          <table:table-cell table:style-name="ce6" table:formula="of:=[.I189]-[.H189]" office:value-type="float" office:value="0.127510070800696" calcext:value-type="float">
            <text:p>0.128</text:p>
          </table:table-cell>
          <table:table-cell table:number-columns-repeated="1014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7" office:value-type="float" office:value="319.75" calcext:value-type="float">
            <text:p>319.750</text:p>
          </table:table-cell>
          <table:table-cell table:style-name="ce7" office:value-type="float" office:value="319.666656494141" calcext:value-type="float">
            <text:p>319.667</text:p>
          </table:table-cell>
          <table:table-cell table:style-name="ce11" office:value-type="float" office:value="319.833343505859" calcext:value-type="float">
            <text:p>319.833</text:p>
          </table:table-cell>
          <table:table-cell table:style-name="ce7" table:formula="of:=[.D190]-[.C190]" office:value-type="float" office:value="0.166687011717954" calcext:value-type="float">
            <text:p>0.167</text:p>
          </table:table-cell>
          <table:table-cell table:style-name="ce2" office:value-type="float" office:value="189" calcext:value-type="float">
            <text:p>189</text:p>
          </table:table-cell>
          <table:table-cell table:style-name="ce13" office:value-type="float" office:value="-39.8761940002441" calcext:value-type="float">
            <text:p>-39.876</text:p>
          </table:table-cell>
          <table:table-cell table:style-name="ce13" office:value-type="float" office:value="-39.9400672912598" calcext:value-type="float">
            <text:p>-39.940</text:p>
          </table:table-cell>
          <table:table-cell table:style-name="ce15" office:value-type="float" office:value="-39.8123168945312" calcext:value-type="float">
            <text:p>-39.812</text:p>
          </table:table-cell>
          <table:table-cell table:style-name="ce6" table:formula="of:=[.I190]-[.H190]" office:value-type="float" office:value="0.127750396728601" calcext:value-type="float">
            <text:p>0.128</text:p>
          </table:table-cell>
          <table:table-cell table:number-columns-repeated="1014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7" office:value-type="float" office:value="319.916656494141" calcext:value-type="float">
            <text:p>319.917</text:p>
          </table:table-cell>
          <table:table-cell table:style-name="ce7" office:value-type="float" office:value="319.833343505859" calcext:value-type="float">
            <text:p>319.833</text:p>
          </table:table-cell>
          <table:table-cell table:style-name="ce11" office:value-type="float" office:value="320" calcext:value-type="float">
            <text:p>320.000</text:p>
          </table:table-cell>
          <table:table-cell table:style-name="ce7" table:formula="of:=[.D191]-[.C191]" office:value-type="float" office:value="0.166656494141023" calcext:value-type="float">
            <text:p>0.167</text:p>
          </table:table-cell>
          <table:table-cell table:style-name="ce2" office:value-type="float" office:value="190" calcext:value-type="float">
            <text:p>190</text:p>
          </table:table-cell>
          <table:table-cell table:style-name="ce13" office:value-type="float" office:value="-39.7483215332031" calcext:value-type="float">
            <text:p>-39.748</text:p>
          </table:table-cell>
          <table:table-cell table:style-name="ce13" office:value-type="float" office:value="-39.8123168945312" calcext:value-type="float">
            <text:p>-39.812</text:p>
          </table:table-cell>
          <table:table-cell table:style-name="ce15" office:value-type="float" office:value="-39.684326171875" calcext:value-type="float">
            <text:p>-39.684</text:p>
          </table:table-cell>
          <table:table-cell table:style-name="ce6" table:formula="of:=[.I191]-[.H191]" office:value-type="float" office:value="0.1279907226562" calcext:value-type="float">
            <text:p>0.128</text:p>
          </table:table-cell>
          <table:table-cell table:number-columns-repeated="1014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7" office:value-type="float" office:value="320.083343505859" calcext:value-type="float">
            <text:p>320.083</text:p>
          </table:table-cell>
          <table:table-cell table:style-name="ce7" office:value-type="float" office:value="320" calcext:value-type="float">
            <text:p>320.000</text:p>
          </table:table-cell>
          <table:table-cell table:style-name="ce11" office:value-type="float" office:value="320.166656494141" calcext:value-type="float">
            <text:p>320.167</text:p>
          </table:table-cell>
          <table:table-cell table:style-name="ce7" table:formula="of:=[.D192]-[.C192]" office:value-type="float" office:value="0.166656494141023" calcext:value-type="float">
            <text:p>0.167</text:p>
          </table:table-cell>
          <table:table-cell table:style-name="ce2" office:value-type="float" office:value="191" calcext:value-type="float">
            <text:p>191</text:p>
          </table:table-cell>
          <table:table-cell table:style-name="ce13" office:value-type="float" office:value="-39.6202125549316" calcext:value-type="float">
            <text:p>-39.620</text:p>
          </table:table-cell>
          <table:table-cell table:style-name="ce13" office:value-type="float" office:value="-39.684326171875" calcext:value-type="float">
            <text:p>-39.684</text:p>
          </table:table-cell>
          <table:table-cell table:style-name="ce15" office:value-type="float" office:value="-39.556095123291" calcext:value-type="float">
            <text:p>-39.556</text:p>
          </table:table-cell>
          <table:table-cell table:style-name="ce6" table:formula="of:=[.I192]-[.H192]" office:value-type="float" office:value="0.128231048583999" calcext:value-type="float">
            <text:p>0.128</text:p>
          </table:table-cell>
          <table:table-cell table:number-columns-repeated="1014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7" office:value-type="float" office:value="320.25" calcext:value-type="float">
            <text:p>320.250</text:p>
          </table:table-cell>
          <table:table-cell table:style-name="ce7" office:value-type="float" office:value="320.166656494141" calcext:value-type="float">
            <text:p>320.167</text:p>
          </table:table-cell>
          <table:table-cell table:style-name="ce8" office:value-type="float" office:value="320.333343505859" calcext:value-type="float">
            <text:p>320.333</text:p>
          </table:table-cell>
          <table:table-cell table:style-name="ce7" table:formula="of:=[.D193]-[.C193]" office:value-type="float" office:value="0.166687011717954" calcext:value-type="float">
            <text:p>0.167</text:p>
          </table:table-cell>
          <table:table-cell table:style-name="ce2" office:value-type="float" office:value="192" calcext:value-type="float">
            <text:p>192</text:p>
          </table:table-cell>
          <table:table-cell table:style-name="ce13" office:value-type="float" office:value="-39.4918670654297" calcext:value-type="float">
            <text:p>-39.492</text:p>
          </table:table-cell>
          <table:table-cell table:style-name="ce13" office:value-type="float" office:value="-39.556095123291" calcext:value-type="float">
            <text:p>-39.556</text:p>
          </table:table-cell>
          <table:table-cell table:style-name="ce8" office:value-type="float" office:value="-39.4276351928711" calcext:value-type="float">
            <text:p>-39.428</text:p>
          </table:table-cell>
          <table:table-cell table:style-name="ce6" table:formula="of:=[.I193]-[.H193]" office:value-type="float" office:value="0.128459930419901" calcext:value-type="float">
            <text:p>0.128</text:p>
          </table:table-cell>
          <table:table-cell table:number-columns-repeated="1014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320.416656494141" calcext:value-type="float">
            <text:p>320.417</text:p>
          </table:table-cell>
          <table:table-cell table:style-name="ce8" office:value-type="float" office:value="320.333343505859" calcext:value-type="float">
            <text:p>320.333</text:p>
          </table:table-cell>
          <table:table-cell table:style-name="ce8" office:value-type="float" office:value="320.5" calcext:value-type="float">
            <text:p>320.500</text:p>
          </table:table-cell>
          <table:table-cell table:style-name="ce7" table:formula="of:=[.D194]-[.C194]" office:value-type="float" office:value="0.166656494141023" calcext:value-type="float">
            <text:p>0.167</text:p>
          </table:table-cell>
          <table:table-cell table:style-name="ce2" office:value-type="float" office:value="193" calcext:value-type="float">
            <text:p>193</text:p>
          </table:table-cell>
          <table:table-cell table:style-name="ce8" office:value-type="float" office:value="-39.3632850646973" calcext:value-type="float">
            <text:p>-39.363</text:p>
          </table:table-cell>
          <table:table-cell table:style-name="ce8" office:value-type="float" office:value="-39.4276351928711" calcext:value-type="float">
            <text:p>-39.428</text:p>
          </table:table-cell>
          <table:table-cell table:style-name="ce8" office:value-type="float" office:value="-39.2989349365234" calcext:value-type="float">
            <text:p>-39.299</text:p>
          </table:table-cell>
          <table:table-cell table:style-name="ce6" table:formula="of:=[.I194]-[.H194]" office:value-type="float" office:value="0.128700256347699" calcext:value-type="float">
            <text:p>0.129</text:p>
          </table:table-cell>
          <table:table-cell table:number-columns-repeated="1014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8" office:value-type="float" office:value="320.583343505859" calcext:value-type="float">
            <text:p>320.583</text:p>
          </table:table-cell>
          <table:table-cell table:style-name="ce8" office:value-type="float" office:value="320.5" calcext:value-type="float">
            <text:p>320.500</text:p>
          </table:table-cell>
          <table:table-cell table:style-name="ce8" office:value-type="float" office:value="320.666656494141" calcext:value-type="float">
            <text:p>320.667</text:p>
          </table:table-cell>
          <table:table-cell table:style-name="ce7" table:formula="of:=[.D195]-[.C195]" office:value-type="float" office:value="0.166656494141023" calcext:value-type="float">
            <text:p>0.167</text:p>
          </table:table-cell>
          <table:table-cell table:style-name="ce2" office:value-type="float" office:value="194" calcext:value-type="float">
            <text:p>194</text:p>
          </table:table-cell>
          <table:table-cell table:style-name="ce8" office:value-type="float" office:value="-39.2344665527344" calcext:value-type="float">
            <text:p>-39.234</text:p>
          </table:table-cell>
          <table:table-cell table:style-name="ce8" office:value-type="float" office:value="-39.2989349365234" calcext:value-type="float">
            <text:p>-39.299</text:p>
          </table:table-cell>
          <table:table-cell table:style-name="ce8" office:value-type="float" office:value="-39.1699981689453" calcext:value-type="float">
            <text:p>-39.170</text:p>
          </table:table-cell>
          <table:table-cell table:style-name="ce6" table:formula="of:=[.I195]-[.H195]" office:value-type="float" office:value="0.128936767578104" calcext:value-type="float">
            <text:p>0.129</text:p>
          </table:table-cell>
          <table:table-cell table:number-columns-repeated="1014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320.75" calcext:value-type="float">
            <text:p>320.750</text:p>
          </table:table-cell>
          <table:table-cell table:style-name="ce8" office:value-type="float" office:value="320.666656494141" calcext:value-type="float">
            <text:p>320.667</text:p>
          </table:table-cell>
          <table:table-cell table:style-name="ce8" office:value-type="float" office:value="320.833343505859" calcext:value-type="float">
            <text:p>320.833</text:p>
          </table:table-cell>
          <table:table-cell table:style-name="ce7" table:formula="of:=[.D196]-[.C196]" office:value-type="float" office:value="0.166687011717954" calcext:value-type="float">
            <text:p>0.167</text:p>
          </table:table-cell>
          <table:table-cell table:style-name="ce2" office:value-type="float" office:value="195" calcext:value-type="float">
            <text:p>195</text:p>
          </table:table-cell>
          <table:table-cell table:style-name="ce8" office:value-type="float" office:value="-39.1054077148438" calcext:value-type="float">
            <text:p>-39.105</text:p>
          </table:table-cell>
          <table:table-cell table:style-name="ce8" office:value-type="float" office:value="-39.1699981689453" calcext:value-type="float">
            <text:p>-39.170</text:p>
          </table:table-cell>
          <table:table-cell table:style-name="ce8" office:value-type="float" office:value="-39.0408172607422" calcext:value-type="float">
            <text:p>-39.041</text:p>
          </table:table-cell>
          <table:table-cell table:style-name="ce6" table:formula="of:=[.I196]-[.H196]" office:value-type="float" office:value="0.129180908203097" calcext:value-type="float">
            <text:p>0.129</text:p>
          </table:table-cell>
          <table:table-cell table:number-columns-repeated="1014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8" office:value-type="float" office:value="320.916656494141" calcext:value-type="float">
            <text:p>320.917</text:p>
          </table:table-cell>
          <table:table-cell table:style-name="ce8" office:value-type="float" office:value="320.833343505859" calcext:value-type="float">
            <text:p>320.833</text:p>
          </table:table-cell>
          <table:table-cell table:style-name="ce8" office:value-type="float" office:value="321" calcext:value-type="float">
            <text:p>321.000</text:p>
          </table:table-cell>
          <table:table-cell table:style-name="ce7" table:formula="of:=[.D197]-[.C197]" office:value-type="float" office:value="0.166656494141023" calcext:value-type="float">
            <text:p>0.167</text:p>
          </table:table-cell>
          <table:table-cell table:style-name="ce2" office:value-type="float" office:value="196" calcext:value-type="float">
            <text:p>196</text:p>
          </table:table-cell>
          <table:table-cell table:style-name="ce8" office:value-type="float" office:value="-38.9761123657227" calcext:value-type="float">
            <text:p>-38.976</text:p>
          </table:table-cell>
          <table:table-cell table:style-name="ce8" office:value-type="float" office:value="-39.0408172607422" calcext:value-type="float">
            <text:p>-39.041</text:p>
          </table:table-cell>
          <table:table-cell table:style-name="ce8" office:value-type="float" office:value="-38.9114074707031" calcext:value-type="float">
            <text:p>-38.911</text:p>
          </table:table-cell>
          <table:table-cell table:style-name="ce6" table:formula="of:=[.I197]-[.H197]" office:value-type="float" office:value="0.129409790039105" calcext:value-type="float">
            <text:p>0.129</text:p>
          </table:table-cell>
          <table:table-cell table:number-columns-repeated="1014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321.083343505859" calcext:value-type="float">
            <text:p>321.083</text:p>
          </table:table-cell>
          <table:table-cell table:style-name="ce8" office:value-type="float" office:value="321" calcext:value-type="float">
            <text:p>321.000</text:p>
          </table:table-cell>
          <table:table-cell table:style-name="ce8" office:value-type="float" office:value="321.166656494141" calcext:value-type="float">
            <text:p>321.167</text:p>
          </table:table-cell>
          <table:table-cell table:style-name="ce7" table:formula="of:=[.D198]-[.C198]" office:value-type="float" office:value="0.166656494141023" calcext:value-type="float">
            <text:p>0.167</text:p>
          </table:table-cell>
          <table:table-cell table:style-name="ce2" office:value-type="float" office:value="197" calcext:value-type="float">
            <text:p>197</text:p>
          </table:table-cell>
          <table:table-cell table:style-name="ce8" office:value-type="float" office:value="-38.8465843200684" calcext:value-type="float">
            <text:p>-38.847</text:p>
          </table:table-cell>
          <table:table-cell table:style-name="ce8" office:value-type="float" office:value="-38.9114074707031" calcext:value-type="float">
            <text:p>-38.911</text:p>
          </table:table-cell>
          <table:table-cell table:style-name="ce8" office:value-type="float" office:value="-38.7817573547363" calcext:value-type="float">
            <text:p>-38.782</text:p>
          </table:table-cell>
          <table:table-cell table:style-name="ce6" table:formula="of:=[.I198]-[.H198]" office:value-type="float" office:value="0.129650115966797" calcext:value-type="float">
            <text:p>0.130</text:p>
          </table:table-cell>
          <table:table-cell table:number-columns-repeated="1014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321.25" calcext:value-type="float">
            <text:p>321.250</text:p>
          </table:table-cell>
          <table:table-cell table:style-name="ce8" office:value-type="float" office:value="321.166656494141" calcext:value-type="float">
            <text:p>321.167</text:p>
          </table:table-cell>
          <table:table-cell table:style-name="ce8" office:value-type="float" office:value="321.333343505859" calcext:value-type="float">
            <text:p>321.333</text:p>
          </table:table-cell>
          <table:table-cell table:style-name="ce7" table:formula="of:=[.D199]-[.C199]" office:value-type="float" office:value="0.166687011717954" calcext:value-type="float">
            <text:p>0.167</text:p>
          </table:table-cell>
          <table:table-cell table:style-name="ce2" office:value-type="float" office:value="198" calcext:value-type="float">
            <text:p>198</text:p>
          </table:table-cell>
          <table:table-cell table:style-name="ce8" office:value-type="float" office:value="-38.7168121337891" calcext:value-type="float">
            <text:p>-38.717</text:p>
          </table:table-cell>
          <table:table-cell table:style-name="ce8" office:value-type="float" office:value="-38.7817573547363" calcext:value-type="float">
            <text:p>-38.782</text:p>
          </table:table-cell>
          <table:table-cell table:style-name="ce8" office:value-type="float" office:value="-38.6518669128418" calcext:value-type="float">
            <text:p>-38.652</text:p>
          </table:table-cell>
          <table:table-cell table:style-name="ce6" table:formula="of:=[.I199]-[.H199]" office:value-type="float" office:value="0.129890441894503" calcext:value-type="float">
            <text:p>0.130</text:p>
          </table:table-cell>
          <table:table-cell table:number-columns-repeated="1014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321.416656494141" calcext:value-type="float">
            <text:p>321.417</text:p>
          </table:table-cell>
          <table:table-cell table:style-name="ce8" office:value-type="float" office:value="321.333343505859" calcext:value-type="float">
            <text:p>321.333</text:p>
          </table:table-cell>
          <table:table-cell table:style-name="ce8" office:value-type="float" office:value="321.5" calcext:value-type="float">
            <text:p>321.500</text:p>
          </table:table-cell>
          <table:table-cell table:style-name="ce7" table:formula="of:=[.D200]-[.C200]" office:value-type="float" office:value="0.166656494141023" calcext:value-type="float">
            <text:p>0.167</text:p>
          </table:table-cell>
          <table:table-cell table:style-name="ce2" office:value-type="float" office:value="199" calcext:value-type="float">
            <text:p>199</text:p>
          </table:table-cell>
          <table:table-cell table:style-name="ce8" office:value-type="float" office:value="-38.5868034362793" calcext:value-type="float">
            <text:p>-38.587</text:p>
          </table:table-cell>
          <table:table-cell table:style-name="ce8" office:value-type="float" office:value="-38.6518669128418" calcext:value-type="float">
            <text:p>-38.652</text:p>
          </table:table-cell>
          <table:table-cell table:style-name="ce8" office:value-type="float" office:value="-38.5217361450195" calcext:value-type="float">
            <text:p>-38.522</text:p>
          </table:table-cell>
          <table:table-cell table:style-name="ce6" table:formula="of:=[.I200]-[.H200]" office:value-type="float" office:value="0.130130767822294" calcext:value-type="float">
            <text:p>0.130</text:p>
          </table:table-cell>
          <table:table-cell table:number-columns-repeated="101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321.583343505859" calcext:value-type="float">
            <text:p>321.583</text:p>
          </table:table-cell>
          <table:table-cell table:style-name="ce8" office:value-type="float" office:value="321.5" calcext:value-type="float">
            <text:p>321.500</text:p>
          </table:table-cell>
          <table:table-cell table:style-name="ce8" office:value-type="float" office:value="321.666656494141" calcext:value-type="float">
            <text:p>321.667</text:p>
          </table:table-cell>
          <table:table-cell table:style-name="ce7" table:formula="of:=[.D201]-[.C201]" office:value-type="float" office:value="0.166656494141023" calcext:value-type="float">
            <text:p>0.167</text:p>
          </table:table-cell>
          <table:table-cell table:style-name="ce2" office:value-type="float" office:value="200" calcext:value-type="float">
            <text:p>200</text:p>
          </table:table-cell>
          <table:table-cell table:style-name="ce8" office:value-type="float" office:value="-38.4565582275391" calcext:value-type="float">
            <text:p>-38.457</text:p>
          </table:table-cell>
          <table:table-cell table:style-name="ce8" office:value-type="float" office:value="-38.5217361450195" calcext:value-type="float">
            <text:p>-38.522</text:p>
          </table:table-cell>
          <table:table-cell table:style-name="ce8" office:value-type="float" office:value="-38.3913764953613" calcext:value-type="float">
            <text:p>-38.391</text:p>
          </table:table-cell>
          <table:table-cell table:style-name="ce6" table:formula="of:=[.I201]-[.H201]" office:value-type="float" office:value="0.130359649658203" calcext:value-type="float">
            <text:p>0.130</text:p>
          </table:table-cell>
          <table:table-cell table:number-columns-repeated="1014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8" office:value-type="float" office:value="321.75" calcext:value-type="float">
            <text:p>321.750</text:p>
          </table:table-cell>
          <table:table-cell table:style-name="ce8" office:value-type="float" office:value="321.666656494141" calcext:value-type="float">
            <text:p>321.667</text:p>
          </table:table-cell>
          <table:table-cell table:style-name="ce8" office:value-type="float" office:value="321.833343505859" calcext:value-type="float">
            <text:p>321.833</text:p>
          </table:table-cell>
          <table:table-cell table:style-name="ce7" table:formula="of:=[.D202]-[.C202]" office:value-type="float" office:value="0.166687011717954" calcext:value-type="float">
            <text:p>0.167</text:p>
          </table:table-cell>
          <table:table-cell table:style-name="ce2" office:value-type="float" office:value="201" calcext:value-type="float">
            <text:p>201</text:p>
          </table:table-cell>
          <table:table-cell table:style-name="ce8" office:value-type="float" office:value="-38.3260765075684" calcext:value-type="float">
            <text:p>-38.326</text:p>
          </table:table-cell>
          <table:table-cell table:style-name="ce8" office:value-type="float" office:value="-38.3913764953613" calcext:value-type="float">
            <text:p>-38.391</text:p>
          </table:table-cell>
          <table:table-cell table:style-name="ce8" office:value-type="float" office:value="-38.2607765197754" calcext:value-type="float">
            <text:p>-38.261</text:p>
          </table:table-cell>
          <table:table-cell table:style-name="ce6" table:formula="of:=[.I202]-[.H202]" office:value-type="float" office:value="0.130599975585902" calcext:value-type="float">
            <text:p>0.131</text:p>
          </table:table-cell>
          <table:table-cell table:number-columns-repeated="1014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321.916656494141" calcext:value-type="float">
            <text:p>321.917</text:p>
          </table:table-cell>
          <table:table-cell table:style-name="ce8" office:value-type="float" office:value="321.833343505859" calcext:value-type="float">
            <text:p>321.833</text:p>
          </table:table-cell>
          <table:table-cell table:style-name="ce8" office:value-type="float" office:value="322" calcext:value-type="float">
            <text:p>322.000</text:p>
          </table:table-cell>
          <table:table-cell table:style-name="ce7" table:formula="of:=[.D203]-[.C203]" office:value-type="float" office:value="0.166656494141023" calcext:value-type="float">
            <text:p>0.167</text:p>
          </table:table-cell>
          <table:table-cell table:style-name="ce2" office:value-type="float" office:value="202" calcext:value-type="float">
            <text:p>202</text:p>
          </table:table-cell>
          <table:table-cell table:style-name="ce8" office:value-type="float" office:value="-38.1953620910645" calcext:value-type="float">
            <text:p>-38.195</text:p>
          </table:table-cell>
          <table:table-cell table:style-name="ce8" office:value-type="float" office:value="-38.2607765197754" calcext:value-type="float">
            <text:p>-38.261</text:p>
          </table:table-cell>
          <table:table-cell table:style-name="ce8" office:value-type="float" office:value="-38.1299476623535" calcext:value-type="float">
            <text:p>-38.130</text:p>
          </table:table-cell>
          <table:table-cell table:style-name="ce6" table:formula="of:=[.I203]-[.H203]" office:value-type="float" office:value="0.130828857421896" calcext:value-type="float">
            <text:p>0.131</text:p>
          </table:table-cell>
          <table:table-cell table:number-columns-repeated="1014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322.083343505859" calcext:value-type="float">
            <text:p>322.083</text:p>
          </table:table-cell>
          <table:table-cell table:style-name="ce8" office:value-type="float" office:value="322" calcext:value-type="float">
            <text:p>322.000</text:p>
          </table:table-cell>
          <table:table-cell table:style-name="ce8" office:value-type="float" office:value="322.166656494141" calcext:value-type="float">
            <text:p>322.167</text:p>
          </table:table-cell>
          <table:table-cell table:style-name="ce7" table:formula="of:=[.D204]-[.C204]" office:value-type="float" office:value="0.166656494141023" calcext:value-type="float">
            <text:p>0.167</text:p>
          </table:table-cell>
          <table:table-cell table:style-name="ce2" office:value-type="float" office:value="203" calcext:value-type="float">
            <text:p>203</text:p>
          </table:table-cell>
          <table:table-cell table:style-name="ce8" office:value-type="float" office:value="-38.0644111633301" calcext:value-type="float">
            <text:p>-38.064</text:p>
          </table:table-cell>
          <table:table-cell table:style-name="ce8" office:value-type="float" office:value="-38.1299476623535" calcext:value-type="float">
            <text:p>-38.130</text:p>
          </table:table-cell>
          <table:table-cell table:style-name="ce8" office:value-type="float" office:value="-37.9988746643066" calcext:value-type="float">
            <text:p>-37.999</text:p>
          </table:table-cell>
          <table:table-cell table:style-name="ce6" table:formula="of:=[.I204]-[.H204]" office:value-type="float" office:value="0.131072998046903" calcext:value-type="float">
            <text:p>0.131</text:p>
          </table:table-cell>
          <table:table-cell table:number-columns-repeated="1014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322.25" calcext:value-type="float">
            <text:p>322.250</text:p>
          </table:table-cell>
          <table:table-cell table:style-name="ce8" office:value-type="float" office:value="322.166656494141" calcext:value-type="float">
            <text:p>322.167</text:p>
          </table:table-cell>
          <table:table-cell table:style-name="ce8" office:value-type="float" office:value="322.333343505859" calcext:value-type="float">
            <text:p>322.333</text:p>
          </table:table-cell>
          <table:table-cell table:style-name="ce7" table:formula="of:=[.D205]-[.C205]" office:value-type="float" office:value="0.166687011717954" calcext:value-type="float">
            <text:p>0.167</text:p>
          </table:table-cell>
          <table:table-cell table:style-name="ce2" office:value-type="float" office:value="204" calcext:value-type="float">
            <text:p>204</text:p>
          </table:table-cell>
          <table:table-cell table:style-name="ce8" office:value-type="float" office:value="-37.9332275390625" calcext:value-type="float">
            <text:p>-37.933</text:p>
          </table:table-cell>
          <table:table-cell table:style-name="ce8" office:value-type="float" office:value="-37.9988746643066" calcext:value-type="float">
            <text:p>-37.999</text:p>
          </table:table-cell>
          <table:table-cell table:style-name="ce8" office:value-type="float" office:value="-37.8675765991211" calcext:value-type="float">
            <text:p>-37.868</text:p>
          </table:table-cell>
          <table:table-cell table:style-name="ce6" table:formula="of:=[.I205]-[.H205]" office:value-type="float" office:value="0.131298065185497" calcext:value-type="float">
            <text:p>0.131</text:p>
          </table:table-cell>
          <table:table-cell table:number-columns-repeated="1014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322.416656494141" calcext:value-type="float">
            <text:p>322.417</text:p>
          </table:table-cell>
          <table:table-cell table:style-name="ce8" office:value-type="float" office:value="322.333343505859" calcext:value-type="float">
            <text:p>322.333</text:p>
          </table:table-cell>
          <table:table-cell table:style-name="ce8" office:value-type="float" office:value="322.5" calcext:value-type="float">
            <text:p>322.500</text:p>
          </table:table-cell>
          <table:table-cell table:style-name="ce7" table:formula="of:=[.D206]-[.C206]" office:value-type="float" office:value="0.166656494141023" calcext:value-type="float">
            <text:p>0.167</text:p>
          </table:table-cell>
          <table:table-cell table:style-name="ce2" office:value-type="float" office:value="205" calcext:value-type="float">
            <text:p>205</text:p>
          </table:table-cell>
          <table:table-cell table:style-name="ce8" office:value-type="float" office:value="-37.8018074035645" calcext:value-type="float">
            <text:p>-37.802</text:p>
          </table:table-cell>
          <table:table-cell table:style-name="ce8" office:value-type="float" office:value="-37.8675765991211" calcext:value-type="float">
            <text:p>-37.868</text:p>
          </table:table-cell>
          <table:table-cell table:style-name="ce8" office:value-type="float" office:value="-37.7360382080078" calcext:value-type="float">
            <text:p>-37.736</text:p>
          </table:table-cell>
          <table:table-cell table:style-name="ce6" table:formula="of:=[.I206]-[.H206]" office:value-type="float" office:value="0.131538391113303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8" office:value-type="float" office:value="322.583343505859" calcext:value-type="float">
            <text:p>322.583</text:p>
          </table:table-cell>
          <table:table-cell table:style-name="ce8" office:value-type="float" office:value="322.5" calcext:value-type="float">
            <text:p>322.500</text:p>
          </table:table-cell>
          <table:table-cell table:style-name="ce8" office:value-type="float" office:value="322.666656494141" calcext:value-type="float">
            <text:p>322.667</text:p>
          </table:table-cell>
          <table:table-cell table:style-name="ce7" table:formula="of:=[.D207]-[.C207]" office:value-type="float" office:value="0.166656494141023" calcext:value-type="float">
            <text:p>0.167</text:p>
          </table:table-cell>
          <table:table-cell table:style-name="ce2" office:value-type="float" office:value="206" calcext:value-type="float">
            <text:p>206</text:p>
          </table:table-cell>
          <table:table-cell table:style-name="ce8" office:value-type="float" office:value="-37.6701545715332" calcext:value-type="float">
            <text:p>-37.670</text:p>
          </table:table-cell>
          <table:table-cell table:style-name="ce8" office:value-type="float" office:value="-37.7360382080078" calcext:value-type="float">
            <text:p>-37.736</text:p>
          </table:table-cell>
          <table:table-cell table:style-name="ce8" office:value-type="float" office:value="-37.6042671203613" calcext:value-type="float">
            <text:p>-37.604</text:p>
          </table:table-cell>
          <table:table-cell table:style-name="ce6" table:formula="of:=[.I207]-[.H207]" office:value-type="float" office:value="0.131771087646499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8" office:value-type="float" office:value="322.75" calcext:value-type="float">
            <text:p>322.750</text:p>
          </table:table-cell>
          <table:table-cell table:style-name="ce8" office:value-type="float" office:value="322.666656494141" calcext:value-type="float">
            <text:p>322.667</text:p>
          </table:table-cell>
          <table:table-cell table:style-name="ce8" office:value-type="float" office:value="322.833343505859" calcext:value-type="float">
            <text:p>322.833</text:p>
          </table:table-cell>
          <table:table-cell table:style-name="ce7" table:formula="of:=[.D208]-[.C208]" office:value-type="float" office:value="0.166687011717954" calcext:value-type="float">
            <text:p>0.167</text:p>
          </table:table-cell>
          <table:table-cell table:style-name="ce2" office:value-type="float" office:value="207" calcext:value-type="float">
            <text:p>207</text:p>
          </table:table-cell>
          <table:table-cell table:style-name="ce8" office:value-type="float" office:value="-37.5382614135742" calcext:value-type="float">
            <text:p>-37.538</text:p>
          </table:table-cell>
          <table:table-cell table:style-name="ce8" office:value-type="float" office:value="-37.6042671203613" calcext:value-type="float">
            <text:p>-37.604</text:p>
          </table:table-cell>
          <table:table-cell table:style-name="ce8" office:value-type="float" office:value="-37.4722557067871" calcext:value-type="float">
            <text:p>-37.472</text:p>
          </table:table-cell>
          <table:table-cell table:style-name="ce6" table:formula="of:=[.I208]-[.H208]" office:value-type="float" office:value="0.132011413574197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8" office:value-type="float" office:value="322.916656494141" calcext:value-type="float">
            <text:p>322.917</text:p>
          </table:table-cell>
          <table:table-cell table:style-name="ce8" office:value-type="float" office:value="322.833343505859" calcext:value-type="float">
            <text:p>322.833</text:p>
          </table:table-cell>
          <table:table-cell table:style-name="ce8" office:value-type="float" office:value="323" calcext:value-type="float">
            <text:p>323.000</text:p>
          </table:table-cell>
          <table:table-cell table:style-name="ce7" table:formula="of:=[.D209]-[.C209]" office:value-type="float" office:value="0.166656494141023" calcext:value-type="float">
            <text:p>0.167</text:p>
          </table:table-cell>
          <table:table-cell table:style-name="ce2" office:value-type="float" office:value="208" calcext:value-type="float">
            <text:p>208</text:p>
          </table:table-cell>
          <table:table-cell table:style-name="ce8" office:value-type="float" office:value="-37.406135559082" calcext:value-type="float">
            <text:p>-37.406</text:p>
          </table:table-cell>
          <table:table-cell table:style-name="ce8" office:value-type="float" office:value="-37.4722557067871" calcext:value-type="float">
            <text:p>-37.472</text:p>
          </table:table-cell>
          <table:table-cell table:style-name="ce8" office:value-type="float" office:value="-37.340015411377" calcext:value-type="float">
            <text:p>-37.340</text:p>
          </table:table-cell>
          <table:table-cell table:style-name="ce6" table:formula="of:=[.I209]-[.H209]" office:value-type="float" office:value="0.132240295410099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323.083343505859" calcext:value-type="float">
            <text:p>323.083</text:p>
          </table:table-cell>
          <table:table-cell table:style-name="ce8" office:value-type="float" office:value="323" calcext:value-type="float">
            <text:p>323.000</text:p>
          </table:table-cell>
          <table:table-cell table:style-name="ce8" office:value-type="float" office:value="323.166656494141" calcext:value-type="float">
            <text:p>323.167</text:p>
          </table:table-cell>
          <table:table-cell table:style-name="ce7" table:formula="of:=[.D210]-[.C210]" office:value-type="float" office:value="0.166656494141023" calcext:value-type="float">
            <text:p>0.167</text:p>
          </table:table-cell>
          <table:table-cell table:style-name="ce2" office:value-type="float" office:value="209" calcext:value-type="float">
            <text:p>209</text:p>
          </table:table-cell>
          <table:table-cell table:style-name="ce8" office:value-type="float" office:value="-37.2737770080566" calcext:value-type="float">
            <text:p>-37.274</text:p>
          </table:table-cell>
          <table:table-cell table:style-name="ce8" office:value-type="float" office:value="-37.340015411377" calcext:value-type="float">
            <text:p>-37.340</text:p>
          </table:table-cell>
          <table:table-cell table:style-name="ce8" office:value-type="float" office:value="-37.2075347900391" calcext:value-type="float">
            <text:p>-37.208</text:p>
          </table:table-cell>
          <table:table-cell table:style-name="ce6" table:formula="of:=[.I210]-[.H210]" office:value-type="float" office:value="0.132480621337905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323.25" calcext:value-type="float">
            <text:p>323.250</text:p>
          </table:table-cell>
          <table:table-cell table:style-name="ce8" office:value-type="float" office:value="323.166656494141" calcext:value-type="float">
            <text:p>323.167</text:p>
          </table:table-cell>
          <table:table-cell table:style-name="ce8" office:value-type="float" office:value="323.333343505859" calcext:value-type="float">
            <text:p>323.333</text:p>
          </table:table-cell>
          <table:table-cell table:style-name="ce7" table:formula="of:=[.D211]-[.C211]" office:value-type="float" office:value="0.166687011717954" calcext:value-type="float">
            <text:p>0.167</text:p>
          </table:table-cell>
          <table:table-cell table:style-name="ce2" office:value-type="float" office:value="210" calcext:value-type="float">
            <text:p>210</text:p>
          </table:table-cell>
          <table:table-cell table:style-name="ce8" office:value-type="float" office:value="-37.1411819458008" calcext:value-type="float">
            <text:p>-37.141</text:p>
          </table:table-cell>
          <table:table-cell table:style-name="ce8" office:value-type="float" office:value="-37.2075347900391" calcext:value-type="float">
            <text:p>-37.208</text:p>
          </table:table-cell>
          <table:table-cell table:style-name="ce8" office:value-type="float" office:value="-37.0748252868652" calcext:value-type="float">
            <text:p>-37.075</text:p>
          </table:table-cell>
          <table:table-cell table:style-name="ce6" table:formula="of:=[.I211]-[.H211]" office:value-type="float" office:value="0.132709503173899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323.416656494141" calcext:value-type="float">
            <text:p>323.417</text:p>
          </table:table-cell>
          <table:table-cell table:style-name="ce8" office:value-type="float" office:value="323.333343505859" calcext:value-type="float">
            <text:p>323.333</text:p>
          </table:table-cell>
          <table:table-cell table:style-name="ce8" office:value-type="float" office:value="323.5" calcext:value-type="float">
            <text:p>323.500</text:p>
          </table:table-cell>
          <table:table-cell table:style-name="ce7" table:formula="of:=[.D212]-[.C212]" office:value-type="float" office:value="0.166656494141023" calcext:value-type="float">
            <text:p>0.167</text:p>
          </table:table-cell>
          <table:table-cell table:style-name="ce2" office:value-type="float" office:value="211" calcext:value-type="float">
            <text:p>211</text:p>
          </table:table-cell>
          <table:table-cell table:style-name="ce8" office:value-type="float" office:value="-37.008358001709" calcext:value-type="float">
            <text:p>-37.008</text:p>
          </table:table-cell>
          <table:table-cell table:style-name="ce8" office:value-type="float" office:value="-37.0748252868652" calcext:value-type="float">
            <text:p>-37.075</text:p>
          </table:table-cell>
          <table:table-cell table:style-name="ce8" office:value-type="float" office:value="-36.9418869018555" calcext:value-type="float">
            <text:p>-36.942</text:p>
          </table:table-cell>
          <table:table-cell table:style-name="ce6" table:formula="of:=[.I212]-[.H212]" office:value-type="float" office:value="0.132938385009702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8" office:value-type="float" office:value="323.583343505859" calcext:value-type="float">
            <text:p>323.583</text:p>
          </table:table-cell>
          <table:table-cell table:style-name="ce8" office:value-type="float" office:value="323.5" calcext:value-type="float">
            <text:p>323.500</text:p>
          </table:table-cell>
          <table:table-cell table:style-name="ce8" office:value-type="float" office:value="323.666656494141" calcext:value-type="float">
            <text:p>323.667</text:p>
          </table:table-cell>
          <table:table-cell table:style-name="ce7" table:formula="of:=[.D213]-[.C213]" office:value-type="float" office:value="0.166656494141023" calcext:value-type="float">
            <text:p>0.167</text:p>
          </table:table-cell>
          <table:table-cell table:style-name="ce2" office:value-type="float" office:value="212" calcext:value-type="float">
            <text:p>212</text:p>
          </table:table-cell>
          <table:table-cell table:style-name="ce8" office:value-type="float" office:value="-36.8752975463867" calcext:value-type="float">
            <text:p>-36.875</text:p>
          </table:table-cell>
          <table:table-cell table:style-name="ce8" office:value-type="float" office:value="-36.9418869018555" calcext:value-type="float">
            <text:p>-36.942</text:p>
          </table:table-cell>
          <table:table-cell table:style-name="ce8" office:value-type="float" office:value="-36.808708190918" calcext:value-type="float">
            <text:p>-36.809</text:p>
          </table:table-cell>
          <table:table-cell table:style-name="ce6" table:formula="of:=[.I213]-[.H213]" office:value-type="float" office:value="0.1331787109375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323.75" calcext:value-type="float">
            <text:p>323.750</text:p>
          </table:table-cell>
          <table:table-cell table:style-name="ce8" office:value-type="float" office:value="323.666656494141" calcext:value-type="float">
            <text:p>323.667</text:p>
          </table:table-cell>
          <table:table-cell table:style-name="ce8" office:value-type="float" office:value="323.833343505859" calcext:value-type="float">
            <text:p>323.833</text:p>
          </table:table-cell>
          <table:table-cell table:style-name="ce7" table:formula="of:=[.D214]-[.C214]" office:value-type="float" office:value="0.166687011717954" calcext:value-type="float">
            <text:p>0.167</text:p>
          </table:table-cell>
          <table:table-cell table:style-name="ce2" office:value-type="float" office:value="213" calcext:value-type="float">
            <text:p>213</text:p>
          </table:table-cell>
          <table:table-cell table:style-name="ce8" office:value-type="float" office:value="-36.7420043945312" calcext:value-type="float">
            <text:p>-36.742</text:p>
          </table:table-cell>
          <table:table-cell table:style-name="ce8" office:value-type="float" office:value="-36.808708190918" calcext:value-type="float">
            <text:p>-36.809</text:p>
          </table:table-cell>
          <table:table-cell table:style-name="ce8" office:value-type="float" office:value="-36.6752967834473" calcext:value-type="float">
            <text:p>-36.675</text:p>
          </table:table-cell>
          <table:table-cell table:style-name="ce6" table:formula="of:=[.I214]-[.H214]" office:value-type="float" office:value="0.133411407470696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8" office:value-type="float" office:value="323.916656494141" calcext:value-type="float">
            <text:p>323.917</text:p>
          </table:table-cell>
          <table:table-cell table:style-name="ce8" office:value-type="float" office:value="323.833343505859" calcext:value-type="float">
            <text:p>323.833</text:p>
          </table:table-cell>
          <table:table-cell table:style-name="ce8" office:value-type="float" office:value="324" calcext:value-type="float">
            <text:p>324.000</text:p>
          </table:table-cell>
          <table:table-cell table:style-name="ce7" table:formula="of:=[.D215]-[.C215]" office:value-type="float" office:value="0.166656494141023" calcext:value-type="float">
            <text:p>0.167</text:p>
          </table:table-cell>
          <table:table-cell table:style-name="ce2" office:value-type="float" office:value="214" calcext:value-type="float">
            <text:p>214</text:p>
          </table:table-cell>
          <table:table-cell table:style-name="ce8" office:value-type="float" office:value="-36.6084785461426" calcext:value-type="float">
            <text:p>-36.608</text:p>
          </table:table-cell>
          <table:table-cell table:style-name="ce8" office:value-type="float" office:value="-36.6752967834473" calcext:value-type="float">
            <text:p>-36.675</text:p>
          </table:table-cell>
          <table:table-cell table:style-name="ce8" office:value-type="float" office:value="-36.5416564941406" calcext:value-type="float">
            <text:p>-36.542</text:p>
          </table:table-cell>
          <table:table-cell table:style-name="ce6" table:formula="of:=[.I215]-[.H215]" office:value-type="float" office:value="0.133640289306705" calcext:value-type="float">
            <text:p>0.134</text:p>
          </table:table-cell>
          <table:table-cell table:number-columns-repeated="1014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8" office:value-type="float" office:value="324.083343505859" calcext:value-type="float">
            <text:p>324.083</text:p>
          </table:table-cell>
          <table:table-cell table:style-name="ce8" office:value-type="float" office:value="324" calcext:value-type="float">
            <text:p>324.000</text:p>
          </table:table-cell>
          <table:table-cell table:style-name="ce8" office:value-type="float" office:value="324.166656494141" calcext:value-type="float">
            <text:p>324.167</text:p>
          </table:table-cell>
          <table:table-cell table:style-name="ce7" table:formula="of:=[.D216]-[.C216]" office:value-type="float" office:value="0.166656494141023" calcext:value-type="float">
            <text:p>0.167</text:p>
          </table:table-cell>
          <table:table-cell table:style-name="ce2" office:value-type="float" office:value="215" calcext:value-type="float">
            <text:p>215</text:p>
          </table:table-cell>
          <table:table-cell table:style-name="ce8" office:value-type="float" office:value="-36.474723815918" calcext:value-type="float">
            <text:p>-36.475</text:p>
          </table:table-cell>
          <table:table-cell table:style-name="ce8" office:value-type="float" office:value="-36.5416564941406" calcext:value-type="float">
            <text:p>-36.542</text:p>
          </table:table-cell>
          <table:table-cell table:style-name="ce8" office:value-type="float" office:value="-36.407787322998" calcext:value-type="float">
            <text:p>-36.408</text:p>
          </table:table-cell>
          <table:table-cell table:style-name="ce6" table:formula="of:=[.I216]-[.H216]" office:value-type="float" office:value="0.133869171142599" calcext:value-type="float">
            <text:p>0.134</text:p>
          </table:table-cell>
          <table:table-cell table:number-columns-repeated="1014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8" office:value-type="float" office:value="324.25" calcext:value-type="float">
            <text:p>324.250</text:p>
          </table:table-cell>
          <table:table-cell table:style-name="ce8" office:value-type="float" office:value="324.166656494141" calcext:value-type="float">
            <text:p>324.167</text:p>
          </table:table-cell>
          <table:table-cell table:style-name="ce8" office:value-type="float" office:value="324.333343505859" calcext:value-type="float">
            <text:p>324.333</text:p>
          </table:table-cell>
          <table:table-cell table:style-name="ce7" table:formula="of:=[.D217]-[.C217]" office:value-type="float" office:value="0.166687011717954" calcext:value-type="float">
            <text:p>0.167</text:p>
          </table:table-cell>
          <table:table-cell table:style-name="ce2" office:value-type="float" office:value="216" calcext:value-type="float">
            <text:p>216</text:p>
          </table:table-cell>
          <table:table-cell table:style-name="ce8" office:value-type="float" office:value="-36.3407325744629" calcext:value-type="float">
            <text:p>-36.341</text:p>
          </table:table-cell>
          <table:table-cell table:style-name="ce8" office:value-type="float" office:value="-36.407787322998" calcext:value-type="float">
            <text:p>-36.408</text:p>
          </table:table-cell>
          <table:table-cell table:style-name="ce8" office:value-type="float" office:value="-36.2736778259277" calcext:value-type="float">
            <text:p>-36.274</text:p>
          </table:table-cell>
          <table:table-cell table:style-name="ce6" table:formula="of:=[.I217]-[.H217]" office:value-type="float" office:value="0.134109497070298" calcext:value-type="float">
            <text:p>0.134</text:p>
          </table:table-cell>
          <table:table-cell table:number-columns-repeated="1014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324.416656494141" calcext:value-type="float">
            <text:p>324.417</text:p>
          </table:table-cell>
          <table:table-cell table:style-name="ce8" office:value-type="float" office:value="324.333343505859" calcext:value-type="float">
            <text:p>324.333</text:p>
          </table:table-cell>
          <table:table-cell table:style-name="ce8" office:value-type="float" office:value="324.5" calcext:value-type="float">
            <text:p>324.500</text:p>
          </table:table-cell>
          <table:table-cell table:style-name="ce7" table:formula="of:=[.D218]-[.C218]" office:value-type="float" office:value="0.166656494141023" calcext:value-type="float">
            <text:p>0.167</text:p>
          </table:table-cell>
          <table:table-cell table:style-name="ce2" office:value-type="float" office:value="217" calcext:value-type="float">
            <text:p>217</text:p>
          </table:table-cell>
          <table:table-cell table:style-name="ce8" office:value-type="float" office:value="-36.2065086364746" calcext:value-type="float">
            <text:p>-36.207</text:p>
          </table:table-cell>
          <table:table-cell table:style-name="ce8" office:value-type="float" office:value="-36.2736778259277" calcext:value-type="float">
            <text:p>-36.274</text:p>
          </table:table-cell>
          <table:table-cell table:style-name="ce8" office:value-type="float" office:value="-36.1393356323242" calcext:value-type="float">
            <text:p>-36.139</text:p>
          </table:table-cell>
          <table:table-cell table:style-name="ce6" table:formula="of:=[.I218]-[.H218]" office:value-type="float" office:value="0.134342193603501" calcext:value-type="float">
            <text:p>0.134</text:p>
          </table:table-cell>
          <table:table-cell table:number-columns-repeated="1014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8" office:value-type="float" office:value="324.583343505859" calcext:value-type="float">
            <text:p>324.583</text:p>
          </table:table-cell>
          <table:table-cell table:style-name="ce8" office:value-type="float" office:value="324.5" calcext:value-type="float">
            <text:p>324.500</text:p>
          </table:table-cell>
          <table:table-cell table:style-name="ce8" office:value-type="float" office:value="324.666656494141" calcext:value-type="float">
            <text:p>324.667</text:p>
          </table:table-cell>
          <table:table-cell table:style-name="ce7" table:formula="of:=[.D219]-[.C219]" office:value-type="float" office:value="0.166656494141023" calcext:value-type="float">
            <text:p>0.167</text:p>
          </table:table-cell>
          <table:table-cell table:style-name="ce2" office:value-type="float" office:value="218" calcext:value-type="float">
            <text:p>218</text:p>
          </table:table-cell>
          <table:table-cell table:style-name="ce8" office:value-type="float" office:value="-36.0720520019531" calcext:value-type="float">
            <text:p>-36.072</text:p>
          </table:table-cell>
          <table:table-cell table:style-name="ce8" office:value-type="float" office:value="-36.1393356323242" calcext:value-type="float">
            <text:p>-36.139</text:p>
          </table:table-cell>
          <table:table-cell table:style-name="ce8" office:value-type="float" office:value="-36.004768371582" calcext:value-type="float">
            <text:p>-36.005</text:p>
          </table:table-cell>
          <table:table-cell table:style-name="ce6" table:formula="of:=[.I219]-[.H219]" office:value-type="float" office:value="0.134567260742195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8" office:value-type="float" office:value="324.75" calcext:value-type="float">
            <text:p>324.750</text:p>
          </table:table-cell>
          <table:table-cell table:style-name="ce8" office:value-type="float" office:value="324.666656494141" calcext:value-type="float">
            <text:p>324.667</text:p>
          </table:table-cell>
          <table:table-cell table:style-name="ce8" office:value-type="float" office:value="324.833343505859" calcext:value-type="float">
            <text:p>324.833</text:p>
          </table:table-cell>
          <table:table-cell table:style-name="ce7" table:formula="of:=[.D220]-[.C220]" office:value-type="float" office:value="0.166687011717954" calcext:value-type="float">
            <text:p>0.167</text:p>
          </table:table-cell>
          <table:table-cell table:style-name="ce2" office:value-type="float" office:value="219" calcext:value-type="float">
            <text:p>219</text:p>
          </table:table-cell>
          <table:table-cell table:style-name="ce8" office:value-type="float" office:value="-35.9373664855957" calcext:value-type="float">
            <text:p>-35.937</text:p>
          </table:table-cell>
          <table:table-cell table:style-name="ce8" office:value-type="float" office:value="-36.004768371582" calcext:value-type="float">
            <text:p>-36.005</text:p>
          </table:table-cell>
          <table:table-cell table:style-name="ce8" office:value-type="float" office:value="-35.8699645996094" calcext:value-type="float">
            <text:p>-35.870</text:p>
          </table:table-cell>
          <table:table-cell table:style-name="ce6" table:formula="of:=[.I220]-[.H220]" office:value-type="float" office:value="0.134803771972599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8" office:value-type="float" office:value="324.916656494141" calcext:value-type="float">
            <text:p>324.917</text:p>
          </table:table-cell>
          <table:table-cell table:style-name="ce8" office:value-type="float" office:value="324.833343505859" calcext:value-type="float">
            <text:p>324.833</text:p>
          </table:table-cell>
          <table:table-cell table:style-name="ce8" office:value-type="float" office:value="325" calcext:value-type="float">
            <text:p>325.000</text:p>
          </table:table-cell>
          <table:table-cell table:style-name="ce7" table:formula="of:=[.D221]-[.C221]" office:value-type="float" office:value="0.166656494141023" calcext:value-type="float">
            <text:p>0.167</text:p>
          </table:table-cell>
          <table:table-cell table:style-name="ce2" office:value-type="float" office:value="220" calcext:value-type="float">
            <text:p>220</text:p>
          </table:table-cell>
          <table:table-cell table:style-name="ce8" office:value-type="float" office:value="-35.8024520874023" calcext:value-type="float">
            <text:p>-35.802</text:p>
          </table:table-cell>
          <table:table-cell table:style-name="ce8" office:value-type="float" office:value="-35.8699645996094" calcext:value-type="float">
            <text:p>-35.870</text:p>
          </table:table-cell>
          <table:table-cell table:style-name="ce8" office:value-type="float" office:value="-35.734935760498" calcext:value-type="float">
            <text:p>-35.735</text:p>
          </table:table-cell>
          <table:table-cell table:style-name="ce6" table:formula="of:=[.I221]-[.H221]" office:value-type="float" office:value="0.135028839111406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8" office:value-type="float" office:value="325.083343505859" calcext:value-type="float">
            <text:p>325.083</text:p>
          </table:table-cell>
          <table:table-cell table:style-name="ce8" office:value-type="float" office:value="325" calcext:value-type="float">
            <text:p>325.000</text:p>
          </table:table-cell>
          <table:table-cell table:style-name="ce8" office:value-type="float" office:value="325.166656494141" calcext:value-type="float">
            <text:p>325.167</text:p>
          </table:table-cell>
          <table:table-cell table:style-name="ce7" table:formula="of:=[.D222]-[.C222]" office:value-type="float" office:value="0.166656494141023" calcext:value-type="float">
            <text:p>0.167</text:p>
          </table:table-cell>
          <table:table-cell table:style-name="ce2" office:value-type="float" office:value="221" calcext:value-type="float">
            <text:p>221</text:p>
          </table:table-cell>
          <table:table-cell table:style-name="ce8" office:value-type="float" office:value="-35.667308807373" calcext:value-type="float">
            <text:p>-35.667</text:p>
          </table:table-cell>
          <table:table-cell table:style-name="ce8" office:value-type="float" office:value="-35.734935760498" calcext:value-type="float">
            <text:p>-35.735</text:p>
          </table:table-cell>
          <table:table-cell table:style-name="ce8" office:value-type="float" office:value="-35.5996780395508" calcext:value-type="float">
            <text:p>-35.600</text:p>
          </table:table-cell>
          <table:table-cell table:style-name="ce6" table:formula="of:=[.I222]-[.H222]" office:value-type="float" office:value="0.135257720947195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8" office:value-type="float" office:value="325.25" calcext:value-type="float">
            <text:p>325.250</text:p>
          </table:table-cell>
          <table:table-cell table:style-name="ce8" office:value-type="float" office:value="325.166656494141" calcext:value-type="float">
            <text:p>325.167</text:p>
          </table:table-cell>
          <table:table-cell table:style-name="ce8" office:value-type="float" office:value="325.333343505859" calcext:value-type="float">
            <text:p>325.333</text:p>
          </table:table-cell>
          <table:table-cell table:style-name="ce7" table:formula="of:=[.D223]-[.C223]" office:value-type="float" office:value="0.166687011717954" calcext:value-type="float">
            <text:p>0.167</text:p>
          </table:table-cell>
          <table:table-cell table:style-name="ce2" office:value-type="float" office:value="222" calcext:value-type="float">
            <text:p>222</text:p>
          </table:table-cell>
          <table:table-cell table:style-name="ce8" office:value-type="float" office:value="-35.5319328308105" calcext:value-type="float">
            <text:p>-35.532</text:p>
          </table:table-cell>
          <table:table-cell table:style-name="ce8" office:value-type="float" office:value="-35.5996780395508" calcext:value-type="float">
            <text:p>-35.600</text:p>
          </table:table-cell>
          <table:table-cell table:style-name="ce8" office:value-type="float" office:value="-35.4641876220703" calcext:value-type="float">
            <text:p>-35.464</text:p>
          </table:table-cell>
          <table:table-cell table:style-name="ce6" table:formula="of:=[.I223]-[.H223]" office:value-type="float" office:value="0.135490417480504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325.416656494141" calcext:value-type="float">
            <text:p>325.417</text:p>
          </table:table-cell>
          <table:table-cell table:style-name="ce8" office:value-type="float" office:value="325.333343505859" calcext:value-type="float">
            <text:p>325.333</text:p>
          </table:table-cell>
          <table:table-cell table:style-name="ce8" office:value-type="float" office:value="325.5" calcext:value-type="float">
            <text:p>325.500</text:p>
          </table:table-cell>
          <table:table-cell table:style-name="ce7" table:formula="of:=[.D224]-[.C224]" office:value-type="float" office:value="0.166656494141023" calcext:value-type="float">
            <text:p>0.167</text:p>
          </table:table-cell>
          <table:table-cell table:style-name="ce2" office:value-type="float" office:value="223" calcext:value-type="float">
            <text:p>223</text:p>
          </table:table-cell>
          <table:table-cell table:style-name="ce8" office:value-type="float" office:value="-35.3963279724121" calcext:value-type="float">
            <text:p>-35.396</text:p>
          </table:table-cell>
          <table:table-cell table:style-name="ce8" office:value-type="float" office:value="-35.4641876220703" calcext:value-type="float">
            <text:p>-35.464</text:p>
          </table:table-cell>
          <table:table-cell table:style-name="ce8" office:value-type="float" office:value="-35.3284683227539" calcext:value-type="float">
            <text:p>-35.328</text:p>
          </table:table-cell>
          <table:table-cell table:style-name="ce6" table:formula="of:=[.I224]-[.H224]" office:value-type="float" office:value="0.135719299316399" calcext:value-type="float">
            <text:p>0.136</text:p>
          </table:table-cell>
          <table:table-cell table:number-columns-repeated="1014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8" office:value-type="float" office:value="325.583343505859" calcext:value-type="float">
            <text:p>325.583</text:p>
          </table:table-cell>
          <table:table-cell table:style-name="ce8" office:value-type="float" office:value="325.5" calcext:value-type="float">
            <text:p>325.500</text:p>
          </table:table-cell>
          <table:table-cell table:style-name="ce8" office:value-type="float" office:value="325.666656494141" calcext:value-type="float">
            <text:p>325.667</text:p>
          </table:table-cell>
          <table:table-cell table:style-name="ce7" table:formula="of:=[.D225]-[.C225]" office:value-type="float" office:value="0.166656494141023" calcext:value-type="float">
            <text:p>0.167</text:p>
          </table:table-cell>
          <table:table-cell table:style-name="ce2" office:value-type="float" office:value="224" calcext:value-type="float">
            <text:p>224</text:p>
          </table:table-cell>
          <table:table-cell table:style-name="ce8" office:value-type="float" office:value="-35.2604942321777" calcext:value-type="float">
            <text:p>-35.260</text:p>
          </table:table-cell>
          <table:table-cell table:style-name="ce8" office:value-type="float" office:value="-35.3284683227539" calcext:value-type="float">
            <text:p>-35.328</text:p>
          </table:table-cell>
          <table:table-cell table:style-name="ce8" office:value-type="float" office:value="-35.1925163269043" calcext:value-type="float">
            <text:p>-35.193</text:p>
          </table:table-cell>
          <table:table-cell table:style-name="ce6" table:formula="of:=[.I225]-[.H225]" office:value-type="float" office:value="0.135951995849602" calcext:value-type="float">
            <text:p>0.136</text:p>
          </table:table-cell>
          <table:table-cell table:number-columns-repeated="1014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8" office:value-type="float" office:value="325.75" calcext:value-type="float">
            <text:p>325.750</text:p>
          </table:table-cell>
          <table:table-cell table:style-name="ce8" office:value-type="float" office:value="325.666656494141" calcext:value-type="float">
            <text:p>325.667</text:p>
          </table:table-cell>
          <table:table-cell table:style-name="ce8" office:value-type="float" office:value="325.833343505859" calcext:value-type="float">
            <text:p>325.833</text:p>
          </table:table-cell>
          <table:table-cell table:style-name="ce7" table:formula="of:=[.D226]-[.C226]" office:value-type="float" office:value="0.166687011717954" calcext:value-type="float">
            <text:p>0.167</text:p>
          </table:table-cell>
          <table:table-cell table:style-name="ce2" office:value-type="float" office:value="225" calcext:value-type="float">
            <text:p>225</text:p>
          </table:table-cell>
          <table:table-cell table:style-name="ce8" office:value-type="float" office:value="-35.1244277954102" calcext:value-type="float">
            <text:p>-35.124</text:p>
          </table:table-cell>
          <table:table-cell table:style-name="ce8" office:value-type="float" office:value="-35.1925163269043" calcext:value-type="float">
            <text:p>-35.193</text:p>
          </table:table-cell>
          <table:table-cell table:style-name="ce8" office:value-type="float" office:value="-35.0563354492188" calcext:value-type="float">
            <text:p>-35.056</text:p>
          </table:table-cell>
          <table:table-cell table:style-name="ce6" table:formula="of:=[.I226]-[.H226]" office:value-type="float" office:value="0.136180877685497" calcext:value-type="float">
            <text:p>0.136</text:p>
          </table:table-cell>
          <table:table-cell table:number-columns-repeated="1014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8" office:value-type="float" office:value="325.916656494141" calcext:value-type="float">
            <text:p>325.917</text:p>
          </table:table-cell>
          <table:table-cell table:style-name="ce8" office:value-type="float" office:value="325.833343505859" calcext:value-type="float">
            <text:p>325.833</text:p>
          </table:table-cell>
          <table:table-cell table:style-name="ce8" office:value-type="float" office:value="326" calcext:value-type="float">
            <text:p>326.000</text:p>
          </table:table-cell>
          <table:table-cell table:style-name="ce7" table:formula="of:=[.D227]-[.C227]" office:value-type="float" office:value="0.166656494141023" calcext:value-type="float">
            <text:p>0.167</text:p>
          </table:table-cell>
          <table:table-cell table:style-name="ce2" office:value-type="float" office:value="226" calcext:value-type="float">
            <text:p>226</text:p>
          </table:table-cell>
          <table:table-cell table:style-name="ce8" office:value-type="float" office:value="-34.9881324768066" calcext:value-type="float">
            <text:p>-34.988</text:p>
          </table:table-cell>
          <table:table-cell table:style-name="ce8" office:value-type="float" office:value="-35.0563354492188" calcext:value-type="float">
            <text:p>-35.056</text:p>
          </table:table-cell>
          <table:table-cell table:style-name="ce8" office:value-type="float" office:value="-34.9199256896973" calcext:value-type="float">
            <text:p>-34.920</text:p>
          </table:table-cell>
          <table:table-cell table:style-name="ce6" table:formula="of:=[.I227]-[.H227]" office:value-type="float" office:value="0.136409759521499" calcext:value-type="float">
            <text:p>0.136</text:p>
          </table:table-cell>
          <table:table-cell table:number-columns-repeated="1014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8" office:value-type="float" office:value="326.083343505859" calcext:value-type="float">
            <text:p>326.083</text:p>
          </table:table-cell>
          <table:table-cell table:style-name="ce8" office:value-type="float" office:value="326" calcext:value-type="float">
            <text:p>326.000</text:p>
          </table:table-cell>
          <table:table-cell table:style-name="ce8" office:value-type="float" office:value="326.166656494141" calcext:value-type="float">
            <text:p>326.167</text:p>
          </table:table-cell>
          <table:table-cell table:style-name="ce7" table:formula="of:=[.D228]-[.C228]" office:value-type="float" office:value="0.166656494141023" calcext:value-type="float">
            <text:p>0.167</text:p>
          </table:table-cell>
          <table:table-cell table:style-name="ce2" office:value-type="float" office:value="227" calcext:value-type="float">
            <text:p>227</text:p>
          </table:table-cell>
          <table:table-cell table:style-name="ce8" office:value-type="float" office:value="-34.8516120910645" calcext:value-type="float">
            <text:p>-34.852</text:p>
          </table:table-cell>
          <table:table-cell table:style-name="ce8" office:value-type="float" office:value="-34.9199256896973" calcext:value-type="float">
            <text:p>-34.920</text:p>
          </table:table-cell>
          <table:table-cell table:style-name="ce8" office:value-type="float" office:value="-34.7832946777344" calcext:value-type="float">
            <text:p>-34.783</text:p>
          </table:table-cell>
          <table:table-cell table:style-name="ce6" table:formula="of:=[.I228]-[.H228]" office:value-type="float" office:value="0.136631011962898" calcext:value-type="float">
            <text:p>0.137</text:p>
          </table:table-cell>
          <table:table-cell table:number-columns-repeated="1014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8" office:value-type="float" office:value="326.25" calcext:value-type="float">
            <text:p>326.250</text:p>
          </table:table-cell>
          <table:table-cell table:style-name="ce8" office:value-type="float" office:value="326.166656494141" calcext:value-type="float">
            <text:p>326.167</text:p>
          </table:table-cell>
          <table:table-cell table:style-name="ce8" office:value-type="float" office:value="326.333343505859" calcext:value-type="float">
            <text:p>326.333</text:p>
          </table:table-cell>
          <table:table-cell table:style-name="ce7" table:formula="of:=[.D229]-[.C229]" office:value-type="float" office:value="0.166687011717954" calcext:value-type="float">
            <text:p>0.167</text:p>
          </table:table-cell>
          <table:table-cell table:style-name="ce2" office:value-type="float" office:value="228" calcext:value-type="float">
            <text:p>228</text:p>
          </table:table-cell>
          <table:table-cell table:style-name="ce8" office:value-type="float" office:value="-34.7148666381836" calcext:value-type="float">
            <text:p>-34.715</text:p>
          </table:table-cell>
          <table:table-cell table:style-name="ce8" office:value-type="float" office:value="-34.7832946777344" calcext:value-type="float">
            <text:p>-34.783</text:p>
          </table:table-cell>
          <table:table-cell table:style-name="ce8" office:value-type="float" office:value="-34.6464347839355" calcext:value-type="float">
            <text:p>-34.646</text:p>
          </table:table-cell>
          <table:table-cell table:style-name="ce6" table:formula="of:=[.I229]-[.H229]" office:value-type="float" office:value="0.136859893798906" calcext:value-type="float">
            <text:p>0.137</text:p>
          </table:table-cell>
          <table:table-cell table:number-columns-repeated="1014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326.416656494141" calcext:value-type="float">
            <text:p>326.417</text:p>
          </table:table-cell>
          <table:table-cell table:style-name="ce8" office:value-type="float" office:value="326.333343505859" calcext:value-type="float">
            <text:p>326.333</text:p>
          </table:table-cell>
          <table:table-cell table:style-name="ce8" office:value-type="float" office:value="326.5" calcext:value-type="float">
            <text:p>326.500</text:p>
          </table:table-cell>
          <table:table-cell table:style-name="ce7" table:formula="of:=[.D230]-[.C230]" office:value-type="float" office:value="0.166656494141023" calcext:value-type="float">
            <text:p>0.167</text:p>
          </table:table-cell>
          <table:table-cell table:style-name="ce2" office:value-type="float" office:value="229" calcext:value-type="float">
            <text:p>229</text:p>
          </table:table-cell>
          <table:table-cell table:style-name="ce8" office:value-type="float" office:value="-34.5778923034668" calcext:value-type="float">
            <text:p>-34.578</text:p>
          </table:table-cell>
          <table:table-cell table:style-name="ce8" office:value-type="float" office:value="-34.6464347839355" calcext:value-type="float">
            <text:p>-34.646</text:p>
          </table:table-cell>
          <table:table-cell table:style-name="ce8" office:value-type="float" office:value="-34.5093460083008" calcext:value-type="float">
            <text:p>-34.509</text:p>
          </table:table-cell>
          <table:table-cell table:style-name="ce6" table:formula="of:=[.I230]-[.H230]" office:value-type="float" office:value="0.137088775634695" calcext:value-type="float">
            <text:p>0.137</text:p>
          </table:table-cell>
          <table:table-cell table:number-columns-repeated="1014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8" office:value-type="float" office:value="326.583343505859" calcext:value-type="float">
            <text:p>326.583</text:p>
          </table:table-cell>
          <table:table-cell table:style-name="ce8" office:value-type="float" office:value="326.5" calcext:value-type="float">
            <text:p>326.500</text:p>
          </table:table-cell>
          <table:table-cell table:style-name="ce8" office:value-type="float" office:value="326.666656494141" calcext:value-type="float">
            <text:p>326.667</text:p>
          </table:table-cell>
          <table:table-cell table:style-name="ce7" table:formula="of:=[.D231]-[.C231]" office:value-type="float" office:value="0.166656494141023" calcext:value-type="float">
            <text:p>0.167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float" office:value="-34.4406929016113" calcext:value-type="float">
            <text:p>-34.441</text:p>
          </table:table-cell>
          <table:table-cell table:style-name="ce8" office:value-type="float" office:value="-34.5093460083008" calcext:value-type="float">
            <text:p>-34.509</text:p>
          </table:table-cell>
          <table:table-cell table:style-name="ce8" office:value-type="float" office:value="-34.3720359802246" calcext:value-type="float">
            <text:p>-34.372</text:p>
          </table:table-cell>
          <table:table-cell table:style-name="ce6" table:formula="of:=[.I231]-[.H231]" office:value-type="float" office:value="0.1373100280762" calcext:value-type="float">
            <text:p>0.137</text:p>
          </table:table-cell>
          <table:table-cell table:number-columns-repeated="1014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326.75" calcext:value-type="float">
            <text:p>326.750</text:p>
          </table:table-cell>
          <table:table-cell table:style-name="ce8" office:value-type="float" office:value="326.666656494141" calcext:value-type="float">
            <text:p>326.667</text:p>
          </table:table-cell>
          <table:table-cell table:style-name="ce8" office:value-type="float" office:value="326.833343505859" calcext:value-type="float">
            <text:p>326.833</text:p>
          </table:table-cell>
          <table:table-cell table:style-name="ce7" table:formula="of:=[.D232]-[.C232]" office:value-type="float" office:value="0.166687011717954" calcext:value-type="float">
            <text:p>0.167</text:p>
          </table:table-cell>
          <table:table-cell table:style-name="ce2" office:value-type="float" office:value="231" calcext:value-type="float">
            <text:p>231</text:p>
          </table:table-cell>
          <table:table-cell table:style-name="ce8" office:value-type="float" office:value="-34.3032684326172" calcext:value-type="float">
            <text:p>-34.303</text:p>
          </table:table-cell>
          <table:table-cell table:style-name="ce8" office:value-type="float" office:value="-34.3720359802246" calcext:value-type="float">
            <text:p>-34.372</text:p>
          </table:table-cell>
          <table:table-cell table:style-name="ce8" office:value-type="float" office:value="-34.2344970703125" calcext:value-type="float">
            <text:p>-34.234</text:p>
          </table:table-cell>
          <table:table-cell table:style-name="ce6" table:formula="of:=[.I232]-[.H232]" office:value-type="float" office:value="0.137538909912102" calcext:value-type="float">
            <text:p>0.138</text:p>
          </table:table-cell>
          <table:table-cell table:number-columns-repeated="1014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8" office:value-type="float" office:value="326.916656494141" calcext:value-type="float">
            <text:p>326.917</text:p>
          </table:table-cell>
          <table:table-cell table:style-name="ce8" office:value-type="float" office:value="326.833343505859" calcext:value-type="float">
            <text:p>326.833</text:p>
          </table:table-cell>
          <table:table-cell table:style-name="ce8" office:value-type="float" office:value="327" calcext:value-type="float">
            <text:p>327.000</text:p>
          </table:table-cell>
          <table:table-cell table:style-name="ce7" table:formula="of:=[.D233]-[.C233]" office:value-type="float" office:value="0.166656494141023" calcext:value-type="float">
            <text:p>0.167</text:p>
          </table:table-cell>
          <table:table-cell table:style-name="ce2" office:value-type="float" office:value="232" calcext:value-type="float">
            <text:p>232</text:p>
          </table:table-cell>
          <table:table-cell table:style-name="ce8" office:value-type="float" office:value="-34.1656112670898" calcext:value-type="float">
            <text:p>-34.166</text:p>
          </table:table-cell>
          <table:table-cell table:style-name="ce8" office:value-type="float" office:value="-34.2344970703125" calcext:value-type="float">
            <text:p>-34.234</text:p>
          </table:table-cell>
          <table:table-cell table:style-name="ce8" office:value-type="float" office:value="-34.0967254638672" calcext:value-type="float">
            <text:p>-34.097</text:p>
          </table:table-cell>
          <table:table-cell table:style-name="ce6" table:formula="of:=[.I233]-[.H233]" office:value-type="float" office:value="0.137771606445298" calcext:value-type="float">
            <text:p>0.138</text:p>
          </table:table-cell>
          <table:table-cell table:number-columns-repeated="1014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8" office:value-type="float" office:value="327.083343505859" calcext:value-type="float">
            <text:p>327.083</text:p>
          </table:table-cell>
          <table:table-cell table:style-name="ce8" office:value-type="float" office:value="327" calcext:value-type="float">
            <text:p>327.000</text:p>
          </table:table-cell>
          <table:table-cell table:style-name="ce8" office:value-type="float" office:value="327.166656494141" calcext:value-type="float">
            <text:p>327.167</text:p>
          </table:table-cell>
          <table:table-cell table:style-name="ce7" table:formula="of:=[.D234]-[.C234]" office:value-type="float" office:value="0.166656494141023" calcext:value-type="float">
            <text:p>0.167</text:p>
          </table:table-cell>
          <table:table-cell table:style-name="ce2" office:value-type="float" office:value="233" calcext:value-type="float">
            <text:p>233</text:p>
          </table:table-cell>
          <table:table-cell table:style-name="ce8" office:value-type="float" office:value="-34.0277328491211" calcext:value-type="float">
            <text:p>-34.028</text:p>
          </table:table-cell>
          <table:table-cell table:style-name="ce8" office:value-type="float" office:value="-34.0967254638672" calcext:value-type="float">
            <text:p>-34.097</text:p>
          </table:table-cell>
          <table:table-cell table:style-name="ce8" office:value-type="float" office:value="-33.9587364196777" calcext:value-type="float">
            <text:p>-33.959</text:p>
          </table:table-cell>
          <table:table-cell table:style-name="ce6" table:formula="of:=[.I234]-[.H234]" office:value-type="float" office:value="0.137989044189503" calcext:value-type="float">
            <text:p>0.138</text:p>
          </table:table-cell>
          <table:table-cell table:number-columns-repeated="1014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8" office:value-type="float" office:value="327.25" calcext:value-type="float">
            <text:p>327.250</text:p>
          </table:table-cell>
          <table:table-cell table:style-name="ce8" office:value-type="float" office:value="327.166656494141" calcext:value-type="float">
            <text:p>327.167</text:p>
          </table:table-cell>
          <table:table-cell table:style-name="ce8" office:value-type="float" office:value="327.333343505859" calcext:value-type="float">
            <text:p>327.333</text:p>
          </table:table-cell>
          <table:table-cell table:style-name="ce7" table:formula="of:=[.D235]-[.C235]" office:value-type="float" office:value="0.166687011717954" calcext:value-type="float">
            <text:p>0.167</text:p>
          </table:table-cell>
          <table:table-cell table:style-name="ce2" office:value-type="float" office:value="234" calcext:value-type="float">
            <text:p>234</text:p>
          </table:table-cell>
          <table:table-cell table:style-name="ce8" office:value-type="float" office:value="-33.8896255493164" calcext:value-type="float">
            <text:p>-33.890</text:p>
          </table:table-cell>
          <table:table-cell table:style-name="ce8" office:value-type="float" office:value="-33.9587364196777" calcext:value-type="float">
            <text:p>-33.959</text:p>
          </table:table-cell>
          <table:table-cell table:style-name="ce8" office:value-type="float" office:value="-33.8205146789551" calcext:value-type="float">
            <text:p>-33.821</text:p>
          </table:table-cell>
          <table:table-cell table:style-name="ce6" table:formula="of:=[.I235]-[.H235]" office:value-type="float" office:value="0.138221740722599" calcext:value-type="float">
            <text:p>0.138</text:p>
          </table:table-cell>
          <table:table-cell table:number-columns-repeated="1014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8" office:value-type="float" office:value="327.416656494141" calcext:value-type="float">
            <text:p>327.417</text:p>
          </table:table-cell>
          <table:table-cell table:style-name="ce8" office:value-type="float" office:value="327.333343505859" calcext:value-type="float">
            <text:p>327.333</text:p>
          </table:table-cell>
          <table:table-cell table:style-name="ce8" office:value-type="float" office:value="327.5" calcext:value-type="float">
            <text:p>327.500</text:p>
          </table:table-cell>
          <table:table-cell table:style-name="ce7" table:formula="of:=[.D236]-[.C236]" office:value-type="float" office:value="0.166656494141023" calcext:value-type="float">
            <text:p>0.167</text:p>
          </table:table-cell>
          <table:table-cell table:style-name="ce2" office:value-type="float" office:value="235" calcext:value-type="float">
            <text:p>235</text:p>
          </table:table-cell>
          <table:table-cell table:style-name="ce8" office:value-type="float" office:value="-33.7512969970703" calcext:value-type="float">
            <text:p>-33.751</text:p>
          </table:table-cell>
          <table:table-cell table:style-name="ce8" office:value-type="float" office:value="-33.8205146789551" calcext:value-type="float">
            <text:p>-33.821</text:p>
          </table:table-cell>
          <table:table-cell table:style-name="ce8" office:value-type="float" office:value="-33.6820755004883" calcext:value-type="float">
            <text:p>-33.682</text:p>
          </table:table-cell>
          <table:table-cell table:style-name="ce6" table:formula="of:=[.I236]-[.H236]" office:value-type="float" office:value="0.138439178466797" calcext:value-type="float">
            <text:p>0.138</text:p>
          </table:table-cell>
          <table:table-cell table:number-columns-repeated="1014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8" office:value-type="float" office:value="327.583343505859" calcext:value-type="float">
            <text:p>327.583</text:p>
          </table:table-cell>
          <table:table-cell table:style-name="ce8" office:value-type="float" office:value="327.5" calcext:value-type="float">
            <text:p>327.500</text:p>
          </table:table-cell>
          <table:table-cell table:style-name="ce8" office:value-type="float" office:value="327.666656494141" calcext:value-type="float">
            <text:p>327.667</text:p>
          </table:table-cell>
          <table:table-cell table:style-name="ce7" table:formula="of:=[.D237]-[.C237]" office:value-type="float" office:value="0.166656494141023" calcext:value-type="float">
            <text:p>0.167</text:p>
          </table:table-cell>
          <table:table-cell table:style-name="ce2" office:value-type="float" office:value="236" calcext:value-type="float">
            <text:p>236</text:p>
          </table:table-cell>
          <table:table-cell table:style-name="ce8" office:value-type="float" office:value="-33.6127471923828" calcext:value-type="float">
            <text:p>-33.613</text:p>
          </table:table-cell>
          <table:table-cell table:style-name="ce8" office:value-type="float" office:value="-33.6820755004883" calcext:value-type="float">
            <text:p>-33.682</text:p>
          </table:table-cell>
          <table:table-cell table:style-name="ce8" office:value-type="float" office:value="-33.5434150695801" calcext:value-type="float">
            <text:p>-33.543</text:p>
          </table:table-cell>
          <table:table-cell table:style-name="ce6" table:formula="of:=[.I237]-[.H237]" office:value-type="float" office:value="0.138660430908203" calcext:value-type="float">
            <text:p>0.139</text:p>
          </table:table-cell>
          <table:table-cell table:number-columns-repeated="1014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327.75" calcext:value-type="float">
            <text:p>327.750</text:p>
          </table:table-cell>
          <table:table-cell table:style-name="ce8" office:value-type="float" office:value="327.666656494141" calcext:value-type="float">
            <text:p>327.667</text:p>
          </table:table-cell>
          <table:table-cell table:style-name="ce8" office:value-type="float" office:value="327.833343505859" calcext:value-type="float">
            <text:p>327.833</text:p>
          </table:table-cell>
          <table:table-cell table:style-name="ce7" table:formula="of:=[.D238]-[.C238]" office:value-type="float" office:value="0.166687011717954" calcext:value-type="float">
            <text:p>0.167</text:p>
          </table:table-cell>
          <table:table-cell table:style-name="ce2" office:value-type="float" office:value="237" calcext:value-type="float">
            <text:p>237</text:p>
          </table:table-cell>
          <table:table-cell table:style-name="ce8" office:value-type="float" office:value="-33.4739723205566" calcext:value-type="float">
            <text:p>-33.474</text:p>
          </table:table-cell>
          <table:table-cell table:style-name="ce8" office:value-type="float" office:value="-33.5434150695801" calcext:value-type="float">
            <text:p>-33.543</text:p>
          </table:table-cell>
          <table:table-cell table:style-name="ce8" office:value-type="float" office:value="-33.4045257568359" calcext:value-type="float">
            <text:p>-33.405</text:p>
          </table:table-cell>
          <table:table-cell table:style-name="ce6" table:formula="of:=[.I238]-[.H238]" office:value-type="float" office:value="0.138889312744197" calcext:value-type="float">
            <text:p>0.139</text:p>
          </table:table-cell>
          <table:table-cell table:number-columns-repeated="1014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8" office:value-type="float" office:value="327.916656494141" calcext:value-type="float">
            <text:p>327.917</text:p>
          </table:table-cell>
          <table:table-cell table:style-name="ce8" office:value-type="float" office:value="327.833343505859" calcext:value-type="float">
            <text:p>327.833</text:p>
          </table:table-cell>
          <table:table-cell table:style-name="ce8" office:value-type="float" office:value="328" calcext:value-type="float">
            <text:p>328.000</text:p>
          </table:table-cell>
          <table:table-cell table:style-name="ce7" table:formula="of:=[.D239]-[.C239]" office:value-type="float" office:value="0.166656494141023" calcext:value-type="float">
            <text:p>0.167</text:p>
          </table:table-cell>
          <table:table-cell table:style-name="ce2" office:value-type="float" office:value="238" calcext:value-type="float">
            <text:p>238</text:p>
          </table:table-cell>
          <table:table-cell table:style-name="ce8" office:value-type="float" office:value="-33.3349723815918" calcext:value-type="float">
            <text:p>-33.335</text:p>
          </table:table-cell>
          <table:table-cell table:style-name="ce8" office:value-type="float" office:value="-33.4045257568359" calcext:value-type="float">
            <text:p>-33.405</text:p>
          </table:table-cell>
          <table:table-cell table:style-name="ce8" office:value-type="float" office:value="-33.2654151916504" calcext:value-type="float">
            <text:p>-33.265</text:p>
          </table:table-cell>
          <table:table-cell table:style-name="ce6" table:formula="of:=[.I239]-[.H239]" office:value-type="float" office:value="0.139110565185504" calcext:value-type="float">
            <text:p>0.139</text:p>
          </table:table-cell>
          <table:table-cell table:number-columns-repeated="1014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328.083343505859" calcext:value-type="float">
            <text:p>328.083</text:p>
          </table:table-cell>
          <table:table-cell table:style-name="ce8" office:value-type="float" office:value="328" calcext:value-type="float">
            <text:p>328.000</text:p>
          </table:table-cell>
          <table:table-cell table:style-name="ce8" office:value-type="float" office:value="328.166656494141" calcext:value-type="float">
            <text:p>328.167</text:p>
          </table:table-cell>
          <table:table-cell table:style-name="ce7" table:formula="of:=[.D240]-[.C240]" office:value-type="float" office:value="0.166656494141023" calcext:value-type="float">
            <text:p>0.167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float" office:value="-33.1957511901855" calcext:value-type="float">
            <text:p>-33.196</text:p>
          </table:table-cell>
          <table:table-cell table:style-name="ce8" office:value-type="float" office:value="-33.2654151916504" calcext:value-type="float">
            <text:p>-33.265</text:p>
          </table:table-cell>
          <table:table-cell table:style-name="ce8" office:value-type="float" office:value="-33.1260871887207" calcext:value-type="float">
            <text:p>-33.126</text:p>
          </table:table-cell>
          <table:table-cell table:style-name="ce6" table:formula="of:=[.I240]-[.H240]" office:value-type="float" office:value="0.139328002929695" calcext:value-type="float">
            <text:p>0.139</text:p>
          </table:table-cell>
          <table:table-cell table:number-columns-repeated="1014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8" office:value-type="float" office:value="328.25" calcext:value-type="float">
            <text:p>328.250</text:p>
          </table:table-cell>
          <table:table-cell table:style-name="ce8" office:value-type="float" office:value="328.166656494141" calcext:value-type="float">
            <text:p>328.167</text:p>
          </table:table-cell>
          <table:table-cell table:style-name="ce8" office:value-type="float" office:value="328.333343505859" calcext:value-type="float">
            <text:p>328.333</text:p>
          </table:table-cell>
          <table:table-cell table:style-name="ce7" table:formula="of:=[.D241]-[.C241]" office:value-type="float" office:value="0.166687011717954" calcext:value-type="float">
            <text:p>0.167</text:p>
          </table:table-cell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-33.0563087463379" calcext:value-type="float">
            <text:p>-33.056</text:p>
          </table:table-cell>
          <table:table-cell table:style-name="ce8" office:value-type="float" office:value="-33.1260871887207" calcext:value-type="float">
            <text:p>-33.126</text:p>
          </table:table-cell>
          <table:table-cell table:style-name="ce8" office:value-type="float" office:value="-32.9865264892578" calcext:value-type="float">
            <text:p>-32.987</text:p>
          </table:table-cell>
          <table:table-cell table:style-name="ce6" table:formula="of:=[.I241]-[.H241]" office:value-type="float" office:value="0.139560699462905" calcext:value-type="float">
            <text:p>0.140</text:p>
          </table:table-cell>
          <table:table-cell table:number-columns-repeated="1014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8" office:value-type="float" office:value="328.416656494141" calcext:value-type="float">
            <text:p>328.417</text:p>
          </table:table-cell>
          <table:table-cell table:style-name="ce8" office:value-type="float" office:value="328.333343505859" calcext:value-type="float">
            <text:p>328.333</text:p>
          </table:table-cell>
          <table:table-cell table:style-name="ce8" office:value-type="float" office:value="328.5" calcext:value-type="float">
            <text:p>328.500</text:p>
          </table:table-cell>
          <table:table-cell table:style-name="ce7" table:formula="of:=[.D242]-[.C242]" office:value-type="float" office:value="0.166656494141023" calcext:value-type="float">
            <text:p>0.167</text:p>
          </table:table-cell>
          <table:table-cell table:style-name="ce2" office:value-type="float" office:value="241" calcext:value-type="float">
            <text:p>241</text:p>
          </table:table-cell>
          <table:table-cell table:style-name="ce8" office:value-type="float" office:value="-32.9166374206543" calcext:value-type="float">
            <text:p>-32.917</text:p>
          </table:table-cell>
          <table:table-cell table:style-name="ce8" office:value-type="float" office:value="-32.9865264892578" calcext:value-type="float">
            <text:p>-32.987</text:p>
          </table:table-cell>
          <table:table-cell table:style-name="ce8" office:value-type="float" office:value="-32.8467483520508" calcext:value-type="float">
            <text:p>-32.847</text:p>
          </table:table-cell>
          <table:table-cell table:style-name="ce6" table:formula="of:=[.I242]-[.H242]" office:value-type="float" office:value="0.139778137206996" calcext:value-type="float">
            <text:p>0.140</text:p>
          </table:table-cell>
          <table:table-cell table:number-columns-repeated="1014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8" office:value-type="float" office:value="328.583343505859" calcext:value-type="float">
            <text:p>328.583</text:p>
          </table:table-cell>
          <table:table-cell table:style-name="ce8" office:value-type="float" office:value="328.5" calcext:value-type="float">
            <text:p>328.500</text:p>
          </table:table-cell>
          <table:table-cell table:style-name="ce8" office:value-type="float" office:value="328.666656494141" calcext:value-type="float">
            <text:p>328.667</text:p>
          </table:table-cell>
          <table:table-cell table:style-name="ce7" table:formula="of:=[.D243]-[.C243]" office:value-type="float" office:value="0.166656494141023" calcext:value-type="float">
            <text:p>0.167</text:p>
          </table:table-cell>
          <table:table-cell table:style-name="ce2" office:value-type="float" office:value="242" calcext:value-type="float">
            <text:p>242</text:p>
          </table:table-cell>
          <table:table-cell table:style-name="ce8" office:value-type="float" office:value="-32.7767486572266" calcext:value-type="float">
            <text:p>-32.777</text:p>
          </table:table-cell>
          <table:table-cell table:style-name="ce8" office:value-type="float" office:value="-32.8467483520508" calcext:value-type="float">
            <text:p>-32.847</text:p>
          </table:table-cell>
          <table:table-cell table:style-name="ce8" office:value-type="float" office:value="-32.7067451477051" calcext:value-type="float">
            <text:p>-32.707</text:p>
          </table:table-cell>
          <table:table-cell table:style-name="ce6" table:formula="of:=[.I243]-[.H243]" office:value-type="float" office:value="0.140003204345703" calcext:value-type="float">
            <text:p>0.140</text:p>
          </table:table-cell>
          <table:table-cell table:number-columns-repeated="1014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8" office:value-type="float" office:value="328.75" calcext:value-type="float">
            <text:p>328.750</text:p>
          </table:table-cell>
          <table:table-cell table:style-name="ce8" office:value-type="float" office:value="328.666656494141" calcext:value-type="float">
            <text:p>328.667</text:p>
          </table:table-cell>
          <table:table-cell table:style-name="ce8" office:value-type="float" office:value="328.833343505859" calcext:value-type="float">
            <text:p>328.833</text:p>
          </table:table-cell>
          <table:table-cell table:style-name="ce7" table:formula="of:=[.D244]-[.C244]" office:value-type="float" office:value="0.166687011717954" calcext:value-type="float">
            <text:p>0.167</text:p>
          </table:table-cell>
          <table:table-cell table:style-name="ce2" office:value-type="float" office:value="243" calcext:value-type="float">
            <text:p>243</text:p>
          </table:table-cell>
          <table:table-cell table:style-name="ce8" office:value-type="float" office:value="-32.6366386413574" calcext:value-type="float">
            <text:p>-32.637</text:p>
          </table:table-cell>
          <table:table-cell table:style-name="ce8" office:value-type="float" office:value="-32.7067451477051" calcext:value-type="float">
            <text:p>-32.707</text:p>
          </table:table-cell>
          <table:table-cell table:style-name="ce8" office:value-type="float" office:value="-32.5665283203125" calcext:value-type="float">
            <text:p>-32.567</text:p>
          </table:table-cell>
          <table:table-cell table:style-name="ce6" table:formula="of:=[.I244]-[.H244]" office:value-type="float" office:value="0.140216827392599" calcext:value-type="float">
            <text:p>0.140</text:p>
          </table:table-cell>
          <table:table-cell table:number-columns-repeated="1014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8" office:value-type="float" office:value="328.916656494141" calcext:value-type="float">
            <text:p>328.917</text:p>
          </table:table-cell>
          <table:table-cell table:style-name="ce8" office:value-type="float" office:value="328.833343505859" calcext:value-type="float">
            <text:p>328.833</text:p>
          </table:table-cell>
          <table:table-cell table:style-name="ce8" office:value-type="float" office:value="329" calcext:value-type="float">
            <text:p>329.000</text:p>
          </table:table-cell>
          <table:table-cell table:style-name="ce7" table:formula="of:=[.D245]-[.C245]" office:value-type="float" office:value="0.166656494141023" calcext:value-type="float">
            <text:p>0.167</text:p>
          </table:table-cell>
          <table:table-cell table:style-name="ce2" office:value-type="float" office:value="244" calcext:value-type="float">
            <text:p>244</text:p>
          </table:table-cell>
          <table:table-cell table:style-name="ce8" office:value-type="float" office:value="-32.4963073730469" calcext:value-type="float">
            <text:p>-32.496</text:p>
          </table:table-cell>
          <table:table-cell table:style-name="ce8" office:value-type="float" office:value="-32.5665283203125" calcext:value-type="float">
            <text:p>-32.567</text:p>
          </table:table-cell>
          <table:table-cell table:style-name="ce8" office:value-type="float" office:value="-32.4260864257812" calcext:value-type="float">
            <text:p>-32.426</text:p>
          </table:table-cell>
          <table:table-cell table:style-name="ce6" table:formula="of:=[.I245]-[.H245]" office:value-type="float" office:value="0.1404418945313" calcext:value-type="float">
            <text:p>0.140</text:p>
          </table:table-cell>
          <table:table-cell table:number-columns-repeated="1014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329.083343505859" calcext:value-type="float">
            <text:p>329.083</text:p>
          </table:table-cell>
          <table:table-cell table:style-name="ce8" office:value-type="float" office:value="329" calcext:value-type="float">
            <text:p>329.000</text:p>
          </table:table-cell>
          <table:table-cell table:style-name="ce8" office:value-type="float" office:value="329.166656494141" calcext:value-type="float">
            <text:p>329.167</text:p>
          </table:table-cell>
          <table:table-cell table:style-name="ce7" table:formula="of:=[.D246]-[.C246]" office:value-type="float" office:value="0.166656494141023" calcext:value-type="float">
            <text:p>0.167</text:p>
          </table:table-cell>
          <table:table-cell table:style-name="ce2" office:value-type="float" office:value="245" calcext:value-type="float">
            <text:p>245</text:p>
          </table:table-cell>
          <table:table-cell table:style-name="ce8" office:value-type="float" office:value="-32.3557586669922" calcext:value-type="float">
            <text:p>-32.356</text:p>
          </table:table-cell>
          <table:table-cell table:style-name="ce8" office:value-type="float" office:value="-32.4260864257812" calcext:value-type="float">
            <text:p>-32.426</text:p>
          </table:table-cell>
          <table:table-cell table:style-name="ce8" office:value-type="float" office:value="-32.2854270935059" calcext:value-type="float">
            <text:p>-32.285</text:p>
          </table:table-cell>
          <table:table-cell table:style-name="ce6" table:formula="of:=[.I246]-[.H246]" office:value-type="float" office:value="0.140659332275298" calcext:value-type="float">
            <text:p>0.141</text:p>
          </table:table-cell>
          <table:table-cell table:number-columns-repeated="1014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8" office:value-type="float" office:value="329.25" calcext:value-type="float">
            <text:p>329.250</text:p>
          </table:table-cell>
          <table:table-cell table:style-name="ce8" office:value-type="float" office:value="329.166656494141" calcext:value-type="float">
            <text:p>329.167</text:p>
          </table:table-cell>
          <table:table-cell table:style-name="ce8" office:value-type="float" office:value="329.333343505859" calcext:value-type="float">
            <text:p>329.333</text:p>
          </table:table-cell>
          <table:table-cell table:style-name="ce7" table:formula="of:=[.D247]-[.C247]" office:value-type="float" office:value="0.166687011717954" calcext:value-type="float">
            <text:p>0.167</text:p>
          </table:table-cell>
          <table:table-cell table:style-name="ce2" office:value-type="float" office:value="246" calcext:value-type="float">
            <text:p>246</text:p>
          </table:table-cell>
          <table:table-cell table:style-name="ce8" office:value-type="float" office:value="-32.2149887084961" calcext:value-type="float">
            <text:p>-32.215</text:p>
          </table:table-cell>
          <table:table-cell table:style-name="ce8" office:value-type="float" office:value="-32.2854270935059" calcext:value-type="float">
            <text:p>-32.285</text:p>
          </table:table-cell>
          <table:table-cell table:style-name="ce8" office:value-type="float" office:value="-32.1445465087891" calcext:value-type="float">
            <text:p>-32.145</text:p>
          </table:table-cell>
          <table:table-cell table:style-name="ce6" table:formula="of:=[.I247]-[.H247]" office:value-type="float" office:value="0.140880584716804" calcext:value-type="float">
            <text:p>0.141</text:p>
          </table:table-cell>
          <table:table-cell table:number-columns-repeated="1014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329.416656494141" calcext:value-type="float">
            <text:p>329.417</text:p>
          </table:table-cell>
          <table:table-cell table:style-name="ce8" office:value-type="float" office:value="329.333343505859" calcext:value-type="float">
            <text:p>329.333</text:p>
          </table:table-cell>
          <table:table-cell table:style-name="ce8" office:value-type="float" office:value="329.5" calcext:value-type="float">
            <text:p>329.500</text:p>
          </table:table-cell>
          <table:table-cell table:style-name="ce7" table:formula="of:=[.D248]-[.C248]" office:value-type="float" office:value="0.166656494141023" calcext:value-type="float">
            <text:p>0.167</text:p>
          </table:table-cell>
          <table:table-cell table:style-name="ce2" office:value-type="float" office:value="247" calcext:value-type="float">
            <text:p>247</text:p>
          </table:table-cell>
          <table:table-cell table:style-name="ce8" office:value-type="float" office:value="-32.0739974975586" calcext:value-type="float">
            <text:p>-32.074</text:p>
          </table:table-cell>
          <table:table-cell table:style-name="ce8" office:value-type="float" office:value="-32.1445465087891" calcext:value-type="float">
            <text:p>-32.145</text:p>
          </table:table-cell>
          <table:table-cell table:style-name="ce8" office:value-type="float" office:value="-32.0034446716309" calcext:value-type="float">
            <text:p>-32.003</text:p>
          </table:table-cell>
          <table:table-cell table:style-name="ce6" table:formula="of:=[.I248]-[.H248]" office:value-type="float" office:value="0.141101837158196" calcext:value-type="float">
            <text:p>0.141</text:p>
          </table:table-cell>
          <table:table-cell table:number-columns-repeated="1014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329.583343505859" calcext:value-type="float">
            <text:p>329.583</text:p>
          </table:table-cell>
          <table:table-cell table:style-name="ce8" office:value-type="float" office:value="329.5" calcext:value-type="float">
            <text:p>329.500</text:p>
          </table:table-cell>
          <table:table-cell table:style-name="ce8" office:value-type="float" office:value="329.666656494141" calcext:value-type="float">
            <text:p>329.667</text:p>
          </table:table-cell>
          <table:table-cell table:style-name="ce7" table:formula="of:=[.D249]-[.C249]" office:value-type="float" office:value="0.166656494141023" calcext:value-type="float">
            <text:p>0.167</text:p>
          </table:table-cell>
          <table:table-cell table:style-name="ce2" office:value-type="float" office:value="248" calcext:value-type="float">
            <text:p>248</text:p>
          </table:table-cell>
          <table:table-cell table:style-name="ce8" office:value-type="float" office:value="-31.9327869415283" calcext:value-type="float">
            <text:p>-31.933</text:p>
          </table:table-cell>
          <table:table-cell table:style-name="ce8" office:value-type="float" office:value="-32.0034446716309" calcext:value-type="float">
            <text:p>-32.003</text:p>
          </table:table-cell>
          <table:table-cell table:style-name="ce8" office:value-type="float" office:value="-31.8621273040771" calcext:value-type="float">
            <text:p>-31.862</text:p>
          </table:table-cell>
          <table:table-cell table:style-name="ce6" table:formula="of:=[.I249]-[.H249]" office:value-type="float" office:value="0.141317367553803" calcext:value-type="float">
            <text:p>0.141</text:p>
          </table:table-cell>
          <table:table-cell table:number-columns-repeated="1014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8" office:value-type="float" office:value="329.75" calcext:value-type="float">
            <text:p>329.750</text:p>
          </table:table-cell>
          <table:table-cell table:style-name="ce8" office:value-type="float" office:value="329.666656494141" calcext:value-type="float">
            <text:p>329.667</text:p>
          </table:table-cell>
          <table:table-cell table:style-name="ce8" office:value-type="float" office:value="329.833343505859" calcext:value-type="float">
            <text:p>329.833</text:p>
          </table:table-cell>
          <table:table-cell table:style-name="ce7" table:formula="of:=[.D250]-[.C250]" office:value-type="float" office:value="0.166687011717954" calcext:value-type="float">
            <text:p>0.167</text:p>
          </table:table-cell>
          <table:table-cell table:style-name="ce2" office:value-type="float" office:value="249" calcext:value-type="float">
            <text:p>249</text:p>
          </table:table-cell>
          <table:table-cell table:style-name="ce8" office:value-type="float" office:value="-31.7913627624512" calcext:value-type="float">
            <text:p>-31.791</text:p>
          </table:table-cell>
          <table:table-cell table:style-name="ce8" office:value-type="float" office:value="-31.8621273040771" calcext:value-type="float">
            <text:p>-31.862</text:p>
          </table:table-cell>
          <table:table-cell table:style-name="ce8" office:value-type="float" office:value="-31.7205963134766" calcext:value-type="float">
            <text:p>-31.721</text:p>
          </table:table-cell>
          <table:table-cell table:style-name="ce6" table:formula="of:=[.I250]-[.H250]" office:value-type="float" office:value="0.141530990600497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8" office:value-type="float" office:value="329.916656494141" calcext:value-type="float">
            <text:p>329.917</text:p>
          </table:table-cell>
          <table:table-cell table:style-name="ce8" office:value-type="float" office:value="329.833343505859" calcext:value-type="float">
            <text:p>329.833</text:p>
          </table:table-cell>
          <table:table-cell table:style-name="ce8" office:value-type="float" office:value="330" calcext:value-type="float">
            <text:p>330.000</text:p>
          </table:table-cell>
          <table:table-cell table:style-name="ce7" table:formula="of:=[.D251]-[.C251]" office:value-type="float" office:value="0.166656494141023" calcext:value-type="float">
            <text:p>0.167</text:p>
          </table:table-cell>
          <table:table-cell table:style-name="ce2" office:value-type="float" office:value="250" calcext:value-type="float">
            <text:p>250</text:p>
          </table:table-cell>
          <table:table-cell table:style-name="ce8" office:value-type="float" office:value="-31.6497211456299" calcext:value-type="float">
            <text:p>-31.650</text:p>
          </table:table-cell>
          <table:table-cell table:style-name="ce8" office:value-type="float" office:value="-31.7205963134766" calcext:value-type="float">
            <text:p>-31.721</text:p>
          </table:table-cell>
          <table:table-cell table:style-name="ce8" office:value-type="float" office:value="-31.5788459777832" calcext:value-type="float">
            <text:p>-31.579</text:p>
          </table:table-cell>
          <table:table-cell table:style-name="ce6" table:formula="of:=[.I251]-[.H251]" office:value-type="float" office:value="0.141750335693402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8" office:value-type="float" office:value="330.083343505859" calcext:value-type="float">
            <text:p>330.083</text:p>
          </table:table-cell>
          <table:table-cell table:style-name="ce8" office:value-type="float" office:value="330" calcext:value-type="float">
            <text:p>330.000</text:p>
          </table:table-cell>
          <table:table-cell table:style-name="ce8" office:value-type="float" office:value="330.166656494141" calcext:value-type="float">
            <text:p>330.167</text:p>
          </table:table-cell>
          <table:table-cell table:style-name="ce7" table:formula="of:=[.D252]-[.C252]" office:value-type="float" office:value="0.166656494141023" calcext:value-type="float">
            <text:p>0.167</text:p>
          </table:table-cell>
          <table:table-cell table:style-name="ce2" office:value-type="float" office:value="251" calcext:value-type="float">
            <text:p>251</text:p>
          </table:table-cell>
          <table:table-cell table:style-name="ce8" office:value-type="float" office:value="-31.5078620910645" calcext:value-type="float">
            <text:p>-31.508</text:p>
          </table:table-cell>
          <table:table-cell table:style-name="ce8" office:value-type="float" office:value="-31.5788459777832" calcext:value-type="float">
            <text:p>-31.579</text:p>
          </table:table-cell>
          <table:table-cell table:style-name="ce8" office:value-type="float" office:value="-31.4368762969971" calcext:value-type="float">
            <text:p>-31.437</text:p>
          </table:table-cell>
          <table:table-cell table:style-name="ce6" table:formula="of:=[.I252]-[.H252]" office:value-type="float" office:value="0.141969680786101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8" office:value-type="float" office:value="330.25" calcext:value-type="float">
            <text:p>330.250</text:p>
          </table:table-cell>
          <table:table-cell table:style-name="ce8" office:value-type="float" office:value="330.166656494141" calcext:value-type="float">
            <text:p>330.167</text:p>
          </table:table-cell>
          <table:table-cell table:style-name="ce8" office:value-type="float" office:value="330.333343505859" calcext:value-type="float">
            <text:p>330.333</text:p>
          </table:table-cell>
          <table:table-cell table:style-name="ce7" table:formula="of:=[.D253]-[.C253]" office:value-type="float" office:value="0.166687011717954" calcext:value-type="float">
            <text:p>0.167</text:p>
          </table:table-cell>
          <table:table-cell table:style-name="ce2" office:value-type="float" office:value="252" calcext:value-type="float">
            <text:p>252</text:p>
          </table:table-cell>
          <table:table-cell table:style-name="ce8" office:value-type="float" office:value="-31.3657875061035" calcext:value-type="float">
            <text:p>-31.366</text:p>
          </table:table-cell>
          <table:table-cell table:style-name="ce8" office:value-type="float" office:value="-31.4368762969971" calcext:value-type="float">
            <text:p>-31.437</text:p>
          </table:table-cell>
          <table:table-cell table:style-name="ce8" office:value-type="float" office:value="-31.2946968078613" calcext:value-type="float">
            <text:p>-31.295</text:p>
          </table:table-cell>
          <table:table-cell table:style-name="ce6" table:formula="of:=[.I253]-[.H253]" office:value-type="float" office:value="0.142179489135799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8" office:value-type="float" office:value="330.416656494141" calcext:value-type="float">
            <text:p>330.417</text:p>
          </table:table-cell>
          <table:table-cell table:style-name="ce8" office:value-type="float" office:value="330.333343505859" calcext:value-type="float">
            <text:p>330.333</text:p>
          </table:table-cell>
          <table:table-cell table:style-name="ce8" office:value-type="float" office:value="330.5" calcext:value-type="float">
            <text:p>330.500</text:p>
          </table:table-cell>
          <table:table-cell table:style-name="ce7" table:formula="of:=[.D254]-[.C254]" office:value-type="float" office:value="0.166656494141023" calcext:value-type="float">
            <text:p>0.167</text:p>
          </table:table-cell>
          <table:table-cell table:style-name="ce2" office:value-type="float" office:value="253" calcext:value-type="float">
            <text:p>253</text:p>
          </table:table-cell>
          <table:table-cell table:style-name="ce8" office:value-type="float" office:value="-31.2234973907471" calcext:value-type="float">
            <text:p>-31.223</text:p>
          </table:table-cell>
          <table:table-cell table:style-name="ce8" office:value-type="float" office:value="-31.2946968078613" calcext:value-type="float">
            <text:p>-31.295</text:p>
          </table:table-cell>
          <table:table-cell table:style-name="ce8" office:value-type="float" office:value="-31.1522960662842" calcext:value-type="float">
            <text:p>-31.152</text:p>
          </table:table-cell>
          <table:table-cell table:style-name="ce6" table:formula="of:=[.I254]-[.H254]" office:value-type="float" office:value="0.142400741577099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8" office:value-type="float" office:value="330.583343505859" calcext:value-type="float">
            <text:p>330.583</text:p>
          </table:table-cell>
          <table:table-cell table:style-name="ce8" office:value-type="float" office:value="330.5" calcext:value-type="float">
            <text:p>330.500</text:p>
          </table:table-cell>
          <table:table-cell table:style-name="ce8" office:value-type="float" office:value="330.666656494141" calcext:value-type="float">
            <text:p>330.667</text:p>
          </table:table-cell>
          <table:table-cell table:style-name="ce7" table:formula="of:=[.D255]-[.C255]" office:value-type="float" office:value="0.166656494141023" calcext:value-type="float">
            <text:p>0.167</text:p>
          </table:table-cell>
          <table:table-cell table:style-name="ce2" office:value-type="float" office:value="254" calcext:value-type="float">
            <text:p>254</text:p>
          </table:table-cell>
          <table:table-cell table:style-name="ce8" office:value-type="float" office:value="-31.0809917449951" calcext:value-type="float">
            <text:p>-31.081</text:p>
          </table:table-cell>
          <table:table-cell table:style-name="ce8" office:value-type="float" office:value="-31.1522960662842" calcext:value-type="float">
            <text:p>-31.152</text:p>
          </table:table-cell>
          <table:table-cell table:style-name="ce8" office:value-type="float" office:value="-31.0096874237061" calcext:value-type="float">
            <text:p>-31.010</text:p>
          </table:table-cell>
          <table:table-cell table:style-name="ce6" table:formula="of:=[.I255]-[.H255]" office:value-type="float" office:value="0.1426086425781" calcext:value-type="float">
            <text:p>0.143</text:p>
          </table:table-cell>
          <table:table-cell table:number-columns-repeated="1014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8" office:value-type="float" office:value="330.75" calcext:value-type="float">
            <text:p>330.750</text:p>
          </table:table-cell>
          <table:table-cell table:style-name="ce8" office:value-type="float" office:value="330.666656494141" calcext:value-type="float">
            <text:p>330.667</text:p>
          </table:table-cell>
          <table:table-cell table:style-name="ce8" office:value-type="float" office:value="330.833343505859" calcext:value-type="float">
            <text:p>330.833</text:p>
          </table:table-cell>
          <table:table-cell table:style-name="ce7" table:formula="of:=[.D256]-[.C256]" office:value-type="float" office:value="0.166687011717954" calcext:value-type="float">
            <text:p>0.167</text:p>
          </table:table-cell>
          <table:table-cell table:style-name="ce2" office:value-type="float" office:value="255" calcext:value-type="float">
            <text:p>255</text:p>
          </table:table-cell>
          <table:table-cell table:style-name="ce8" office:value-type="float" office:value="-30.9382724761963" calcext:value-type="float">
            <text:p>-30.938</text:p>
          </table:table-cell>
          <table:table-cell table:style-name="ce8" office:value-type="float" office:value="-31.0096874237061" calcext:value-type="float">
            <text:p>-31.010</text:p>
          </table:table-cell>
          <table:table-cell table:style-name="ce8" office:value-type="float" office:value="-30.8668556213379" calcext:value-type="float">
            <text:p>-30.867</text:p>
          </table:table-cell>
          <table:table-cell table:style-name="ce6" table:formula="of:=[.I256]-[.H256]" office:value-type="float" office:value="0.1428318023682" calcext:value-type="float">
            <text:p>0.143</text:p>
          </table:table-cell>
          <table:table-cell table:number-columns-repeated="1014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8" office:value-type="float" office:value="330.916656494141" calcext:value-type="float">
            <text:p>330.917</text:p>
          </table:table-cell>
          <table:table-cell table:style-name="ce8" office:value-type="float" office:value="330.833343505859" calcext:value-type="float">
            <text:p>330.833</text:p>
          </table:table-cell>
          <table:table-cell table:style-name="ce8" office:value-type="float" office:value="331" calcext:value-type="float">
            <text:p>331.000</text:p>
          </table:table-cell>
          <table:table-cell table:style-name="ce7" table:formula="of:=[.D257]-[.C257]" office:value-type="float" office:value="0.166656494141023" calcext:value-type="float">
            <text:p>0.167</text:p>
          </table:table-cell>
          <table:table-cell table:style-name="ce2" office:value-type="float" office:value="256" calcext:value-type="float">
            <text:p>256</text:p>
          </table:table-cell>
          <table:table-cell table:style-name="ce8" office:value-type="float" office:value="-30.7953357696533" calcext:value-type="float">
            <text:p>-30.795</text:p>
          </table:table-cell>
          <table:table-cell table:style-name="ce8" office:value-type="float" office:value="-30.8668556213379" calcext:value-type="float">
            <text:p>-30.867</text:p>
          </table:table-cell>
          <table:table-cell table:style-name="ce8" office:value-type="float" office:value="-30.7238159179688" calcext:value-type="float">
            <text:p>-30.724</text:p>
          </table:table-cell>
          <table:table-cell table:style-name="ce6" table:formula="of:=[.I257]-[.H257]" office:value-type="float" office:value="0.143039703369102" calcext:value-type="float">
            <text:p>0.143</text:p>
          </table:table-cell>
          <table:table-cell table:number-columns-repeated="1014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8" office:value-type="float" office:value="331.083343505859" calcext:value-type="float">
            <text:p>331.083</text:p>
          </table:table-cell>
          <table:table-cell table:style-name="ce8" office:value-type="float" office:value="331" calcext:value-type="float">
            <text:p>331.000</text:p>
          </table:table-cell>
          <table:table-cell table:style-name="ce8" office:value-type="float" office:value="331.166656494141" calcext:value-type="float">
            <text:p>331.167</text:p>
          </table:table-cell>
          <table:table-cell table:style-name="ce7" table:formula="of:=[.D258]-[.C258]" office:value-type="float" office:value="0.166656494141023" calcext:value-type="float">
            <text:p>0.167</text:p>
          </table:table-cell>
          <table:table-cell table:style-name="ce2" office:value-type="float" office:value="257" calcext:value-type="float">
            <text:p>257</text:p>
          </table:table-cell>
          <table:table-cell table:style-name="ce8" office:value-type="float" office:value="-30.6521873474121" calcext:value-type="float">
            <text:p>-30.652</text:p>
          </table:table-cell>
          <table:table-cell table:style-name="ce8" office:value-type="float" office:value="-30.7238159179688" calcext:value-type="float">
            <text:p>-30.724</text:p>
          </table:table-cell>
          <table:table-cell table:style-name="ce8" office:value-type="float" office:value="-30.5805568695068" calcext:value-type="float">
            <text:p>-30.581</text:p>
          </table:table-cell>
          <table:table-cell table:style-name="ce6" table:formula="of:=[.I258]-[.H258]" office:value-type="float" office:value="0.143259048461999" calcext:value-type="float">
            <text:p>0.143</text:p>
          </table:table-cell>
          <table:table-cell table:number-columns-repeated="1014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8" office:value-type="float" office:value="331.25" calcext:value-type="float">
            <text:p>331.250</text:p>
          </table:table-cell>
          <table:table-cell table:style-name="ce8" office:value-type="float" office:value="331.166656494141" calcext:value-type="float">
            <text:p>331.167</text:p>
          </table:table-cell>
          <table:table-cell table:style-name="ce8" office:value-type="float" office:value="331.333343505859" calcext:value-type="float">
            <text:p>331.333</text:p>
          </table:table-cell>
          <table:table-cell table:style-name="ce7" table:formula="of:=[.D259]-[.C259]" office:value-type="float" office:value="0.166687011717954" calcext:value-type="float">
            <text:p>0.167</text:p>
          </table:table-cell>
          <table:table-cell table:style-name="ce2" office:value-type="float" office:value="258" calcext:value-type="float">
            <text:p>258</text:p>
          </table:table-cell>
          <table:table-cell table:style-name="ce8" office:value-type="float" office:value="-30.5088214874268" calcext:value-type="float">
            <text:p>-30.509</text:p>
          </table:table-cell>
          <table:table-cell table:style-name="ce8" office:value-type="float" office:value="-30.5805568695068" calcext:value-type="float">
            <text:p>-30.581</text:p>
          </table:table-cell>
          <table:table-cell table:style-name="ce8" office:value-type="float" office:value="-30.4370861053467" calcext:value-type="float">
            <text:p>-30.437</text:p>
          </table:table-cell>
          <table:table-cell table:style-name="ce6" table:formula="of:=[.I259]-[.H259]" office:value-type="float" office:value="0.143470764160099" calcext:value-type="float">
            <text:p>0.143</text:p>
          </table:table-cell>
          <table:table-cell table:number-columns-repeated="1014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8" office:value-type="float" office:value="331.416656494141" calcext:value-type="float">
            <text:p>331.417</text:p>
          </table:table-cell>
          <table:table-cell table:style-name="ce8" office:value-type="float" office:value="331.333343505859" calcext:value-type="float">
            <text:p>331.333</text:p>
          </table:table-cell>
          <table:table-cell table:style-name="ce8" office:value-type="float" office:value="331.5" calcext:value-type="float">
            <text:p>331.500</text:p>
          </table:table-cell>
          <table:table-cell table:style-name="ce7" table:formula="of:=[.D260]-[.C260]" office:value-type="float" office:value="0.166656494141023" calcext:value-type="float">
            <text:p>0.167</text:p>
          </table:table-cell>
          <table:table-cell table:style-name="ce2" office:value-type="float" office:value="259" calcext:value-type="float">
            <text:p>259</text:p>
          </table:table-cell>
          <table:table-cell table:style-name="ce8" office:value-type="float" office:value="-30.3652458190918" calcext:value-type="float">
            <text:p>-30.365</text:p>
          </table:table-cell>
          <table:table-cell table:style-name="ce8" office:value-type="float" office:value="-30.4370861053467" calcext:value-type="float">
            <text:p>-30.437</text:p>
          </table:table-cell>
          <table:table-cell table:style-name="ce8" office:value-type="float" office:value="-30.2934055328369" calcext:value-type="float">
            <text:p>-30.293</text:p>
          </table:table-cell>
          <table:table-cell table:style-name="ce6" table:formula="of:=[.I260]-[.H260]" office:value-type="float" office:value="0.143680572509801" calcext:value-type="float">
            <text:p>0.144</text:p>
          </table:table-cell>
          <table:table-cell table:number-columns-repeated="1014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8" office:value-type="float" office:value="331.583343505859" calcext:value-type="float">
            <text:p>331.583</text:p>
          </table:table-cell>
          <table:table-cell table:style-name="ce8" office:value-type="float" office:value="331.5" calcext:value-type="float">
            <text:p>331.500</text:p>
          </table:table-cell>
          <table:table-cell table:style-name="ce8" office:value-type="float" office:value="331.666656494141" calcext:value-type="float">
            <text:p>331.667</text:p>
          </table:table-cell>
          <table:table-cell table:style-name="ce7" table:formula="of:=[.D261]-[.C261]" office:value-type="float" office:value="0.166656494141023" calcext:value-type="float">
            <text:p>0.167</text:p>
          </table:table-cell>
          <table:table-cell table:style-name="ce2" office:value-type="float" office:value="260" calcext:value-type="float">
            <text:p>260</text:p>
          </table:table-cell>
          <table:table-cell table:style-name="ce8" office:value-type="float" office:value="-30.2214622497559" calcext:value-type="float">
            <text:p>-30.221</text:p>
          </table:table-cell>
          <table:table-cell table:style-name="ce8" office:value-type="float" office:value="-30.2934055328369" calcext:value-type="float">
            <text:p>-30.293</text:p>
          </table:table-cell>
          <table:table-cell table:style-name="ce8" office:value-type="float" office:value="-30.149" calcext:value-type="float">
            <text:p>-30.149</text:p>
          </table:table-cell>
          <table:table-cell table:style-name="ce6" table:formula="of:=[.I261]-[.H261]" office:value-type="float" office:value="0.144405532836899" calcext:value-type="float">
            <text:p>0.144</text:p>
          </table:table-cell>
          <table:table-cell table:number-columns-repeated="1014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8" office:value-type="float" office:value="331.75" calcext:value-type="float">
            <text:p>331.750</text:p>
          </table:table-cell>
          <table:table-cell table:style-name="ce8" office:value-type="float" office:value="331.666656494141" calcext:value-type="float">
            <text:p>331.667</text:p>
          </table:table-cell>
          <table:table-cell table:style-name="ce8" office:value-type="float" office:value="331.833343505859" calcext:value-type="float">
            <text:p>331.833</text:p>
          </table:table-cell>
          <table:table-cell table:style-name="ce7" table:formula="of:=[.D262]-[.C262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8" office:value-type="float" office:value="331.916656494141" calcext:value-type="float">
            <text:p>331.917</text:p>
          </table:table-cell>
          <table:table-cell table:style-name="ce8" office:value-type="float" office:value="331.833343505859" calcext:value-type="float">
            <text:p>331.833</text:p>
          </table:table-cell>
          <table:table-cell table:style-name="ce8" office:value-type="float" office:value="332" calcext:value-type="float">
            <text:p>332.000</text:p>
          </table:table-cell>
          <table:table-cell table:style-name="ce7" table:formula="of:=[.D263]-[.C26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8" office:value-type="float" office:value="332.083343505859" calcext:value-type="float">
            <text:p>332.083</text:p>
          </table:table-cell>
          <table:table-cell table:style-name="ce8" office:value-type="float" office:value="332" calcext:value-type="float">
            <text:p>332.000</text:p>
          </table:table-cell>
          <table:table-cell table:style-name="ce8" office:value-type="float" office:value="332.166656494141" calcext:value-type="float">
            <text:p>332.167</text:p>
          </table:table-cell>
          <table:table-cell table:style-name="ce7" table:formula="of:=[.D264]-[.C26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8" office:value-type="float" office:value="332.25" calcext:value-type="float">
            <text:p>332.250</text:p>
          </table:table-cell>
          <table:table-cell table:style-name="ce8" office:value-type="float" office:value="332.166656494141" calcext:value-type="float">
            <text:p>332.167</text:p>
          </table:table-cell>
          <table:table-cell table:style-name="ce8" office:value-type="float" office:value="332.333343505859" calcext:value-type="float">
            <text:p>332.333</text:p>
          </table:table-cell>
          <table:table-cell table:style-name="ce7" table:formula="of:=[.D265]-[.C265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8" office:value-type="float" office:value="332.416656494141" calcext:value-type="float">
            <text:p>332.417</text:p>
          </table:table-cell>
          <table:table-cell table:style-name="ce8" office:value-type="float" office:value="332.333343505859" calcext:value-type="float">
            <text:p>332.333</text:p>
          </table:table-cell>
          <table:table-cell table:style-name="ce8" office:value-type="float" office:value="332.5" calcext:value-type="float">
            <text:p>332.500</text:p>
          </table:table-cell>
          <table:table-cell table:style-name="ce7" table:formula="of:=[.D266]-[.C26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8" office:value-type="float" office:value="332.583343505859" calcext:value-type="float">
            <text:p>332.583</text:p>
          </table:table-cell>
          <table:table-cell table:style-name="ce8" office:value-type="float" office:value="332.5" calcext:value-type="float">
            <text:p>332.500</text:p>
          </table:table-cell>
          <table:table-cell table:style-name="ce8" office:value-type="float" office:value="332.666656494141" calcext:value-type="float">
            <text:p>332.667</text:p>
          </table:table-cell>
          <table:table-cell table:style-name="ce7" table:formula="of:=[.D267]-[.C26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8" office:value-type="float" office:value="332.75" calcext:value-type="float">
            <text:p>332.750</text:p>
          </table:table-cell>
          <table:table-cell table:style-name="ce8" office:value-type="float" office:value="332.666656494141" calcext:value-type="float">
            <text:p>332.667</text:p>
          </table:table-cell>
          <table:table-cell table:style-name="ce8" office:value-type="float" office:value="332.833343505859" calcext:value-type="float">
            <text:p>332.833</text:p>
          </table:table-cell>
          <table:table-cell table:style-name="ce7" table:formula="of:=[.D268]-[.C268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8" office:value-type="float" office:value="332.916656494141" calcext:value-type="float">
            <text:p>332.917</text:p>
          </table:table-cell>
          <table:table-cell table:style-name="ce8" office:value-type="float" office:value="332.833343505859" calcext:value-type="float">
            <text:p>332.833</text:p>
          </table:table-cell>
          <table:table-cell table:style-name="ce8" office:value-type="float" office:value="333" calcext:value-type="float">
            <text:p>333.000</text:p>
          </table:table-cell>
          <table:table-cell table:style-name="ce7" table:formula="of:=[.D269]-[.C26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8" office:value-type="float" office:value="333.083343505859" calcext:value-type="float">
            <text:p>333.083</text:p>
          </table:table-cell>
          <table:table-cell table:style-name="ce8" office:value-type="float" office:value="333" calcext:value-type="float">
            <text:p>333.000</text:p>
          </table:table-cell>
          <table:table-cell table:style-name="ce8" office:value-type="float" office:value="333.166656494141" calcext:value-type="float">
            <text:p>333.167</text:p>
          </table:table-cell>
          <table:table-cell table:style-name="ce7" table:formula="of:=[.D270]-[.C27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8" office:value-type="float" office:value="333.25" calcext:value-type="float">
            <text:p>333.250</text:p>
          </table:table-cell>
          <table:table-cell table:style-name="ce8" office:value-type="float" office:value="333.166656494141" calcext:value-type="float">
            <text:p>333.167</text:p>
          </table:table-cell>
          <table:table-cell table:style-name="ce8" office:value-type="float" office:value="333.333343505859" calcext:value-type="float">
            <text:p>333.333</text:p>
          </table:table-cell>
          <table:table-cell table:style-name="ce7" table:formula="of:=[.D271]-[.C271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8" office:value-type="float" office:value="333.416656494141" calcext:value-type="float">
            <text:p>333.417</text:p>
          </table:table-cell>
          <table:table-cell table:style-name="ce8" office:value-type="float" office:value="333.333343505859" calcext:value-type="float">
            <text:p>333.333</text:p>
          </table:table-cell>
          <table:table-cell table:style-name="ce8" office:value-type="float" office:value="333.5" calcext:value-type="float">
            <text:p>333.500</text:p>
          </table:table-cell>
          <table:table-cell table:style-name="ce7" table:formula="of:=[.D272]-[.C27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8" office:value-type="float" office:value="333.583343505859" calcext:value-type="float">
            <text:p>333.583</text:p>
          </table:table-cell>
          <table:table-cell table:style-name="ce8" office:value-type="float" office:value="333.5" calcext:value-type="float">
            <text:p>333.500</text:p>
          </table:table-cell>
          <table:table-cell table:style-name="ce8" office:value-type="float" office:value="333.666656494141" calcext:value-type="float">
            <text:p>333.667</text:p>
          </table:table-cell>
          <table:table-cell table:style-name="ce7" table:formula="of:=[.D273]-[.C27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333.75" calcext:value-type="float">
            <text:p>333.750</text:p>
          </table:table-cell>
          <table:table-cell table:style-name="ce8" office:value-type="float" office:value="333.666656494141" calcext:value-type="float">
            <text:p>333.667</text:p>
          </table:table-cell>
          <table:table-cell table:style-name="ce8" office:value-type="float" office:value="333.833343505859" calcext:value-type="float">
            <text:p>333.833</text:p>
          </table:table-cell>
          <table:table-cell table:style-name="ce7" table:formula="of:=[.D274]-[.C274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8" office:value-type="float" office:value="333.916656494141" calcext:value-type="float">
            <text:p>333.917</text:p>
          </table:table-cell>
          <table:table-cell table:style-name="ce8" office:value-type="float" office:value="333.833343505859" calcext:value-type="float">
            <text:p>333.833</text:p>
          </table:table-cell>
          <table:table-cell table:style-name="ce8" office:value-type="float" office:value="334" calcext:value-type="float">
            <text:p>334.000</text:p>
          </table:table-cell>
          <table:table-cell table:style-name="ce7" table:formula="of:=[.D275]-[.C27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8" office:value-type="float" office:value="334.083343505859" calcext:value-type="float">
            <text:p>334.083</text:p>
          </table:table-cell>
          <table:table-cell table:style-name="ce8" office:value-type="float" office:value="334" calcext:value-type="float">
            <text:p>334.000</text:p>
          </table:table-cell>
          <table:table-cell table:style-name="ce8" office:value-type="float" office:value="334.166656494141" calcext:value-type="float">
            <text:p>334.167</text:p>
          </table:table-cell>
          <table:table-cell table:style-name="ce7" table:formula="of:=[.D276]-[.C27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8" office:value-type="float" office:value="334.25" calcext:value-type="float">
            <text:p>334.250</text:p>
          </table:table-cell>
          <table:table-cell table:style-name="ce8" office:value-type="float" office:value="334.166656494141" calcext:value-type="float">
            <text:p>334.167</text:p>
          </table:table-cell>
          <table:table-cell table:style-name="ce8" office:value-type="float" office:value="334.333343505859" calcext:value-type="float">
            <text:p>334.333</text:p>
          </table:table-cell>
          <table:table-cell table:style-name="ce7" table:formula="of:=[.D277]-[.C277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334.416656494141" calcext:value-type="float">
            <text:p>334.417</text:p>
          </table:table-cell>
          <table:table-cell table:style-name="ce8" office:value-type="float" office:value="334.333343505859" calcext:value-type="float">
            <text:p>334.333</text:p>
          </table:table-cell>
          <table:table-cell table:style-name="ce8" office:value-type="float" office:value="334.5" calcext:value-type="float">
            <text:p>334.500</text:p>
          </table:table-cell>
          <table:table-cell table:style-name="ce7" table:formula="of:=[.D278]-[.C27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8" office:value-type="float" office:value="334.583343505859" calcext:value-type="float">
            <text:p>334.583</text:p>
          </table:table-cell>
          <table:table-cell table:style-name="ce8" office:value-type="float" office:value="334.5" calcext:value-type="float">
            <text:p>334.500</text:p>
          </table:table-cell>
          <table:table-cell table:style-name="ce8" office:value-type="float" office:value="334.666656494141" calcext:value-type="float">
            <text:p>334.667</text:p>
          </table:table-cell>
          <table:table-cell table:style-name="ce7" table:formula="of:=[.D279]-[.C27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8" office:value-type="float" office:value="334.75" calcext:value-type="float">
            <text:p>334.750</text:p>
          </table:table-cell>
          <table:table-cell table:style-name="ce8" office:value-type="float" office:value="334.666656494141" calcext:value-type="float">
            <text:p>334.667</text:p>
          </table:table-cell>
          <table:table-cell table:style-name="ce8" office:value-type="float" office:value="334.833343505859" calcext:value-type="float">
            <text:p>334.833</text:p>
          </table:table-cell>
          <table:table-cell table:style-name="ce7" table:formula="of:=[.D280]-[.C280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8" office:value-type="float" office:value="334.916656494141" calcext:value-type="float">
            <text:p>334.917</text:p>
          </table:table-cell>
          <table:table-cell table:style-name="ce8" office:value-type="float" office:value="334.833343505859" calcext:value-type="float">
            <text:p>334.833</text:p>
          </table:table-cell>
          <table:table-cell table:style-name="ce8" office:value-type="float" office:value="335" calcext:value-type="float">
            <text:p>335.000</text:p>
          </table:table-cell>
          <table:table-cell table:style-name="ce7" table:formula="of:=[.D281]-[.C28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8" office:value-type="float" office:value="335.083343505859" calcext:value-type="float">
            <text:p>335.083</text:p>
          </table:table-cell>
          <table:table-cell table:style-name="ce8" office:value-type="float" office:value="335" calcext:value-type="float">
            <text:p>335.000</text:p>
          </table:table-cell>
          <table:table-cell table:style-name="ce8" office:value-type="float" office:value="335.166656494141" calcext:value-type="float">
            <text:p>335.167</text:p>
          </table:table-cell>
          <table:table-cell table:style-name="ce7" table:formula="of:=[.D282]-[.C28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8" office:value-type="float" office:value="335.25" calcext:value-type="float">
            <text:p>335.250</text:p>
          </table:table-cell>
          <table:table-cell table:style-name="ce8" office:value-type="float" office:value="335.166656494141" calcext:value-type="float">
            <text:p>335.167</text:p>
          </table:table-cell>
          <table:table-cell table:style-name="ce8" office:value-type="float" office:value="335.333343505859" calcext:value-type="float">
            <text:p>335.333</text:p>
          </table:table-cell>
          <table:table-cell table:style-name="ce7" table:formula="of:=[.D283]-[.C283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8" office:value-type="float" office:value="335.416656494141" calcext:value-type="float">
            <text:p>335.417</text:p>
          </table:table-cell>
          <table:table-cell table:style-name="ce8" office:value-type="float" office:value="335.333343505859" calcext:value-type="float">
            <text:p>335.333</text:p>
          </table:table-cell>
          <table:table-cell table:style-name="ce8" office:value-type="float" office:value="335.5" calcext:value-type="float">
            <text:p>335.500</text:p>
          </table:table-cell>
          <table:table-cell table:style-name="ce7" table:formula="of:=[.D284]-[.C28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8" office:value-type="float" office:value="335.583343505859" calcext:value-type="float">
            <text:p>335.583</text:p>
          </table:table-cell>
          <table:table-cell table:style-name="ce8" office:value-type="float" office:value="335.5" calcext:value-type="float">
            <text:p>335.500</text:p>
          </table:table-cell>
          <table:table-cell table:style-name="ce8" office:value-type="float" office:value="335.666656494141" calcext:value-type="float">
            <text:p>335.667</text:p>
          </table:table-cell>
          <table:table-cell table:style-name="ce7" table:formula="of:=[.D285]-[.C28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8" office:value-type="float" office:value="335.75" calcext:value-type="float">
            <text:p>335.750</text:p>
          </table:table-cell>
          <table:table-cell table:style-name="ce8" office:value-type="float" office:value="335.666656494141" calcext:value-type="float">
            <text:p>335.667</text:p>
          </table:table-cell>
          <table:table-cell table:style-name="ce8" office:value-type="float" office:value="335.833343505859" calcext:value-type="float">
            <text:p>335.833</text:p>
          </table:table-cell>
          <table:table-cell table:style-name="ce7" table:formula="of:=[.D286]-[.C286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8" office:value-type="float" office:value="335.916656494141" calcext:value-type="float">
            <text:p>335.917</text:p>
          </table:table-cell>
          <table:table-cell table:style-name="ce8" office:value-type="float" office:value="335.833343505859" calcext:value-type="float">
            <text:p>335.833</text:p>
          </table:table-cell>
          <table:table-cell table:style-name="ce8" office:value-type="float" office:value="336" calcext:value-type="float">
            <text:p>336.000</text:p>
          </table:table-cell>
          <table:table-cell table:style-name="ce7" table:formula="of:=[.D287]-[.C28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8" office:value-type="float" office:value="336.083343505859" calcext:value-type="float">
            <text:p>336.083</text:p>
          </table:table-cell>
          <table:table-cell table:style-name="ce8" office:value-type="float" office:value="336" calcext:value-type="float">
            <text:p>336.000</text:p>
          </table:table-cell>
          <table:table-cell table:style-name="ce8" office:value-type="float" office:value="336.166656494141" calcext:value-type="float">
            <text:p>336.167</text:p>
          </table:table-cell>
          <table:table-cell table:style-name="ce7" table:formula="of:=[.D288]-[.C28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8" office:value-type="float" office:value="336.25" calcext:value-type="float">
            <text:p>336.250</text:p>
          </table:table-cell>
          <table:table-cell table:style-name="ce8" office:value-type="float" office:value="336.166656494141" calcext:value-type="float">
            <text:p>336.167</text:p>
          </table:table-cell>
          <table:table-cell table:style-name="ce8" office:value-type="float" office:value="336.333343505859" calcext:value-type="float">
            <text:p>336.333</text:p>
          </table:table-cell>
          <table:table-cell table:style-name="ce7" table:formula="of:=[.D289]-[.C289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8" office:value-type="float" office:value="336.416656494141" calcext:value-type="float">
            <text:p>336.417</text:p>
          </table:table-cell>
          <table:table-cell table:style-name="ce8" office:value-type="float" office:value="336.333343505859" calcext:value-type="float">
            <text:p>336.333</text:p>
          </table:table-cell>
          <table:table-cell table:style-name="ce8" office:value-type="float" office:value="336.5" calcext:value-type="float">
            <text:p>336.500</text:p>
          </table:table-cell>
          <table:table-cell table:style-name="ce7" table:formula="of:=[.D290]-[.C29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8" office:value-type="float" office:value="336.583343505859" calcext:value-type="float">
            <text:p>336.583</text:p>
          </table:table-cell>
          <table:table-cell table:style-name="ce8" office:value-type="float" office:value="336.5" calcext:value-type="float">
            <text:p>336.500</text:p>
          </table:table-cell>
          <table:table-cell table:style-name="ce8" office:value-type="float" office:value="336.666656494141" calcext:value-type="float">
            <text:p>336.667</text:p>
          </table:table-cell>
          <table:table-cell table:style-name="ce7" table:formula="of:=[.D291]-[.C29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8" office:value-type="float" office:value="336.75" calcext:value-type="float">
            <text:p>336.750</text:p>
          </table:table-cell>
          <table:table-cell table:style-name="ce8" office:value-type="float" office:value="336.666656494141" calcext:value-type="float">
            <text:p>336.667</text:p>
          </table:table-cell>
          <table:table-cell table:style-name="ce8" office:value-type="float" office:value="336.833343505859" calcext:value-type="float">
            <text:p>336.833</text:p>
          </table:table-cell>
          <table:table-cell table:style-name="ce7" table:formula="of:=[.D292]-[.C292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8" office:value-type="float" office:value="336.916656494141" calcext:value-type="float">
            <text:p>336.917</text:p>
          </table:table-cell>
          <table:table-cell table:style-name="ce8" office:value-type="float" office:value="336.833343505859" calcext:value-type="float">
            <text:p>336.833</text:p>
          </table:table-cell>
          <table:table-cell table:style-name="ce8" office:value-type="float" office:value="337" calcext:value-type="float">
            <text:p>337.000</text:p>
          </table:table-cell>
          <table:table-cell table:style-name="ce7" table:formula="of:=[.D293]-[.C29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8" office:value-type="float" office:value="337.083343505859" calcext:value-type="float">
            <text:p>337.083</text:p>
          </table:table-cell>
          <table:table-cell table:style-name="ce8" office:value-type="float" office:value="337" calcext:value-type="float">
            <text:p>337.000</text:p>
          </table:table-cell>
          <table:table-cell table:style-name="ce8" office:value-type="float" office:value="337.166656494141" calcext:value-type="float">
            <text:p>337.167</text:p>
          </table:table-cell>
          <table:table-cell table:style-name="ce7" table:formula="of:=[.D294]-[.C29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8" office:value-type="float" office:value="337.25" calcext:value-type="float">
            <text:p>337.250</text:p>
          </table:table-cell>
          <table:table-cell table:style-name="ce8" office:value-type="float" office:value="337.166656494141" calcext:value-type="float">
            <text:p>337.167</text:p>
          </table:table-cell>
          <table:table-cell table:style-name="ce8" office:value-type="float" office:value="337.333343505859" calcext:value-type="float">
            <text:p>337.333</text:p>
          </table:table-cell>
          <table:table-cell table:style-name="ce7" table:formula="of:=[.D295]-[.C295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8" office:value-type="float" office:value="337.416656494141" calcext:value-type="float">
            <text:p>337.417</text:p>
          </table:table-cell>
          <table:table-cell table:style-name="ce8" office:value-type="float" office:value="337.333343505859" calcext:value-type="float">
            <text:p>337.333</text:p>
          </table:table-cell>
          <table:table-cell table:style-name="ce8" office:value-type="float" office:value="337.5" calcext:value-type="float">
            <text:p>337.500</text:p>
          </table:table-cell>
          <table:table-cell table:style-name="ce7" table:formula="of:=[.D296]-[.C29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8" office:value-type="float" office:value="337.583343505859" calcext:value-type="float">
            <text:p>337.583</text:p>
          </table:table-cell>
          <table:table-cell table:style-name="ce8" office:value-type="float" office:value="337.5" calcext:value-type="float">
            <text:p>337.500</text:p>
          </table:table-cell>
          <table:table-cell table:style-name="ce8" office:value-type="float" office:value="337.666656494141" calcext:value-type="float">
            <text:p>337.667</text:p>
          </table:table-cell>
          <table:table-cell table:style-name="ce7" table:formula="of:=[.D297]-[.C29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8" office:value-type="float" office:value="337.75" calcext:value-type="float">
            <text:p>337.750</text:p>
          </table:table-cell>
          <table:table-cell table:style-name="ce8" office:value-type="float" office:value="337.666656494141" calcext:value-type="float">
            <text:p>337.667</text:p>
          </table:table-cell>
          <table:table-cell table:style-name="ce8" office:value-type="float" office:value="337.833343505859" calcext:value-type="float">
            <text:p>337.833</text:p>
          </table:table-cell>
          <table:table-cell table:style-name="ce7" table:formula="of:=[.D298]-[.C298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8" office:value-type="float" office:value="337.916656494141" calcext:value-type="float">
            <text:p>337.917</text:p>
          </table:table-cell>
          <table:table-cell table:style-name="ce8" office:value-type="float" office:value="337.833343505859" calcext:value-type="float">
            <text:p>337.833</text:p>
          </table:table-cell>
          <table:table-cell table:style-name="ce8" office:value-type="float" office:value="338" calcext:value-type="float">
            <text:p>338.000</text:p>
          </table:table-cell>
          <table:table-cell table:style-name="ce7" table:formula="of:=[.D299]-[.C29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8" office:value-type="float" office:value="338.083343505859" calcext:value-type="float">
            <text:p>338.083</text:p>
          </table:table-cell>
          <table:table-cell table:style-name="ce8" office:value-type="float" office:value="338" calcext:value-type="float">
            <text:p>338.000</text:p>
          </table:table-cell>
          <table:table-cell table:style-name="ce8" office:value-type="float" office:value="338.166656494141" calcext:value-type="float">
            <text:p>338.167</text:p>
          </table:table-cell>
          <table:table-cell table:style-name="ce7" table:formula="of:=[.D300]-[.C30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8" office:value-type="float" office:value="338.25" calcext:value-type="float">
            <text:p>338.250</text:p>
          </table:table-cell>
          <table:table-cell table:style-name="ce8" office:value-type="float" office:value="338.166656494141" calcext:value-type="float">
            <text:p>338.167</text:p>
          </table:table-cell>
          <table:table-cell table:style-name="ce8" office:value-type="float" office:value="338.333343505859" calcext:value-type="float">
            <text:p>338.333</text:p>
          </table:table-cell>
          <table:table-cell table:style-name="ce7" table:formula="of:=[.D301]-[.C301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8" office:value-type="float" office:value="338.416656494141" calcext:value-type="float">
            <text:p>338.417</text:p>
          </table:table-cell>
          <table:table-cell table:style-name="ce8" office:value-type="float" office:value="338.333343505859" calcext:value-type="float">
            <text:p>338.333</text:p>
          </table:table-cell>
          <table:table-cell table:style-name="ce8" office:value-type="float" office:value="338.5" calcext:value-type="float">
            <text:p>338.500</text:p>
          </table:table-cell>
          <table:table-cell table:style-name="ce7" table:formula="of:=[.D302]-[.C30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8" office:value-type="float" office:value="338.583343505859" calcext:value-type="float">
            <text:p>338.583</text:p>
          </table:table-cell>
          <table:table-cell table:style-name="ce8" office:value-type="float" office:value="338.5" calcext:value-type="float">
            <text:p>338.500</text:p>
          </table:table-cell>
          <table:table-cell table:style-name="ce8" office:value-type="float" office:value="338.666656494141" calcext:value-type="float">
            <text:p>338.667</text:p>
          </table:table-cell>
          <table:table-cell table:style-name="ce7" table:formula="of:=[.D303]-[.C30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8" office:value-type="float" office:value="338.75" calcext:value-type="float">
            <text:p>338.750</text:p>
          </table:table-cell>
          <table:table-cell table:style-name="ce8" office:value-type="float" office:value="338.666656494141" calcext:value-type="float">
            <text:p>338.667</text:p>
          </table:table-cell>
          <table:table-cell table:style-name="ce8" office:value-type="float" office:value="338.833343505859" calcext:value-type="float">
            <text:p>338.833</text:p>
          </table:table-cell>
          <table:table-cell table:style-name="ce7" table:formula="of:=[.D304]-[.C304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8" office:value-type="float" office:value="338.916656494141" calcext:value-type="float">
            <text:p>338.917</text:p>
          </table:table-cell>
          <table:table-cell table:style-name="ce8" office:value-type="float" office:value="338.833343505859" calcext:value-type="float">
            <text:p>338.833</text:p>
          </table:table-cell>
          <table:table-cell table:style-name="ce8" office:value-type="float" office:value="339" calcext:value-type="float">
            <text:p>339.000</text:p>
          </table:table-cell>
          <table:table-cell table:style-name="ce7" table:formula="of:=[.D305]-[.C30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8" office:value-type="float" office:value="339.083343505859" calcext:value-type="float">
            <text:p>339.083</text:p>
          </table:table-cell>
          <table:table-cell table:style-name="ce8" office:value-type="float" office:value="339" calcext:value-type="float">
            <text:p>339.000</text:p>
          </table:table-cell>
          <table:table-cell table:style-name="ce8" office:value-type="float" office:value="339.166656494141" calcext:value-type="float">
            <text:p>339.167</text:p>
          </table:table-cell>
          <table:table-cell table:style-name="ce7" table:formula="of:=[.D306]-[.C30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8" office:value-type="float" office:value="339.25" calcext:value-type="float">
            <text:p>339.250</text:p>
          </table:table-cell>
          <table:table-cell table:style-name="ce8" office:value-type="float" office:value="339.166656494141" calcext:value-type="float">
            <text:p>339.167</text:p>
          </table:table-cell>
          <table:table-cell table:style-name="ce8" office:value-type="float" office:value="339.333343505859" calcext:value-type="float">
            <text:p>339.333</text:p>
          </table:table-cell>
          <table:table-cell table:style-name="ce7" table:formula="of:=[.D307]-[.C307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8" office:value-type="float" office:value="339.416656494141" calcext:value-type="float">
            <text:p>339.417</text:p>
          </table:table-cell>
          <table:table-cell table:style-name="ce8" office:value-type="float" office:value="339.333343505859" calcext:value-type="float">
            <text:p>339.333</text:p>
          </table:table-cell>
          <table:table-cell table:style-name="ce8" office:value-type="float" office:value="339.5" calcext:value-type="float">
            <text:p>339.500</text:p>
          </table:table-cell>
          <table:table-cell table:style-name="ce7" table:formula="of:=[.D308]-[.C30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8" office:value-type="float" office:value="339.583343505859" calcext:value-type="float">
            <text:p>339.583</text:p>
          </table:table-cell>
          <table:table-cell table:style-name="ce8" office:value-type="float" office:value="339.5" calcext:value-type="float">
            <text:p>339.500</text:p>
          </table:table-cell>
          <table:table-cell table:style-name="ce8" office:value-type="float" office:value="339.666656494141" calcext:value-type="float">
            <text:p>339.667</text:p>
          </table:table-cell>
          <table:table-cell table:style-name="ce7" table:formula="of:=[.D309]-[.C30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8" office:value-type="float" office:value="339.75" calcext:value-type="float">
            <text:p>339.750</text:p>
          </table:table-cell>
          <table:table-cell table:style-name="ce8" office:value-type="float" office:value="339.666656494141" calcext:value-type="float">
            <text:p>339.667</text:p>
          </table:table-cell>
          <table:table-cell table:style-name="ce8" office:value-type="float" office:value="339.833343505859" calcext:value-type="float">
            <text:p>339.833</text:p>
          </table:table-cell>
          <table:table-cell table:style-name="ce7" table:formula="of:=[.D310]-[.C310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8" office:value-type="float" office:value="339.916656494141" calcext:value-type="float">
            <text:p>339.917</text:p>
          </table:table-cell>
          <table:table-cell table:style-name="ce8" office:value-type="float" office:value="339.833343505859" calcext:value-type="float">
            <text:p>339.833</text:p>
          </table:table-cell>
          <table:table-cell table:style-name="ce8" office:value-type="float" office:value="340" calcext:value-type="float">
            <text:p>340.000</text:p>
          </table:table-cell>
          <table:table-cell table:style-name="ce7" table:formula="of:=[.D311]-[.C31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8" office:value-type="float" office:value="340.083343505859" calcext:value-type="float">
            <text:p>340.083</text:p>
          </table:table-cell>
          <table:table-cell table:style-name="ce8" office:value-type="float" office:value="340" calcext:value-type="float">
            <text:p>340.000</text:p>
          </table:table-cell>
          <table:table-cell table:style-name="ce8" office:value-type="float" office:value="340.166656494141" calcext:value-type="float">
            <text:p>340.167</text:p>
          </table:table-cell>
          <table:table-cell table:style-name="ce7" table:formula="of:=[.D312]-[.C31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8" office:value-type="float" office:value="340.25" calcext:value-type="float">
            <text:p>340.250</text:p>
          </table:table-cell>
          <table:table-cell table:style-name="ce8" office:value-type="float" office:value="340.166656494141" calcext:value-type="float">
            <text:p>340.167</text:p>
          </table:table-cell>
          <table:table-cell table:style-name="ce8" office:value-type="float" office:value="340.333343505859" calcext:value-type="float">
            <text:p>340.333</text:p>
          </table:table-cell>
          <table:table-cell table:style-name="ce7" table:formula="of:=[.D313]-[.C313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8" office:value-type="float" office:value="340.416656494141" calcext:value-type="float">
            <text:p>340.417</text:p>
          </table:table-cell>
          <table:table-cell table:style-name="ce8" office:value-type="float" office:value="340.333343505859" calcext:value-type="float">
            <text:p>340.333</text:p>
          </table:table-cell>
          <table:table-cell table:style-name="ce8" office:value-type="float" office:value="340.5" calcext:value-type="float">
            <text:p>340.500</text:p>
          </table:table-cell>
          <table:table-cell table:style-name="ce7" table:formula="of:=[.D314]-[.C31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8" office:value-type="float" office:value="340.583343505859" calcext:value-type="float">
            <text:p>340.583</text:p>
          </table:table-cell>
          <table:table-cell table:style-name="ce8" office:value-type="float" office:value="340.5" calcext:value-type="float">
            <text:p>340.500</text:p>
          </table:table-cell>
          <table:table-cell table:style-name="ce8" office:value-type="float" office:value="340.666656494141" calcext:value-type="float">
            <text:p>340.667</text:p>
          </table:table-cell>
          <table:table-cell table:style-name="ce7" table:formula="of:=[.D315]-[.C31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8" office:value-type="float" office:value="340.75" calcext:value-type="float">
            <text:p>340.750</text:p>
          </table:table-cell>
          <table:table-cell table:style-name="ce8" office:value-type="float" office:value="340.666656494141" calcext:value-type="float">
            <text:p>340.667</text:p>
          </table:table-cell>
          <table:table-cell table:style-name="ce8" office:value-type="float" office:value="340.833343505859" calcext:value-type="float">
            <text:p>340.833</text:p>
          </table:table-cell>
          <table:table-cell table:style-name="ce7" table:formula="of:=[.D316]-[.C316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8" office:value-type="float" office:value="340.916656494141" calcext:value-type="float">
            <text:p>340.917</text:p>
          </table:table-cell>
          <table:table-cell table:style-name="ce8" office:value-type="float" office:value="340.833343505859" calcext:value-type="float">
            <text:p>340.833</text:p>
          </table:table-cell>
          <table:table-cell table:style-name="ce8" office:value-type="float" office:value="341" calcext:value-type="float">
            <text:p>341.000</text:p>
          </table:table-cell>
          <table:table-cell table:style-name="ce7" table:formula="of:=[.D317]-[.C31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8" office:value-type="float" office:value="341.083343505859" calcext:value-type="float">
            <text:p>341.083</text:p>
          </table:table-cell>
          <table:table-cell table:style-name="ce8" office:value-type="float" office:value="341" calcext:value-type="float">
            <text:p>341.000</text:p>
          </table:table-cell>
          <table:table-cell table:style-name="ce8" office:value-type="float" office:value="341.166656494141" calcext:value-type="float">
            <text:p>341.167</text:p>
          </table:table-cell>
          <table:table-cell table:style-name="ce7" table:formula="of:=[.D318]-[.C31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8" office:value-type="float" office:value="341.25" calcext:value-type="float">
            <text:p>341.250</text:p>
          </table:table-cell>
          <table:table-cell table:style-name="ce8" office:value-type="float" office:value="341.166656494141" calcext:value-type="float">
            <text:p>341.167</text:p>
          </table:table-cell>
          <table:table-cell table:style-name="ce8" office:value-type="float" office:value="341.333343505859" calcext:value-type="float">
            <text:p>341.333</text:p>
          </table:table-cell>
          <table:table-cell table:style-name="ce7" table:formula="of:=[.D319]-[.C319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341.416656494141" calcext:value-type="float">
            <text:p>341.417</text:p>
          </table:table-cell>
          <table:table-cell table:style-name="ce8" office:value-type="float" office:value="341.333343505859" calcext:value-type="float">
            <text:p>341.333</text:p>
          </table:table-cell>
          <table:table-cell table:style-name="ce8" office:value-type="float" office:value="341.5" calcext:value-type="float">
            <text:p>341.500</text:p>
          </table:table-cell>
          <table:table-cell table:style-name="ce7" table:formula="of:=[.D320]-[.C32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8" office:value-type="float" office:value="341.583343505859" calcext:value-type="float">
            <text:p>341.583</text:p>
          </table:table-cell>
          <table:table-cell table:style-name="ce8" office:value-type="float" office:value="341.5" calcext:value-type="float">
            <text:p>341.500</text:p>
          </table:table-cell>
          <table:table-cell table:style-name="ce8" office:value-type="float" office:value="341.666656494141" calcext:value-type="float">
            <text:p>341.667</text:p>
          </table:table-cell>
          <table:table-cell table:style-name="ce7" table:formula="of:=[.D321]-[.C32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8" office:value-type="float" office:value="341.75" calcext:value-type="float">
            <text:p>341.750</text:p>
          </table:table-cell>
          <table:table-cell table:style-name="ce8" office:value-type="float" office:value="341.666656494141" calcext:value-type="float">
            <text:p>341.667</text:p>
          </table:table-cell>
          <table:table-cell table:style-name="ce8" office:value-type="float" office:value="341.833343505859" calcext:value-type="float">
            <text:p>341.833</text:p>
          </table:table-cell>
          <table:table-cell table:style-name="ce7" table:formula="of:=[.D322]-[.C322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8" office:value-type="float" office:value="341.916656494141" calcext:value-type="float">
            <text:p>341.917</text:p>
          </table:table-cell>
          <table:table-cell table:style-name="ce8" office:value-type="float" office:value="341.833343505859" calcext:value-type="float">
            <text:p>341.833</text:p>
          </table:table-cell>
          <table:table-cell table:style-name="ce8" office:value-type="float" office:value="342" calcext:value-type="float">
            <text:p>342.000</text:p>
          </table:table-cell>
          <table:table-cell table:style-name="ce7" table:formula="of:=[.D323]-[.C32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8" office:value-type="float" office:value="342.083343505859" calcext:value-type="float">
            <text:p>342.083</text:p>
          </table:table-cell>
          <table:table-cell table:style-name="ce8" office:value-type="float" office:value="342" calcext:value-type="float">
            <text:p>342.000</text:p>
          </table:table-cell>
          <table:table-cell table:style-name="ce8" office:value-type="float" office:value="342.166656494141" calcext:value-type="float">
            <text:p>342.167</text:p>
          </table:table-cell>
          <table:table-cell table:style-name="ce7" table:formula="of:=[.D324]-[.C32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8" office:value-type="float" office:value="342.25" calcext:value-type="float">
            <text:p>342.250</text:p>
          </table:table-cell>
          <table:table-cell table:style-name="ce8" office:value-type="float" office:value="342.166656494141" calcext:value-type="float">
            <text:p>342.167</text:p>
          </table:table-cell>
          <table:table-cell table:style-name="ce8" office:value-type="float" office:value="342.333343505859" calcext:value-type="float">
            <text:p>342.333</text:p>
          </table:table-cell>
          <table:table-cell table:style-name="ce7" table:formula="of:=[.D325]-[.C325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8" office:value-type="float" office:value="342.416656494141" calcext:value-type="float">
            <text:p>342.417</text:p>
          </table:table-cell>
          <table:table-cell table:style-name="ce8" office:value-type="float" office:value="342.333343505859" calcext:value-type="float">
            <text:p>342.333</text:p>
          </table:table-cell>
          <table:table-cell table:style-name="ce8" office:value-type="float" office:value="342.5" calcext:value-type="float">
            <text:p>342.500</text:p>
          </table:table-cell>
          <table:table-cell table:style-name="ce7" table:formula="of:=[.D326]-[.C32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8" office:value-type="float" office:value="342.583343505859" calcext:value-type="float">
            <text:p>342.583</text:p>
          </table:table-cell>
          <table:table-cell table:style-name="ce8" office:value-type="float" office:value="342.5" calcext:value-type="float">
            <text:p>342.500</text:p>
          </table:table-cell>
          <table:table-cell table:style-name="ce8" office:value-type="float" office:value="342.666656494141" calcext:value-type="float">
            <text:p>342.667</text:p>
          </table:table-cell>
          <table:table-cell table:style-name="ce7" table:formula="of:=[.D327]-[.C32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8" office:value-type="float" office:value="342.75" calcext:value-type="float">
            <text:p>342.750</text:p>
          </table:table-cell>
          <table:table-cell table:style-name="ce8" office:value-type="float" office:value="342.666656494141" calcext:value-type="float">
            <text:p>342.667</text:p>
          </table:table-cell>
          <table:table-cell table:style-name="ce8" office:value-type="float" office:value="342.833343505859" calcext:value-type="float">
            <text:p>342.833</text:p>
          </table:table-cell>
          <table:table-cell table:style-name="ce7" table:formula="of:=[.D328]-[.C328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8" office:value-type="float" office:value="342.916656494141" calcext:value-type="float">
            <text:p>342.917</text:p>
          </table:table-cell>
          <table:table-cell table:style-name="ce8" office:value-type="float" office:value="342.833343505859" calcext:value-type="float">
            <text:p>342.833</text:p>
          </table:table-cell>
          <table:table-cell table:style-name="ce8" office:value-type="float" office:value="343" calcext:value-type="float">
            <text:p>343.000</text:p>
          </table:table-cell>
          <table:table-cell table:style-name="ce7" table:formula="of:=[.D329]-[.C32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8" office:value-type="float" office:value="343.083343505859" calcext:value-type="float">
            <text:p>343.083</text:p>
          </table:table-cell>
          <table:table-cell table:style-name="ce8" office:value-type="float" office:value="343" calcext:value-type="float">
            <text:p>343.000</text:p>
          </table:table-cell>
          <table:table-cell table:style-name="ce8" office:value-type="float" office:value="343.166656494141" calcext:value-type="float">
            <text:p>343.167</text:p>
          </table:table-cell>
          <table:table-cell table:style-name="ce7" table:formula="of:=[.D330]-[.C33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8" office:value-type="float" office:value="343.25" calcext:value-type="float">
            <text:p>343.250</text:p>
          </table:table-cell>
          <table:table-cell table:style-name="ce8" office:value-type="float" office:value="343.166656494141" calcext:value-type="float">
            <text:p>343.167</text:p>
          </table:table-cell>
          <table:table-cell table:style-name="ce8" office:value-type="float" office:value="343.333343505859" calcext:value-type="float">
            <text:p>343.333</text:p>
          </table:table-cell>
          <table:table-cell table:style-name="ce7" table:formula="of:=[.D331]-[.C331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8" office:value-type="float" office:value="343.416656494141" calcext:value-type="float">
            <text:p>343.417</text:p>
          </table:table-cell>
          <table:table-cell table:style-name="ce8" office:value-type="float" office:value="343.333343505859" calcext:value-type="float">
            <text:p>343.333</text:p>
          </table:table-cell>
          <table:table-cell table:style-name="ce8" office:value-type="float" office:value="343.5" calcext:value-type="float">
            <text:p>343.500</text:p>
          </table:table-cell>
          <table:table-cell table:style-name="ce7" table:formula="of:=[.D332]-[.C33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8" office:value-type="float" office:value="343.583343505859" calcext:value-type="float">
            <text:p>343.583</text:p>
          </table:table-cell>
          <table:table-cell table:style-name="ce8" office:value-type="float" office:value="343.5" calcext:value-type="float">
            <text:p>343.500</text:p>
          </table:table-cell>
          <table:table-cell table:style-name="ce8" office:value-type="float" office:value="343.666656494141" calcext:value-type="float">
            <text:p>343.667</text:p>
          </table:table-cell>
          <table:table-cell table:style-name="ce7" table:formula="of:=[.D333]-[.C33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8" office:value-type="float" office:value="343.75" calcext:value-type="float">
            <text:p>343.750</text:p>
          </table:table-cell>
          <table:table-cell table:style-name="ce8" office:value-type="float" office:value="343.666656494141" calcext:value-type="float">
            <text:p>343.667</text:p>
          </table:table-cell>
          <table:table-cell table:style-name="ce8" office:value-type="float" office:value="343.833343505859" calcext:value-type="float">
            <text:p>343.833</text:p>
          </table:table-cell>
          <table:table-cell table:style-name="ce7" table:formula="of:=[.D334]-[.C334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8" office:value-type="float" office:value="343.916656494141" calcext:value-type="float">
            <text:p>343.917</text:p>
          </table:table-cell>
          <table:table-cell table:style-name="ce8" office:value-type="float" office:value="343.833343505859" calcext:value-type="float">
            <text:p>343.833</text:p>
          </table:table-cell>
          <table:table-cell table:style-name="ce8" office:value-type="float" office:value="344" calcext:value-type="float">
            <text:p>344.000</text:p>
          </table:table-cell>
          <table:table-cell table:style-name="ce7" table:formula="of:=[.D335]-[.C33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8" office:value-type="float" office:value="344.083343505859" calcext:value-type="float">
            <text:p>344.083</text:p>
          </table:table-cell>
          <table:table-cell table:style-name="ce8" office:value-type="float" office:value="344" calcext:value-type="float">
            <text:p>344.000</text:p>
          </table:table-cell>
          <table:table-cell table:style-name="ce8" office:value-type="float" office:value="344.166656494141" calcext:value-type="float">
            <text:p>344.167</text:p>
          </table:table-cell>
          <table:table-cell table:style-name="ce7" table:formula="of:=[.D336]-[.C33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8" office:value-type="float" office:value="344.25" calcext:value-type="float">
            <text:p>344.250</text:p>
          </table:table-cell>
          <table:table-cell table:style-name="ce8" office:value-type="float" office:value="344.166656494141" calcext:value-type="float">
            <text:p>344.167</text:p>
          </table:table-cell>
          <table:table-cell table:style-name="ce8" office:value-type="float" office:value="344.333343505859" calcext:value-type="float">
            <text:p>344.333</text:p>
          </table:table-cell>
          <table:table-cell table:style-name="ce7" table:formula="of:=[.D337]-[.C337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8" office:value-type="float" office:value="344.416656494141" calcext:value-type="float">
            <text:p>344.417</text:p>
          </table:table-cell>
          <table:table-cell table:style-name="ce8" office:value-type="float" office:value="344.333343505859" calcext:value-type="float">
            <text:p>344.333</text:p>
          </table:table-cell>
          <table:table-cell table:style-name="ce8" office:value-type="float" office:value="344.5" calcext:value-type="float">
            <text:p>344.500</text:p>
          </table:table-cell>
          <table:table-cell table:style-name="ce7" table:formula="of:=[.D338]-[.C33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8" office:value-type="float" office:value="344.583343505859" calcext:value-type="float">
            <text:p>344.583</text:p>
          </table:table-cell>
          <table:table-cell table:style-name="ce8" office:value-type="float" office:value="344.5" calcext:value-type="float">
            <text:p>344.500</text:p>
          </table:table-cell>
          <table:table-cell table:style-name="ce8" office:value-type="float" office:value="344.666656494141" calcext:value-type="float">
            <text:p>344.667</text:p>
          </table:table-cell>
          <table:table-cell table:style-name="ce7" table:formula="of:=[.D339]-[.C33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8" office:value-type="float" office:value="344.75" calcext:value-type="float">
            <text:p>344.750</text:p>
          </table:table-cell>
          <table:table-cell table:style-name="ce8" office:value-type="float" office:value="344.666656494141" calcext:value-type="float">
            <text:p>344.667</text:p>
          </table:table-cell>
          <table:table-cell table:style-name="ce8" office:value-type="float" office:value="344.833343505859" calcext:value-type="float">
            <text:p>344.833</text:p>
          </table:table-cell>
          <table:table-cell table:style-name="ce7" table:formula="of:=[.D340]-[.C340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8" office:value-type="float" office:value="344.916656494141" calcext:value-type="float">
            <text:p>344.917</text:p>
          </table:table-cell>
          <table:table-cell table:style-name="ce8" office:value-type="float" office:value="344.833343505859" calcext:value-type="float">
            <text:p>344.833</text:p>
          </table:table-cell>
          <table:table-cell table:style-name="ce8" office:value-type="float" office:value="345" calcext:value-type="float">
            <text:p>345.000</text:p>
          </table:table-cell>
          <table:table-cell table:style-name="ce7" table:formula="of:=[.D341]-[.C34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8" office:value-type="float" office:value="345.083343505859" calcext:value-type="float">
            <text:p>345.083</text:p>
          </table:table-cell>
          <table:table-cell table:style-name="ce8" office:value-type="float" office:value="345" calcext:value-type="float">
            <text:p>345.000</text:p>
          </table:table-cell>
          <table:table-cell table:style-name="ce8" office:value-type="float" office:value="345.166656494141" calcext:value-type="float">
            <text:p>345.167</text:p>
          </table:table-cell>
          <table:table-cell table:style-name="ce7" table:formula="of:=[.D342]-[.C34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8" office:value-type="float" office:value="345.25" calcext:value-type="float">
            <text:p>345.250</text:p>
          </table:table-cell>
          <table:table-cell table:style-name="ce8" office:value-type="float" office:value="345.166656494141" calcext:value-type="float">
            <text:p>345.167</text:p>
          </table:table-cell>
          <table:table-cell table:style-name="ce8" office:value-type="float" office:value="345.333343505859" calcext:value-type="float">
            <text:p>345.333</text:p>
          </table:table-cell>
          <table:table-cell table:style-name="ce7" table:formula="of:=[.D343]-[.C343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8" office:value-type="float" office:value="345.416656494141" calcext:value-type="float">
            <text:p>345.417</text:p>
          </table:table-cell>
          <table:table-cell table:style-name="ce8" office:value-type="float" office:value="345.333343505859" calcext:value-type="float">
            <text:p>345.333</text:p>
          </table:table-cell>
          <table:table-cell table:style-name="ce8" office:value-type="float" office:value="345.5" calcext:value-type="float">
            <text:p>345.500</text:p>
          </table:table-cell>
          <table:table-cell table:style-name="ce7" table:formula="of:=[.D344]-[.C34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8" office:value-type="float" office:value="345.583343505859" calcext:value-type="float">
            <text:p>345.583</text:p>
          </table:table-cell>
          <table:table-cell table:style-name="ce8" office:value-type="float" office:value="345.5" calcext:value-type="float">
            <text:p>345.500</text:p>
          </table:table-cell>
          <table:table-cell table:style-name="ce8" office:value-type="float" office:value="345.666656494141" calcext:value-type="float">
            <text:p>345.667</text:p>
          </table:table-cell>
          <table:table-cell table:style-name="ce7" table:formula="of:=[.D345]-[.C34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8" office:value-type="float" office:value="345.75" calcext:value-type="float">
            <text:p>345.750</text:p>
          </table:table-cell>
          <table:table-cell table:style-name="ce8" office:value-type="float" office:value="345.666656494141" calcext:value-type="float">
            <text:p>345.667</text:p>
          </table:table-cell>
          <table:table-cell table:style-name="ce8" office:value-type="float" office:value="345.833343505859" calcext:value-type="float">
            <text:p>345.833</text:p>
          </table:table-cell>
          <table:table-cell table:style-name="ce7" table:formula="of:=[.D346]-[.C346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8" office:value-type="float" office:value="345.916656494141" calcext:value-type="float">
            <text:p>345.917</text:p>
          </table:table-cell>
          <table:table-cell table:style-name="ce8" office:value-type="float" office:value="345.833343505859" calcext:value-type="float">
            <text:p>345.833</text:p>
          </table:table-cell>
          <table:table-cell table:style-name="ce8" office:value-type="float" office:value="346" calcext:value-type="float">
            <text:p>346.000</text:p>
          </table:table-cell>
          <table:table-cell table:style-name="ce7" table:formula="of:=[.D347]-[.C34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8" office:value-type="float" office:value="346.083343505859" calcext:value-type="float">
            <text:p>346.083</text:p>
          </table:table-cell>
          <table:table-cell table:style-name="ce8" office:value-type="float" office:value="346" calcext:value-type="float">
            <text:p>346.000</text:p>
          </table:table-cell>
          <table:table-cell table:style-name="ce8" office:value-type="float" office:value="346.166656494141" calcext:value-type="float">
            <text:p>346.167</text:p>
          </table:table-cell>
          <table:table-cell table:style-name="ce7" table:formula="of:=[.D348]-[.C34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8" office:value-type="float" office:value="346.25" calcext:value-type="float">
            <text:p>346.250</text:p>
          </table:table-cell>
          <table:table-cell table:style-name="ce8" office:value-type="float" office:value="346.166656494141" calcext:value-type="float">
            <text:p>346.167</text:p>
          </table:table-cell>
          <table:table-cell table:style-name="ce8" office:value-type="float" office:value="346.333343505859" calcext:value-type="float">
            <text:p>346.333</text:p>
          </table:table-cell>
          <table:table-cell table:style-name="ce7" table:formula="of:=[.D349]-[.C349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8" office:value-type="float" office:value="346.416656494141" calcext:value-type="float">
            <text:p>346.417</text:p>
          </table:table-cell>
          <table:table-cell table:style-name="ce8" office:value-type="float" office:value="346.333343505859" calcext:value-type="float">
            <text:p>346.333</text:p>
          </table:table-cell>
          <table:table-cell table:style-name="ce8" office:value-type="float" office:value="346.5" calcext:value-type="float">
            <text:p>346.500</text:p>
          </table:table-cell>
          <table:table-cell table:style-name="ce7" table:formula="of:=[.D350]-[.C35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8" office:value-type="float" office:value="346.583343505859" calcext:value-type="float">
            <text:p>346.583</text:p>
          </table:table-cell>
          <table:table-cell table:style-name="ce8" office:value-type="float" office:value="346.5" calcext:value-type="float">
            <text:p>346.500</text:p>
          </table:table-cell>
          <table:table-cell table:style-name="ce8" office:value-type="float" office:value="346.666656494141" calcext:value-type="float">
            <text:p>346.667</text:p>
          </table:table-cell>
          <table:table-cell table:style-name="ce7" table:formula="of:=[.D351]-[.C35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8" office:value-type="float" office:value="346.75" calcext:value-type="float">
            <text:p>346.750</text:p>
          </table:table-cell>
          <table:table-cell table:style-name="ce8" office:value-type="float" office:value="346.666656494141" calcext:value-type="float">
            <text:p>346.667</text:p>
          </table:table-cell>
          <table:table-cell table:style-name="ce8" office:value-type="float" office:value="346.833343505859" calcext:value-type="float">
            <text:p>346.833</text:p>
          </table:table-cell>
          <table:table-cell table:style-name="ce7" table:formula="of:=[.D352]-[.C352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8" office:value-type="float" office:value="346.916656494141" calcext:value-type="float">
            <text:p>346.917</text:p>
          </table:table-cell>
          <table:table-cell table:style-name="ce8" office:value-type="float" office:value="346.833343505859" calcext:value-type="float">
            <text:p>346.833</text:p>
          </table:table-cell>
          <table:table-cell table:style-name="ce8" office:value-type="float" office:value="347" calcext:value-type="float">
            <text:p>347.000</text:p>
          </table:table-cell>
          <table:table-cell table:style-name="ce7" table:formula="of:=[.D353]-[.C35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8" office:value-type="float" office:value="347.083343505859" calcext:value-type="float">
            <text:p>347.083</text:p>
          </table:table-cell>
          <table:table-cell table:style-name="ce8" office:value-type="float" office:value="347" calcext:value-type="float">
            <text:p>347.000</text:p>
          </table:table-cell>
          <table:table-cell table:style-name="ce8" office:value-type="float" office:value="347.166656494141" calcext:value-type="float">
            <text:p>347.167</text:p>
          </table:table-cell>
          <table:table-cell table:style-name="ce7" table:formula="of:=[.D354]-[.C35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8" office:value-type="float" office:value="347.25" calcext:value-type="float">
            <text:p>347.250</text:p>
          </table:table-cell>
          <table:table-cell table:style-name="ce8" office:value-type="float" office:value="347.166656494141" calcext:value-type="float">
            <text:p>347.167</text:p>
          </table:table-cell>
          <table:table-cell table:style-name="ce8" office:value-type="float" office:value="347.333343505859" calcext:value-type="float">
            <text:p>347.333</text:p>
          </table:table-cell>
          <table:table-cell table:style-name="ce7" table:formula="of:=[.D355]-[.C355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8" office:value-type="float" office:value="347.416656494141" calcext:value-type="float">
            <text:p>347.417</text:p>
          </table:table-cell>
          <table:table-cell table:style-name="ce8" office:value-type="float" office:value="347.333343505859" calcext:value-type="float">
            <text:p>347.333</text:p>
          </table:table-cell>
          <table:table-cell table:style-name="ce8" office:value-type="float" office:value="347.5" calcext:value-type="float">
            <text:p>347.500</text:p>
          </table:table-cell>
          <table:table-cell table:style-name="ce7" table:formula="of:=[.D356]-[.C35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8" office:value-type="float" office:value="347.583343505859" calcext:value-type="float">
            <text:p>347.583</text:p>
          </table:table-cell>
          <table:table-cell table:style-name="ce8" office:value-type="float" office:value="347.5" calcext:value-type="float">
            <text:p>347.500</text:p>
          </table:table-cell>
          <table:table-cell table:style-name="ce8" office:value-type="float" office:value="347.666656494141" calcext:value-type="float">
            <text:p>347.667</text:p>
          </table:table-cell>
          <table:table-cell table:style-name="ce7" table:formula="of:=[.D357]-[.C35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8" office:value-type="float" office:value="347.75" calcext:value-type="float">
            <text:p>347.750</text:p>
          </table:table-cell>
          <table:table-cell table:style-name="ce8" office:value-type="float" office:value="347.666656494141" calcext:value-type="float">
            <text:p>347.667</text:p>
          </table:table-cell>
          <table:table-cell table:style-name="ce8" office:value-type="float" office:value="347.833343505859" calcext:value-type="float">
            <text:p>347.833</text:p>
          </table:table-cell>
          <table:table-cell table:style-name="ce7" table:formula="of:=[.D358]-[.C358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8" office:value-type="float" office:value="347.916656494141" calcext:value-type="float">
            <text:p>347.917</text:p>
          </table:table-cell>
          <table:table-cell table:style-name="ce8" office:value-type="float" office:value="347.833343505859" calcext:value-type="float">
            <text:p>347.833</text:p>
          </table:table-cell>
          <table:table-cell table:style-name="ce8" office:value-type="float" office:value="348" calcext:value-type="float">
            <text:p>348.000</text:p>
          </table:table-cell>
          <table:table-cell table:style-name="ce7" table:formula="of:=[.D359]-[.C35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8" office:value-type="float" office:value="348.083343505859" calcext:value-type="float">
            <text:p>348.083</text:p>
          </table:table-cell>
          <table:table-cell table:style-name="ce8" office:value-type="float" office:value="348" calcext:value-type="float">
            <text:p>348.000</text:p>
          </table:table-cell>
          <table:table-cell table:style-name="ce8" office:value-type="float" office:value="348.166656494141" calcext:value-type="float">
            <text:p>348.167</text:p>
          </table:table-cell>
          <table:table-cell table:style-name="ce7" table:formula="of:=[.D360]-[.C36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8" office:value-type="float" office:value="348.25" calcext:value-type="float">
            <text:p>348.250</text:p>
          </table:table-cell>
          <table:table-cell table:style-name="ce8" office:value-type="float" office:value="348.166656494141" calcext:value-type="float">
            <text:p>348.167</text:p>
          </table:table-cell>
          <table:table-cell table:style-name="ce8" office:value-type="float" office:value="348.333343505859" calcext:value-type="float">
            <text:p>348.333</text:p>
          </table:table-cell>
          <table:table-cell table:style-name="ce7" table:formula="of:=[.D361]-[.C361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8" office:value-type="float" office:value="348.416656494141" calcext:value-type="float">
            <text:p>348.417</text:p>
          </table:table-cell>
          <table:table-cell table:style-name="ce8" office:value-type="float" office:value="348.333343505859" calcext:value-type="float">
            <text:p>348.333</text:p>
          </table:table-cell>
          <table:table-cell table:style-name="ce8" office:value-type="float" office:value="348.5" calcext:value-type="float">
            <text:p>348.500</text:p>
          </table:table-cell>
          <table:table-cell table:style-name="ce7" table:formula="of:=[.D362]-[.C36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8" office:value-type="float" office:value="348.583343505859" calcext:value-type="float">
            <text:p>348.583</text:p>
          </table:table-cell>
          <table:table-cell table:style-name="ce8" office:value-type="float" office:value="348.5" calcext:value-type="float">
            <text:p>348.500</text:p>
          </table:table-cell>
          <table:table-cell table:style-name="ce8" office:value-type="float" office:value="348.666656494141" calcext:value-type="float">
            <text:p>348.667</text:p>
          </table:table-cell>
          <table:table-cell table:style-name="ce7" table:formula="of:=[.D363]-[.C36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8" office:value-type="float" office:value="348.75" calcext:value-type="float">
            <text:p>348.750</text:p>
          </table:table-cell>
          <table:table-cell table:style-name="ce8" office:value-type="float" office:value="348.666656494141" calcext:value-type="float">
            <text:p>348.667</text:p>
          </table:table-cell>
          <table:table-cell table:style-name="ce8" office:value-type="float" office:value="348.833343505859" calcext:value-type="float">
            <text:p>348.833</text:p>
          </table:table-cell>
          <table:table-cell table:style-name="ce7" table:formula="of:=[.D364]-[.C364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8" office:value-type="float" office:value="348.916656494141" calcext:value-type="float">
            <text:p>348.917</text:p>
          </table:table-cell>
          <table:table-cell table:style-name="ce8" office:value-type="float" office:value="348.833343505859" calcext:value-type="float">
            <text:p>348.833</text:p>
          </table:table-cell>
          <table:table-cell table:style-name="ce8" office:value-type="float" office:value="349" calcext:value-type="float">
            <text:p>349.000</text:p>
          </table:table-cell>
          <table:table-cell table:style-name="ce7" table:formula="of:=[.D365]-[.C36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8" office:value-type="float" office:value="349.083343505859" calcext:value-type="float">
            <text:p>349.083</text:p>
          </table:table-cell>
          <table:table-cell table:style-name="ce8" office:value-type="float" office:value="349" calcext:value-type="float">
            <text:p>349.000</text:p>
          </table:table-cell>
          <table:table-cell table:style-name="ce8" office:value-type="float" office:value="349.166656494141" calcext:value-type="float">
            <text:p>349.167</text:p>
          </table:table-cell>
          <table:table-cell table:style-name="ce7" table:formula="of:=[.D366]-[.C366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8" office:value-type="float" office:value="349.25" calcext:value-type="float">
            <text:p>349.250</text:p>
          </table:table-cell>
          <table:table-cell table:style-name="ce8" office:value-type="float" office:value="349.166656494141" calcext:value-type="float">
            <text:p>349.167</text:p>
          </table:table-cell>
          <table:table-cell table:style-name="ce8" office:value-type="float" office:value="349.333343505859" calcext:value-type="float">
            <text:p>349.333</text:p>
          </table:table-cell>
          <table:table-cell table:style-name="ce7" table:formula="of:=[.D367]-[.C367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8" office:value-type="float" office:value="349.416656494141" calcext:value-type="float">
            <text:p>349.417</text:p>
          </table:table-cell>
          <table:table-cell table:style-name="ce8" office:value-type="float" office:value="349.333343505859" calcext:value-type="float">
            <text:p>349.333</text:p>
          </table:table-cell>
          <table:table-cell table:style-name="ce8" office:value-type="float" office:value="349.5" calcext:value-type="float">
            <text:p>349.500</text:p>
          </table:table-cell>
          <table:table-cell table:style-name="ce7" table:formula="of:=[.D368]-[.C36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8" office:value-type="float" office:value="349.583343505859" calcext:value-type="float">
            <text:p>349.583</text:p>
          </table:table-cell>
          <table:table-cell table:style-name="ce8" office:value-type="float" office:value="349.5" calcext:value-type="float">
            <text:p>349.500</text:p>
          </table:table-cell>
          <table:table-cell table:style-name="ce8" office:value-type="float" office:value="349.666656494141" calcext:value-type="float">
            <text:p>349.667</text:p>
          </table:table-cell>
          <table:table-cell table:style-name="ce7" table:formula="of:=[.D369]-[.C369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8" office:value-type="float" office:value="349.75" calcext:value-type="float">
            <text:p>349.750</text:p>
          </table:table-cell>
          <table:table-cell table:style-name="ce8" office:value-type="float" office:value="349.666656494141" calcext:value-type="float">
            <text:p>349.667</text:p>
          </table:table-cell>
          <table:table-cell table:style-name="ce8" office:value-type="float" office:value="349.833343505859" calcext:value-type="float">
            <text:p>349.833</text:p>
          </table:table-cell>
          <table:table-cell table:style-name="ce7" table:formula="of:=[.D370]-[.C370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8" office:value-type="float" office:value="349.916656494141" calcext:value-type="float">
            <text:p>349.917</text:p>
          </table:table-cell>
          <table:table-cell table:style-name="ce8" office:value-type="float" office:value="349.833343505859" calcext:value-type="float">
            <text:p>349.833</text:p>
          </table:table-cell>
          <table:table-cell table:style-name="ce8" office:value-type="float" office:value="350" calcext:value-type="float">
            <text:p>350.000</text:p>
          </table:table-cell>
          <table:table-cell table:style-name="ce7" table:formula="of:=[.D371]-[.C37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8" office:value-type="float" office:value="350.083343505859" calcext:value-type="float">
            <text:p>350.083</text:p>
          </table:table-cell>
          <table:table-cell table:style-name="ce8" office:value-type="float" office:value="350" calcext:value-type="float">
            <text:p>350.000</text:p>
          </table:table-cell>
          <table:table-cell table:style-name="ce8" office:value-type="float" office:value="350.166656494141" calcext:value-type="float">
            <text:p>350.167</text:p>
          </table:table-cell>
          <table:table-cell table:style-name="ce7" table:formula="of:=[.D372]-[.C372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8" office:value-type="float" office:value="350.25" calcext:value-type="float">
            <text:p>350.250</text:p>
          </table:table-cell>
          <table:table-cell table:style-name="ce8" office:value-type="float" office:value="350.166656494141" calcext:value-type="float">
            <text:p>350.167</text:p>
          </table:table-cell>
          <table:table-cell table:style-name="ce8" office:value-type="float" office:value="350.333343505859" calcext:value-type="float">
            <text:p>350.333</text:p>
          </table:table-cell>
          <table:table-cell table:style-name="ce7" table:formula="of:=[.D373]-[.C373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350.416656494141" calcext:value-type="float">
            <text:p>350.417</text:p>
          </table:table-cell>
          <table:table-cell table:style-name="ce8" office:value-type="float" office:value="350.333343505859" calcext:value-type="float">
            <text:p>350.333</text:p>
          </table:table-cell>
          <table:table-cell table:style-name="ce8" office:value-type="float" office:value="350.5" calcext:value-type="float">
            <text:p>350.500</text:p>
          </table:table-cell>
          <table:table-cell table:style-name="ce7" table:formula="of:=[.D374]-[.C37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8" office:value-type="float" office:value="350.583343505859" calcext:value-type="float">
            <text:p>350.583</text:p>
          </table:table-cell>
          <table:table-cell table:style-name="ce8" office:value-type="float" office:value="350.5" calcext:value-type="float">
            <text:p>350.500</text:p>
          </table:table-cell>
          <table:table-cell table:style-name="ce8" office:value-type="float" office:value="350.666656494141" calcext:value-type="float">
            <text:p>350.667</text:p>
          </table:table-cell>
          <table:table-cell table:style-name="ce7" table:formula="of:=[.D375]-[.C375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8" office:value-type="float" office:value="350.75" calcext:value-type="float">
            <text:p>350.750</text:p>
          </table:table-cell>
          <table:table-cell table:style-name="ce8" office:value-type="float" office:value="350.666656494141" calcext:value-type="float">
            <text:p>350.667</text:p>
          </table:table-cell>
          <table:table-cell table:style-name="ce8" office:value-type="float" office:value="350.833343505859" calcext:value-type="float">
            <text:p>350.833</text:p>
          </table:table-cell>
          <table:table-cell table:style-name="ce7" table:formula="of:=[.D376]-[.C376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8" office:value-type="float" office:value="350.916656494141" calcext:value-type="float">
            <text:p>350.917</text:p>
          </table:table-cell>
          <table:table-cell table:style-name="ce8" office:value-type="float" office:value="350.833343505859" calcext:value-type="float">
            <text:p>350.833</text:p>
          </table:table-cell>
          <table:table-cell table:style-name="ce8" office:value-type="float" office:value="351" calcext:value-type="float">
            <text:p>351.000</text:p>
          </table:table-cell>
          <table:table-cell table:style-name="ce7" table:formula="of:=[.D377]-[.C377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8" office:value-type="float" office:value="351.083343505859" calcext:value-type="float">
            <text:p>351.083</text:p>
          </table:table-cell>
          <table:table-cell table:style-name="ce8" office:value-type="float" office:value="351" calcext:value-type="float">
            <text:p>351.000</text:p>
          </table:table-cell>
          <table:table-cell table:style-name="ce8" office:value-type="float" office:value="351.166656494141" calcext:value-type="float">
            <text:p>351.167</text:p>
          </table:table-cell>
          <table:table-cell table:style-name="ce7" table:formula="of:=[.D378]-[.C378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8" office:value-type="float" office:value="351.25" calcext:value-type="float">
            <text:p>351.250</text:p>
          </table:table-cell>
          <table:table-cell table:style-name="ce8" office:value-type="float" office:value="351.166656494141" calcext:value-type="float">
            <text:p>351.167</text:p>
          </table:table-cell>
          <table:table-cell table:style-name="ce8" office:value-type="float" office:value="351.333343505859" calcext:value-type="float">
            <text:p>351.333</text:p>
          </table:table-cell>
          <table:table-cell table:style-name="ce7" table:formula="of:=[.D379]-[.C379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8" office:value-type="float" office:value="351.416656494141" calcext:value-type="float">
            <text:p>351.417</text:p>
          </table:table-cell>
          <table:table-cell table:style-name="ce8" office:value-type="float" office:value="351.333343505859" calcext:value-type="float">
            <text:p>351.333</text:p>
          </table:table-cell>
          <table:table-cell table:style-name="ce8" office:value-type="float" office:value="351.5" calcext:value-type="float">
            <text:p>351.500</text:p>
          </table:table-cell>
          <table:table-cell table:style-name="ce7" table:formula="of:=[.D380]-[.C380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8" office:value-type="float" office:value="351.583343505859" calcext:value-type="float">
            <text:p>351.583</text:p>
          </table:table-cell>
          <table:table-cell table:style-name="ce8" office:value-type="float" office:value="351.5" calcext:value-type="float">
            <text:p>351.500</text:p>
          </table:table-cell>
          <table:table-cell table:style-name="ce8" office:value-type="float" office:value="351.666656494141" calcext:value-type="float">
            <text:p>351.667</text:p>
          </table:table-cell>
          <table:table-cell table:style-name="ce7" table:formula="of:=[.D381]-[.C381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8" office:value-type="float" office:value="351.75" calcext:value-type="float">
            <text:p>351.750</text:p>
          </table:table-cell>
          <table:table-cell table:style-name="ce8" office:value-type="float" office:value="351.666656494141" calcext:value-type="float">
            <text:p>351.667</text:p>
          </table:table-cell>
          <table:table-cell table:style-name="ce8" office:value-type="float" office:value="351.833343505859" calcext:value-type="float">
            <text:p>351.833</text:p>
          </table:table-cell>
          <table:table-cell table:style-name="ce7" table:formula="of:=[.D382]-[.C382]" office:value-type="float" office:value="0.166687011717954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8" office:value-type="float" office:value="351.916656494141" calcext:value-type="float">
            <text:p>351.917</text:p>
          </table:table-cell>
          <table:table-cell table:style-name="ce8" office:value-type="float" office:value="351.833343505859" calcext:value-type="float">
            <text:p>351.833</text:p>
          </table:table-cell>
          <table:table-cell table:style-name="ce8" office:value-type="float" office:value="352" calcext:value-type="float">
            <text:p>352.000</text:p>
          </table:table-cell>
          <table:table-cell table:style-name="ce7" table:formula="of:=[.D383]-[.C383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8" office:value-type="float" office:value="352.083343505859" calcext:value-type="float">
            <text:p>352.083</text:p>
          </table:table-cell>
          <table:table-cell table:style-name="ce8" office:value-type="float" office:value="352" calcext:value-type="float">
            <text:p>352.000</text:p>
          </table:table-cell>
          <table:table-cell table:style-name="ce8" office:value-type="float" office:value="352.166656494141" calcext:value-type="float">
            <text:p>352.167</text:p>
          </table:table-cell>
          <table:table-cell table:style-name="ce7" table:formula="of:=[.D384]-[.C384]" office:value-type="float" office:value="0.166656494141023" calcext:value-type="float">
            <text:p>0.167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8" office:value-type="float" office:value="352.25" calcext:value-type="float">
            <text:p>352.250</text:p>
          </table:table-cell>
          <table:table-cell table:style-name="ce8" office:value-type="float" office:value="352.166656494141" calcext:value-type="float">
            <text:p>352.167</text:p>
          </table:table-cell>
          <table:table-cell table:style-name="ce8" office:value-type="float" office:value="352.333" calcext:value-type="float">
            <text:p>352.333</text:p>
          </table:table-cell>
          <table:table-cell table:style-name="ce7" table:formula="of:=[.D385]-[.C385]" office:value-type="float" office:value="0.166343505859004" calcext:value-type="float">
            <text:p>0.166</text:p>
          </table:table-cell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K112:Sheet1.K112">
            <calcext:condition calcext:apply-style-name="Untitled1" calcext:value="formula-is(MOD(ROW()+1;2=1))" calcext:base-cell-address="Sheet1.K112"/>
          </calcext:conditional-format>
          <calcext:conditional-format calcext:target-range-address="Sheet1.J2:Sheet1.J261 Sheet1.A194:Sheet1.A385 Sheet1.A2:Sheet1.C193 Sheet1.E134:Sheet1.E385 Sheet1.F134:Sheet1.F261 Sheet1.E2:Sheet1.H133 Sheet1.G134:Sheet1.H193">
            <calcext:condition calcext:apply-style-name="Untitled2" calcext:value="formula-is(MOD(ROW()+1;2=1))" calcext:base-cell-address="Sheet1.A2"/>
            <calcext:condition calcext:apply-style-name="Accent" calcext:value="=0" calcext:base-cell-address="Sheet1.A2"/>
          </calcext:conditional-format>
          <calcext:conditional-format calcext:target-range-address="Sheet1.J2:Sheet1.J261 Sheet1.A2:Sheet1.C133 Sheet1.F134:Sheet1.F261 Sheet1.E2:Sheet1.H133">
            <calcext:condition calcext:apply-style-name="Untitled2" calcext:value="formula-is(MOD(ROW()+1;2=1))" calcext:base-cell-address="Sheet1.A2"/>
            <calcext:condition calcext:apply-style-name="Accent" calcext:value="=0" calcext:base-cell-address="Sheet1.A2"/>
          </calcext:conditional-format>
          <calcext:conditional-format calcext:target-range-address="Sheet1.A1:Sheet1.J1 Sheet1.A2:Sheet1.C133 Sheet1.J2:Sheet1.J261 Sheet1.F134:Sheet1.F261 Sheet1.E2:Sheet1.H133">
            <calcext:condition calcext:apply-style-name="Untitled2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E134:Sheet1.E385 Sheet1.A194:Sheet1.A385 Sheet1.A134:Sheet1.C193">
            <calcext:condition calcext:apply-style-name="Untitled4" calcext:value="formula-is(ISODD(ROW()))" calcext:base-cell-address="Sheet1.A134"/>
          </calcext:conditional-format>
          <calcext:conditional-format calcext:target-range-address="Sheet1.D2:Sheet1.D192">
            <calcext:condition calcext:apply-style-name="Untitled2" calcext:value="formula-is(MOD(ROW()+1;2=1))" calcext:base-cell-address="Sheet1.D2"/>
            <calcext:condition calcext:apply-style-name="Accent" calcext:value="=0" calcext:base-cell-address="Sheet1.D2"/>
          </calcext:conditional-format>
          <calcext:conditional-format calcext:target-range-address="Sheet1.D2:Sheet1.D132">
            <calcext:condition calcext:apply-style-name="Untitled2" calcext:value="formula-is(MOD(ROW()+1;2=1))" calcext:base-cell-address="Sheet1.D2"/>
            <calcext:condition calcext:apply-style-name="Accent" calcext:value="=0" calcext:base-cell-address="Sheet1.D2"/>
          </calcext:conditional-format>
          <calcext:conditional-format calcext:target-range-address="Sheet1.D2:Sheet1.D132">
            <calcext:condition calcext:apply-style-name="Untitled2" calcext:value="formula-is(ISODD(ROW()))" calcext:base-cell-address="Sheet1.D2"/>
            <calcext:condition calcext:apply-style-name="Accent" calcext:value="=0" calcext:base-cell-address="Sheet1.D2"/>
          </calcext:conditional-format>
          <calcext:conditional-format calcext:target-range-address="Sheet1.D133:Sheet1.D192">
            <calcext:condition calcext:apply-style-name="Untitled4" calcext:value="formula-is(ISODD(ROW()))" calcext:base-cell-address="Sheet1.D133"/>
          </calcext:conditional-format>
          <calcext:conditional-format calcext:target-range-address="Sheet1.I2:Sheet1.I192">
            <calcext:condition calcext:apply-style-name="Untitled2" calcext:value="formula-is(MOD(ROW()+1;2=1))" calcext:base-cell-address="Sheet1.I2"/>
            <calcext:condition calcext:apply-style-name="Accent" calcext:value="=0" calcext:base-cell-address="Sheet1.I2"/>
          </calcext:conditional-format>
          <calcext:conditional-format calcext:target-range-address="Sheet1.I2:Sheet1.I132">
            <calcext:condition calcext:apply-style-name="Untitled2" calcext:value="formula-is(MOD(ROW()+1;2=1))" calcext:base-cell-address="Sheet1.I2"/>
            <calcext:condition calcext:apply-style-name="Accent" calcext:value="=0" calcext:base-cell-address="Sheet1.I2"/>
          </calcext:conditional-format>
          <calcext:conditional-format calcext:target-range-address="Sheet1.I2:Sheet1.I132">
            <calcext:condition calcext:apply-style-name="Untitled2" calcext:value="formula-is(ISODD(ROW()))" calcext:base-cell-address="Sheet1.I2"/>
            <calcext:condition calcext:apply-style-name="Accent" calcext:value="=0" calcext:base-cell-address="Sheet1.I2"/>
          </calcext:conditional-format>
          <calcext:conditional-format calcext:target-range-address="Sheet1.A1:Sheet1.J385">
            <calcext:condition calcext:apply-style-name="Untitled5" calcext:value="formula-is(ISODD(ROW()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adc5e7"/>
    </style:style>
    <style:style style:name="Untitled2" style:family="table-cell" style:parent-style-name="Default">
      <style:table-cell-properties fo:background-color="#adc5e7"/>
    </style:style>
    <style:style style:name="Untitled3" style:family="table-cell" style:parent-style-name="Default">
      <style:table-cell-properties fo:background-color="#adc5e7"/>
    </style:style>
    <style:style style:name="Untitled4" style:family="table-cell" style:parent-style-name="Default">
      <style:table-cell-properties fo:background-color="#adc5e7"/>
    </style:style>
    <style:style style:name="Untitled5" style:family="table-cell" style:parent-style-name="Default">
      <style:table-cell-properties fo:background-color="#adc5e7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32:08.797580967</meta:creation-date>
    <meta:generator>LibreOffice/6.0.7.3$Linux_X86_64 LibreOffice_project/00m0$Build-3</meta:generator>
    <dc:date>2019-09-26T13:15:36.272824660</dc:date>
    <meta:editing-duration>PT1H43M25S</meta:editing-duration>
    <meta:editing-cycles>7</meta:editing-cycles>
    <meta:document-statistic meta:table-count="1" meta:cell-count="3230" meta:object-count="0"/>
  </office:meta>
</office:document-meta>
</file>